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string-value="fl_date">
            <text:p>fl_date</text:p>
          </table:table-cell>
          <table:table-cell office:value-type="string" office:string-value="year">
            <text:p>year</text:p>
          </table:table-cell>
          <table:table-cell office:value-type="string" office:string-value="month">
            <text:p>month</text:p>
          </table:table-cell>
          <table:table-cell office:value-type="string" office:string-value="op_unique_carrier">
            <text:p>op_unique_carrier</text:p>
          </table:table-cell>
          <table:table-cell office:value-type="string" office:string-value="origin">
            <text:p>origin</text:p>
          </table:table-cell>
          <table:table-cell office:value-type="string" office:string-value="dest">
            <text:p>dest</text:p>
          </table:table-cell>
          <table:table-cell office:value-type="string" office:string-value="dep_delay">
            <text:p>dep_delay</text:p>
          </table:table-cell>
          <table:table-cell office:value-type="string" office:string-value="arr_delay">
            <text:p>arr_delay</text:p>
          </table:table-cell>
          <table:table-cell office:value-type="string" office:string-value="cancelled">
            <text:p>cancelled</text:p>
          </table:table-cell>
          <table:table-cell office:value-type="string" office:string-value="carrier_delay">
            <text:p>carrier_delay</text:p>
          </table:table-cell>
          <table:table-cell office:value-type="string" office:string-value="weather_delay">
            <text:p>weather_delay</text:p>
          </table:table-cell>
          <table:table-cell office:value-type="string" office:string-value="nas_delay">
            <text:p>nas_delay</text:p>
          </table:table-cell>
          <table:table-cell office:value-type="string" office:string-value="security_delay">
            <text:p>security_delay</text:p>
          </table:table-cell>
          <table:table-cell office:value-type="string" office:string-value="late_aircraft_delay">
            <text:p>late_aircraft_delay</text:p>
          </table:table-cell>
        </table:table-row>
        <table:table-row>
          <table:table-cell office:value-type="string" office:string-value="2024-05-08">
            <text:p>2024-05-08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DL">
            <text:p>DL</text:p>
          </table:table-cell>
          <table:table-cell office:value-type="string" office:string-value="ORD">
            <text:p>ORD</text:p>
          </table:table-cell>
          <table:table-cell office:value-type="string" office:string-value="BOS">
            <text:p>BOS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boolean" office:boolean-value="false">
            <text:p>FALSE</text:p>
          </table:table-cell>
          <table:table-cell office:value-type="float" office:value="0.6">
            <text:p>0.6</text:p>
          </table:table-cell>
          <table:table-cell office:value-type="float" office:value="5.5">
            <text:p>5.5</text:p>
          </table:table-cell>
          <table:table-cell office:value-type="float" office:value="3.5">
            <text:p>3.5</text:p>
          </table:table-cell>
          <table:table-cell office:value-type="float" office:value="0">
            <text:p/>
          </table:table-cell>
          <table:table-cell office:value-type="float" office:value="2.1">
            <text:p>2.1</text:p>
          </table:table-cell>
        </table:table-row>
        <table:table-row>
          <table:table-cell office:value-type="string" office:string-value="2024-04-23">
            <text:p>2024-04-23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F9">
            <text:p>F9</text:p>
          </table:table-cell>
          <table:table-cell office:value-type="string" office:string-value="LAX">
            <text:p>LAX</text:p>
          </table:table-cell>
          <table:table-cell office:value-type="string" office:string-value="SEA">
            <text:p>SEA</text:p>
          </table:table-cell>
          <table:table-cell office:value-type="float" office:value="4.8">
            <text:p>4.8</text:p>
          </table:table-cell>
          <table:table-cell office:value-type="float" office:value="-2.9">
            <text:p>-2.9</text:p>
          </table:table-cell>
          <table:table-cell office:value-type="boolean" office:boolean-value="true">
            <text:p>TRU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6-04">
            <text:p>2024-06-04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F9">
            <text:p>F9</text:p>
          </table:table-cell>
          <table:table-cell office:value-type="string" office:string-value="ORD">
            <text:p>ORD</text:p>
          </table:table-cell>
          <table:table-cell office:value-type="string" office:string-value="DFW">
            <text:p>DFW</text:p>
          </table:table-cell>
          <table:table-cell office:value-type="float" office:value="40.1">
            <text:p>40.1</text:p>
          </table:table-cell>
          <table:table-cell office:value-type="float" office:value="50.5">
            <text:p>50.5</text:p>
          </table:table-cell>
          <table:table-cell office:value-type="boolean" office:boolean-value="false">
            <text:p>FALSE</text:p>
          </table:table-cell>
          <table:table-cell office:value-type="float" office:value="24.2">
            <text:p>24.2</text:p>
          </table:table-cell>
          <table:table-cell office:value-type="float" office:value="4.8">
            <text:p>4.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7-03">
            <text:p>2024-07-03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AS">
            <text:p>AS</text:p>
          </table:table-cell>
          <table:table-cell office:value-type="string" office:string-value="MIA">
            <text:p>MIA</text:p>
          </table:table-cell>
          <table:table-cell office:value-type="string" office:string-value="DFW">
            <text:p>DFW</text:p>
          </table:table-cell>
          <table:table-cell office:value-type="float" office:value="-10.2">
            <text:p>-10.2</text:p>
          </table:table-cell>
          <table:table-cell office:value-type="float" office:value="-17.1">
            <text:p>-17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0">
            <text:p/>
          </table:table-cell>
          <table:table-cell office:value-type="float" office:value="10.5">
            <text:p>10.5</text:p>
          </table:table-cell>
        </table:table-row>
        <table:table-row>
          <table:table-cell office:value-type="string" office:string-value="2024-02-13">
            <text:p>2024-02-13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NK">
            <text:p>NK</text:p>
          </table:table-cell>
          <table:table-cell office:value-type="string" office:string-value="DFW">
            <text:p>DFW</text:p>
          </table:table-cell>
          <table:table-cell office:value-type="string" office:string-value="JFK">
            <text:p>JFK</text:p>
          </table:table-cell>
          <table:table-cell office:value-type="float" office:value="21.0">
            <text:p>21.0</text:p>
          </table:table-cell>
          <table:table-cell office:value-type="float" office:value="22.7">
            <text:p>22.7</text:p>
          </table:table-cell>
          <table:table-cell office:value-type="boolean" office:boolean-value="false">
            <text:p>FALSE</text:p>
          </table:table-cell>
          <table:table-cell office:value-type="float" office:value="4.4">
            <text:p>4.4</text:p>
          </table:table-cell>
          <table:table-cell office:value-type="float" office:value="0.7">
            <text:p>0.7</text:p>
          </table:table-cell>
          <table:table-cell office:value-type="float" office:value="12.3">
            <text:p>12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18">
            <text:p>2024-03-18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WN">
            <text:p>WN</text:p>
          </table:table-cell>
          <table:table-cell office:value-type="string" office:string-value="JFK">
            <text:p>JFK</text:p>
          </table:table-cell>
          <table:table-cell office:value-type="string" office:string-value="SEA">
            <text:p>SEA</text:p>
          </table:table-cell>
          <table:table-cell office:value-type="float" office:value="-22.5">
            <text:p>-22.5</text:p>
          </table:table-cell>
          <table:table-cell office:value-type="float" office:value="-33.4">
            <text:p>-33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2.4">
            <text:p>12.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27">
            <text:p>2024-04-27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B6">
            <text:p>B6</text:p>
          </table:table-cell>
          <table:table-cell office:value-type="string" office:string-value="SFO">
            <text:p>SFO</text:p>
          </table:table-cell>
          <table:table-cell office:value-type="string" office:string-value="ATL">
            <text:p>ATL</text:p>
          </table:table-cell>
          <table:table-cell office:value-type="float" office:value="28.8">
            <text:p>28.8</text:p>
          </table:table-cell>
          <table:table-cell office:value-type="float" office:value="21.6">
            <text:p>21.6</text:p>
          </table:table-cell>
          <table:table-cell office:value-type="boolean" office:boolean-value="false">
            <text:p>FALSE</text:p>
          </table:table-cell>
          <table:table-cell office:value-type="float" office:value="26.3">
            <text:p>26.3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">
            <text:p/>
          </table:table-cell>
          <table:table-cell office:value-type="float" office:value="6.2">
            <text:p>6.2</text:p>
          </table:table-cell>
        </table:table-row>
        <table:table-row>
          <table:table-cell office:value-type="string" office:string-value="2024-11-15">
            <text:p>2024-11-15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AS">
            <text:p>AS</text:p>
          </table:table-cell>
          <table:table-cell office:value-type="string" office:string-value="JFK">
            <text:p>JFK</text:p>
          </table:table-cell>
          <table:table-cell office:value-type="string" office:string-value="LAX">
            <text:p>LAX</text:p>
          </table:table-cell>
          <table:table-cell office:value-type="float" office:value="33.6">
            <text:p>33.6</text:p>
          </table:table-cell>
          <table:table-cell office:value-type="float" office:value="33.4">
            <text:p>33.4</text:p>
          </table:table-cell>
          <table:table-cell office:value-type="boolean" office:boolean-value="false">
            <text:p>FALSE</text:p>
          </table:table-cell>
          <table:table-cell office:value-type="float" office:value="14.4">
            <text:p>14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</table:table-row>
        <table:table-row>
          <table:table-cell office:value-type="string" office:string-value="2024-08-03">
            <text:p>2024-08-03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A">
            <text:p>AA</text:p>
          </table:table-cell>
          <table:table-cell office:value-type="string" office:string-value="JFK">
            <text:p>JFK</text:p>
          </table:table-cell>
          <table:table-cell office:value-type="string" office:string-value="JFK">
            <text:p>JFK</text:p>
          </table:table-cell>
          <table:table-cell office:value-type="float" office:value="18.6">
            <text:p>18.6</text:p>
          </table:table-cell>
          <table:table-cell office:value-type="float" office:value="18.6">
            <text:p>18.6</text:p>
          </table:table-cell>
          <table:table-cell office:value-type="boolean" office:boolean-value="false">
            <text:p>FALSE</text:p>
          </table:table-cell>
          <table:table-cell office:value-type="float" office:value="7.9">
            <text:p>7.9</text:p>
          </table:table-cell>
          <table:table-cell office:value-type="float" office:value="6.5">
            <text:p>6.5</text:p>
          </table:table-cell>
          <table:table-cell office:value-type="float" office:value="4.5">
            <text:p>4.5</text:p>
          </table:table-cell>
          <table:table-cell office:value-type="float" office:value="0">
            <text:p/>
          </table:table-cell>
          <table:table-cell office:value-type="float" office:value="13.8">
            <text:p>13.8</text:p>
          </table:table-cell>
        </table:table-row>
        <table:table-row>
          <table:table-cell office:value-type="string" office:string-value="2024-09-28">
            <text:p>2024-09-28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A">
            <text:p>AA</text:p>
          </table:table-cell>
          <table:table-cell office:value-type="string" office:string-value="BOS">
            <text:p>BOS</text:p>
          </table:table-cell>
          <table:table-cell office:value-type="string" office:string-value="ATL">
            <text:p>ATL</text:p>
          </table:table-cell>
          <table:table-cell office:value-type="float" office:value="4.3">
            <text:p>4.3</text:p>
          </table:table-cell>
          <table:table-cell office:value-type="float" office:value="4.8">
            <text:p>4.8</text:p>
          </table:table-cell>
          <table:table-cell office:value-type="boolean" office:boolean-value="false">
            <text:p>FALSE</text:p>
          </table:table-cell>
          <table:table-cell office:value-type="float" office:value="0.7">
            <text:p>0.7</text:p>
          </table:table-cell>
          <table:table-cell office:value-type="float" office:value="0.0">
            <text:p/>
          </table:table-cell>
          <table:table-cell office:value-type="float" office:value="9.4">
            <text:p>9.4</text:p>
          </table:table-cell>
          <table:table-cell office:value-type="float" office:value="0">
            <text:p/>
          </table:table-cell>
          <table:table-cell office:value-type="float" office:value="4.3">
            <text:p>4.3</text:p>
          </table:table-cell>
        </table:table-row>
        <table:table-row>
          <table:table-cell office:value-type="string" office:string-value="2024-03-17">
            <text:p>2024-03-17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AS">
            <text:p>AS</text:p>
          </table:table-cell>
          <table:table-cell office:value-type="string" office:string-value="BOS">
            <text:p>BOS</text:p>
          </table:table-cell>
          <table:table-cell office:value-type="string" office:string-value="MIA">
            <text:p>MIA</text:p>
          </table:table-cell>
          <table:table-cell office:value-type="float" office:value="-7.7">
            <text:p>-7.7</text:p>
          </table:table-cell>
          <table:table-cell office:value-type="float" office:value="-20.8">
            <text:p>-20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7">
            <text:p>4.7</text:p>
          </table:table-cell>
          <table:table-cell office:value-type="float" office:value="0">
            <text:p/>
          </table:table-cell>
          <table:table-cell office:value-type="float" office:value="21.3">
            <text:p>21.3</text:p>
          </table:table-cell>
        </table:table-row>
        <table:table-row>
          <table:table-cell office:value-type="string" office:string-value="2024-01-20">
            <text:p>2024-01-20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NK">
            <text:p>NK</text:p>
          </table:table-cell>
          <table:table-cell office:value-type="string" office:string-value="RDU">
            <text:p>RDU</text:p>
          </table:table-cell>
          <table:table-cell office:value-type="string" office:string-value="ORD">
            <text:p>ORD</text:p>
          </table:table-cell>
          <table:table-cell office:value-type="float" office:value="-11.3">
            <text:p>-11.3</text:p>
          </table:table-cell>
          <table:table-cell office:value-type="float" office:value="-2.0">
            <text:p>-2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0">
            <text:p/>
          </table:table-cell>
          <table:table-cell office:value-type="float" office:value="6.6">
            <text:p>6.6</text:p>
          </table:table-cell>
        </table:table-row>
        <table:table-row>
          <table:table-cell office:value-type="string" office:string-value="2024-02-24">
            <text:p>2024-02-24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AA">
            <text:p>AA</text:p>
          </table:table-cell>
          <table:table-cell office:value-type="string" office:string-value="BOS">
            <text:p>BOS</text:p>
          </table:table-cell>
          <table:table-cell office:value-type="string" office:string-value="JFK">
            <text:p>JFK</text:p>
          </table:table-cell>
          <table:table-cell office:value-type="float" office:value="48.6">
            <text:p>48.6</text:p>
          </table:table-cell>
          <table:table-cell office:value-type="float" office:value="40.2">
            <text:p>40.2</text:p>
          </table:table-cell>
          <table:table-cell office:value-type="boolean" office:boolean-value="false">
            <text:p>FALSE</text:p>
          </table:table-cell>
          <table:table-cell office:value-type="float" office:value="23.1">
            <text:p>23.1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">
            <text:p/>
          </table:table-cell>
          <table:table-cell office:value-type="float" office:value="9.8">
            <text:p>9.8</text:p>
          </table:table-cell>
        </table:table-row>
        <table:table-row>
          <table:table-cell office:value-type="string" office:string-value="2024-04-18">
            <text:p>2024-04-18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WN">
            <text:p>WN</text:p>
          </table:table-cell>
          <table:table-cell office:value-type="string" office:string-value="ATL">
            <text:p>ATL</text:p>
          </table:table-cell>
          <table:table-cell office:value-type="string" office:string-value="SFO">
            <text:p>SFO</text:p>
          </table:table-cell>
          <table:table-cell office:value-type="float" office:value="-13.8">
            <text:p>-13.8</text:p>
          </table:table-cell>
          <table:table-cell office:value-type="float" office:value="-6.6">
            <text:p>-6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3.6">
            <text:p>3.6</text:p>
          </table:table-cell>
        </table:table-row>
        <table:table-row>
          <table:table-cell office:value-type="string" office:string-value="2024-10-18">
            <text:p>2024-10-18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WN">
            <text:p>WN</text:p>
          </table:table-cell>
          <table:table-cell office:value-type="string" office:string-value="RDU">
            <text:p>RDU</text:p>
          </table:table-cell>
          <table:table-cell office:value-type="string" office:string-value="ORD">
            <text:p>ORD</text:p>
          </table:table-cell>
          <table:table-cell office:value-type="float" office:value="8.6">
            <text:p>8.6</text:p>
          </table:table-cell>
          <table:table-cell office:value-type="float" office:value="13.1">
            <text:p>13.1</text:p>
          </table:table-cell>
          <table:table-cell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office:value-type="float" office:value="3.2">
            <text:p>3.2</text:p>
          </table:table-cell>
          <table:table-cell office:value-type="float" office:value="3.4">
            <text:p>3.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22">
            <text:p>2024-05-22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WN">
            <text:p>WN</text:p>
          </table:table-cell>
          <table:table-cell office:value-type="string" office:string-value="BOS">
            <text:p>BOS</text:p>
          </table:table-cell>
          <table:table-cell office:value-type="string" office:string-value="JFK">
            <text:p>JFK</text:p>
          </table:table-cell>
          <table:table-cell office:value-type="float" office:value="31.3">
            <text:p>31.3</text:p>
          </table:table-cell>
          <table:table-cell office:value-type="float" office:value="29.6">
            <text:p>29.6</text:p>
          </table:table-cell>
          <table:table-cell office:value-type="boolean" office:boolean-value="false">
            <text:p>FALSE</text:p>
          </table:table-cell>
          <table:table-cell office:value-type="float" office:value="7.6">
            <text:p>7.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5.4">
            <text:p>5.4</text:p>
          </table:table-cell>
        </table:table-row>
        <table:table-row>
          <table:table-cell office:value-type="string" office:string-value="2024-06-14">
            <text:p>2024-06-14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NK">
            <text:p>NK</text:p>
          </table:table-cell>
          <table:table-cell office:value-type="string" office:string-value="RDU">
            <text:p>RDU</text:p>
          </table:table-cell>
          <table:table-cell office:value-type="string" office:string-value="ORD">
            <text:p>ORD</text:p>
          </table:table-cell>
          <table:table-cell office:value-type="float" office:value="35.4">
            <text:p>35.4</text:p>
          </table:table-cell>
          <table:table-cell office:value-type="float" office:value="39.5">
            <text:p>39.5</text:p>
          </table:table-cell>
          <table:table-cell office:value-type="boolean" office:boolean-value="false">
            <text:p>FALSE</text:p>
          </table:table-cell>
          <table:table-cell office:value-type="float" office:value="25.8">
            <text:p>25.8</text:p>
          </table:table-cell>
          <table:table-cell office:value-type="float" office:value="2.8">
            <text:p>2.8</text:p>
          </table:table-cell>
          <table:table-cell office:value-type="float" office:value="1.2">
            <text:p>1.2</text:p>
          </table:table-cell>
          <table:table-cell office:value-type="float" office:value="0">
            <text:p/>
          </table:table-cell>
          <table:table-cell office:value-type="float" office:value="7.6">
            <text:p>7.6</text:p>
          </table:table-cell>
        </table:table-row>
        <table:table-row>
          <table:table-cell office:value-type="string" office:string-value="2024-03-14">
            <text:p>2024-03-14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AS">
            <text:p>AS</text:p>
          </table:table-cell>
          <table:table-cell office:value-type="string" office:string-value="SEA">
            <text:p>SEA</text:p>
          </table:table-cell>
          <table:table-cell office:value-type="string" office:string-value="LAX">
            <text:p>LAX</text:p>
          </table:table-cell>
          <table:table-cell office:value-type="float" office:value="33.9">
            <text:p>33.9</text:p>
          </table:table-cell>
          <table:table-cell office:value-type="float" office:value="35.3">
            <text:p>35.3</text:p>
          </table:table-cell>
          <table:table-cell office:value-type="boolean" office:boolean-value="false">
            <text:p>FALSE</text:p>
          </table:table-cell>
          <table:table-cell office:value-type="float" office:value="29.0">
            <text:p>29.0</text:p>
          </table:table-cell>
          <table:table-cell office:value-type="float" office:value="0.6">
            <text:p>0.6</text:p>
          </table:table-cell>
          <table:table-cell office:value-type="float" office:value="7.7">
            <text:p>7.7</text:p>
          </table:table-cell>
          <table:table-cell office:value-type="float" office:value="0">
            <text:p/>
          </table:table-cell>
          <table:table-cell office:value-type="float" office:value="10.7">
            <text:p>10.7</text:p>
          </table:table-cell>
        </table:table-row>
        <table:table-row>
          <table:table-cell office:value-type="string" office:string-value="2024-02-25">
            <text:p>2024-02-25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DL">
            <text:p>DL</text:p>
          </table:table-cell>
          <table:table-cell office:value-type="string" office:string-value="SFO">
            <text:p>SFO</text:p>
          </table:table-cell>
          <table:table-cell office:value-type="string" office:string-value="SEA">
            <text:p>SEA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boolean" office:boolean-value="false">
            <text:p>FALSE</text:p>
          </table:table-cell>
          <table:table-cell office:value-type="float" office:value="0.7">
            <text:p>0.7</text:p>
          </table:table-cell>
          <table:table-cell office:value-type="float" office:value="4.5">
            <text:p>4.5</text:p>
          </table:table-cell>
          <table:table-cell office:value-type="float" office:value="1.6">
            <text:p>1.6</text:p>
          </table:table-cell>
          <table:table-cell office:value-type="float" office:value="0">
            <text:p/>
          </table:table-cell>
          <table:table-cell office:value-type="float" office:value="12.0">
            <text:p>12.0</text:p>
          </table:table-cell>
        </table:table-row>
        <table:table-row>
          <table:table-cell office:value-type="string" office:string-value="2024-08-10">
            <text:p>2024-08-10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NK">
            <text:p>NK</text:p>
          </table:table-cell>
          <table:table-cell office:value-type="string" office:string-value="JFK">
            <text:p>JFK</text:p>
          </table:table-cell>
          <table:table-cell office:value-type="string" office:string-value="LAX">
            <text:p>LAX</text:p>
          </table:table-cell>
          <table:table-cell office:value-type="float" office:value="5.3">
            <text:p>5.3</text:p>
          </table:table-cell>
          <table:table-cell office:value-type="float" office:value="1.5">
            <text:p>1.5</text:p>
          </table:table-cell>
          <table:table-cell office:value-type="boolean" office:boolean-value="false">
            <text:p>FALSE</text:p>
          </table:table-cell>
          <table:table-cell office:value-type="float" office:value="2.9">
            <text:p>2.9</text:p>
          </table:table-cell>
          <table:table-cell office:value-type="float" office:value="14.6">
            <text:p>14.6</text:p>
          </table:table-cell>
          <table:table-cell office:value-type="float" office:value="3.0">
            <text:p>3.0</text:p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</table:table-row>
        <table:table-row>
          <table:table-cell office:value-type="string" office:string-value="2024-09-06">
            <text:p>2024-09-06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A">
            <text:p>AA</text:p>
          </table:table-cell>
          <table:table-cell office:value-type="string" office:string-value="JFK">
            <text:p>JFK</text:p>
          </table:table-cell>
          <table:table-cell office:value-type="string" office:string-value="ORD">
            <text:p>ORD</text:p>
          </table:table-cell>
          <table:table-cell office:value-type="float" office:value="-20.5">
            <text:p>-20.5</text:p>
          </table:table-cell>
          <table:table-cell office:value-type="float" office:value="-23.5">
            <text:p>-23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">
            <text:p/>
          </table:table-cell>
          <table:table-cell office:value-type="float" office:value="16.3">
            <text:p>16.3</text:p>
          </table:table-cell>
        </table:table-row>
        <table:table-row>
          <table:table-cell office:value-type="string" office:string-value="2024-04-19">
            <text:p>2024-04-19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UA">
            <text:p>UA</text:p>
          </table:table-cell>
          <table:table-cell office:value-type="string" office:string-value="MIA">
            <text:p>MIA</text:p>
          </table:table-cell>
          <table:table-cell office:value-type="string" office:string-value="ORD">
            <text:p>ORD</text:p>
          </table:table-cell>
          <table:table-cell office:value-type="float" office:value="41.0">
            <text:p>41.0</text:p>
          </table:table-cell>
          <table:table-cell office:value-type="float" office:value="35.2">
            <text:p>35.2</text:p>
          </table:table-cell>
          <table:table-cell office:value-type="boolean" office:boolean-value="false">
            <text:p>FALSE</text:p>
          </table:table-cell>
          <table:table-cell office:value-type="float" office:value="38.3">
            <text:p>38.3</text:p>
          </table:table-cell>
          <table:table-cell office:value-type="float" office:value="5.2">
            <text:p>5.2</text:p>
          </table:table-cell>
          <table:table-cell office:value-type="float" office:value="4.8">
            <text:p>4.8</text:p>
          </table:table-cell>
          <table:table-cell office:value-type="float" office:value="0">
            <text:p/>
          </table:table-cell>
          <table:table-cell office:value-type="float" office:value="16.2">
            <text:p>16.2</text:p>
          </table:table-cell>
        </table:table-row>
        <table:table-row>
          <table:table-cell office:value-type="string" office:string-value="2024-11-21">
            <text:p>2024-11-21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NK">
            <text:p>NK</text:p>
          </table:table-cell>
          <table:table-cell office:value-type="string" office:string-value="DFW">
            <text:p>DFW</text:p>
          </table:table-cell>
          <table:table-cell office:value-type="string" office:string-value="ORD">
            <text:p>ORD</text:p>
          </table:table-cell>
          <table:table-cell office:value-type="float" office:value="6.8">
            <text:p>6.8</text:p>
          </table:table-cell>
          <table:table-cell office:value-type="float" office:value="11.8">
            <text:p>11.8</text:p>
          </table:table-cell>
          <table:table-cell office:value-type="boolean" office:boolean-value="true">
            <text:p>TRUE</text:p>
          </table:table-cell>
          <table:table-cell office:value-type="float" office:value="4.2">
            <text:p>4.2</text:p>
          </table:table-cell>
          <table:table-cell office:value-type="float" office:value="0.0">
            <text:p/>
          </table:table-cell>
          <table:table-cell office:value-type="float" office:value="2.3">
            <text:p>2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12">
            <text:p>2024-03-12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WN">
            <text:p>WN</text:p>
          </table:table-cell>
          <table:table-cell office:value-type="string" office:string-value="DFW">
            <text:p>DFW</text:p>
          </table:table-cell>
          <table:table-cell office:value-type="string" office:string-value="ATL">
            <text:p>ATL</text:p>
          </table:table-cell>
          <table:table-cell office:value-type="float" office:value="-2.0">
            <text:p>-2.0</text:p>
          </table:table-cell>
          <table:table-cell office:value-type="float" office:value="3.2">
            <text:p>3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9.9">
            <text:p>9.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9-10">
            <text:p>2024-09-10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AA">
            <text:p>AA</text:p>
          </table:table-cell>
          <table:table-cell office:value-type="string" office:string-value="JFK">
            <text:p>JFK</text:p>
          </table:table-cell>
          <table:table-cell office:value-type="string" office:string-value="ATL">
            <text:p>ATL</text:p>
          </table:table-cell>
          <table:table-cell office:value-type="float" office:value="3.2">
            <text:p>3.2</text:p>
          </table:table-cell>
          <table:table-cell office:value-type="float" office:value="2.7">
            <text:p>2.7</text:p>
          </table:table-cell>
          <table:table-cell office:value-type="boolean" office:boolean-value="false">
            <text:p>FALSE</text:p>
          </table:table-cell>
          <table:table-cell office:value-type="float" office:value="0.3">
            <text:p>0.3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22">
            <text:p>2024-04-22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AS">
            <text:p>AS</text:p>
          </table:table-cell>
          <table:table-cell office:value-type="string" office:string-value="BOS">
            <text:p>BOS</text:p>
          </table:table-cell>
          <table:table-cell office:value-type="string" office:string-value="SEA">
            <text:p>SEA</text:p>
          </table:table-cell>
          <table:table-cell office:value-type="float" office:value="-19.3">
            <text:p>-19.3</text:p>
          </table:table-cell>
          <table:table-cell office:value-type="float" office:value="-19.4">
            <text:p>-19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2.9">
            <text:p>12.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21">
            <text:p>2024-03-21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DL">
            <text:p>DL</text:p>
          </table:table-cell>
          <table:table-cell office:value-type="string" office:string-value="SEA">
            <text:p>SEA</text:p>
          </table:table-cell>
          <table:table-cell office:value-type="string" office:string-value="BOS">
            <text:p>BOS</text:p>
          </table:table-cell>
          <table:table-cell office:value-type="float" office:value="26.7">
            <text:p>26.7</text:p>
          </table:table-cell>
          <table:table-cell office:value-type="float" office:value="27.9">
            <text:p>27.9</text:p>
          </table:table-cell>
          <table:table-cell office:value-type="boolean" office:boolean-value="false">
            <text:p>FALSE</text:p>
          </table:table-cell>
          <table:table-cell office:value-type="float" office:value="15.0">
            <text:p>15.0</text:p>
          </table:table-cell>
          <table:table-cell office:value-type="float" office:value="11.2">
            <text:p>11.2</text:p>
          </table:table-cell>
          <table:table-cell office:value-type="float" office:value="9.2">
            <text:p>9.2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</table:table-row>
        <table:table-row>
          <table:table-cell office:value-type="string" office:string-value="2024-01-27">
            <text:p>2024-01-27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DL">
            <text:p>DL</text:p>
          </table:table-cell>
          <table:table-cell office:value-type="string" office:string-value="SFO">
            <text:p>SFO</text:p>
          </table:table-cell>
          <table:table-cell office:value-type="string" office:string-value="JFK">
            <text:p>JFK</text:p>
          </table:table-cell>
          <table:table-cell office:value-type="float" office:value="-8.2">
            <text:p>-8.2</text:p>
          </table:table-cell>
          <table:table-cell office:value-type="float" office:value="-3.6">
            <text:p>-3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2">
            <text:p>3.2</text:p>
          </table:table-cell>
          <table:table-cell office:value-type="float" office:value="4.1">
            <text:p>4.1</text:p>
          </table:table-cell>
          <table:table-cell office:value-type="float" office:value="0">
            <text:p/>
          </table:table-cell>
          <table:table-cell office:value-type="float" office:value="3.6">
            <text:p>3.6</text:p>
          </table:table-cell>
        </table:table-row>
        <table:table-row>
          <table:table-cell office:value-type="string" office:string-value="2024-11-04">
            <text:p>2024-11-04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F9">
            <text:p>F9</text:p>
          </table:table-cell>
          <table:table-cell office:value-type="string" office:string-value="MIA">
            <text:p>MIA</text:p>
          </table:table-cell>
          <table:table-cell office:value-type="string" office:string-value="JFK">
            <text:p>JFK</text:p>
          </table:table-cell>
          <table:table-cell office:value-type="float" office:value="-18.7">
            <text:p>-18.7</text:p>
          </table:table-cell>
          <table:table-cell office:value-type="float" office:value="-12.8">
            <text:p>-12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2">
            <text:p>2.2</text:p>
          </table:table-cell>
          <table:table-cell office:value-type="float" office:value="5.4">
            <text:p>5.4</text:p>
          </table:table-cell>
          <table:table-cell office:value-type="float" office:value="0">
            <text:p/>
          </table:table-cell>
          <table:table-cell office:value-type="float" office:value="5.5">
            <text:p>5.5</text:p>
          </table:table-cell>
        </table:table-row>
        <table:table-row>
          <table:table-cell office:value-type="string" office:string-value="2024-07-01">
            <text:p>2024-07-01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B6">
            <text:p>B6</text:p>
          </table:table-cell>
          <table:table-cell office:value-type="string" office:string-value="SFO">
            <text:p>SFO</text:p>
          </table:table-cell>
          <table:table-cell office:value-type="string" office:string-value="LAX">
            <text:p>LAX</text:p>
          </table:table-cell>
          <table:table-cell office:value-type="float" office:value="-9.8">
            <text:p>-9.8</text:p>
          </table:table-cell>
          <table:table-cell office:value-type="float" office:value="-10.8">
            <text:p>-10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0.7">
            <text:p>10.7</text:p>
          </table:table-cell>
          <table:table-cell office:value-type="float" office:value="8.5">
            <text:p>8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8-12">
            <text:p>2024-08-12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WN">
            <text:p>WN</text:p>
          </table:table-cell>
          <table:table-cell office:value-type="string" office:string-value="LAX">
            <text:p>LAX</text:p>
          </table:table-cell>
          <table:table-cell office:value-type="string" office:string-value="RDU">
            <text:p>RDU</text:p>
          </table:table-cell>
          <table:table-cell office:value-type="float" office:value="12.9">
            <text:p>12.9</text:p>
          </table:table-cell>
          <table:table-cell office:value-type="float" office:value="22.0">
            <text:p>22.0</text:p>
          </table:table-cell>
          <table:table-cell office:value-type="boolean" office:boolean-value="false">
            <text:p>FALSE</text:p>
          </table:table-cell>
          <table:table-cell office:value-type="float" office:value="5.2">
            <text:p>5.2</text:p>
          </table:table-cell>
          <table:table-cell office:value-type="float" office:value="1.7">
            <text:p>1.7</text:p>
          </table:table-cell>
          <table:table-cell office:value-type="float" office:value="4.5">
            <text:p>4.5</text:p>
          </table:table-cell>
          <table:table-cell office:value-type="float" office:value="0">
            <text:p/>
          </table:table-cell>
          <table:table-cell office:value-type="float" office:value="5.1">
            <text:p>5.1</text:p>
          </table:table-cell>
        </table:table-row>
        <table:table-row>
          <table:table-cell office:value-type="string" office:string-value="2024-09-13">
            <text:p>2024-09-13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B6">
            <text:p>B6</text:p>
          </table:table-cell>
          <table:table-cell office:value-type="string" office:string-value="RDU">
            <text:p>RDU</text:p>
          </table:table-cell>
          <table:table-cell office:value-type="string" office:string-value="ORD">
            <text:p>ORD</text:p>
          </table:table-cell>
          <table:table-cell office:value-type="float" office:value="-18.0">
            <text:p>-18.0</text:p>
          </table:table-cell>
          <table:table-cell office:value-type="float" office:value="-15.2">
            <text:p>-15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0">
            <text:p/>
          </table:table-cell>
          <table:table-cell office:value-type="float" office:value="3.8">
            <text:p>3.8</text:p>
          </table:table-cell>
        </table:table-row>
        <table:table-row>
          <table:table-cell office:value-type="string" office:string-value="2024-06-14">
            <text:p>2024-06-14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AA">
            <text:p>AA</text:p>
          </table:table-cell>
          <table:table-cell office:value-type="string" office:string-value="SFO">
            <text:p>SFO</text:p>
          </table:table-cell>
          <table:table-cell office:value-type="string" office:string-value="MIA">
            <text:p>MIA</text:p>
          </table:table-cell>
          <table:table-cell office:value-type="float" office:value="-13.9">
            <text:p>-13.9</text:p>
          </table:table-cell>
          <table:table-cell office:value-type="float" office:value="-16.5">
            <text:p>-16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7.1">
            <text:p>7.1</text:p>
          </table:table-cell>
          <table:table-cell office:value-type="float" office:value="4.2">
            <text:p>4.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24">
            <text:p>2024-11-24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WN">
            <text:p>WN</text:p>
          </table:table-cell>
          <table:table-cell office:value-type="string" office:string-value="DFW">
            <text:p>DFW</text:p>
          </table:table-cell>
          <table:table-cell office:value-type="string" office:string-value="SFO">
            <text:p>SFO</text:p>
          </table:table-cell>
          <table:table-cell office:value-type="float" office:value="-0.7">
            <text:p>-0.7</text:p>
          </table:table-cell>
          <table:table-cell office:value-type="float" office:value="6.0">
            <text:p>6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5.1">
            <text:p>5.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8.3">
            <text:p>18.3</text:p>
          </table:table-cell>
        </table:table-row>
        <table:table-row>
          <table:table-cell office:value-type="string" office:string-value="2024-05-22">
            <text:p>2024-05-22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B6">
            <text:p>B6</text:p>
          </table:table-cell>
          <table:table-cell office:value-type="string" office:string-value="SFO">
            <text:p>SFO</text:p>
          </table:table-cell>
          <table:table-cell office:value-type="string" office:string-value="ATL">
            <text:p>ATL</text:p>
          </table:table-cell>
          <table:table-cell office:value-type="float" office:value="1.0">
            <text:p>1.0</text:p>
          </table:table-cell>
          <table:table-cell office:value-type="float" office:value="-3.1">
            <text:p>-3.1</text:p>
          </table:table-cell>
          <table:table-cell office:value-type="boolean" office:boolean-value="false">
            <text:p>FALSE</text:p>
          </table:table-cell>
          <table:table-cell office:value-type="float" office:value="0.2">
            <text:p>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3.9">
            <text:p>3.9</text:p>
          </table:table-cell>
        </table:table-row>
        <table:table-row>
          <table:table-cell office:value-type="string" office:string-value="2024-10-10">
            <text:p>2024-10-10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UA">
            <text:p>UA</text:p>
          </table:table-cell>
          <table:table-cell office:value-type="string" office:string-value="ATL">
            <text:p>ATL</text:p>
          </table:table-cell>
          <table:table-cell office:value-type="string" office:string-value="ATL">
            <text:p>ATL</text:p>
          </table:table-cell>
          <table:table-cell office:value-type="float" office:value="-10.5">
            <text:p>-10.5</text:p>
          </table:table-cell>
          <table:table-cell office:value-type="float" office:value="-8.3">
            <text:p>-8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0.5">
            <text:p>10.5</text:p>
          </table:table-cell>
          <table:table-cell office:value-type="float" office:value="1.1">
            <text:p>1.1</text:p>
          </table:table-cell>
          <table:table-cell office:value-type="float" office:value="0">
            <text:p/>
          </table:table-cell>
          <table:table-cell office:value-type="float" office:value="11.8">
            <text:p>11.8</text:p>
          </table:table-cell>
        </table:table-row>
        <table:table-row>
          <table:table-cell office:value-type="string" office:string-value="2024-12-06">
            <text:p>2024-12-06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AA">
            <text:p>AA</text:p>
          </table:table-cell>
          <table:table-cell office:value-type="string" office:string-value="ATL">
            <text:p>ATL</text:p>
          </table:table-cell>
          <table:table-cell office:value-type="string" office:string-value="BOS">
            <text:p>BOS</text:p>
          </table:table-cell>
          <table:table-cell office:value-type="float" office:value="-8.5">
            <text:p>-8.5</text:p>
          </table:table-cell>
          <table:table-cell office:value-type="float" office:value="-13.8">
            <text:p>-13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1.8">
            <text:p>1.8</text:p>
          </table:table-cell>
          <table:table-cell office:value-type="float" office:value="0">
            <text:p/>
          </table:table-cell>
          <table:table-cell office:value-type="float" office:value="9.6">
            <text:p>9.6</text:p>
          </table:table-cell>
        </table:table-row>
        <table:table-row>
          <table:table-cell office:value-type="string" office:string-value="2024-05-08">
            <text:p>2024-05-08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DL">
            <text:p>DL</text:p>
          </table:table-cell>
          <table:table-cell office:value-type="string" office:string-value="RDU">
            <text:p>RDU</text:p>
          </table:table-cell>
          <table:table-cell office:value-type="string" office:string-value="RDU">
            <text:p>RDU</text:p>
          </table:table-cell>
          <table:table-cell office:value-type="float" office:value="-0.4">
            <text:p>-0.4</text:p>
          </table:table-cell>
          <table:table-cell office:value-type="float" office:value="-0.2">
            <text:p>-0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7.7">
            <text:p>7.7</text:p>
          </table:table-cell>
          <table:table-cell office:value-type="float" office:value="6.7">
            <text:p>6.7</text:p>
          </table:table-cell>
          <table:table-cell office:value-type="float" office:value="0">
            <text:p/>
          </table:table-cell>
          <table:table-cell office:value-type="float" office:value="7.7">
            <text:p>7.7</text:p>
          </table:table-cell>
        </table:table-row>
        <table:table-row>
          <table:table-cell office:value-type="string" office:string-value="2024-12-13">
            <text:p>2024-12-13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F9">
            <text:p>F9</text:p>
          </table:table-cell>
          <table:table-cell office:value-type="string" office:string-value="LAX">
            <text:p>LAX</text:p>
          </table:table-cell>
          <table:table-cell office:value-type="string" office:string-value="JFK">
            <text:p>JFK</text:p>
          </table:table-cell>
          <table:table-cell office:value-type="float" office:value="-6.3">
            <text:p>-6.3</text:p>
          </table:table-cell>
          <table:table-cell office:value-type="float" office:value="-8.7">
            <text:p>-8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0.3">
            <text:p>10.3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4.5">
            <text:p>4.5</text:p>
          </table:table-cell>
        </table:table-row>
        <table:table-row>
          <table:table-cell office:value-type="string" office:string-value="2024-07-08">
            <text:p>2024-07-08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NK">
            <text:p>NK</text:p>
          </table:table-cell>
          <table:table-cell office:value-type="string" office:string-value="RDU">
            <text:p>RDU</text:p>
          </table:table-cell>
          <table:table-cell office:value-type="string" office:string-value="BOS">
            <text:p>BOS</text:p>
          </table:table-cell>
          <table:table-cell office:value-type="float" office:value="-6.8">
            <text:p>-6.8</text:p>
          </table:table-cell>
          <table:table-cell office:value-type="float" office:value="-6.7">
            <text:p>-6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1.7">
            <text:p>11.7</text:p>
          </table:table-cell>
          <table:table-cell office:value-type="float" office:value="4.9">
            <text:p>4.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8-20">
            <text:p>2024-08-20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F9">
            <text:p>F9</text:p>
          </table:table-cell>
          <table:table-cell office:value-type="string" office:string-value="BOS">
            <text:p>BOS</text:p>
          </table:table-cell>
          <table:table-cell office:value-type="string" office:string-value="SEA">
            <text:p>SEA</text:p>
          </table:table-cell>
          <table:table-cell office:value-type="float" office:value="38.5">
            <text:p>38.5</text:p>
          </table:table-cell>
          <table:table-cell office:value-type="float" office:value="38.0">
            <text:p>38.0</text:p>
          </table:table-cell>
          <table:table-cell office:value-type="boolean" office:boolean-value="false">
            <text:p>FALSE</text:p>
          </table:table-cell>
          <table:table-cell office:value-type="float" office:value="28.7">
            <text:p>28.7</text:p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0">
            <text:p/>
          </table:table-cell>
          <table:table-cell office:value-type="float" office:value="4.2">
            <text:p>4.2</text:p>
          </table:table-cell>
        </table:table-row>
        <table:table-row>
          <table:table-cell office:value-type="string" office:string-value="2024-09-16">
            <text:p>2024-09-16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WN">
            <text:p>WN</text:p>
          </table:table-cell>
          <table:table-cell office:value-type="string" office:string-value="ATL">
            <text:p>ATL</text:p>
          </table:table-cell>
          <table:table-cell office:value-type="string" office:string-value="SEA">
            <text:p>SEA</text:p>
          </table:table-cell>
          <table:table-cell office:value-type="float" office:value="40.6">
            <text:p>40.6</text:p>
          </table:table-cell>
          <table:table-cell office:value-type="float" office:value="44.2">
            <text:p>44.2</text:p>
          </table:table-cell>
          <table:table-cell office:value-type="boolean" office:boolean-value="false">
            <text:p>FALSE</text:p>
          </table:table-cell>
          <table:table-cell office:value-type="float" office:value="13.0">
            <text:p>13.0</text:p>
          </table:table-cell>
          <table:table-cell office:value-type="float" office:value="3.9">
            <text:p>3.9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2.9">
            <text:p>2.9</text:p>
          </table:table-cell>
        </table:table-row>
        <table:table-row>
          <table:table-cell office:value-type="string" office:string-value="2024-12-07">
            <text:p>2024-12-07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F9">
            <text:p>F9</text:p>
          </table:table-cell>
          <table:table-cell office:value-type="string" office:string-value="SFO">
            <text:p>SFO</text:p>
          </table:table-cell>
          <table:table-cell office:value-type="string" office:string-value="DFW">
            <text:p>DFW</text:p>
          </table:table-cell>
          <table:table-cell office:value-type="float" office:value="9.5">
            <text:p>9.5</text:p>
          </table:table-cell>
          <table:table-cell office:value-type="float" office:value="17.2">
            <text:p>17.2</text:p>
          </table:table-cell>
          <table:table-cell office:value-type="boolean" office:boolean-value="false">
            <text:p>FALSE</text:p>
          </table:table-cell>
          <table:table-cell office:value-type="float" office:value="4.0">
            <text:p>4.0</text:p>
          </table:table-cell>
          <table:table-cell office:value-type="float" office:value="3.4">
            <text:p>3.4</text:p>
          </table:table-cell>
          <table:table-cell office:value-type="float" office:value="7.0">
            <text:p>7.0</text:p>
          </table:table-cell>
          <table:table-cell office:value-type="float" office:value="0">
            <text:p/>
          </table:table-cell>
          <table:table-cell office:value-type="float" office:value="12.8">
            <text:p>12.8</text:p>
          </table:table-cell>
        </table:table-row>
        <table:table-row>
          <table:table-cell office:value-type="string" office:string-value="2024-12-01">
            <text:p>2024-12-01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F9">
            <text:p>F9</text:p>
          </table:table-cell>
          <table:table-cell office:value-type="string" office:string-value="SEA">
            <text:p>SEA</text:p>
          </table:table-cell>
          <table:table-cell office:value-type="string" office:string-value="RDU">
            <text:p>RDU</text:p>
          </table:table-cell>
          <table:table-cell office:value-type="float" office:value="-13.6">
            <text:p>-13.6</text:p>
          </table:table-cell>
          <table:table-cell office:value-type="float" office:value="-9.7">
            <text:p>-9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8.9">
            <text:p>8.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08">
            <text:p>2024-10-08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WN">
            <text:p>WN</text:p>
          </table:table-cell>
          <table:table-cell office:value-type="string" office:string-value="ATL">
            <text:p>ATL</text:p>
          </table:table-cell>
          <table:table-cell office:value-type="string" office:string-value="SFO">
            <text:p>SFO</text:p>
          </table:table-cell>
          <table:table-cell office:value-type="float" office:value="-34.6">
            <text:p>-34.6</text:p>
          </table:table-cell>
          <table:table-cell office:value-type="float" office:value="-36.5">
            <text:p>-36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8">
            <text:p>6.8</text:p>
          </table:table-cell>
          <table:table-cell office:value-type="float" office:value="0">
            <text:p/>
          </table:table-cell>
          <table:table-cell office:value-type="float" office:value="7.8">
            <text:p>7.8</text:p>
          </table:table-cell>
        </table:table-row>
        <table:table-row>
          <table:table-cell office:value-type="string" office:string-value="2024-08-05">
            <text:p>2024-08-05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UA">
            <text:p>UA</text:p>
          </table:table-cell>
          <table:table-cell office:value-type="string" office:string-value="SFO">
            <text:p>SFO</text:p>
          </table:table-cell>
          <table:table-cell office:value-type="string" office:string-value="MIA">
            <text:p>MIA</text:p>
          </table:table-cell>
          <table:table-cell office:value-type="float" office:value="-33.3">
            <text:p>-33.3</text:p>
          </table:table-cell>
          <table:table-cell office:value-type="float" office:value="-34.4">
            <text:p>-34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5.9">
            <text:p>5.9</text:p>
          </table:table-cell>
          <table:table-cell office:value-type="float" office:value="0">
            <text:p/>
          </table:table-cell>
          <table:table-cell office:value-type="float" office:value="10.7">
            <text:p>10.7</text:p>
          </table:table-cell>
        </table:table-row>
        <table:table-row>
          <table:table-cell office:value-type="string" office:string-value="2024-04-15">
            <text:p>2024-04-15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B6">
            <text:p>B6</text:p>
          </table:table-cell>
          <table:table-cell office:value-type="string" office:string-value="SFO">
            <text:p>SFO</text:p>
          </table:table-cell>
          <table:table-cell office:value-type="string" office:string-value="ATL">
            <text:p>ATL</text:p>
          </table:table-cell>
          <table:table-cell office:value-type="float" office:value="28.2">
            <text:p>28.2</text:p>
          </table:table-cell>
          <table:table-cell office:value-type="float" office:value="29.7">
            <text:p>29.7</text:p>
          </table:table-cell>
          <table:table-cell office:value-type="boolean" office:boolean-value="false">
            <text:p>FALSE</text:p>
          </table:table-cell>
          <table:table-cell office:value-type="float" office:value="23.5">
            <text:p>23.5</text:p>
          </table:table-cell>
          <table:table-cell office:value-type="float" office:value="2.0">
            <text:p>2.0</text:p>
          </table:table-cell>
          <table:table-cell office:value-type="float" office:value="4.7">
            <text:p>4.7</text:p>
          </table:table-cell>
          <table:table-cell office:value-type="float" office:value="0">
            <text:p/>
          </table:table-cell>
          <table:table-cell office:value-type="float" office:value="13.9">
            <text:p>13.9</text:p>
          </table:table-cell>
        </table:table-row>
        <table:table-row>
          <table:table-cell office:value-type="string" office:string-value="2024-06-08">
            <text:p>2024-06-08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AA">
            <text:p>AA</text:p>
          </table:table-cell>
          <table:table-cell office:value-type="string" office:string-value="RDU">
            <text:p>RDU</text:p>
          </table:table-cell>
          <table:table-cell office:value-type="string" office:string-value="RDU">
            <text:p>RDU</text:p>
          </table:table-cell>
          <table:table-cell office:value-type="float" office:value="8.8">
            <text:p>8.8</text:p>
          </table:table-cell>
          <table:table-cell office:value-type="float" office:value="12.0">
            <text:p>12.0</text:p>
          </table:table-cell>
          <table:table-cell office:value-type="boolean" office:boolean-value="false">
            <text:p>FALSE</text:p>
          </table:table-cell>
          <table:table-cell office:value-type="float" office:value="1.3">
            <text:p>1.3</text:p>
          </table:table-cell>
          <table:table-cell office:value-type="float" office:value="1.0">
            <text:p>1.0</text:p>
          </table:table-cell>
          <table:table-cell office:value-type="float" office:value="7.2">
            <text:p>7.2</text:p>
          </table:table-cell>
          <table:table-cell office:value-type="float" office:value="0">
            <text:p/>
          </table:table-cell>
          <table:table-cell office:value-type="float" office:value="12.5">
            <text:p>12.5</text:p>
          </table:table-cell>
        </table:table-row>
        <table:table-row>
          <table:table-cell office:value-type="string" office:string-value="2024-12-09">
            <text:p>2024-12-09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DL">
            <text:p>DL</text:p>
          </table:table-cell>
          <table:table-cell office:value-type="string" office:string-value="MIA">
            <text:p>MIA</text:p>
          </table:table-cell>
          <table:table-cell office:value-type="string" office:string-value="MIA">
            <text:p>MIA</text:p>
          </table:table-cell>
          <table:table-cell office:value-type="float" office:value="-11.1">
            <text:p>-11.1</text:p>
          </table:table-cell>
          <table:table-cell office:value-type="float" office:value="-12.5">
            <text:p>-12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7.6">
            <text:p>7.6</text:p>
          </table:table-cell>
        </table:table-row>
        <table:table-row>
          <table:table-cell office:value-type="string" office:string-value="2024-10-01">
            <text:p>2024-10-01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F9">
            <text:p>F9</text:p>
          </table:table-cell>
          <table:table-cell office:value-type="string" office:string-value="SFO">
            <text:p>SFO</text:p>
          </table:table-cell>
          <table:table-cell office:value-type="string" office:string-value="LAX">
            <text:p>LAX</text:p>
          </table:table-cell>
          <table:table-cell office:value-type="float" office:value="23.5">
            <text:p>23.5</text:p>
          </table:table-cell>
          <table:table-cell office:value-type="float" office:value="30.3">
            <text:p>30.3</text:p>
          </table:table-cell>
          <table:table-cell office:value-type="boolean" office:boolean-value="false">
            <text:p>FALSE</text:p>
          </table:table-cell>
          <table:table-cell office:value-type="float" office:value="2.4">
            <text:p>2.4</text:p>
          </table:table-cell>
          <table:table-cell office:value-type="float" office:value="5.5">
            <text:p>5.5</text:p>
          </table:table-cell>
          <table:table-cell office:value-type="float" office:value="4.1">
            <text:p>4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26">
            <text:p>2024-10-26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B6">
            <text:p>B6</text:p>
          </table:table-cell>
          <table:table-cell office:value-type="string" office:string-value="BOS">
            <text:p>BOS</text:p>
          </table:table-cell>
          <table:table-cell office:value-type="string" office:string-value="SFO">
            <text:p>SFO</text:p>
          </table:table-cell>
          <table:table-cell office:value-type="float" office:value="-5.3">
            <text:p>-5.3</text:p>
          </table:table-cell>
          <table:table-cell office:value-type="float" office:value="-6.8">
            <text:p>-6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8.6">
            <text:p>8.6</text:p>
          </table:table-cell>
          <table:table-cell office:value-type="float" office:value="5.4">
            <text:p>5.4</text:p>
          </table:table-cell>
          <table:table-cell office:value-type="float" office:value="0">
            <text:p/>
          </table:table-cell>
          <table:table-cell office:value-type="float" office:value="12.3">
            <text:p>12.3</text:p>
          </table:table-cell>
        </table:table-row>
        <table:table-row>
          <table:table-cell office:value-type="string" office:string-value="2024-08-04">
            <text:p>2024-08-04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B6">
            <text:p>B6</text:p>
          </table:table-cell>
          <table:table-cell office:value-type="string" office:string-value="SEA">
            <text:p>SEA</text:p>
          </table:table-cell>
          <table:table-cell office:value-type="string" office:string-value="JFK">
            <text:p>JFK</text:p>
          </table:table-cell>
          <table:table-cell office:value-type="float" office:value="7.1">
            <text:p>7.1</text:p>
          </table:table-cell>
          <table:table-cell office:value-type="float" office:value="-0.4">
            <text:p>-0.4</text:p>
          </table:table-cell>
          <table:table-cell office:value-type="boolean" office:boolean-value="false">
            <text:p>FALSE</text:p>
          </table:table-cell>
          <table:table-cell office:value-type="float" office:value="1.9">
            <text:p>1.9</text:p>
          </table:table-cell>
          <table:table-cell office:value-type="float" office:value="5.2">
            <text:p>5.2</text:p>
          </table:table-cell>
          <table:table-cell office:value-type="float" office:value="4.8">
            <text:p>4.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2-19">
            <text:p>2024-12-19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B6">
            <text:p>B6</text:p>
          </table:table-cell>
          <table:table-cell office:value-type="string" office:string-value="LAX">
            <text:p>LAX</text:p>
          </table:table-cell>
          <table:table-cell office:value-type="string" office:string-value="ORD">
            <text:p>ORD</text:p>
          </table:table-cell>
          <table:table-cell office:value-type="float" office:value="-21.6">
            <text:p>-21.6</text:p>
          </table:table-cell>
          <table:table-cell office:value-type="float" office:value="-21.0">
            <text:p>-21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6-01">
            <text:p>2024-06-01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B6">
            <text:p>B6</text:p>
          </table:table-cell>
          <table:table-cell office:value-type="string" office:string-value="JFK">
            <text:p>JFK</text:p>
          </table:table-cell>
          <table:table-cell office:value-type="string" office:string-value="SEA">
            <text:p>SEA</text:p>
          </table:table-cell>
          <table:table-cell office:value-type="float" office:value="-10.8">
            <text:p>-10.8</text:p>
          </table:table-cell>
          <table:table-cell office:value-type="float" office:value="-8.7">
            <text:p>-8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0.7">
            <text:p>10.7</text:p>
          </table:table-cell>
          <table:table-cell office:value-type="float" office:value="7.5">
            <text:p>7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03">
            <text:p>2024-04-03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F9">
            <text:p>F9</text:p>
          </table:table-cell>
          <table:table-cell office:value-type="string" office:string-value="SEA">
            <text:p>SEA</text:p>
          </table:table-cell>
          <table:table-cell office:value-type="string" office:string-value="BOS">
            <text:p>BOS</text:p>
          </table:table-cell>
          <table:table-cell office:value-type="float" office:value="4.4">
            <text:p>4.4</text:p>
          </table:table-cell>
          <table:table-cell office:value-type="float" office:value="5.1">
            <text:p>5.1</text:p>
          </table:table-cell>
          <table:table-cell office:value-type="boolean" office:boolean-value="false">
            <text:p>FALSE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4.9">
            <text:p>4.9</text:p>
          </table:table-cell>
        </table:table-row>
        <table:table-row>
          <table:table-cell office:value-type="string" office:string-value="2024-04-13">
            <text:p>2024-04-13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WN">
            <text:p>WN</text:p>
          </table:table-cell>
          <table:table-cell office:value-type="string" office:string-value="ATL">
            <text:p>ATL</text:p>
          </table:table-cell>
          <table:table-cell office:value-type="string" office:string-value="MIA">
            <text:p>MIA</text:p>
          </table:table-cell>
          <table:table-cell office:value-type="float" office:value="-5.6">
            <text:p>-5.6</text:p>
          </table:table-cell>
          <table:table-cell office:value-type="float" office:value="-10.0">
            <text:p>-10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6.7">
            <text:p>6.7</text:p>
          </table:table-cell>
          <table:table-cell office:value-type="float" office:value="8.1">
            <text:p>8.1</text:p>
          </table:table-cell>
          <table:table-cell office:value-type="float" office:value="0">
            <text:p/>
          </table:table-cell>
          <table:table-cell office:value-type="float" office:value="3.8">
            <text:p>3.8</text:p>
          </table:table-cell>
        </table:table-row>
        <table:table-row>
          <table:table-cell office:value-type="string" office:string-value="2024-05-09">
            <text:p>2024-05-09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AA">
            <text:p>AA</text:p>
          </table:table-cell>
          <table:table-cell office:value-type="string" office:string-value="LAX">
            <text:p>LAX</text:p>
          </table:table-cell>
          <table:table-cell office:value-type="string" office:string-value="DFW">
            <text:p>DFW</text:p>
          </table:table-cell>
          <table:table-cell office:value-type="float" office:value="-11.4">
            <text:p>-11.4</text:p>
          </table:table-cell>
          <table:table-cell office:value-type="float" office:value="-7.0">
            <text:p>-7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6.2">
            <text:p>6.2</text:p>
          </table:table-cell>
        </table:table-row>
        <table:table-row>
          <table:table-cell office:value-type="string" office:string-value="2024-08-09">
            <text:p>2024-08-09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S">
            <text:p>AS</text:p>
          </table:table-cell>
          <table:table-cell office:value-type="string" office:string-value="ORD">
            <text:p>ORD</text:p>
          </table:table-cell>
          <table:table-cell office:value-type="string" office:string-value="LAX">
            <text:p>LAX</text:p>
          </table:table-cell>
          <table:table-cell office:value-type="float" office:value="21.0">
            <text:p>21.0</text:p>
          </table:table-cell>
          <table:table-cell office:value-type="float" office:value="19.7">
            <text:p>19.7</text:p>
          </table:table-cell>
          <table:table-cell office:value-type="boolean" office:boolean-value="false">
            <text:p>FALSE</text:p>
          </table:table-cell>
          <table:table-cell office:value-type="float" office:value="14.9">
            <text:p>14.9</text:p>
          </table:table-cell>
          <table:table-cell office:value-type="float" office:value="6.5">
            <text:p>6.5</text:p>
          </table:table-cell>
          <table:table-cell office:value-type="float" office:value="3.9">
            <text:p>3.9</text:p>
          </table:table-cell>
          <table:table-cell office:value-type="float" office:value="0">
            <text:p/>
          </table:table-cell>
          <table:table-cell office:value-type="float" office:value="5.7">
            <text:p>5.7</text:p>
          </table:table-cell>
        </table:table-row>
        <table:table-row>
          <table:table-cell office:value-type="string" office:string-value="2024-03-21">
            <text:p>2024-03-21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AA">
            <text:p>AA</text:p>
          </table:table-cell>
          <table:table-cell office:value-type="string" office:string-value="RDU">
            <text:p>RDU</text:p>
          </table:table-cell>
          <table:table-cell office:value-type="string" office:string-value="MIA">
            <text:p>MIA</text:p>
          </table:table-cell>
          <table:table-cell office:value-type="float" office:value="24.6">
            <text:p>24.6</text:p>
          </table:table-cell>
          <table:table-cell office:value-type="float" office:value="26.0">
            <text:p>26.0</text:p>
          </table:table-cell>
          <table:table-cell office:value-type="boolean" office:boolean-value="false">
            <text:p>FALSE</text:p>
          </table:table-cell>
          <table:table-cell office:value-type="float" office:value="11.8">
            <text:p>11.8</text:p>
          </table:table-cell>
          <table:table-cell office:value-type="float" office:value="0.0">
            <text:p/>
          </table:table-cell>
          <table:table-cell office:value-type="float" office:value="11.7">
            <text:p>11.7</text:p>
          </table:table-cell>
          <table:table-cell office:value-type="float" office:value="0">
            <text:p/>
          </table:table-cell>
          <table:table-cell office:value-type="float" office:value="3.8">
            <text:p>3.8</text:p>
          </table:table-cell>
        </table:table-row>
        <table:table-row>
          <table:table-cell office:value-type="string" office:string-value="2024-02-27">
            <text:p>2024-02-27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F9">
            <text:p>F9</text:p>
          </table:table-cell>
          <table:table-cell office:value-type="string" office:string-value="SEA">
            <text:p>SEA</text:p>
          </table:table-cell>
          <table:table-cell office:value-type="string" office:string-value="ORD">
            <text:p>ORD</text:p>
          </table:table-cell>
          <table:table-cell office:value-type="float" office:value="54.7">
            <text:p>54.7</text:p>
          </table:table-cell>
          <table:table-cell office:value-type="float" office:value="48.0">
            <text:p>48.0</text:p>
          </table:table-cell>
          <table:table-cell office:value-type="boolean" office:boolean-value="false">
            <text:p>FALSE</text:p>
          </table:table-cell>
          <table:table-cell office:value-type="float" office:value="44.4">
            <text:p>44.4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">
            <text:p/>
          </table:table-cell>
          <table:table-cell office:value-type="float" office:value="2.9">
            <text:p>2.9</text:p>
          </table:table-cell>
        </table:table-row>
        <table:table-row>
          <table:table-cell office:value-type="string" office:string-value="2024-07-20">
            <text:p>2024-07-20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WN">
            <text:p>WN</text:p>
          </table:table-cell>
          <table:table-cell office:value-type="string" office:string-value="BOS">
            <text:p>BOS</text:p>
          </table:table-cell>
          <table:table-cell office:value-type="string" office:string-value="SFO">
            <text:p>SFO</text:p>
          </table:table-cell>
          <table:table-cell office:value-type="float" office:value="5.4">
            <text:p>5.4</text:p>
          </table:table-cell>
          <table:table-cell office:value-type="float" office:value="11.8">
            <text:p>11.8</text:p>
          </table:table-cell>
          <table:table-cell office:value-type="boolean" office:boolean-value="false">
            <text:p>FALSE</text:p>
          </table:table-cell>
          <table:table-cell office:value-type="float" office:value="2.4">
            <text:p>2.4</text:p>
          </table:table-cell>
          <table:table-cell office:value-type="float" office:value="11.7">
            <text:p>11.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</table:table-row>
        <table:table-row>
          <table:table-cell office:value-type="string" office:string-value="2024-10-24">
            <text:p>2024-10-24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WN">
            <text:p>WN</text:p>
          </table:table-cell>
          <table:table-cell office:value-type="string" office:string-value="LAX">
            <text:p>LAX</text:p>
          </table:table-cell>
          <table:table-cell office:value-type="string" office:string-value="ATL">
            <text:p>ATL</text:p>
          </table:table-cell>
          <table:table-cell office:value-type="float" office:value="37.7">
            <text:p>37.7</text:p>
          </table:table-cell>
          <table:table-cell office:value-type="float" office:value="36.2">
            <text:p>36.2</text:p>
          </table:table-cell>
          <table:table-cell office:value-type="boolean" office:boolean-value="false">
            <text:p>FALSE</text:p>
          </table:table-cell>
          <table:table-cell office:value-type="float" office:value="2.8">
            <text:p>2.8</text:p>
          </table:table-cell>
          <table:table-cell office:value-type="float" office:value="0.0">
            <text:p/>
          </table:table-cell>
          <table:table-cell office:value-type="float" office:value="7.4">
            <text:p>7.4</text:p>
          </table:table-cell>
          <table:table-cell office:value-type="float" office:value="0">
            <text:p/>
          </table:table-cell>
          <table:table-cell office:value-type="float" office:value="4.1">
            <text:p>4.1</text:p>
          </table:table-cell>
        </table:table-row>
        <table:table-row>
          <table:table-cell office:value-type="string" office:string-value="2024-04-10">
            <text:p>2024-04-10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S">
            <text:p>AS</text:p>
          </table:table-cell>
          <table:table-cell office:value-type="string" office:string-value="SEA">
            <text:p>SEA</text:p>
          </table:table-cell>
          <table:table-cell office:value-type="string" office:string-value="ORD">
            <text:p>ORD</text:p>
          </table:table-cell>
          <table:table-cell office:value-type="float" office:value="-12.2">
            <text:p>-12.2</text:p>
          </table:table-cell>
          <table:table-cell office:value-type="float" office:value="-14.6">
            <text:p>-14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9.8">
            <text:p>9.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14">
            <text:p>2024-04-14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WN">
            <text:p>WN</text:p>
          </table:table-cell>
          <table:table-cell office:value-type="string" office:string-value="JFK">
            <text:p>JFK</text:p>
          </table:table-cell>
          <table:table-cell office:value-type="string" office:string-value="ATL">
            <text:p>ATL</text:p>
          </table:table-cell>
          <table:table-cell office:value-type="float" office:value="-21.0">
            <text:p>-21.0</text:p>
          </table:table-cell>
          <table:table-cell office:value-type="float" office:value="-20.1">
            <text:p>-20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/>
          </table:table-cell>
          <table:table-cell office:value-type="float" office:value="16.4">
            <text:p>16.4</text:p>
          </table:table-cell>
        </table:table-row>
        <table:table-row>
          <table:table-cell office:value-type="string" office:string-value="2024-02-15">
            <text:p>2024-02-15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S">
            <text:p>AS</text:p>
          </table:table-cell>
          <table:table-cell office:value-type="string" office:string-value="SFO">
            <text:p>SFO</text:p>
          </table:table-cell>
          <table:table-cell office:value-type="string" office:string-value="ATL">
            <text:p>ATL</text:p>
          </table:table-cell>
          <table:table-cell office:value-type="float" office:value="-13.7">
            <text:p>-13.7</text:p>
          </table:table-cell>
          <table:table-cell office:value-type="float" office:value="-15.4">
            <text:p>-15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1">
            <text:p>3.1</text:p>
          </table:table-cell>
          <table:table-cell office:value-type="float" office:value="0">
            <text:p/>
          </table:table-cell>
          <table:table-cell office:value-type="float" office:value="12.2">
            <text:p>12.2</text:p>
          </table:table-cell>
        </table:table-row>
        <table:table-row>
          <table:table-cell office:value-type="string" office:string-value="2024-06-20">
            <text:p>2024-06-20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UA">
            <text:p>UA</text:p>
          </table:table-cell>
          <table:table-cell office:value-type="string" office:string-value="ORD">
            <text:p>ORD</text:p>
          </table:table-cell>
          <table:table-cell office:value-type="string" office:string-value="LAX">
            <text:p>LAX</text:p>
          </table:table-cell>
          <table:table-cell office:value-type="float" office:value="11.6">
            <text:p>11.6</text:p>
          </table:table-cell>
          <table:table-cell office:value-type="float" office:value="20.8">
            <text:p>20.8</text:p>
          </table:table-cell>
          <table:table-cell office:value-type="boolean" office:boolean-value="false">
            <text:p>FALSE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0">
            <text:p/>
          </table:table-cell>
          <table:table-cell office:value-type="float" office:value="4.0">
            <text:p>4.0</text:p>
          </table:table-cell>
        </table:table-row>
        <table:table-row>
          <table:table-cell office:value-type="string" office:string-value="2024-03-16">
            <text:p>2024-03-16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NK">
            <text:p>NK</text:p>
          </table:table-cell>
          <table:table-cell office:value-type="string" office:string-value="ATL">
            <text:p>ATL</text:p>
          </table:table-cell>
          <table:table-cell office:value-type="string" office:string-value="JFK">
            <text:p>JFK</text:p>
          </table:table-cell>
          <table:table-cell office:value-type="float" office:value="4.1">
            <text:p>4.1</text:p>
          </table:table-cell>
          <table:table-cell office:value-type="float" office:value="5.5">
            <text:p>5.5</text:p>
          </table:table-cell>
          <table:table-cell office:value-type="boolean" office:boolean-value="false">
            <text:p>FALSE</text:p>
          </table:table-cell>
          <table:table-cell office:value-type="float" office:value="1.8">
            <text:p>1.8</text:p>
          </table:table-cell>
          <table:table-cell office:value-type="float" office:value="7.2">
            <text:p>7.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6-22">
            <text:p>2024-06-22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DL">
            <text:p>DL</text:p>
          </table:table-cell>
          <table:table-cell office:value-type="string" office:string-value="DFW">
            <text:p>DFW</text:p>
          </table:table-cell>
          <table:table-cell office:value-type="string" office:string-value="SFO">
            <text:p>SFO</text:p>
          </table:table-cell>
          <table:table-cell office:value-type="float" office:value="9.8">
            <text:p>9.8</text:p>
          </table:table-cell>
          <table:table-cell office:value-type="float" office:value="8.4">
            <text:p>8.4</text:p>
          </table:table-cell>
          <table:table-cell office:value-type="boolean" office:boolean-value="false">
            <text:p>FALSE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</table:table-row>
        <table:table-row>
          <table:table-cell office:value-type="string" office:string-value="2024-07-28">
            <text:p>2024-07-28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UA">
            <text:p>UA</text:p>
          </table:table-cell>
          <table:table-cell office:value-type="string" office:string-value="BOS">
            <text:p>BOS</text:p>
          </table:table-cell>
          <table:table-cell office:value-type="string" office:string-value="SEA">
            <text:p>SEA</text:p>
          </table:table-cell>
          <table:table-cell office:value-type="float" office:value="-3.7">
            <text:p>-3.7</text:p>
          </table:table-cell>
          <table:table-cell office:value-type="float" office:value="0.3">
            <text:p>0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8">
            <text:p>3.8</text:p>
          </table:table-cell>
          <table:table-cell office:value-type="float" office:value="6.5">
            <text:p>6.5</text:p>
          </table:table-cell>
          <table:table-cell office:value-type="float" office:value="0">
            <text:p/>
          </table:table-cell>
          <table:table-cell office:value-type="float" office:value="4.5">
            <text:p>4.5</text:p>
          </table:table-cell>
        </table:table-row>
        <table:table-row>
          <table:table-cell office:value-type="string" office:string-value="2024-01-07">
            <text:p>2024-01-07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DL">
            <text:p>DL</text:p>
          </table:table-cell>
          <table:table-cell office:value-type="string" office:string-value="ATL">
            <text:p>ATL</text:p>
          </table:table-cell>
          <table:table-cell office:value-type="string" office:string-value="SEA">
            <text:p>SEA</text:p>
          </table:table-cell>
          <table:table-cell office:value-type="float" office:value="-30.0">
            <text:p>-30.0</text:p>
          </table:table-cell>
          <table:table-cell office:value-type="float" office:value="-25.8">
            <text:p>-25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1-18">
            <text:p>2024-01-18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AA">
            <text:p>AA</text:p>
          </table:table-cell>
          <table:table-cell office:value-type="string" office:string-value="LAX">
            <text:p>LAX</text:p>
          </table:table-cell>
          <table:table-cell office:value-type="string" office:string-value="ORD">
            <text:p>ORD</text:p>
          </table:table-cell>
          <table:table-cell office:value-type="float" office:value="-0.4">
            <text:p>-0.4</text:p>
          </table:table-cell>
          <table:table-cell office:value-type="float" office:value="-4.6">
            <text:p>-4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8.1">
            <text:p>8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9-23">
            <text:p>2024-09-23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F9">
            <text:p>F9</text:p>
          </table:table-cell>
          <table:table-cell office:value-type="string" office:string-value="SEA">
            <text:p>SEA</text:p>
          </table:table-cell>
          <table:table-cell office:value-type="string" office:string-value="SEA">
            <text:p>SEA</text:p>
          </table:table-cell>
          <table:table-cell office:value-type="float" office:value="5.4">
            <text:p>5.4</text:p>
          </table:table-cell>
          <table:table-cell office:value-type="float" office:value="5.7">
            <text:p>5.7</text:p>
          </table:table-cell>
          <table:table-cell office:value-type="boolean" office:boolean-value="false">
            <text:p>FALSE</text:p>
          </table:table-cell>
          <table:table-cell office:value-type="float" office:value="5.0">
            <text:p>5.0</text:p>
          </table:table-cell>
          <table:table-cell office:value-type="float" office:value="8.3">
            <text:p>8.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3.1">
            <text:p>3.1</text:p>
          </table:table-cell>
        </table:table-row>
        <table:table-row>
          <table:table-cell office:value-type="string" office:string-value="2024-07-11">
            <text:p>2024-07-11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AS">
            <text:p>AS</text:p>
          </table:table-cell>
          <table:table-cell office:value-type="string" office:string-value="RDU">
            <text:p>RDU</text:p>
          </table:table-cell>
          <table:table-cell office:value-type="string" office:string-value="ATL">
            <text:p>ATL</text:p>
          </table:table-cell>
          <table:table-cell office:value-type="float" office:value="18.2">
            <text:p>18.2</text:p>
          </table:table-cell>
          <table:table-cell office:value-type="float" office:value="15.2">
            <text:p>15.2</text:p>
          </table:table-cell>
          <table:table-cell office:value-type="boolean" office:boolean-value="false">
            <text:p>FALSE</text:p>
          </table:table-cell>
          <table:table-cell office:value-type="float" office:value="15.2">
            <text:p>15.2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">
            <text:p/>
          </table:table-cell>
          <table:table-cell office:value-type="float" office:value="9.8">
            <text:p>9.8</text:p>
          </table:table-cell>
        </table:table-row>
        <table:table-row>
          <table:table-cell office:value-type="string" office:string-value="2024-08-12">
            <text:p>2024-08-12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F9">
            <text:p>F9</text:p>
          </table:table-cell>
          <table:table-cell office:value-type="string" office:string-value="SEA">
            <text:p>SEA</text:p>
          </table:table-cell>
          <table:table-cell office:value-type="string" office:string-value="DFW">
            <text:p>DFW</text:p>
          </table:table-cell>
          <table:table-cell office:value-type="float" office:value="-15.4">
            <text:p>-15.4</text:p>
          </table:table-cell>
          <table:table-cell office:value-type="float" office:value="-5.8">
            <text:p>-5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4.6">
            <text:p>14.6</text:p>
          </table:table-cell>
        </table:table-row>
        <table:table-row>
          <table:table-cell office:value-type="string" office:string-value="2024-08-23">
            <text:p>2024-08-23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F9">
            <text:p>F9</text:p>
          </table:table-cell>
          <table:table-cell office:value-type="string" office:string-value="JFK">
            <text:p>JFK</text:p>
          </table:table-cell>
          <table:table-cell office:value-type="string" office:string-value="SEA">
            <text:p>SEA</text:p>
          </table:table-cell>
          <table:table-cell office:value-type="float" office:value="-13.5">
            <text:p>-13.5</text:p>
          </table:table-cell>
          <table:table-cell office:value-type="float" office:value="-11.2">
            <text:p>-11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1.1">
            <text:p>11.1</text:p>
          </table:table-cell>
          <table:table-cell office:value-type="float" office:value="10.4">
            <text:p>10.4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</table:table-row>
        <table:table-row>
          <table:table-cell office:value-type="string" office:string-value="2024-08-04">
            <text:p>2024-08-04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NK">
            <text:p>NK</text:p>
          </table:table-cell>
          <table:table-cell office:value-type="string" office:string-value="RDU">
            <text:p>RDU</text:p>
          </table:table-cell>
          <table:table-cell office:value-type="string" office:string-value="JFK">
            <text:p>JFK</text:p>
          </table:table-cell>
          <table:table-cell office:value-type="float" office:value="15.0">
            <text:p>15.0</text:p>
          </table:table-cell>
          <table:table-cell office:value-type="float" office:value="8.8">
            <text:p>8.8</text:p>
          </table:table-cell>
          <table:table-cell office:value-type="boolean" office:boolean-value="false">
            <text:p>FALSE</text:p>
          </table:table-cell>
          <table:table-cell office:value-type="float" office:value="7.0">
            <text:p>7.0</text:p>
          </table:table-cell>
          <table:table-cell office:value-type="float" office:value="5.9">
            <text:p>5.9</text:p>
          </table:table-cell>
          <table:table-cell office:value-type="float" office:value="6.6">
            <text:p>6.6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</table:table-row>
        <table:table-row>
          <table:table-cell office:value-type="string" office:string-value="2024-06-28">
            <text:p>2024-06-28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F9">
            <text:p>F9</text:p>
          </table:table-cell>
          <table:table-cell office:value-type="string" office:string-value="DFW">
            <text:p>DFW</text:p>
          </table:table-cell>
          <table:table-cell office:value-type="string" office:string-value="SEA">
            <text:p>SEA</text:p>
          </table:table-cell>
          <table:table-cell office:value-type="float" office:value="-7.8">
            <text:p>-7.8</text:p>
          </table:table-cell>
          <table:table-cell office:value-type="float" office:value="-14.5">
            <text:p>-14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8">
            <text:p>3.8</text:p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24">
            <text:p>2024-04-24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F9">
            <text:p>F9</text:p>
          </table:table-cell>
          <table:table-cell office:value-type="string" office:string-value="ORD">
            <text:p>ORD</text:p>
          </table:table-cell>
          <table:table-cell office:value-type="string" office:string-value="ORD">
            <text:p>ORD</text:p>
          </table:table-cell>
          <table:table-cell office:value-type="float" office:value="-36.3">
            <text:p>-36.3</text:p>
          </table:table-cell>
          <table:table-cell office:value-type="float" office:value="-43.6">
            <text:p>-43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4.7">
            <text:p>4.7</text:p>
          </table:table-cell>
          <table:table-cell office:value-type="float" office:value="9.8">
            <text:p>9.8</text:p>
          </table:table-cell>
          <table:table-cell office:value-type="float" office:value="0">
            <text:p/>
          </table:table-cell>
          <table:table-cell office:value-type="float" office:value="8.1">
            <text:p>8.1</text:p>
          </table:table-cell>
        </table:table-row>
        <table:table-row>
          <table:table-cell office:value-type="string" office:string-value="2024-03-08">
            <text:p>2024-03-08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F9">
            <text:p>F9</text:p>
          </table:table-cell>
          <table:table-cell office:value-type="string" office:string-value="MIA">
            <text:p>MIA</text:p>
          </table:table-cell>
          <table:table-cell office:value-type="string" office:string-value="JFK">
            <text:p>JFK</text:p>
          </table:table-cell>
          <table:table-cell office:value-type="float" office:value="-1.5">
            <text:p>-1.5</text:p>
          </table:table-cell>
          <table:table-cell office:value-type="float" office:value="3.1">
            <text:p>3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0.9">
            <text:p>10.9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05">
            <text:p>2024-10-05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NK">
            <text:p>NK</text:p>
          </table:table-cell>
          <table:table-cell office:value-type="string" office:string-value="ATL">
            <text:p>ATL</text:p>
          </table:table-cell>
          <table:table-cell office:value-type="string" office:string-value="SEA">
            <text:p>SEA</text:p>
          </table:table-cell>
          <table:table-cell office:value-type="float" office:value="-7.7">
            <text:p>-7.7</text:p>
          </table:table-cell>
          <table:table-cell office:value-type="float" office:value="-7.7">
            <text:p>-7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7">
            <text:p>2.7</text:p>
          </table:table-cell>
          <table:table-cell office:value-type="float" office:value="7.9">
            <text:p>7.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6-19">
            <text:p>2024-06-19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F9">
            <text:p>F9</text:p>
          </table:table-cell>
          <table:table-cell office:value-type="string" office:string-value="ATL">
            <text:p>ATL</text:p>
          </table:table-cell>
          <table:table-cell office:value-type="string" office:string-value="SEA">
            <text:p>SEA</text:p>
          </table:table-cell>
          <table:table-cell office:value-type="float" office:value="19.8">
            <text:p>19.8</text:p>
          </table:table-cell>
          <table:table-cell office:value-type="float" office:value="24.3">
            <text:p>24.3</text:p>
          </table:table-cell>
          <table:table-cell office:value-type="boolean" office:boolean-value="false">
            <text:p>FALS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">
            <text:p/>
          </table:table-cell>
          <table:table-cell office:value-type="float" office:value="4.8">
            <text:p>4.8</text:p>
          </table:table-cell>
        </table:table-row>
        <table:table-row>
          <table:table-cell office:value-type="string" office:string-value="2024-10-10">
            <text:p>2024-10-10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S">
            <text:p>AS</text:p>
          </table:table-cell>
          <table:table-cell office:value-type="string" office:string-value="RDU">
            <text:p>RDU</text:p>
          </table:table-cell>
          <table:table-cell office:value-type="string" office:string-value="SFO">
            <text:p>SFO</text:p>
          </table:table-cell>
          <table:table-cell office:value-type="float" office:value="37.5">
            <text:p>37.5</text:p>
          </table:table-cell>
          <table:table-cell office:value-type="float" office:value="36.5">
            <text:p>36.5</text:p>
          </table:table-cell>
          <table:table-cell office:value-type="boolean" office:boolean-value="false">
            <text:p>FALSE</text:p>
          </table:table-cell>
          <table:table-cell office:value-type="float" office:value="27.9">
            <text:p>27.9</text:p>
          </table:table-cell>
          <table:table-cell office:value-type="float" office:value="8.4">
            <text:p>8.4</text:p>
          </table:table-cell>
          <table:table-cell office:value-type="float" office:value="8.2">
            <text:p>8.2</text:p>
          </table:table-cell>
          <table:table-cell office:value-type="float" office:value="0">
            <text:p/>
          </table:table-cell>
          <table:table-cell office:value-type="float" office:value="7.3">
            <text:p>7.3</text:p>
          </table:table-cell>
        </table:table-row>
        <table:table-row>
          <table:table-cell office:value-type="string" office:string-value="2024-05-25">
            <text:p>2024-05-25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B6">
            <text:p>B6</text:p>
          </table:table-cell>
          <table:table-cell office:value-type="string" office:string-value="LAX">
            <text:p>LAX</text:p>
          </table:table-cell>
          <table:table-cell office:value-type="string" office:string-value="LAX">
            <text:p>LAX</text:p>
          </table:table-cell>
          <table:table-cell office:value-type="float" office:value="-49.1">
            <text:p>-49.1</text:p>
          </table:table-cell>
          <table:table-cell office:value-type="float" office:value="-48.9">
            <text:p>-48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04">
            <text:p>2024-11-04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UA">
            <text:p>UA</text:p>
          </table:table-cell>
          <table:table-cell office:value-type="string" office:string-value="ATL">
            <text:p>ATL</text:p>
          </table:table-cell>
          <table:table-cell office:value-type="string" office:string-value="SEA">
            <text:p>SEA</text:p>
          </table:table-cell>
          <table:table-cell office:value-type="float" office:value="-35.2">
            <text:p>-35.2</text:p>
          </table:table-cell>
          <table:table-cell office:value-type="float" office:value="-30.5">
            <text:p>-30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</table:table-row>
        <table:table-row>
          <table:table-cell office:value-type="string" office:string-value="2024-09-12">
            <text:p>2024-09-12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AS">
            <text:p>AS</text:p>
          </table:table-cell>
          <table:table-cell office:value-type="string" office:string-value="JFK">
            <text:p>JFK</text:p>
          </table:table-cell>
          <table:table-cell office:value-type="string" office:string-value="ATL">
            <text:p>ATL</text:p>
          </table:table-cell>
          <table:table-cell office:value-type="float" office:value="-9.4">
            <text:p>-9.4</text:p>
          </table:table-cell>
          <table:table-cell office:value-type="float" office:value="-7.7">
            <text:p>-7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4.3">
            <text:p>14.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2-15">
            <text:p>2024-02-15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DL">
            <text:p>DL</text:p>
          </table:table-cell>
          <table:table-cell office:value-type="string" office:string-value="LAX">
            <text:p>LAX</text:p>
          </table:table-cell>
          <table:table-cell office:value-type="string" office:string-value="SFO">
            <text:p>SFO</text:p>
          </table:table-cell>
          <table:table-cell office:value-type="float" office:value="53.5">
            <text:p>53.5</text:p>
          </table:table-cell>
          <table:table-cell office:value-type="float" office:value="62.4">
            <text:p>62.4</text:p>
          </table:table-cell>
          <table:table-cell office:value-type="boolean" office:boolean-value="false">
            <text:p>FALSE</text:p>
          </table:table-cell>
          <table:table-cell office:value-type="float" office:value="42.3">
            <text:p>42.3</text:p>
          </table:table-cell>
          <table:table-cell office:value-type="float" office:value="0.2">
            <text:p>0.2</text:p>
          </table:table-cell>
          <table:table-cell office:value-type="float" office:value="7.9">
            <text:p>7.9</text:p>
          </table:table-cell>
          <table:table-cell office:value-type="float" office:value="0">
            <text:p/>
          </table:table-cell>
          <table:table-cell office:value-type="float" office:value="4.9">
            <text:p>4.9</text:p>
          </table:table-cell>
        </table:table-row>
        <table:table-row>
          <table:table-cell office:value-type="string" office:string-value="2024-11-09">
            <text:p>2024-11-09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F9">
            <text:p>F9</text:p>
          </table:table-cell>
          <table:table-cell office:value-type="string" office:string-value="DFW">
            <text:p>DFW</text:p>
          </table:table-cell>
          <table:table-cell office:value-type="string" office:string-value="ORD">
            <text:p>ORD</text:p>
          </table:table-cell>
          <table:table-cell office:value-type="float" office:value="-30.9">
            <text:p>-30.9</text:p>
          </table:table-cell>
          <table:table-cell office:value-type="float" office:value="-28.8">
            <text:p>-28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">
            <text:p/>
          </table:table-cell>
          <table:table-cell office:value-type="float" office:value="10.7">
            <text:p>10.7</text:p>
          </table:table-cell>
        </table:table-row>
        <table:table-row>
          <table:table-cell office:value-type="string" office:string-value="2024-10-08">
            <text:p>2024-10-08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AA">
            <text:p>AA</text:p>
          </table:table-cell>
          <table:table-cell office:value-type="string" office:string-value="SEA">
            <text:p>SEA</text:p>
          </table:table-cell>
          <table:table-cell office:value-type="string" office:string-value="ATL">
            <text:p>ATL</text:p>
          </table:table-cell>
          <table:table-cell office:value-type="float" office:value="-2.8">
            <text:p>-2.8</text:p>
          </table:table-cell>
          <table:table-cell office:value-type="float" office:value="-4.3">
            <text:p>-4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9">
            <text:p>15.9</text:p>
          </table:table-cell>
          <table:table-cell office:value-type="float" office:value="0">
            <text:p/>
          </table:table-cell>
          <table:table-cell office:value-type="float" office:value="10.1">
            <text:p>10.1</text:p>
          </table:table-cell>
        </table:table-row>
        <table:table-row>
          <table:table-cell office:value-type="string" office:string-value="2024-09-05">
            <text:p>2024-09-05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NK">
            <text:p>NK</text:p>
          </table:table-cell>
          <table:table-cell office:value-type="string" office:string-value="DFW">
            <text:p>DFW</text:p>
          </table:table-cell>
          <table:table-cell office:value-type="string" office:string-value="BOS">
            <text:p>BOS</text:p>
          </table:table-cell>
          <table:table-cell office:value-type="float" office:value="18.6">
            <text:p>18.6</text:p>
          </table:table-cell>
          <table:table-cell office:value-type="float" office:value="21.1">
            <text:p>21.1</text:p>
          </table:table-cell>
          <table:table-cell office:value-type="boolean" office:boolean-value="false">
            <text:p>FALSE</text:p>
          </table:table-cell>
          <table:table-cell office:value-type="float" office:value="13.8">
            <text:p>13.8</text:p>
          </table:table-cell>
          <table:table-cell office:value-type="float" office:value="4.9">
            <text:p>4.9</text:p>
          </table:table-cell>
          <table:table-cell office:value-type="float" office:value="6.4">
            <text:p>6.4</text:p>
          </table:table-cell>
          <table:table-cell office:value-type="float" office:value="0">
            <text:p/>
          </table:table-cell>
          <table:table-cell office:value-type="float" office:value="11.5">
            <text:p>11.5</text:p>
          </table:table-cell>
        </table:table-row>
        <table:table-row>
          <table:table-cell office:value-type="string" office:string-value="2024-07-09">
            <text:p>2024-07-09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B6">
            <text:p>B6</text:p>
          </table:table-cell>
          <table:table-cell office:value-type="string" office:string-value="LAX">
            <text:p>LAX</text:p>
          </table:table-cell>
          <table:table-cell office:value-type="string" office:string-value="SEA">
            <text:p>SEA</text:p>
          </table:table-cell>
          <table:table-cell office:value-type="float" office:value="21.9">
            <text:p>21.9</text:p>
          </table:table-cell>
          <table:table-cell office:value-type="float" office:value="18.4">
            <text:p>18.4</text:p>
          </table:table-cell>
          <table:table-cell office:value-type="boolean" office:boolean-value="false">
            <text:p>FALSE</text:p>
          </table:table-cell>
          <table:table-cell office:value-type="float" office:value="21.5">
            <text:p>21.5</text:p>
          </table:table-cell>
          <table:table-cell office:value-type="float" office:value="3.2">
            <text:p>3.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6.8">
            <text:p>16.8</text:p>
          </table:table-cell>
        </table:table-row>
        <table:table-row>
          <table:table-cell office:value-type="string" office:string-value="2024-05-07">
            <text:p>2024-05-07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NK">
            <text:p>NK</text:p>
          </table:table-cell>
          <table:table-cell office:value-type="string" office:string-value="ORD">
            <text:p>ORD</text:p>
          </table:table-cell>
          <table:table-cell office:value-type="string" office:string-value="LAX">
            <text:p>LAX</text:p>
          </table:table-cell>
          <table:table-cell office:value-type="float" office:value="-0.4">
            <text:p>-0.4</text:p>
          </table:table-cell>
          <table:table-cell office:value-type="float" office:value="-1.8">
            <text:p>-1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2.5">
            <text:p>2.5</text:p>
          </table:table-cell>
          <table:table-cell office:value-type="float" office:value="0">
            <text:p/>
          </table:table-cell>
          <table:table-cell office:value-type="float" office:value="5.4">
            <text:p>5.4</text:p>
          </table:table-cell>
        </table:table-row>
        <table:table-row>
          <table:table-cell office:value-type="string" office:string-value="2024-03-26">
            <text:p>2024-03-26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WN">
            <text:p>WN</text:p>
          </table:table-cell>
          <table:table-cell office:value-type="string" office:string-value="ORD">
            <text:p>ORD</text:p>
          </table:table-cell>
          <table:table-cell office:value-type="string" office:string-value="BOS">
            <text:p>BOS</text:p>
          </table:table-cell>
          <table:table-cell office:value-type="float" office:value="-13.2">
            <text:p>-13.2</text:p>
          </table:table-cell>
          <table:table-cell office:value-type="float" office:value="-12.3">
            <text:p>-12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5.4">
            <text:p>5.4</text:p>
          </table:table-cell>
          <table:table-cell office:value-type="float" office:value="1.9">
            <text:p>1.9</text:p>
          </table:table-cell>
          <table:table-cell office:value-type="float" office:value="0">
            <text:p/>
          </table:table-cell>
          <table:table-cell office:value-type="float" office:value="8.0">
            <text:p>8.0</text:p>
          </table:table-cell>
        </table:table-row>
        <table:table-row>
          <table:table-cell office:value-type="string" office:string-value="2024-03-05">
            <text:p>2024-03-05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AS">
            <text:p>AS</text:p>
          </table:table-cell>
          <table:table-cell office:value-type="string" office:string-value="JFK">
            <text:p>JFK</text:p>
          </table:table-cell>
          <table:table-cell office:value-type="string" office:string-value="ORD">
            <text:p>ORD</text:p>
          </table:table-cell>
          <table:table-cell office:value-type="float" office:value="6.5">
            <text:p>6.5</text:p>
          </table:table-cell>
          <table:table-cell office:value-type="float" office:value="6.3">
            <text:p>6.3</text:p>
          </table:table-cell>
          <table:table-cell office:value-type="boolean" office:boolean-value="false">
            <text:p>FALSE</text:p>
          </table:table-cell>
          <table:table-cell office:value-type="float" office:value="0.2">
            <text:p>0.2</text:p>
          </table:table-cell>
          <table:table-cell office:value-type="float" office:value="10.8">
            <text:p>10.8</text:p>
          </table:table-cell>
          <table:table-cell office:value-type="float" office:value="3.7">
            <text:p>3.7</text:p>
          </table:table-cell>
          <table:table-cell office:value-type="float" office:value="0">
            <text:p/>
          </table:table-cell>
          <table:table-cell office:value-type="float" office:value="4.5">
            <text:p>4.5</text:p>
          </table:table-cell>
        </table:table-row>
        <table:table-row>
          <table:table-cell office:value-type="string" office:string-value="2024-03-09">
            <text:p>2024-03-09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DL">
            <text:p>DL</text:p>
          </table:table-cell>
          <table:table-cell office:value-type="string" office:string-value="SFO">
            <text:p>SFO</text:p>
          </table:table-cell>
          <table:table-cell office:value-type="string" office:string-value="BOS">
            <text:p>BOS</text:p>
          </table:table-cell>
          <table:table-cell office:value-type="float" office:value="27.1">
            <text:p>27.1</text:p>
          </table:table-cell>
          <table:table-cell office:value-type="float" office:value="28.4">
            <text:p>28.4</text:p>
          </table:table-cell>
          <table:table-cell office:value-type="boolean" office:boolean-value="false">
            <text:p>FALSE</text:p>
          </table:table-cell>
          <table:table-cell office:value-type="float" office:value="9.8">
            <text:p>9.8</text:p>
          </table:table-cell>
          <table:table-cell office:value-type="float" office:value="3.2">
            <text:p>3.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2-26">
            <text:p>2024-12-26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AS">
            <text:p>AS</text:p>
          </table:table-cell>
          <table:table-cell office:value-type="string" office:string-value="SEA">
            <text:p>SEA</text:p>
          </table:table-cell>
          <table:table-cell office:value-type="string" office:string-value="RDU">
            <text:p>RDU</text:p>
          </table:table-cell>
          <table:table-cell office:value-type="float" office:value="11.1">
            <text:p>11.1</text:p>
          </table:table-cell>
          <table:table-cell office:value-type="float" office:value="17.9">
            <text:p>17.9</text:p>
          </table:table-cell>
          <table:table-cell office:value-type="boolean" office:boolean-value="false">
            <text:p>FALSE</text:p>
          </table:table-cell>
          <table:table-cell office:value-type="float" office:value="5.3">
            <text:p>5.3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2-03">
            <text:p>2024-02-03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DL">
            <text:p>DL</text:p>
          </table:table-cell>
          <table:table-cell office:value-type="string" office:string-value="ORD">
            <text:p>ORD</text:p>
          </table:table-cell>
          <table:table-cell office:value-type="string" office:string-value="JFK">
            <text:p>JFK</text:p>
          </table:table-cell>
          <table:table-cell office:value-type="float" office:value="8.4">
            <text:p>8.4</text:p>
          </table:table-cell>
          <table:table-cell office:value-type="float" office:value="7.2">
            <text:p>7.2</text:p>
          </table:table-cell>
          <table:table-cell office:value-type="boolean" office:boolean-value="false">
            <text:p>FALSE</text:p>
          </table:table-cell>
          <table:table-cell office:value-type="float" office:value="2.7">
            <text:p>2.7</text:p>
          </table:table-cell>
          <table:table-cell office:value-type="float" office:value="9.0">
            <text:p>9.0</text:p>
          </table:table-cell>
          <table:table-cell office:value-type="float" office:value="7.9">
            <text:p>7.9</text:p>
          </table:table-cell>
          <table:table-cell office:value-type="float" office:value="0">
            <text:p/>
          </table:table-cell>
          <table:table-cell office:value-type="float" office:value="3.7">
            <text:p>3.7</text:p>
          </table:table-cell>
        </table:table-row>
        <table:table-row>
          <table:table-cell office:value-type="string" office:string-value="2024-02-26">
            <text:p>2024-02-26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A">
            <text:p>AA</text:p>
          </table:table-cell>
          <table:table-cell office:value-type="string" office:string-value="BOS">
            <text:p>BOS</text:p>
          </table:table-cell>
          <table:table-cell office:value-type="string" office:string-value="LAX">
            <text:p>LAX</text:p>
          </table:table-cell>
          <table:table-cell office:value-type="float" office:value="-27.7">
            <text:p>-27.7</text:p>
          </table:table-cell>
          <table:table-cell office:value-type="float" office:value="-25.7">
            <text:p>-25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5.9">
            <text:p>5.9</text:p>
          </table:table-cell>
          <table:table-cell office:value-type="float" office:value="0.3">
            <text:p>0.3</text:p>
          </table:table-cell>
          <table:table-cell office:value-type="float" office:value="0">
            <text:p/>
          </table:table-cell>
          <table:table-cell office:value-type="float" office:value="7.8">
            <text:p>7.8</text:p>
          </table:table-cell>
        </table:table-row>
        <table:table-row>
          <table:table-cell office:value-type="string" office:string-value="2024-12-04">
            <text:p>2024-12-04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F9">
            <text:p>F9</text:p>
          </table:table-cell>
          <table:table-cell office:value-type="string" office:string-value="DFW">
            <text:p>DFW</text:p>
          </table:table-cell>
          <table:table-cell office:value-type="string" office:string-value="ATL">
            <text:p>ATL</text:p>
          </table:table-cell>
          <table:table-cell office:value-type="float" office:value="-17.3">
            <text:p>-17.3</text:p>
          </table:table-cell>
          <table:table-cell office:value-type="float" office:value="-19.3">
            <text:p>-19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9.9">
            <text:p>9.9</text:p>
          </table:table-cell>
          <table:table-cell office:value-type="float" office:value="0">
            <text:p/>
          </table:table-cell>
          <table:table-cell office:value-type="float" office:value="10.2">
            <text:p>10.2</text:p>
          </table:table-cell>
        </table:table-row>
        <table:table-row>
          <table:table-cell office:value-type="string" office:string-value="2024-12-12">
            <text:p>2024-12-12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UA">
            <text:p>UA</text:p>
          </table:table-cell>
          <table:table-cell office:value-type="string" office:string-value="MIA">
            <text:p>MIA</text:p>
          </table:table-cell>
          <table:table-cell office:value-type="string" office:string-value="BOS">
            <text:p>BOS</text:p>
          </table:table-cell>
          <table:table-cell office:value-type="float" office:value="14.4">
            <text:p>14.4</text:p>
          </table:table-cell>
          <table:table-cell office:value-type="float" office:value="15.6">
            <text:p>15.6</text:p>
          </table:table-cell>
          <table:table-cell office:value-type="boolean" office:boolean-value="false">
            <text:p>FALSE</text:p>
          </table:table-cell>
          <table:table-cell office:value-type="float" office:value="9.6">
            <text:p>9.6</text:p>
          </table:table-cell>
          <table:table-cell office:value-type="float" office:value="0.0">
            <text:p/>
          </table:table-cell>
          <table:table-cell office:value-type="float" office:value="7.3">
            <text:p>7.3</text:p>
          </table:table-cell>
          <table:table-cell office:value-type="float" office:value="0">
            <text:p/>
          </table:table-cell>
          <table:table-cell office:value-type="float" office:value="11.8">
            <text:p>11.8</text:p>
          </table:table-cell>
        </table:table-row>
        <table:table-row>
          <table:table-cell office:value-type="string" office:string-value="2024-12-02">
            <text:p>2024-12-02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AS">
            <text:p>AS</text:p>
          </table:table-cell>
          <table:table-cell office:value-type="string" office:string-value="DFW">
            <text:p>DFW</text:p>
          </table:table-cell>
          <table:table-cell office:value-type="string" office:string-value="ORD">
            <text:p>ORD</text:p>
          </table:table-cell>
          <table:table-cell office:value-type="float" office:value="-4.5">
            <text:p>-4.5</text:p>
          </table:table-cell>
          <table:table-cell office:value-type="float" office:value="-7.5">
            <text:p>-7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7.8">
            <text:p>7.8</text:p>
          </table:table-cell>
        </table:table-row>
        <table:table-row>
          <table:table-cell office:value-type="string" office:string-value="2024-05-19">
            <text:p>2024-05-19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F9">
            <text:p>F9</text:p>
          </table:table-cell>
          <table:table-cell office:value-type="string" office:string-value="BOS">
            <text:p>BOS</text:p>
          </table:table-cell>
          <table:table-cell office:value-type="string" office:string-value="MIA">
            <text:p>MIA</text:p>
          </table:table-cell>
          <table:table-cell office:value-type="float" office:value="18.5">
            <text:p>18.5</text:p>
          </table:table-cell>
          <table:table-cell office:value-type="float" office:value="14.5">
            <text:p>14.5</text:p>
          </table:table-cell>
          <table:table-cell office:value-type="boolean" office:boolean-value="false">
            <text:p>FALSE</text:p>
          </table:table-cell>
          <table:table-cell office:value-type="float" office:value="11.9">
            <text:p>11.9</text:p>
          </table:table-cell>
          <table:table-cell office:value-type="float" office:value="13.3">
            <text:p>13.3</text:p>
          </table:table-cell>
          <table:table-cell office:value-type="float" office:value="4.5">
            <text:p>4.5</text:p>
          </table:table-cell>
          <table:table-cell office:value-type="float" office:value="0">
            <text:p/>
          </table:table-cell>
          <table:table-cell office:value-type="float" office:value="7.0">
            <text:p>7.0</text:p>
          </table:table-cell>
        </table:table-row>
        <table:table-row>
          <table:table-cell office:value-type="string" office:string-value="2024-03-09">
            <text:p>2024-03-09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S">
            <text:p>AS</text:p>
          </table:table-cell>
          <table:table-cell office:value-type="string" office:string-value="DFW">
            <text:p>DFW</text:p>
          </table:table-cell>
          <table:table-cell office:value-type="string" office:string-value="DFW">
            <text:p>DFW</text:p>
          </table:table-cell>
          <table:table-cell office:value-type="float" office:value="-12.3">
            <text:p>-12.3</text:p>
          </table:table-cell>
          <table:table-cell office:value-type="float" office:value="-2.2">
            <text:p>-2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4">
            <text:p>2.4</text:p>
          </table:table-cell>
          <table:table-cell office:value-type="float" office:value="1.2">
            <text:p>1.2</text:p>
          </table:table-cell>
          <table:table-cell office:value-type="float" office:value="0">
            <text:p/>
          </table:table-cell>
          <table:table-cell office:value-type="float" office:value="6.6">
            <text:p>6.6</text:p>
          </table:table-cell>
        </table:table-row>
        <table:table-row>
          <table:table-cell office:value-type="string" office:string-value="2024-12-17">
            <text:p>2024-12-17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F9">
            <text:p>F9</text:p>
          </table:table-cell>
          <table:table-cell office:value-type="string" office:string-value="SFO">
            <text:p>SFO</text:p>
          </table:table-cell>
          <table:table-cell office:value-type="string" office:string-value="SEA">
            <text:p>SEA</text:p>
          </table:table-cell>
          <table:table-cell office:value-type="float" office:value="0.8">
            <text:p>0.8</text:p>
          </table:table-cell>
          <table:table-cell office:value-type="float" office:value="-0.1">
            <text:p>-0.1</text:p>
          </table:table-cell>
          <table:table-cell office:value-type="boolean" office:boolean-value="false">
            <text:p>FALSE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9">
            <text:p>0.9</text:p>
          </table:table-cell>
        </table:table-row>
        <table:table-row>
          <table:table-cell office:value-type="string" office:string-value="2024-01-05">
            <text:p>2024-01-05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UA">
            <text:p>UA</text:p>
          </table:table-cell>
          <table:table-cell office:value-type="string" office:string-value="ORD">
            <text:p>ORD</text:p>
          </table:table-cell>
          <table:table-cell office:value-type="string" office:string-value="ATL">
            <text:p>ATL</text:p>
          </table:table-cell>
          <table:table-cell office:value-type="float" office:value="0.7">
            <text:p>0.7</text:p>
          </table:table-cell>
          <table:table-cell office:value-type="float" office:value="-4.3">
            <text:p>-4.3</text:p>
          </table:table-cell>
          <table:table-cell office:value-type="boolean" office:boolean-value="false">
            <text:p>FALSE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4.0">
            <text:p>4.0</text:p>
          </table:table-cell>
          <table:table-cell office:value-type="float" office:value="0">
            <text:p/>
          </table:table-cell>
          <table:table-cell office:value-type="float" office:value="13.4">
            <text:p>13.4</text:p>
          </table:table-cell>
        </table:table-row>
        <table:table-row>
          <table:table-cell office:value-type="string" office:string-value="2024-11-22">
            <text:p>2024-11-22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NK">
            <text:p>NK</text:p>
          </table:table-cell>
          <table:table-cell office:value-type="string" office:string-value="BOS">
            <text:p>BOS</text:p>
          </table:table-cell>
          <table:table-cell office:value-type="string" office:string-value="ATL">
            <text:p>ATL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3">
            <text:p>6.3</text:p>
          </table:table-cell>
          <table:table-cell office:value-type="float" office:value="0">
            <text:p/>
          </table:table-cell>
          <table:table-cell office:value-type="float" office:value="10.8">
            <text:p>10.8</text:p>
          </table:table-cell>
        </table:table-row>
        <table:table-row>
          <table:table-cell office:value-type="string" office:string-value="2024-04-25">
            <text:p>2024-04-25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AS">
            <text:p>AS</text:p>
          </table:table-cell>
          <table:table-cell office:value-type="string" office:string-value="ATL">
            <text:p>ATL</text:p>
          </table:table-cell>
          <table:table-cell office:value-type="string" office:string-value="DFW">
            <text:p>DFW</text:p>
          </table:table-cell>
          <table:table-cell office:value-type="float" office:value="6.0">
            <text:p>6.0</text:p>
          </table:table-cell>
          <table:table-cell office:value-type="float" office:value="10.3">
            <text:p>10.3</text:p>
          </table:table-cell>
          <table:table-cell office:value-type="boolean" office:boolean-value="false">
            <text:p>FALSE</text:p>
          </table:table-cell>
          <table:table-cell office:value-type="float" office:value="0.8">
            <text:p>0.8</text:p>
          </table:table-cell>
          <table:table-cell office:value-type="float" office:value="6.0">
            <text:p>6.0</text:p>
          </table:table-cell>
          <table:table-cell office:value-type="float" office:value="0.2">
            <text:p>0.2</text:p>
          </table:table-cell>
          <table:table-cell office:value-type="float" office:value="0">
            <text:p/>
          </table:table-cell>
          <table:table-cell office:value-type="float" office:value="2.8">
            <text:p>2.8</text:p>
          </table:table-cell>
        </table:table-row>
        <table:table-row>
          <table:table-cell office:value-type="string" office:string-value="2024-06-03">
            <text:p>2024-06-03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UA">
            <text:p>UA</text:p>
          </table:table-cell>
          <table:table-cell office:value-type="string" office:string-value="SFO">
            <text:p>SFO</text:p>
          </table:table-cell>
          <table:table-cell office:value-type="string" office:string-value="RDU">
            <text:p>RDU</text:p>
          </table:table-cell>
          <table:table-cell office:value-type="float" office:value="-29.6">
            <text:p>-29.6</text:p>
          </table:table-cell>
          <table:table-cell office:value-type="float" office:value="-32.3">
            <text:p>-32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5.8">
            <text:p>5.8</text:p>
          </table:table-cell>
          <table:table-cell office:value-type="float" office:value="4.6">
            <text:p>4.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14">
            <text:p>2024-11-14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AA">
            <text:p>AA</text:p>
          </table:table-cell>
          <table:table-cell office:value-type="string" office:string-value="SFO">
            <text:p>SFO</text:p>
          </table:table-cell>
          <table:table-cell office:value-type="string" office:string-value="RDU">
            <text:p>RDU</text:p>
          </table:table-cell>
          <table:table-cell office:value-type="float" office:value="15.9">
            <text:p>15.9</text:p>
          </table:table-cell>
          <table:table-cell office:value-type="float" office:value="18.9">
            <text:p>18.9</text:p>
          </table:table-cell>
          <table:table-cell office:value-type="boolean" office:boolean-value="false">
            <text:p>FALSE</text:p>
          </table:table-cell>
          <table:table-cell office:value-type="float" office:value="7.3">
            <text:p>7.3</text:p>
          </table:table-cell>
          <table:table-cell office:value-type="float" office:value="1.4">
            <text:p>1.4</text:p>
          </table:table-cell>
          <table:table-cell office:value-type="float" office:value="1.6">
            <text:p>1.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7-19">
            <text:p>2024-07-19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AA">
            <text:p>AA</text:p>
          </table:table-cell>
          <table:table-cell office:value-type="string" office:string-value="SFO">
            <text:p>SFO</text:p>
          </table:table-cell>
          <table:table-cell office:value-type="string" office:string-value="ATL">
            <text:p>ATL</text:p>
          </table:table-cell>
          <table:table-cell office:value-type="float" office:value="-5.9">
            <text:p>-5.9</text:p>
          </table:table-cell>
          <table:table-cell office:value-type="float" office:value="-5.0">
            <text:p>-5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9.8">
            <text:p>9.8</text:p>
          </table:table-cell>
          <table:table-cell office:value-type="float" office:value="0">
            <text:p/>
          </table:table-cell>
          <table:table-cell office:value-type="float" office:value="14.1">
            <text:p>14.1</text:p>
          </table:table-cell>
        </table:table-row>
        <table:table-row>
          <table:table-cell office:value-type="string" office:string-value="2024-09-17">
            <text:p>2024-09-17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B6">
            <text:p>B6</text:p>
          </table:table-cell>
          <table:table-cell office:value-type="string" office:string-value="DFW">
            <text:p>DFW</text:p>
          </table:table-cell>
          <table:table-cell office:value-type="string" office:string-value="JFK">
            <text:p>JFK</text:p>
          </table:table-cell>
          <table:table-cell office:value-type="float" office:value="21.3">
            <text:p>21.3</text:p>
          </table:table-cell>
          <table:table-cell office:value-type="float" office:value="21.6">
            <text:p>21.6</text:p>
          </table:table-cell>
          <table:table-cell office:value-type="boolean" office:boolean-value="false">
            <text:p>FALSE</text:p>
          </table:table-cell>
          <table:table-cell office:value-type="float" office:value="12.9">
            <text:p>12.9</text:p>
          </table:table-cell>
          <table:table-cell office:value-type="float" office:value="4.8">
            <text:p>4.8</text:p>
          </table:table-cell>
          <table:table-cell office:value-type="float" office:value="3.4">
            <text:p>3.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8-15">
            <text:p>2024-08-15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NK">
            <text:p>NK</text:p>
          </table:table-cell>
          <table:table-cell office:value-type="string" office:string-value="MIA">
            <text:p>MIA</text:p>
          </table:table-cell>
          <table:table-cell office:value-type="string" office:string-value="MIA">
            <text:p>MIA</text:p>
          </table:table-cell>
          <table:table-cell office:value-type="float" office:value="24.0">
            <text:p>24.0</text:p>
          </table:table-cell>
          <table:table-cell office:value-type="float" office:value="31.7">
            <text:p>31.7</text:p>
          </table:table-cell>
          <table:table-cell office:value-type="boolean" office:boolean-value="false">
            <text:p>FALSE</text:p>
          </table:table-cell>
          <table:table-cell office:value-type="float" office:value="23.3">
            <text:p>23.3</text:p>
          </table:table-cell>
          <table:table-cell office:value-type="float" office:value="0.0">
            <text:p/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19">
            <text:p>2024-05-19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B6">
            <text:p>B6</text:p>
          </table:table-cell>
          <table:table-cell office:value-type="string" office:string-value="BOS">
            <text:p>BOS</text:p>
          </table:table-cell>
          <table:table-cell office:value-type="string" office:string-value="ORD">
            <text:p>ORD</text:p>
          </table:table-cell>
          <table:table-cell office:value-type="float" office:value="11.9">
            <text:p>11.9</text:p>
          </table:table-cell>
          <table:table-cell office:value-type="float" office:value="9.8">
            <text:p>9.8</text:p>
          </table:table-cell>
          <table:table-cell office:value-type="boolean" office:boolean-value="false">
            <text:p>FALSE</text:p>
          </table:table-cell>
          <table:table-cell office:value-type="float" office:value="9.9">
            <text:p>9.9</text:p>
          </table:table-cell>
          <table:table-cell office:value-type="float" office:value="7.1">
            <text:p>7.1</text:p>
          </table:table-cell>
          <table:table-cell office:value-type="float" office:value="10.1">
            <text:p>10.1</text:p>
          </table:table-cell>
          <table:table-cell office:value-type="float" office:value="0">
            <text:p/>
          </table:table-cell>
          <table:table-cell office:value-type="float" office:value="11.4">
            <text:p>11.4</text:p>
          </table:table-cell>
        </table:table-row>
        <table:table-row>
          <table:table-cell office:value-type="string" office:string-value="2024-09-13">
            <text:p>2024-09-13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UA">
            <text:p>UA</text:p>
          </table:table-cell>
          <table:table-cell office:value-type="string" office:string-value="SEA">
            <text:p>SEA</text:p>
          </table:table-cell>
          <table:table-cell office:value-type="string" office:string-value="MIA">
            <text:p>MIA</text:p>
          </table:table-cell>
          <table:table-cell office:value-type="float" office:value="26.2">
            <text:p>26.2</text:p>
          </table:table-cell>
          <table:table-cell office:value-type="float" office:value="20.8">
            <text:p>20.8</text:p>
          </table:table-cell>
          <table:table-cell office:value-type="boolean" office:boolean-value="false">
            <text:p>FALSE</text:p>
          </table:table-cell>
          <table:table-cell office:value-type="float" office:value="8.4">
            <text:p>8.4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7.5">
            <text:p>7.5</text:p>
          </table:table-cell>
        </table:table-row>
        <table:table-row>
          <table:table-cell office:value-type="string" office:string-value="2024-06-23">
            <text:p>2024-06-23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DL">
            <text:p>DL</text:p>
          </table:table-cell>
          <table:table-cell office:value-type="string" office:string-value="RDU">
            <text:p>RDU</text:p>
          </table:table-cell>
          <table:table-cell office:value-type="string" office:string-value="LAX">
            <text:p>LAX</text:p>
          </table:table-cell>
          <table:table-cell office:value-type="float" office:value="9.4">
            <text:p>9.4</text:p>
          </table:table-cell>
          <table:table-cell office:value-type="float" office:value="5.4">
            <text:p>5.4</text:p>
          </table:table-cell>
          <table:table-cell office:value-type="boolean" office:boolean-value="false">
            <text:p>FALSE</text:p>
          </table:table-cell>
          <table:table-cell office:value-type="float" office:value="5.8">
            <text:p>5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7.5">
            <text:p>17.5</text:p>
          </table:table-cell>
        </table:table-row>
        <table:table-row>
          <table:table-cell office:value-type="string" office:string-value="2024-11-20">
            <text:p>2024-11-20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B6">
            <text:p>B6</text:p>
          </table:table-cell>
          <table:table-cell office:value-type="string" office:string-value="ORD">
            <text:p>ORD</text:p>
          </table:table-cell>
          <table:table-cell office:value-type="string" office:string-value="DFW">
            <text:p>DFW</text:p>
          </table:table-cell>
          <table:table-cell office:value-type="float" office:value="-27.8">
            <text:p>-27.8</text:p>
          </table:table-cell>
          <table:table-cell office:value-type="float" office:value="-22.2">
            <text:p>-22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/>
          </table:table-cell>
          <table:table-cell office:value-type="float" office:value="2.1">
            <text:p>2.1</text:p>
          </table:table-cell>
        </table:table-row>
        <table:table-row>
          <table:table-cell office:value-type="string" office:string-value="2024-10-28">
            <text:p>2024-10-28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B6">
            <text:p>B6</text:p>
          </table:table-cell>
          <table:table-cell office:value-type="string" office:string-value="ORD">
            <text:p>ORD</text:p>
          </table:table-cell>
          <table:table-cell office:value-type="string" office:string-value="MIA">
            <text:p>MIA</text:p>
          </table:table-cell>
          <table:table-cell office:value-type="float" office:value="-31.1">
            <text:p>-31.1</text:p>
          </table:table-cell>
          <table:table-cell office:value-type="float" office:value="-36.8">
            <text:p>-36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2-10">
            <text:p>2024-02-10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F9">
            <text:p>F9</text:p>
          </table:table-cell>
          <table:table-cell office:value-type="string" office:string-value="DFW">
            <text:p>DFW</text:p>
          </table:table-cell>
          <table:table-cell office:value-type="string" office:string-value="JFK">
            <text:p>JFK</text:p>
          </table:table-cell>
          <table:table-cell office:value-type="float" office:value="32.1">
            <text:p>32.1</text:p>
          </table:table-cell>
          <table:table-cell office:value-type="float" office:value="37.8">
            <text:p>37.8</text:p>
          </table:table-cell>
          <table:table-cell office:value-type="boolean" office:boolean-value="false">
            <text:p>FALSE</text:p>
          </table:table-cell>
          <table:table-cell office:value-type="float" office:value="26.6">
            <text:p>26.6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7-17">
            <text:p>2024-07-17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UA">
            <text:p>UA</text:p>
          </table:table-cell>
          <table:table-cell office:value-type="string" office:string-value="DFW">
            <text:p>DFW</text:p>
          </table:table-cell>
          <table:table-cell office:value-type="string" office:string-value="ATL">
            <text:p>ATL</text:p>
          </table:table-cell>
          <table:table-cell office:value-type="float" office:value="-0.9">
            <text:p>-0.9</text:p>
          </table:table-cell>
          <table:table-cell office:value-type="float" office:value="0.5">
            <text:p>0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5.1">
            <text:p>5.1</text:p>
          </table:table-cell>
          <table:table-cell office:value-type="float" office:value="0.1">
            <text:p>0.1</text:p>
          </table:table-cell>
          <table:table-cell office:value-type="float" office:value="0">
            <text:p/>
          </table:table-cell>
          <table:table-cell office:value-type="float" office:value="4.5">
            <text:p>4.5</text:p>
          </table:table-cell>
        </table:table-row>
        <table:table-row>
          <table:table-cell office:value-type="string" office:string-value="2024-02-17">
            <text:p>2024-02-17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UA">
            <text:p>UA</text:p>
          </table:table-cell>
          <table:table-cell office:value-type="string" office:string-value="DFW">
            <text:p>DFW</text:p>
          </table:table-cell>
          <table:table-cell office:value-type="string" office:string-value="MIA">
            <text:p>MIA</text:p>
          </table:table-cell>
          <table:table-cell office:value-type="float" office:value="11.5">
            <text:p>11.5</text:p>
          </table:table-cell>
          <table:table-cell office:value-type="float" office:value="13.0">
            <text:p>13.0</text:p>
          </table:table-cell>
          <table:table-cell office:value-type="boolean" office:boolean-value="false">
            <text:p>FALSE</text:p>
          </table:table-cell>
          <table:table-cell office:value-type="float" office:value="4.3">
            <text:p>4.3</text:p>
          </table:table-cell>
          <table:table-cell office:value-type="float" office:value="6.9">
            <text:p>6.9</text:p>
          </table:table-cell>
          <table:table-cell office:value-type="float" office:value="9.4">
            <text:p>9.4</text:p>
          </table:table-cell>
          <table:table-cell office:value-type="float" office:value="0">
            <text:p/>
          </table:table-cell>
          <table:table-cell office:value-type="float" office:value="5.9">
            <text:p>5.9</text:p>
          </table:table-cell>
        </table:table-row>
        <table:table-row>
          <table:table-cell office:value-type="string" office:string-value="2024-03-24">
            <text:p>2024-03-24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UA">
            <text:p>UA</text:p>
          </table:table-cell>
          <table:table-cell office:value-type="string" office:string-value="SFO">
            <text:p>SFO</text:p>
          </table:table-cell>
          <table:table-cell office:value-type="string" office:string-value="DFW">
            <text:p>DFW</text:p>
          </table:table-cell>
          <table:table-cell office:value-type="float" office:value="-40.1">
            <text:p>-40.1</text:p>
          </table:table-cell>
          <table:table-cell office:value-type="float" office:value="-41.7">
            <text:p>-41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">
            <text:p/>
          </table:table-cell>
          <table:table-cell office:value-type="float" office:value="17.0">
            <text:p>17.0</text:p>
          </table:table-cell>
        </table:table-row>
        <table:table-row>
          <table:table-cell office:value-type="string" office:string-value="2024-05-26">
            <text:p>2024-05-26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WN">
            <text:p>WN</text:p>
          </table:table-cell>
          <table:table-cell office:value-type="string" office:string-value="DFW">
            <text:p>DFW</text:p>
          </table:table-cell>
          <table:table-cell office:value-type="string" office:string-value="MIA">
            <text:p>MIA</text:p>
          </table:table-cell>
          <table:table-cell office:value-type="float" office:value="-24.3">
            <text:p>-24.3</text:p>
          </table:table-cell>
          <table:table-cell office:value-type="float" office:value="-22.4">
            <text:p>-22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8">
            <text:p>3.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27">
            <text:p>2024-03-27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DL">
            <text:p>DL</text:p>
          </table:table-cell>
          <table:table-cell office:value-type="string" office:string-value="ATL">
            <text:p>ATL</text:p>
          </table:table-cell>
          <table:table-cell office:value-type="string" office:string-value="RDU">
            <text:p>RDU</text:p>
          </table:table-cell>
          <table:table-cell office:value-type="float" office:value="25.7">
            <text:p>25.7</text:p>
          </table:table-cell>
          <table:table-cell office:value-type="float" office:value="19.3">
            <text:p>19.3</text:p>
          </table:table-cell>
          <table:table-cell office:value-type="boolean" office:boolean-value="false">
            <text:p>FALSE</text:p>
          </table:table-cell>
          <table:table-cell office:value-type="float" office:value="2.6">
            <text:p>2.6</text:p>
          </table:table-cell>
          <table:table-cell office:value-type="float" office:value="0.0">
            <text:p/>
          </table:table-cell>
          <table:table-cell office:value-type="float" office:value="7.4">
            <text:p>7.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15">
            <text:p>2024-05-15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DL">
            <text:p>DL</text:p>
          </table:table-cell>
          <table:table-cell office:value-type="string" office:string-value="SFO">
            <text:p>SFO</text:p>
          </table:table-cell>
          <table:table-cell office:value-type="string" office:string-value="ORD">
            <text:p>ORD</text:p>
          </table:table-cell>
          <table:table-cell office:value-type="float" office:value="-4.3">
            <text:p>-4.3</text:p>
          </table:table-cell>
          <table:table-cell office:value-type="float" office:value="4.0">
            <text:p>4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7.3">
            <text:p>7.3</text:p>
          </table:table-cell>
          <table:table-cell office:value-type="float" office:value="0">
            <text:p/>
          </table:table-cell>
          <table:table-cell office:value-type="float" office:value="2.9">
            <text:p>2.9</text:p>
          </table:table-cell>
        </table:table-row>
        <table:table-row>
          <table:table-cell office:value-type="string" office:string-value="2024-01-13">
            <text:p>2024-01-13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B6">
            <text:p>B6</text:p>
          </table:table-cell>
          <table:table-cell office:value-type="string" office:string-value="LAX">
            <text:p>LAX</text:p>
          </table:table-cell>
          <table:table-cell office:value-type="string" office:string-value="SFO">
            <text:p>SFO</text:p>
          </table:table-cell>
          <table:table-cell office:value-type="float" office:value="9.7">
            <text:p>9.7</text:p>
          </table:table-cell>
          <table:table-cell office:value-type="float" office:value="14.6">
            <text:p>14.6</text:p>
          </table:table-cell>
          <table:table-cell office:value-type="boolean" office:boolean-value="false">
            <text:p>FALSE</text:p>
          </table:table-cell>
          <table:table-cell office:value-type="float" office:value="9.0">
            <text:p>9.0</text:p>
          </table:table-cell>
          <table:table-cell office:value-type="float" office:value="1.8">
            <text:p>1.8</text:p>
          </table:table-cell>
          <table:table-cell office:value-type="float" office:value="6.1">
            <text:p>6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27">
            <text:p>2024-05-27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DL">
            <text:p>DL</text:p>
          </table:table-cell>
          <table:table-cell office:value-type="string" office:string-value="SEA">
            <text:p>SEA</text:p>
          </table:table-cell>
          <table:table-cell office:value-type="string" office:string-value="SEA">
            <text:p>SEA</text:p>
          </table:table-cell>
          <table:table-cell office:value-type="float" office:value="8.5">
            <text:p>8.5</text:p>
          </table:table-cell>
          <table:table-cell office:value-type="float" office:value="5.9">
            <text:p>5.9</text:p>
          </table:table-cell>
          <table:table-cell office:value-type="boolean" office:boolean-value="false">
            <text:p>FALSE</text:p>
          </table:table-cell>
          <table:table-cell office:value-type="float" office:value="7.7">
            <text:p>7.7</text:p>
          </table:table-cell>
          <table:table-cell office:value-type="float" office:value="5.5">
            <text:p>5.5</text:p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15.2">
            <text:p>15.2</text:p>
          </table:table-cell>
        </table:table-row>
        <table:table-row>
          <table:table-cell office:value-type="string" office:string-value="2024-10-17">
            <text:p>2024-10-17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AA">
            <text:p>AA</text:p>
          </table:table-cell>
          <table:table-cell office:value-type="string" office:string-value="ATL">
            <text:p>ATL</text:p>
          </table:table-cell>
          <table:table-cell office:value-type="string" office:string-value="LAX">
            <text:p>LAX</text:p>
          </table:table-cell>
          <table:table-cell office:value-type="float" office:value="52.9">
            <text:p>52.9</text:p>
          </table:table-cell>
          <table:table-cell office:value-type="float" office:value="52.4">
            <text:p>52.4</text:p>
          </table:table-cell>
          <table:table-cell office:value-type="boolean" office:boolean-value="false">
            <text:p>FALSE</text:p>
          </table:table-cell>
          <table:table-cell office:value-type="float" office:value="42.0">
            <text:p>42.0</text:p>
          </table:table-cell>
          <table:table-cell office:value-type="float" office:value="3.5">
            <text:p>3.5</text:p>
          </table:table-cell>
          <table:table-cell office:value-type="float" office:value="1.1">
            <text:p>1.1</text:p>
          </table:table-cell>
          <table:table-cell office:value-type="float" office:value="0">
            <text:p/>
          </table:table-cell>
          <table:table-cell office:value-type="float" office:value="5.0">
            <text:p>5.0</text:p>
          </table:table-cell>
        </table:table-row>
        <table:table-row>
          <table:table-cell office:value-type="string" office:string-value="2024-01-21">
            <text:p>2024-01-21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WN">
            <text:p>WN</text:p>
          </table:table-cell>
          <table:table-cell office:value-type="string" office:string-value="JFK">
            <text:p>JFK</text:p>
          </table:table-cell>
          <table:table-cell office:value-type="string" office:string-value="ATL">
            <text:p>ATL</text:p>
          </table:table-cell>
          <table:table-cell office:value-type="float" office:value="32.9">
            <text:p>32.9</text:p>
          </table:table-cell>
          <table:table-cell office:value-type="float" office:value="29.1">
            <text:p>29.1</text:p>
          </table:table-cell>
          <table:table-cell office:value-type="boolean" office:boolean-value="false">
            <text:p>FALSE</text:p>
          </table:table-cell>
          <table:table-cell office:value-type="float" office:value="20.2">
            <text:p>20.2</text:p>
          </table:table-cell>
          <table:table-cell office:value-type="float" office:value="2.3">
            <text:p>2.3</text:p>
          </table:table-cell>
          <table:table-cell office:value-type="float" office:value="7.1">
            <text:p>7.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</table:table-row>
        <table:table-row>
          <table:table-cell office:value-type="string" office:string-value="2024-06-03">
            <text:p>2024-06-03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UA">
            <text:p>UA</text:p>
          </table:table-cell>
          <table:table-cell office:value-type="string" office:string-value="SFO">
            <text:p>SFO</text:p>
          </table:table-cell>
          <table:table-cell office:value-type="string" office:string-value="SEA">
            <text:p>SEA</text:p>
          </table:table-cell>
          <table:table-cell office:value-type="float" office:value="-4.1">
            <text:p>-4.1</text:p>
          </table:table-cell>
          <table:table-cell office:value-type="float" office:value="0.7">
            <text:p>0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2.9">
            <text:p>2.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21">
            <text:p>2024-11-21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B6">
            <text:p>B6</text:p>
          </table:table-cell>
          <table:table-cell office:value-type="string" office:string-value="JFK">
            <text:p>JFK</text:p>
          </table:table-cell>
          <table:table-cell office:value-type="string" office:string-value="RDU">
            <text:p>RDU</text:p>
          </table:table-cell>
          <table:table-cell office:value-type="float" office:value="21.9">
            <text:p>21.9</text:p>
          </table:table-cell>
          <table:table-cell office:value-type="float" office:value="23.5">
            <text:p>23.5</text:p>
          </table:table-cell>
          <table:table-cell office:value-type="boolean" office:boolean-value="false">
            <text:p>FALSE</text:p>
          </table:table-cell>
          <table:table-cell office:value-type="float" office:value="7.4">
            <text:p>7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8-21">
            <text:p>2024-08-21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DL">
            <text:p>DL</text:p>
          </table:table-cell>
          <table:table-cell office:value-type="string" office:string-value="ORD">
            <text:p>ORD</text:p>
          </table:table-cell>
          <table:table-cell office:value-type="string" office:string-value="SEA">
            <text:p>SEA</text:p>
          </table:table-cell>
          <table:table-cell office:value-type="float" office:value="-59.5">
            <text:p>-59.5</text:p>
          </table:table-cell>
          <table:table-cell office:value-type="float" office:value="-56.2">
            <text:p>-56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5.6">
            <text:p>5.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9-16">
            <text:p>2024-09-16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UA">
            <text:p>UA</text:p>
          </table:table-cell>
          <table:table-cell office:value-type="string" office:string-value="LAX">
            <text:p>LAX</text:p>
          </table:table-cell>
          <table:table-cell office:value-type="string" office:string-value="ATL">
            <text:p>ATL</text:p>
          </table:table-cell>
          <table:table-cell office:value-type="float" office:value="-4.3">
            <text:p>-4.3</text:p>
          </table:table-cell>
          <table:table-cell office:value-type="float" office:value="0.4">
            <text:p>0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2.0">
            <text:p>2.0</text:p>
          </table:table-cell>
        </table:table-row>
        <table:table-row>
          <table:table-cell office:value-type="string" office:string-value="2024-06-14">
            <text:p>2024-06-14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NK">
            <text:p>NK</text:p>
          </table:table-cell>
          <table:table-cell office:value-type="string" office:string-value="SFO">
            <text:p>SFO</text:p>
          </table:table-cell>
          <table:table-cell office:value-type="string" office:string-value="DFW">
            <text:p>DFW</text:p>
          </table:table-cell>
          <table:table-cell office:value-type="float" office:value="16.2">
            <text:p>16.2</text:p>
          </table:table-cell>
          <table:table-cell office:value-type="float" office:value="22.0">
            <text:p>22.0</text:p>
          </table:table-cell>
          <table:table-cell office:value-type="boolean" office:boolean-value="false">
            <text:p>FALSE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</table:table-row>
        <table:table-row>
          <table:table-cell office:value-type="string" office:string-value="2024-10-27">
            <text:p>2024-10-27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AS">
            <text:p>AS</text:p>
          </table:table-cell>
          <table:table-cell office:value-type="string" office:string-value="DFW">
            <text:p>DFW</text:p>
          </table:table-cell>
          <table:table-cell office:value-type="string" office:string-value="ORD">
            <text:p>ORD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boolean" office:boolean-value="false">
            <text:p>FALSE</text:p>
          </table:table-cell>
          <table:table-cell office:value-type="float" office:value="2.3">
            <text:p>2.3</text:p>
          </table:table-cell>
          <table:table-cell office:value-type="float" office:value="0.0">
            <text:p/>
          </table:table-cell>
          <table:table-cell office:value-type="float" office:value="8.1">
            <text:p>8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6-15">
            <text:p>2024-06-15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B6">
            <text:p>B6</text:p>
          </table:table-cell>
          <table:table-cell office:value-type="string" office:string-value="MIA">
            <text:p>MIA</text:p>
          </table:table-cell>
          <table:table-cell office:value-type="string" office:string-value="SFO">
            <text:p>SFO</text:p>
          </table:table-cell>
          <table:table-cell office:value-type="float" office:value="22.1">
            <text:p>22.1</text:p>
          </table:table-cell>
          <table:table-cell office:value-type="float" office:value="20.0">
            <text:p>20.0</text:p>
          </table:table-cell>
          <table:table-cell office:value-type="boolean" office:boolean-value="false">
            <text:p>FALSE</text:p>
          </table:table-cell>
          <table:table-cell office:value-type="float" office:value="1.7">
            <text:p>1.7</text:p>
          </table:table-cell>
          <table:table-cell office:value-type="float" office:value="15.8">
            <text:p>15.8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1-05">
            <text:p>2024-01-05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NK">
            <text:p>NK</text:p>
          </table:table-cell>
          <table:table-cell office:value-type="string" office:string-value="RDU">
            <text:p>RDU</text:p>
          </table:table-cell>
          <table:table-cell office:value-type="string" office:string-value="JFK">
            <text:p>JFK</text:p>
          </table:table-cell>
          <table:table-cell office:value-type="float" office:value="16.9">
            <text:p>16.9</text:p>
          </table:table-cell>
          <table:table-cell office:value-type="float" office:value="9.7">
            <text:p>9.7</text:p>
          </table:table-cell>
          <table:table-cell office:value-type="boolean" office:boolean-value="false">
            <text:p>FALSE</text:p>
          </table:table-cell>
          <table:table-cell office:value-type="float" office:value="13.2">
            <text:p>13.2</text:p>
          </table:table-cell>
          <table:table-cell office:value-type="float" office:value="0.0">
            <text:p/>
          </table:table-cell>
          <table:table-cell office:value-type="float" office:value="5.9">
            <text:p>5.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15">
            <text:p>2024-11-15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B6">
            <text:p>B6</text:p>
          </table:table-cell>
          <table:table-cell office:value-type="string" office:string-value="SEA">
            <text:p>SEA</text:p>
          </table:table-cell>
          <table:table-cell office:value-type="string" office:string-value="ORD">
            <text:p>ORD</text:p>
          </table:table-cell>
          <table:table-cell office:value-type="float" office:value="-9.0">
            <text:p>-9.0</text:p>
          </table:table-cell>
          <table:table-cell office:value-type="float" office:value="-14.5">
            <text:p>-14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8-17">
            <text:p>2024-08-17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AA">
            <text:p>AA</text:p>
          </table:table-cell>
          <table:table-cell office:value-type="string" office:string-value="ATL">
            <text:p>ATL</text:p>
          </table:table-cell>
          <table:table-cell office:value-type="string" office:string-value="ATL">
            <text:p>ATL</text:p>
          </table:table-cell>
          <table:table-cell office:value-type="float" office:value="35.9">
            <text:p>35.9</text:p>
          </table:table-cell>
          <table:table-cell office:value-type="float" office:value="41.2">
            <text:p>41.2</text:p>
          </table:table-cell>
          <table:table-cell office:value-type="boolean" office:boolean-value="false">
            <text:p>FALSE</text:p>
          </table:table-cell>
          <table:table-cell office:value-type="float" office:value="7.7">
            <text:p>7.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9.3">
            <text:p>9.3</text:p>
          </table:table-cell>
        </table:table-row>
        <table:table-row>
          <table:table-cell office:value-type="string" office:string-value="2024-03-28">
            <text:p>2024-03-28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NK">
            <text:p>NK</text:p>
          </table:table-cell>
          <table:table-cell office:value-type="string" office:string-value="JFK">
            <text:p>JFK</text:p>
          </table:table-cell>
          <table:table-cell office:value-type="string" office:string-value="SEA">
            <text:p>SEA</text:p>
          </table:table-cell>
          <table:table-cell office:value-type="float" office:value="4.9">
            <text:p>4.9</text:p>
          </table:table-cell>
          <table:table-cell office:value-type="float" office:value="14.0">
            <text:p>14.0</text:p>
          </table:table-cell>
          <table:table-cell office:value-type="boolean" office:boolean-value="false">
            <text:p>FALSE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28">
            <text:p>2024-05-28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DL">
            <text:p>DL</text:p>
          </table:table-cell>
          <table:table-cell office:value-type="string" office:string-value="DFW">
            <text:p>DFW</text:p>
          </table:table-cell>
          <table:table-cell office:value-type="string" office:string-value="BOS">
            <text:p>BOS</text:p>
          </table:table-cell>
          <table:table-cell office:value-type="float" office:value="-14.7">
            <text:p>-14.7</text:p>
          </table:table-cell>
          <table:table-cell office:value-type="float" office:value="-16.0">
            <text:p>-16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0.8">
            <text:p>10.8</text:p>
          </table:table-cell>
          <table:table-cell office:value-type="float" office:value="2.3">
            <text:p>2.3</text:p>
          </table:table-cell>
          <table:table-cell office:value-type="float" office:value="0">
            <text:p/>
          </table:table-cell>
          <table:table-cell office:value-type="float" office:value="4.8">
            <text:p>4.8</text:p>
          </table:table-cell>
        </table:table-row>
        <table:table-row>
          <table:table-cell office:value-type="string" office:string-value="2024-06-18">
            <text:p>2024-06-18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B6">
            <text:p>B6</text:p>
          </table:table-cell>
          <table:table-cell office:value-type="string" office:string-value="SEA">
            <text:p>SEA</text:p>
          </table:table-cell>
          <table:table-cell office:value-type="string" office:string-value="BOS">
            <text:p>BOS</text:p>
          </table:table-cell>
          <table:table-cell office:value-type="float" office:value="34.1">
            <text:p>34.1</text:p>
          </table:table-cell>
          <table:table-cell office:value-type="float" office:value="41.2">
            <text:p>41.2</text:p>
          </table:table-cell>
          <table:table-cell office:value-type="boolean" office:boolean-value="false">
            <text:p>FALSE</text:p>
          </table:table-cell>
          <table:table-cell office:value-type="float" office:value="13.6">
            <text:p>13.6</text:p>
          </table:table-cell>
          <table:table-cell office:value-type="float" office:value="9.6">
            <text:p>9.6</text:p>
          </table:table-cell>
          <table:table-cell office:value-type="float" office:value="2.1">
            <text:p>2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03">
            <text:p>2024-10-03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B6">
            <text:p>B6</text:p>
          </table:table-cell>
          <table:table-cell office:value-type="string" office:string-value="ORD">
            <text:p>ORD</text:p>
          </table:table-cell>
          <table:table-cell office:value-type="string" office:string-value="SEA">
            <text:p>SEA</text:p>
          </table:table-cell>
          <table:table-cell office:value-type="float" office:value="-16.7">
            <text:p>-16.7</text:p>
          </table:table-cell>
          <table:table-cell office:value-type="float" office:value="-14.0">
            <text:p>-14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0">
            <text:p/>
          </table:table-cell>
          <table:table-cell office:value-type="float" office:value="8.8">
            <text:p>8.8</text:p>
          </table:table-cell>
        </table:table-row>
        <table:table-row>
          <table:table-cell office:value-type="string" office:string-value="2024-10-06">
            <text:p>2024-10-06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F9">
            <text:p>F9</text:p>
          </table:table-cell>
          <table:table-cell office:value-type="string" office:string-value="BOS">
            <text:p>BOS</text:p>
          </table:table-cell>
          <table:table-cell office:value-type="string" office:string-value="RDU">
            <text:p>RDU</text:p>
          </table:table-cell>
          <table:table-cell office:value-type="float" office:value="-22.8">
            <text:p>-22.8</text:p>
          </table:table-cell>
          <table:table-cell office:value-type="float" office:value="-19.9">
            <text:p>-19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0">
            <text:p/>
          </table:table-cell>
          <table:table-cell office:value-type="float" office:value="19.9">
            <text:p>19.9</text:p>
          </table:table-cell>
        </table:table-row>
        <table:table-row>
          <table:table-cell office:value-type="string" office:string-value="2024-09-10">
            <text:p>2024-09-10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AS">
            <text:p>AS</text:p>
          </table:table-cell>
          <table:table-cell office:value-type="string" office:string-value="LAX">
            <text:p>LAX</text:p>
          </table:table-cell>
          <table:table-cell office:value-type="string" office:string-value="BOS">
            <text:p>BOS</text:p>
          </table:table-cell>
          <table:table-cell office:value-type="float" office:value="14.3">
            <text:p>14.3</text:p>
          </table:table-cell>
          <table:table-cell office:value-type="float" office:value="26.3">
            <text:p>26.3</text:p>
          </table:table-cell>
          <table:table-cell office:value-type="boolean" office:boolean-value="false">
            <text:p>FALSE</text:p>
          </table:table-cell>
          <table:table-cell office:value-type="float" office:value="8.9">
            <text:p>8.9</text:p>
          </table:table-cell>
          <table:table-cell office:value-type="float" office:value="0.3">
            <text:p>0.3</text:p>
          </table:table-cell>
          <table:table-cell office:value-type="float" office:value="1.8">
            <text:p>1.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05">
            <text:p>2024-10-05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B6">
            <text:p>B6</text:p>
          </table:table-cell>
          <table:table-cell office:value-type="string" office:string-value="MIA">
            <text:p>MIA</text:p>
          </table:table-cell>
          <table:table-cell office:value-type="string" office:string-value="RDU">
            <text:p>RDU</text:p>
          </table:table-cell>
          <table:table-cell office:value-type="float" office:value="-20.9">
            <text:p>-20.9</text:p>
          </table:table-cell>
          <table:table-cell office:value-type="float" office:value="-20.4">
            <text:p>-20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7-20">
            <text:p>2024-07-20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UA">
            <text:p>UA</text:p>
          </table:table-cell>
          <table:table-cell office:value-type="string" office:string-value="SEA">
            <text:p>SEA</text:p>
          </table:table-cell>
          <table:table-cell office:value-type="string" office:string-value="BOS">
            <text:p>BOS</text:p>
          </table:table-cell>
          <table:table-cell office:value-type="float" office:value="-19.8">
            <text:p>-19.8</text:p>
          </table:table-cell>
          <table:table-cell office:value-type="float" office:value="-26.8">
            <text:p>-26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7.5">
            <text:p>7.5</text:p>
          </table:table-cell>
          <table:table-cell office:value-type="float" office:value="1.8">
            <text:p>1.8</text:p>
          </table:table-cell>
          <table:table-cell office:value-type="float" office:value="0">
            <text:p/>
          </table:table-cell>
          <table:table-cell office:value-type="float" office:value="8.1">
            <text:p>8.1</text:p>
          </table:table-cell>
        </table:table-row>
        <table:table-row>
          <table:table-cell office:value-type="string" office:string-value="2024-05-15">
            <text:p>2024-05-15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UA">
            <text:p>UA</text:p>
          </table:table-cell>
          <table:table-cell office:value-type="string" office:string-value="JFK">
            <text:p>JFK</text:p>
          </table:table-cell>
          <table:table-cell office:value-type="string" office:string-value="SEA">
            <text:p>SEA</text:p>
          </table:table-cell>
          <table:table-cell office:value-type="float" office:value="-30.8">
            <text:p>-30.8</text:p>
          </table:table-cell>
          <table:table-cell office:value-type="float" office:value="-35.6">
            <text:p>-35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4.8">
            <text:p>4.8</text:p>
          </table:table-cell>
          <table:table-cell office:value-type="float" office:value="7.9">
            <text:p>7.9</text:p>
          </table:table-cell>
          <table:table-cell office:value-type="float" office:value="0">
            <text:p/>
          </table:table-cell>
          <table:table-cell office:value-type="float" office:value="16.5">
            <text:p>16.5</text:p>
          </table:table-cell>
        </table:table-row>
        <table:table-row>
          <table:table-cell office:value-type="string" office:string-value="2024-06-13">
            <text:p>2024-06-13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B6">
            <text:p>B6</text:p>
          </table:table-cell>
          <table:table-cell office:value-type="string" office:string-value="BOS">
            <text:p>BOS</text:p>
          </table:table-cell>
          <table:table-cell office:value-type="string" office:string-value="BOS">
            <text:p>BOS</text:p>
          </table:table-cell>
          <table:table-cell office:value-type="float" office:value="-26.4">
            <text:p>-26.4</text:p>
          </table:table-cell>
          <table:table-cell office:value-type="float" office:value="-12.9">
            <text:p>-12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5.0">
            <text:p>5.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1-10">
            <text:p>2024-01-10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F9">
            <text:p>F9</text:p>
          </table:table-cell>
          <table:table-cell office:value-type="string" office:string-value="LAX">
            <text:p>LAX</text:p>
          </table:table-cell>
          <table:table-cell office:value-type="string" office:string-value="JFK">
            <text:p>JFK</text:p>
          </table:table-cell>
          <table:table-cell office:value-type="float" office:value="9.3">
            <text:p>9.3</text:p>
          </table:table-cell>
          <table:table-cell office:value-type="float" office:value="13.8">
            <text:p>13.8</text:p>
          </table:table-cell>
          <table:table-cell office:value-type="boolean" office:boolean-value="false">
            <text:p>FALSE</text:p>
          </table:table-cell>
          <table:table-cell office:value-type="float" office:value="1.8">
            <text:p>1.8</text:p>
          </table:table-cell>
          <table:table-cell office:value-type="float" office:value="0.0">
            <text:p/>
          </table:table-cell>
          <table:table-cell office:value-type="float" office:value="10.2">
            <text:p>10.2</text:p>
          </table:table-cell>
          <table:table-cell office:value-type="float" office:value="0">
            <text:p/>
          </table:table-cell>
          <table:table-cell office:value-type="float" office:value="26.4">
            <text:p>26.4</text:p>
          </table:table-cell>
        </table:table-row>
        <table:table-row>
          <table:table-cell office:value-type="string" office:string-value="2024-08-01">
            <text:p>2024-08-01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F9">
            <text:p>F9</text:p>
          </table:table-cell>
          <table:table-cell office:value-type="string" office:string-value="BOS">
            <text:p>BOS</text:p>
          </table:table-cell>
          <table:table-cell office:value-type="string" office:string-value="SEA">
            <text:p>SEA</text:p>
          </table:table-cell>
          <table:table-cell office:value-type="float" office:value="-45.3">
            <text:p>-45.3</text:p>
          </table:table-cell>
          <table:table-cell office:value-type="float" office:value="-43.1">
            <text:p>-43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6.6">
            <text:p>6.6</text:p>
          </table:table-cell>
          <table:table-cell office:value-type="float" office:value="0">
            <text:p/>
          </table:table-cell>
          <table:table-cell office:value-type="float" office:value="12.9">
            <text:p>12.9</text:p>
          </table:table-cell>
        </table:table-row>
        <table:table-row>
          <table:table-cell office:value-type="string" office:string-value="2024-11-22">
            <text:p>2024-11-22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AS">
            <text:p>AS</text:p>
          </table:table-cell>
          <table:table-cell office:value-type="string" office:string-value="BOS">
            <text:p>BOS</text:p>
          </table:table-cell>
          <table:table-cell office:value-type="string" office:string-value="RDU">
            <text:p>RDU</text:p>
          </table:table-cell>
          <table:table-cell office:value-type="float" office:value="14.1">
            <text:p>14.1</text:p>
          </table:table-cell>
          <table:table-cell office:value-type="float" office:value="17.2">
            <text:p>17.2</text:p>
          </table:table-cell>
          <table:table-cell office:value-type="boolean" office:boolean-value="false">
            <text:p>FALSE</text:p>
          </table:table-cell>
          <table:table-cell office:value-type="float" office:value="10.3">
            <text:p>10.3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12">
            <text:p>2024-04-12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AS">
            <text:p>AS</text:p>
          </table:table-cell>
          <table:table-cell office:value-type="string" office:string-value="ORD">
            <text:p>ORD</text:p>
          </table:table-cell>
          <table:table-cell office:value-type="string" office:string-value="SFO">
            <text:p>SFO</text:p>
          </table:table-cell>
          <table:table-cell office:value-type="float" office:value="-21.4">
            <text:p>-21.4</text:p>
          </table:table-cell>
          <table:table-cell office:value-type="float" office:value="-17.6">
            <text:p>-17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6.1">
            <text:p>16.1</text:p>
          </table:table-cell>
        </table:table-row>
        <table:table-row>
          <table:table-cell office:value-type="string" office:string-value="2024-02-05">
            <text:p>2024-02-05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F9">
            <text:p>F9</text:p>
          </table:table-cell>
          <table:table-cell office:value-type="string" office:string-value="DFW">
            <text:p>DFW</text:p>
          </table:table-cell>
          <table:table-cell office:value-type="string" office:string-value="DFW">
            <text:p>DFW</text:p>
          </table:table-cell>
          <table:table-cell office:value-type="float" office:value="2.4">
            <text:p>2.4</text:p>
          </table:table-cell>
          <table:table-cell office:value-type="float" office:value="-2.0">
            <text:p>-2.0</text:p>
          </table:table-cell>
          <table:table-cell office:value-type="boolean" office:boolean-value="false">
            <text:p>FALSE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float" office:value="2.1">
            <text:p>2.1</text:p>
          </table:table-cell>
          <table:table-cell office:value-type="float" office:value="0">
            <text:p/>
          </table:table-cell>
          <table:table-cell office:value-type="float" office:value="5.3">
            <text:p>5.3</text:p>
          </table:table-cell>
        </table:table-row>
        <table:table-row>
          <table:table-cell office:value-type="string" office:string-value="2024-08-17">
            <text:p>2024-08-17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DL">
            <text:p>DL</text:p>
          </table:table-cell>
          <table:table-cell office:value-type="string" office:string-value="MIA">
            <text:p>MIA</text:p>
          </table:table-cell>
          <table:table-cell office:value-type="string" office:string-value="BOS">
            <text:p>BOS</text:p>
          </table:table-cell>
          <table:table-cell office:value-type="float" office:value="43.4">
            <text:p>43.4</text:p>
          </table:table-cell>
          <table:table-cell office:value-type="float" office:value="45.3">
            <text:p>45.3</text:p>
          </table:table-cell>
          <table:table-cell office:value-type="boolean" office:boolean-value="false">
            <text:p>FALSE</text:p>
          </table:table-cell>
          <table:table-cell office:value-type="float" office:value="40.4">
            <text:p>40.4</text:p>
          </table:table-cell>
          <table:table-cell office:value-type="float" office:value="0.0">
            <text:p/>
          </table:table-cell>
          <table:table-cell office:value-type="float" office:value="6.6">
            <text:p>6.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11">
            <text:p>2024-10-11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NK">
            <text:p>NK</text:p>
          </table:table-cell>
          <table:table-cell office:value-type="string" office:string-value="MIA">
            <text:p>MIA</text:p>
          </table:table-cell>
          <table:table-cell office:value-type="string" office:string-value="ATL">
            <text:p>ATL</text:p>
          </table:table-cell>
          <table:table-cell office:value-type="float" office:value="-27.1">
            <text:p>-27.1</text:p>
          </table:table-cell>
          <table:table-cell office:value-type="float" office:value="-28.0">
            <text:p>-28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6.2">
            <text:p>6.2</text:p>
          </table:table-cell>
          <table:table-cell office:value-type="float" office:value="0">
            <text:p/>
          </table:table-cell>
          <table:table-cell office:value-type="float" office:value="9.3">
            <text:p>9.3</text:p>
          </table:table-cell>
        </table:table-row>
        <table:table-row>
          <table:table-cell office:value-type="string" office:string-value="2024-12-21">
            <text:p>2024-12-21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NK">
            <text:p>NK</text:p>
          </table:table-cell>
          <table:table-cell office:value-type="string" office:string-value="ATL">
            <text:p>ATL</text:p>
          </table:table-cell>
          <table:table-cell office:value-type="string" office:string-value="MIA">
            <text:p>MIA</text:p>
          </table:table-cell>
          <table:table-cell office:value-type="float" office:value="-14.0">
            <text:p>-14.0</text:p>
          </table:table-cell>
          <table:table-cell office:value-type="float" office:value="-4.0">
            <text:p>-4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9.4">
            <text:p>9.4</text:p>
          </table:table-cell>
        </table:table-row>
        <table:table-row>
          <table:table-cell office:value-type="string" office:string-value="2024-10-25">
            <text:p>2024-10-25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DL">
            <text:p>DL</text:p>
          </table:table-cell>
          <table:table-cell office:value-type="string" office:string-value="LAX">
            <text:p>LAX</text:p>
          </table:table-cell>
          <table:table-cell office:value-type="string" office:string-value="RDU">
            <text:p>RDU</text:p>
          </table:table-cell>
          <table:table-cell office:value-type="float" office:value="35.9">
            <text:p>35.9</text:p>
          </table:table-cell>
          <table:table-cell office:value-type="float" office:value="28.9">
            <text:p>28.9</text:p>
          </table:table-cell>
          <table:table-cell office:value-type="boolean" office:boolean-value="false">
            <text:p>FALSE</text:p>
          </table:table-cell>
          <table:table-cell office:value-type="float" office:value="15.8">
            <text:p>15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8.0">
            <text:p>8.0</text:p>
          </table:table-cell>
        </table:table-row>
        <table:table-row>
          <table:table-cell office:value-type="string" office:string-value="2024-10-16">
            <text:p>2024-10-16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UA">
            <text:p>UA</text:p>
          </table:table-cell>
          <table:table-cell office:value-type="string" office:string-value="JFK">
            <text:p>JFK</text:p>
          </table:table-cell>
          <table:table-cell office:value-type="string" office:string-value="BOS">
            <text:p>BOS</text:p>
          </table:table-cell>
          <table:table-cell office:value-type="float" office:value="13.4">
            <text:p>13.4</text:p>
          </table:table-cell>
          <table:table-cell office:value-type="float" office:value="19.1">
            <text:p>19.1</text:p>
          </table:table-cell>
          <table:table-cell office:value-type="boolean" office:boolean-value="false">
            <text:p>FALSE</text:p>
          </table:table-cell>
          <table:table-cell office:value-type="float" office:value="4.4">
            <text:p>4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2.1">
            <text:p>2.1</text:p>
          </table:table-cell>
        </table:table-row>
        <table:table-row>
          <table:table-cell office:value-type="string" office:string-value="2024-09-11">
            <text:p>2024-09-11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B6">
            <text:p>B6</text:p>
          </table:table-cell>
          <table:table-cell office:value-type="string" office:string-value="ATL">
            <text:p>ATL</text:p>
          </table:table-cell>
          <table:table-cell office:value-type="string" office:string-value="MIA">
            <text:p>MIA</text:p>
          </table:table-cell>
          <table:table-cell office:value-type="float" office:value="19.2">
            <text:p>19.2</text:p>
          </table:table-cell>
          <table:table-cell office:value-type="float" office:value="6.7">
            <text:p>6.7</text:p>
          </table:table-cell>
          <table:table-cell office:value-type="boolean" office:boolean-value="false">
            <text:p>FALSE</text:p>
          </table:table-cell>
          <table:table-cell office:value-type="float" office:value="5.7">
            <text:p>5.7</text:p>
          </table:table-cell>
          <table:table-cell office:value-type="float" office:value="3.2">
            <text:p>3.2</text:p>
          </table:table-cell>
          <table:table-cell office:value-type="float" office:value="13.6">
            <text:p>13.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2-23">
            <text:p>2024-12-23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B6">
            <text:p>B6</text:p>
          </table:table-cell>
          <table:table-cell office:value-type="string" office:string-value="SEA">
            <text:p>SEA</text:p>
          </table:table-cell>
          <table:table-cell office:value-type="string" office:string-value="DFW">
            <text:p>DFW</text:p>
          </table:table-cell>
          <table:table-cell office:value-type="float" office:value="10.2">
            <text:p>10.2</text:p>
          </table:table-cell>
          <table:table-cell office:value-type="float" office:value="2.4">
            <text:p>2.4</text:p>
          </table:table-cell>
          <table:table-cell office:value-type="boolean" office:boolean-value="false">
            <text:p>FALSE</text:p>
          </table:table-cell>
          <table:table-cell office:value-type="float" office:value="9.5">
            <text:p>9.5</text:p>
          </table:table-cell>
          <table:table-cell office:value-type="float" office:value="1.3">
            <text:p>1.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7-27">
            <text:p>2024-07-27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DL">
            <text:p>DL</text:p>
          </table:table-cell>
          <table:table-cell office:value-type="string" office:string-value="ATL">
            <text:p>ATL</text:p>
          </table:table-cell>
          <table:table-cell office:value-type="string" office:string-value="RDU">
            <text:p>RDU</text:p>
          </table:table-cell>
          <table:table-cell office:value-type="float" office:value="-8.9">
            <text:p>-8.9</text:p>
          </table:table-cell>
          <table:table-cell office:value-type="float" office:value="-10.8">
            <text:p>-10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9.7">
            <text:p>9.7</text:p>
          </table:table-cell>
          <table:table-cell office:value-type="float" office:value="0.1">
            <text:p>0.1</text:p>
          </table:table-cell>
          <table:table-cell office:value-type="float" office:value="0">
            <text:p/>
          </table:table-cell>
          <table:table-cell office:value-type="float" office:value="6.2">
            <text:p>6.2</text:p>
          </table:table-cell>
        </table:table-row>
        <table:table-row>
          <table:table-cell office:value-type="string" office:string-value="2024-09-09">
            <text:p>2024-09-09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AS">
            <text:p>AS</text:p>
          </table:table-cell>
          <table:table-cell office:value-type="string" office:string-value="JFK">
            <text:p>JFK</text:p>
          </table:table-cell>
          <table:table-cell office:value-type="string" office:string-value="ORD">
            <text:p>ORD</text:p>
          </table:table-cell>
          <table:table-cell office:value-type="float" office:value="-11.7">
            <text:p>-11.7</text:p>
          </table:table-cell>
          <table:table-cell office:value-type="float" office:value="-11.2">
            <text:p>-11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08">
            <text:p>2024-11-08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A">
            <text:p>AA</text:p>
          </table:table-cell>
          <table:table-cell office:value-type="string" office:string-value="SFO">
            <text:p>SFO</text:p>
          </table:table-cell>
          <table:table-cell office:value-type="string" office:string-value="DFW">
            <text:p>DFW</text:p>
          </table:table-cell>
          <table:table-cell office:value-type="float" office:value="-21.9">
            <text:p>-21.9</text:p>
          </table:table-cell>
          <table:table-cell office:value-type="float" office:value="-22.4">
            <text:p>-22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1">
            <text:p>8.1</text:p>
          </table:table-cell>
          <table:table-cell office:value-type="float" office:value="0">
            <text:p/>
          </table:table-cell>
          <table:table-cell office:value-type="float" office:value="4.3">
            <text:p>4.3</text:p>
          </table:table-cell>
        </table:table-row>
        <table:table-row>
          <table:table-cell office:value-type="string" office:string-value="2024-08-16">
            <text:p>2024-08-16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WN">
            <text:p>WN</text:p>
          </table:table-cell>
          <table:table-cell office:value-type="string" office:string-value="ATL">
            <text:p>ATL</text:p>
          </table:table-cell>
          <table:table-cell office:value-type="string" office:string-value="DFW">
            <text:p>DFW</text:p>
          </table:table-cell>
          <table:table-cell office:value-type="float" office:value="28.1">
            <text:p>28.1</text:p>
          </table:table-cell>
          <table:table-cell office:value-type="float" office:value="25.9">
            <text:p>25.9</text:p>
          </table:table-cell>
          <table:table-cell office:value-type="boolean" office:boolean-value="false">
            <text:p>FALSE</text:p>
          </table:table-cell>
          <table:table-cell office:value-type="float" office:value="1.7">
            <text:p>1.7</text:p>
          </table:table-cell>
          <table:table-cell office:value-type="float" office:value="2.9">
            <text:p>2.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5.5">
            <text:p>5.5</text:p>
          </table:table-cell>
        </table:table-row>
        <table:table-row>
          <table:table-cell office:value-type="string" office:string-value="2024-01-06">
            <text:p>2024-01-06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DL">
            <text:p>DL</text:p>
          </table:table-cell>
          <table:table-cell office:value-type="string" office:string-value="RDU">
            <text:p>RDU</text:p>
          </table:table-cell>
          <table:table-cell office:value-type="string" office:string-value="SFO">
            <text:p>SFO</text:p>
          </table:table-cell>
          <table:table-cell office:value-type="float" office:value="45.7">
            <text:p>45.7</text:p>
          </table:table-cell>
          <table:table-cell office:value-type="float" office:value="46.5">
            <text:p>46.5</text:p>
          </table:table-cell>
          <table:table-cell office:value-type="boolean" office:boolean-value="false">
            <text:p>FALSE</text:p>
          </table:table-cell>
          <table:table-cell office:value-type="float" office:value="39.9">
            <text:p>39.9</text:p>
          </table:table-cell>
          <table:table-cell office:value-type="float" office:value="0.0">
            <text:p/>
          </table:table-cell>
          <table:table-cell office:value-type="float" office:value="2.7">
            <text:p>2.7</text:p>
          </table:table-cell>
          <table:table-cell office:value-type="float" office:value="0">
            <text:p/>
          </table:table-cell>
          <table:table-cell office:value-type="float" office:value="6.1">
            <text:p>6.1</text:p>
          </table:table-cell>
        </table:table-row>
        <table:table-row>
          <table:table-cell office:value-type="string" office:string-value="2024-06-10">
            <text:p>2024-06-10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NK">
            <text:p>NK</text:p>
          </table:table-cell>
          <table:table-cell office:value-type="string" office:string-value="JFK">
            <text:p>JFK</text:p>
          </table:table-cell>
          <table:table-cell office:value-type="string" office:string-value="BOS">
            <text:p>BOS</text:p>
          </table:table-cell>
          <table:table-cell office:value-type="float" office:value="-5.2">
            <text:p>-5.2</text:p>
          </table:table-cell>
          <table:table-cell office:value-type="float" office:value="1.3">
            <text:p>1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9">
            <text:p>2.9</text:p>
          </table:table-cell>
          <table:table-cell office:value-type="float" office:value="4.8">
            <text:p>4.8</text:p>
          </table:table-cell>
          <table:table-cell office:value-type="float" office:value="0">
            <text:p/>
          </table:table-cell>
          <table:table-cell office:value-type="float" office:value="8.6">
            <text:p>8.6</text:p>
          </table:table-cell>
        </table:table-row>
        <table:table-row>
          <table:table-cell office:value-type="string" office:string-value="2024-05-23">
            <text:p>2024-05-23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UA">
            <text:p>UA</text:p>
          </table:table-cell>
          <table:table-cell office:value-type="string" office:string-value="DFW">
            <text:p>DFW</text:p>
          </table:table-cell>
          <table:table-cell office:value-type="string" office:string-value="ATL">
            <text:p>ATL</text:p>
          </table:table-cell>
          <table:table-cell office:value-type="float" office:value="28.6">
            <text:p>28.6</text:p>
          </table:table-cell>
          <table:table-cell office:value-type="float" office:value="21.0">
            <text:p>21.0</text:p>
          </table:table-cell>
          <table:table-cell office:value-type="boolean" office:boolean-value="false">
            <text:p>FALSE</text:p>
          </table:table-cell>
          <table:table-cell office:value-type="float" office:value="24.5">
            <text:p>24.5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04">
            <text:p>2024-11-04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DL">
            <text:p>DL</text:p>
          </table:table-cell>
          <table:table-cell office:value-type="string" office:string-value="SEA">
            <text:p>SEA</text:p>
          </table:table-cell>
          <table:table-cell office:value-type="string" office:string-value="DFW">
            <text:p>DFW</text:p>
          </table:table-cell>
          <table:table-cell office:value-type="float" office:value="-5.6">
            <text:p>-5.6</text:p>
          </table:table-cell>
          <table:table-cell office:value-type="float" office:value="-5.8">
            <text:p>-5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6.9">
            <text:p>6.9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6-10">
            <text:p>2024-06-10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UA">
            <text:p>UA</text:p>
          </table:table-cell>
          <table:table-cell office:value-type="string" office:string-value="ATL">
            <text:p>ATL</text:p>
          </table:table-cell>
          <table:table-cell office:value-type="string" office:string-value="DFW">
            <text:p>DFW</text:p>
          </table:table-cell>
          <table:table-cell office:value-type="float" office:value="11.5">
            <text:p>11.5</text:p>
          </table:table-cell>
          <table:table-cell office:value-type="float" office:value="10.8">
            <text:p>10.8</text:p>
          </table:table-cell>
          <table:table-cell office:value-type="boolean" office:boolean-value="false">
            <text:p>FALSE</text:p>
          </table:table-cell>
          <table:table-cell office:value-type="float" office:value="3.5">
            <text:p>3.5</text:p>
          </table:table-cell>
          <table:table-cell office:value-type="float" office:value="0.3">
            <text:p>0.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9.3">
            <text:p>9.3</text:p>
          </table:table-cell>
        </table:table-row>
        <table:table-row>
          <table:table-cell office:value-type="string" office:string-value="2024-05-23">
            <text:p>2024-05-23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AS">
            <text:p>AS</text:p>
          </table:table-cell>
          <table:table-cell office:value-type="string" office:string-value="DFW">
            <text:p>DFW</text:p>
          </table:table-cell>
          <table:table-cell office:value-type="string" office:string-value="MIA">
            <text:p>MIA</text:p>
          </table:table-cell>
          <table:table-cell office:value-type="float" office:value="35.8">
            <text:p>35.8</text:p>
          </table:table-cell>
          <table:table-cell office:value-type="float" office:value="31.0">
            <text:p>31.0</text:p>
          </table:table-cell>
          <table:table-cell office:value-type="boolean" office:boolean-value="false">
            <text:p>FALSE</text:p>
          </table:table-cell>
          <table:table-cell office:value-type="float" office:value="34.3">
            <text:p>34.3</text:p>
          </table:table-cell>
          <table:table-cell office:value-type="float" office:value="0.0">
            <text:p/>
          </table:table-cell>
          <table:table-cell office:value-type="float" office:value="3.6">
            <text:p>3.6</text:p>
          </table:table-cell>
          <table:table-cell office:value-type="float" office:value="0">
            <text:p/>
          </table:table-cell>
          <table:table-cell office:value-type="float" office:value="11.7">
            <text:p>11.7</text:p>
          </table:table-cell>
        </table:table-row>
        <table:table-row>
          <table:table-cell office:value-type="string" office:string-value="2024-12-18">
            <text:p>2024-12-18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WN">
            <text:p>WN</text:p>
          </table:table-cell>
          <table:table-cell office:value-type="string" office:string-value="LAX">
            <text:p>LAX</text:p>
          </table:table-cell>
          <table:table-cell office:value-type="string" office:string-value="MIA">
            <text:p>MIA</text:p>
          </table:table-cell>
          <table:table-cell office:value-type="float" office:value="3.3">
            <text:p>3.3</text:p>
          </table:table-cell>
          <table:table-cell office:value-type="float" office:value="4.7">
            <text:p>4.7</text:p>
          </table:table-cell>
          <table:table-cell office:value-type="boolean" office:boolean-value="false">
            <text:p>FALSE</text:p>
          </table:table-cell>
          <table:table-cell office:value-type="float" office:value="2.3">
            <text:p>2.3</text:p>
          </table:table-cell>
          <table:table-cell office:value-type="float" office:value="0.5">
            <text:p>0.5</text:p>
          </table:table-cell>
          <table:table-cell office:value-type="float" office:value="7.5">
            <text:p>7.5</text:p>
          </table:table-cell>
          <table:table-cell office:value-type="float" office:value="0">
            <text:p/>
          </table:table-cell>
          <table:table-cell office:value-type="float" office:value="8.9">
            <text:p>8.9</text:p>
          </table:table-cell>
        </table:table-row>
        <table:table-row>
          <table:table-cell office:value-type="string" office:string-value="2024-09-07">
            <text:p>2024-09-07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DL">
            <text:p>DL</text:p>
          </table:table-cell>
          <table:table-cell office:value-type="string" office:string-value="JFK">
            <text:p>JFK</text:p>
          </table:table-cell>
          <table:table-cell office:value-type="string" office:string-value="DFW">
            <text:p>DFW</text:p>
          </table:table-cell>
          <table:table-cell office:value-type="float" office:value="34.1">
            <text:p>34.1</text:p>
          </table:table-cell>
          <table:table-cell office:value-type="float" office:value="36.5">
            <text:p>36.5</text:p>
          </table:table-cell>
          <table:table-cell office:value-type="boolean" office:boolean-value="false">
            <text:p>FALSE</text:p>
          </table:table-cell>
          <table:table-cell office:value-type="float" office:value="15.1">
            <text:p>15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8-26">
            <text:p>2024-08-26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NK">
            <text:p>NK</text:p>
          </table:table-cell>
          <table:table-cell office:value-type="string" office:string-value="JFK">
            <text:p>JFK</text:p>
          </table:table-cell>
          <table:table-cell office:value-type="string" office:string-value="BOS">
            <text:p>BOS</text:p>
          </table:table-cell>
          <table:table-cell office:value-type="float" office:value="8.8">
            <text:p>8.8</text:p>
          </table:table-cell>
          <table:table-cell office:value-type="float" office:value="3.2">
            <text:p>3.2</text:p>
          </table:table-cell>
          <table:table-cell office:value-type="boolean" office:boolean-value="false">
            <text:p>FALSE</text:p>
          </table:table-cell>
          <table:table-cell office:value-type="float" office:value="5.9">
            <text:p>5.9</text:p>
          </table:table-cell>
          <table:table-cell office:value-type="float" office:value="5.3">
            <text:p>5.3</text:p>
          </table:table-cell>
          <table:table-cell office:value-type="float" office:value="2.7">
            <text:p>2.7</text:p>
          </table:table-cell>
          <table:table-cell office:value-type="float" office:value="0">
            <text:p/>
          </table:table-cell>
          <table:table-cell office:value-type="float" office:value="5.6">
            <text:p>5.6</text:p>
          </table:table-cell>
        </table:table-row>
        <table:table-row>
          <table:table-cell office:value-type="string" office:string-value="2024-04-19">
            <text:p>2024-04-19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UA">
            <text:p>UA</text:p>
          </table:table-cell>
          <table:table-cell office:value-type="string" office:string-value="SFO">
            <text:p>SFO</text:p>
          </table:table-cell>
          <table:table-cell office:value-type="string" office:string-value="DFW">
            <text:p>DFW</text:p>
          </table:table-cell>
          <table:table-cell office:value-type="float" office:value="4.9">
            <text:p>4.9</text:p>
          </table:table-cell>
          <table:table-cell office:value-type="float" office:value="5.3">
            <text:p>5.3</text:p>
          </table:table-cell>
          <table:table-cell office:value-type="boolean" office:boolean-value="false">
            <text:p>FALSE</text:p>
          </table:table-cell>
          <table:table-cell office:value-type="float" office:value="2.7">
            <text:p>2.7</text:p>
          </table:table-cell>
          <table:table-cell office:value-type="float" office:value="11.8">
            <text:p>11.8</text:p>
          </table:table-cell>
          <table:table-cell office:value-type="float" office:value="6.1">
            <text:p>6.1</text:p>
          </table:table-cell>
          <table:table-cell office:value-type="float" office:value="0">
            <text:p/>
          </table:table-cell>
          <table:table-cell office:value-type="float" office:value="13.0">
            <text:p>13.0</text:p>
          </table:table-cell>
        </table:table-row>
        <table:table-row>
          <table:table-cell office:value-type="string" office:string-value="2024-05-14">
            <text:p>2024-05-14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DL">
            <text:p>DL</text:p>
          </table:table-cell>
          <table:table-cell office:value-type="string" office:string-value="SFO">
            <text:p>SFO</text:p>
          </table:table-cell>
          <table:table-cell office:value-type="string" office:string-value="DFW">
            <text:p>DFW</text:p>
          </table:table-cell>
          <table:table-cell office:value-type="float" office:value="2.5">
            <text:p>2.5</text:p>
          </table:table-cell>
          <table:table-cell office:value-type="float" office:value="7.4">
            <text:p>7.4</text:p>
          </table:table-cell>
          <table:table-cell office:value-type="boolean" office:boolean-value="false">
            <text:p>FALSE</text:p>
          </table:table-cell>
          <table:table-cell office:value-type="float" office:value="2.3">
            <text:p>2.3</text:p>
          </table:table-cell>
          <table:table-cell office:value-type="float" office:value="1.8">
            <text:p>1.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2.5">
            <text:p>12.5</text:p>
          </table:table-cell>
        </table:table-row>
        <table:table-row>
          <table:table-cell office:value-type="string" office:string-value="2024-11-28">
            <text:p>2024-11-28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AA">
            <text:p>AA</text:p>
          </table:table-cell>
          <table:table-cell office:value-type="string" office:string-value="JFK">
            <text:p>JFK</text:p>
          </table:table-cell>
          <table:table-cell office:value-type="string" office:string-value="BOS">
            <text:p>BOS</text:p>
          </table:table-cell>
          <table:table-cell office:value-type="float" office:value="-11.4">
            <text:p>-11.4</text:p>
          </table:table-cell>
          <table:table-cell office:value-type="float" office:value="-16.7">
            <text:p>-16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1.7">
            <text:p>11.7</text:p>
          </table:table-cell>
          <table:table-cell office:value-type="float" office:value="11.0">
            <text:p>11.0</text:p>
          </table:table-cell>
          <table:table-cell office:value-type="float" office:value="0">
            <text:p/>
          </table:table-cell>
          <table:table-cell office:value-type="float" office:value="10.8">
            <text:p>10.8</text:p>
          </table:table-cell>
        </table:table-row>
        <table:table-row>
          <table:table-cell office:value-type="string" office:string-value="2024-05-15">
            <text:p>2024-05-15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F9">
            <text:p>F9</text:p>
          </table:table-cell>
          <table:table-cell office:value-type="string" office:string-value="BOS">
            <text:p>BOS</text:p>
          </table:table-cell>
          <table:table-cell office:value-type="string" office:string-value="SFO">
            <text:p>SFO</text:p>
          </table:table-cell>
          <table:table-cell office:value-type="float" office:value="-31.2">
            <text:p>-31.2</text:p>
          </table:table-cell>
          <table:table-cell office:value-type="float" office:value="-29.5">
            <text:p>-29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22.6">
            <text:p>22.6</text:p>
          </table:table-cell>
        </table:table-row>
        <table:table-row>
          <table:table-cell office:value-type="string" office:string-value="2024-11-14">
            <text:p>2024-11-14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UA">
            <text:p>UA</text:p>
          </table:table-cell>
          <table:table-cell office:value-type="string" office:string-value="LAX">
            <text:p>LAX</text:p>
          </table:table-cell>
          <table:table-cell office:value-type="string" office:string-value="LAX">
            <text:p>LAX</text:p>
          </table:table-cell>
          <table:table-cell office:value-type="float" office:value="3.1">
            <text:p>3.1</text:p>
          </table:table-cell>
          <table:table-cell office:value-type="float" office:value="0.7">
            <text:p>0.7</text:p>
          </table:table-cell>
          <table:table-cell office:value-type="boolean" office:boolean-value="false">
            <text:p>FALSE</text:p>
          </table:table-cell>
          <table:table-cell office:value-type="float" office:value="1.8">
            <text:p>1.8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">
            <text:p/>
          </table:table-cell>
          <table:table-cell office:value-type="float" office:value="8.2">
            <text:p>8.2</text:p>
          </table:table-cell>
        </table:table-row>
        <table:table-row>
          <table:table-cell office:value-type="string" office:string-value="2024-01-13">
            <text:p>2024-01-13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WN">
            <text:p>WN</text:p>
          </table:table-cell>
          <table:table-cell office:value-type="string" office:string-value="BOS">
            <text:p>BOS</text:p>
          </table:table-cell>
          <table:table-cell office:value-type="string" office:string-value="LAX">
            <text:p>LAX</text:p>
          </table:table-cell>
          <table:table-cell office:value-type="float" office:value="-8.5">
            <text:p>-8.5</text:p>
          </table:table-cell>
          <table:table-cell office:value-type="float" office:value="-8.2">
            <text:p>-8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9">
            <text:p>5.9</text:p>
          </table:table-cell>
          <table:table-cell office:value-type="float" office:value="0">
            <text:p/>
          </table:table-cell>
          <table:table-cell office:value-type="float" office:value="3.8">
            <text:p>3.8</text:p>
          </table:table-cell>
        </table:table-row>
        <table:table-row>
          <table:table-cell office:value-type="string" office:string-value="2024-10-20">
            <text:p>2024-10-20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B6">
            <text:p>B6</text:p>
          </table:table-cell>
          <table:table-cell office:value-type="string" office:string-value="LAX">
            <text:p>LAX</text:p>
          </table:table-cell>
          <table:table-cell office:value-type="string" office:string-value="ATL">
            <text:p>ATL</text:p>
          </table:table-cell>
          <table:table-cell office:value-type="float" office:value="33.3">
            <text:p>33.3</text:p>
          </table:table-cell>
          <table:table-cell office:value-type="float" office:value="30.1">
            <text:p>30.1</text:p>
          </table:table-cell>
          <table:table-cell office:value-type="boolean" office:boolean-value="false">
            <text:p>FALSE</text:p>
          </table:table-cell>
          <table:table-cell office:value-type="float" office:value="32.9">
            <text:p>32.9</text:p>
          </table:table-cell>
          <table:table-cell office:value-type="float" office:value="0.0">
            <text:p/>
          </table:table-cell>
          <table:table-cell office:value-type="float" office:value="2.4">
            <text:p>2.4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</table:table-row>
        <table:table-row>
          <table:table-cell office:value-type="string" office:string-value="2024-10-24">
            <text:p>2024-10-24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F9">
            <text:p>F9</text:p>
          </table:table-cell>
          <table:table-cell office:value-type="string" office:string-value="BOS">
            <text:p>BOS</text:p>
          </table:table-cell>
          <table:table-cell office:value-type="string" office:string-value="SEA">
            <text:p>SEA</text:p>
          </table:table-cell>
          <table:table-cell office:value-type="float" office:value="36.5">
            <text:p>36.5</text:p>
          </table:table-cell>
          <table:table-cell office:value-type="float" office:value="40.9">
            <text:p>40.9</text:p>
          </table:table-cell>
          <table:table-cell office:value-type="boolean" office:boolean-value="false">
            <text:p>FALSE</text:p>
          </table:table-cell>
          <table:table-cell office:value-type="float" office:value="13.9">
            <text:p>13.9</text:p>
          </table:table-cell>
          <table:table-cell office:value-type="float" office:value="3.3">
            <text:p>3.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2.1">
            <text:p>2.1</text:p>
          </table:table-cell>
        </table:table-row>
        <table:table-row>
          <table:table-cell office:value-type="string" office:string-value="2024-03-25">
            <text:p>2024-03-25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NK">
            <text:p>NK</text:p>
          </table:table-cell>
          <table:table-cell office:value-type="string" office:string-value="LAX">
            <text:p>LAX</text:p>
          </table:table-cell>
          <table:table-cell office:value-type="string" office:string-value="LAX">
            <text:p>LAX</text:p>
          </table:table-cell>
          <table:table-cell office:value-type="float" office:value="-12.7">
            <text:p>-12.7</text:p>
          </table:table-cell>
          <table:table-cell office:value-type="float" office:value="-10.4">
            <text:p>-10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2.8">
            <text:p>12.8</text:p>
          </table:table-cell>
        </table:table-row>
        <table:table-row>
          <table:table-cell office:value-type="string" office:string-value="2024-07-18">
            <text:p>2024-07-18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DL">
            <text:p>DL</text:p>
          </table:table-cell>
          <table:table-cell office:value-type="string" office:string-value="SFO">
            <text:p>SFO</text:p>
          </table:table-cell>
          <table:table-cell office:value-type="string" office:string-value="LAX">
            <text:p>LAX</text:p>
          </table:table-cell>
          <table:table-cell office:value-type="float" office:value="-11.4">
            <text:p>-11.4</text:p>
          </table:table-cell>
          <table:table-cell office:value-type="float" office:value="-11.5">
            <text:p>-11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6.4">
            <text:p>6.4</text:p>
          </table:table-cell>
        </table:table-row>
        <table:table-row>
          <table:table-cell office:value-type="string" office:string-value="2024-01-09">
            <text:p>2024-01-09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UA">
            <text:p>UA</text:p>
          </table:table-cell>
          <table:table-cell office:value-type="string" office:string-value="ORD">
            <text:p>ORD</text:p>
          </table:table-cell>
          <table:table-cell office:value-type="string" office:string-value="LAX">
            <text:p>LAX</text:p>
          </table:table-cell>
          <table:table-cell office:value-type="float" office:value="-40.8">
            <text:p>-40.8</text:p>
          </table:table-cell>
          <table:table-cell office:value-type="float" office:value="-42.9">
            <text:p>-42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5.1">
            <text:p>5.1</text:p>
          </table:table-cell>
        </table:table-row>
        <table:table-row>
          <table:table-cell office:value-type="string" office:string-value="2024-06-10">
            <text:p>2024-06-10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WN">
            <text:p>WN</text:p>
          </table:table-cell>
          <table:table-cell office:value-type="string" office:string-value="LAX">
            <text:p>LAX</text:p>
          </table:table-cell>
          <table:table-cell office:value-type="string" office:string-value="ORD">
            <text:p>ORD</text:p>
          </table:table-cell>
          <table:table-cell office:value-type="float" office:value="21.7">
            <text:p>21.7</text:p>
          </table:table-cell>
          <table:table-cell office:value-type="float" office:value="21.6">
            <text:p>21.6</text:p>
          </table:table-cell>
          <table:table-cell office:value-type="boolean" office:boolean-value="false">
            <text:p>FALSE</text:p>
          </table:table-cell>
          <table:table-cell office:value-type="float" office:value="15.1">
            <text:p>15.1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13">
            <text:p>2024-05-13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B6">
            <text:p>B6</text:p>
          </table:table-cell>
          <table:table-cell office:value-type="string" office:string-value="ATL">
            <text:p>ATL</text:p>
          </table:table-cell>
          <table:table-cell office:value-type="string" office:string-value="ATL">
            <text:p>ATL</text:p>
          </table:table-cell>
          <table:table-cell office:value-type="float" office:value="6.5">
            <text:p>6.5</text:p>
          </table:table-cell>
          <table:table-cell office:value-type="float" office:value="10.9">
            <text:p>10.9</text:p>
          </table:table-cell>
          <table:table-cell office:value-type="boolean" office:boolean-value="false">
            <text:p>FALSE</text:p>
          </table:table-cell>
          <table:table-cell office:value-type="float" office:value="5.7">
            <text:p>5.7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">
            <text:p/>
          </table:table-cell>
          <table:table-cell office:value-type="float" office:value="1.7">
            <text:p>1.7</text:p>
          </table:table-cell>
        </table:table-row>
        <table:table-row>
          <table:table-cell office:value-type="string" office:string-value="2024-06-07">
            <text:p>2024-06-07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B6">
            <text:p>B6</text:p>
          </table:table-cell>
          <table:table-cell office:value-type="string" office:string-value="SFO">
            <text:p>SFO</text:p>
          </table:table-cell>
          <table:table-cell office:value-type="string" office:string-value="RDU">
            <text:p>RDU</text:p>
          </table:table-cell>
          <table:table-cell office:value-type="float" office:value="-36.7">
            <text:p>-36.7</text:p>
          </table:table-cell>
          <table:table-cell office:value-type="float" office:value="-40.0">
            <text:p>-40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2.4">
            <text:p>2.4</text:p>
          </table:table-cell>
          <table:table-cell office:value-type="float" office:value="0">
            <text:p/>
          </table:table-cell>
          <table:table-cell office:value-type="float" office:value="22.6">
            <text:p>22.6</text:p>
          </table:table-cell>
        </table:table-row>
        <table:table-row>
          <table:table-cell office:value-type="string" office:string-value="2024-03-07">
            <text:p>2024-03-07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WN">
            <text:p>WN</text:p>
          </table:table-cell>
          <table:table-cell office:value-type="string" office:string-value="SFO">
            <text:p>SFO</text:p>
          </table:table-cell>
          <table:table-cell office:value-type="string" office:string-value="MIA">
            <text:p>MIA</text:p>
          </table:table-cell>
          <table:table-cell office:value-type="float" office:value="-17.8">
            <text:p>-17.8</text:p>
          </table:table-cell>
          <table:table-cell office:value-type="float" office:value="-20.3">
            <text:p>-20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 office:string-value="2024-08-24">
            <text:p>2024-08-24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NK">
            <text:p>NK</text:p>
          </table:table-cell>
          <table:table-cell office:value-type="string" office:string-value="SEA">
            <text:p>SEA</text:p>
          </table:table-cell>
          <table:table-cell office:value-type="string" office:string-value="JFK">
            <text:p>JFK</text:p>
          </table:table-cell>
          <table:table-cell office:value-type="float" office:value="-12.7">
            <text:p>-12.7</text:p>
          </table:table-cell>
          <table:table-cell office:value-type="float" office:value="-13.2">
            <text:p>-13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</table:table-row>
        <table:table-row>
          <table:table-cell office:value-type="string" office:string-value="2024-01-17">
            <text:p>2024-01-17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A">
            <text:p>AA</text:p>
          </table:table-cell>
          <table:table-cell office:value-type="string" office:string-value="RDU">
            <text:p>RDU</text:p>
          </table:table-cell>
          <table:table-cell office:value-type="string" office:string-value="RDU">
            <text:p>RDU</text:p>
          </table:table-cell>
          <table:table-cell office:value-type="float" office:value="63.5">
            <text:p>63.5</text:p>
          </table:table-cell>
          <table:table-cell office:value-type="float" office:value="53.7">
            <text:p>53.7</text:p>
          </table:table-cell>
          <table:table-cell office:value-type="boolean" office:boolean-value="false">
            <text:p>FALSE</text:p>
          </table:table-cell>
          <table:table-cell office:value-type="float" office:value="53.5">
            <text:p>53.5</text:p>
          </table:table-cell>
          <table:table-cell office:value-type="float" office:value="2.9">
            <text:p>2.9</text:p>
          </table:table-cell>
          <table:table-cell office:value-type="float" office:value="9.2">
            <text:p>9.2</text:p>
          </table:table-cell>
          <table:table-cell office:value-type="float" office:value="0">
            <text:p/>
          </table:table-cell>
          <table:table-cell office:value-type="float" office:value="13.5">
            <text:p>13.5</text:p>
          </table:table-cell>
        </table:table-row>
        <table:table-row>
          <table:table-cell office:value-type="string" office:string-value="2024-06-02">
            <text:p>2024-06-02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NK">
            <text:p>NK</text:p>
          </table:table-cell>
          <table:table-cell office:value-type="string" office:string-value="SEA">
            <text:p>SEA</text:p>
          </table:table-cell>
          <table:table-cell office:value-type="string" office:string-value="RDU">
            <text:p>RDU</text:p>
          </table:table-cell>
          <table:table-cell office:value-type="float" office:value="6.7">
            <text:p>6.7</text:p>
          </table:table-cell>
          <table:table-cell office:value-type="float" office:value="13.0">
            <text:p>13.0</text:p>
          </table:table-cell>
          <table:table-cell office:value-type="boolean" office:boolean-value="true">
            <text:p>TRUE</text:p>
          </table:table-cell>
          <table:table-cell office:value-type="float" office:value="3.5">
            <text:p>3.5</text:p>
          </table:table-cell>
          <table:table-cell office:value-type="float" office:value="2.3">
            <text:p>2.3</text:p>
          </table:table-cell>
          <table:table-cell office:value-type="float" office:value="1.3">
            <text:p>1.3</text:p>
          </table:table-cell>
          <table:table-cell office:value-type="float" office:value="0">
            <text:p/>
          </table:table-cell>
          <table:table-cell office:value-type="float" office:value="25.8">
            <text:p>25.8</text:p>
          </table:table-cell>
        </table:table-row>
        <table:table-row>
          <table:table-cell office:value-type="string" office:string-value="2024-11-14">
            <text:p>2024-11-14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AA">
            <text:p>AA</text:p>
          </table:table-cell>
          <table:table-cell office:value-type="string" office:string-value="ORD">
            <text:p>ORD</text:p>
          </table:table-cell>
          <table:table-cell office:value-type="string" office:string-value="BOS">
            <text:p>BOS</text:p>
          </table:table-cell>
          <table:table-cell office:value-type="float" office:value="50.5">
            <text:p>50.5</text:p>
          </table:table-cell>
          <table:table-cell office:value-type="float" office:value="51.5">
            <text:p>51.5</text:p>
          </table:table-cell>
          <table:table-cell office:value-type="boolean" office:boolean-value="false">
            <text:p>FALSE</text:p>
          </table:table-cell>
          <table:table-cell office:value-type="float" office:value="9.7">
            <text:p>9.7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">
            <text:p/>
          </table:table-cell>
          <table:table-cell office:value-type="float" office:value="3.1">
            <text:p>3.1</text:p>
          </table:table-cell>
        </table:table-row>
        <table:table-row>
          <table:table-cell office:value-type="string" office:string-value="2024-06-13">
            <text:p>2024-06-13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WN">
            <text:p>WN</text:p>
          </table:table-cell>
          <table:table-cell office:value-type="string" office:string-value="LAX">
            <text:p>LAX</text:p>
          </table:table-cell>
          <table:table-cell office:value-type="string" office:string-value="ATL">
            <text:p>ATL</text:p>
          </table:table-cell>
          <table:table-cell office:value-type="float" office:value="30.0">
            <text:p>30.0</text:p>
          </table:table-cell>
          <table:table-cell office:value-type="float" office:value="26.1">
            <text:p>26.1</text:p>
          </table:table-cell>
          <table:table-cell office:value-type="boolean" office:boolean-value="false">
            <text:p>FALSE</text:p>
          </table:table-cell>
          <table:table-cell office:value-type="float" office:value="25.7">
            <text:p>25.7</text:p>
          </table:table-cell>
          <table:table-cell office:value-type="float" office:value="0.0">
            <text:p/>
          </table:table-cell>
          <table:table-cell office:value-type="float" office:value="3.1">
            <text:p>3.1</text:p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2024-01-21">
            <text:p>2024-01-21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DL">
            <text:p>DL</text:p>
          </table:table-cell>
          <table:table-cell office:value-type="string" office:string-value="ORD">
            <text:p>ORD</text:p>
          </table:table-cell>
          <table:table-cell office:value-type="string" office:string-value="SEA">
            <text:p>SEA</text:p>
          </table:table-cell>
          <table:table-cell office:value-type="float" office:value="-18.0">
            <text:p>-18.0</text:p>
          </table:table-cell>
          <table:table-cell office:value-type="float" office:value="-13.7">
            <text:p>-13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">
            <text:p/>
          </table:table-cell>
          <table:table-cell office:value-type="float" office:value="25.4">
            <text:p>25.4</text:p>
          </table:table-cell>
        </table:table-row>
        <table:table-row>
          <table:table-cell office:value-type="string" office:string-value="2024-09-02">
            <text:p>2024-09-02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WN">
            <text:p>WN</text:p>
          </table:table-cell>
          <table:table-cell office:value-type="string" office:string-value="MIA">
            <text:p>MIA</text:p>
          </table:table-cell>
          <table:table-cell office:value-type="string" office:string-value="SEA">
            <text:p>SEA</text:p>
          </table:table-cell>
          <table:table-cell office:value-type="float" office:value="-4.6">
            <text:p>-4.6</text:p>
          </table:table-cell>
          <table:table-cell office:value-type="float" office:value="-6.1">
            <text:p>-6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3.3">
            <text:p>13.3</text:p>
          </table:table-cell>
          <table:table-cell office:value-type="float" office:value="2.1">
            <text:p>2.1</text:p>
          </table:table-cell>
          <table:table-cell office:value-type="float" office:value="0">
            <text:p/>
          </table:table-cell>
          <table:table-cell office:value-type="float" office:value="13.8">
            <text:p>13.8</text:p>
          </table:table-cell>
        </table:table-row>
        <table:table-row>
          <table:table-cell office:value-type="string" office:string-value="2024-06-01">
            <text:p>2024-06-01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DL">
            <text:p>DL</text:p>
          </table:table-cell>
          <table:table-cell office:value-type="string" office:string-value="SFO">
            <text:p>SFO</text:p>
          </table:table-cell>
          <table:table-cell office:value-type="string" office:string-value="ORD">
            <text:p>ORD</text:p>
          </table:table-cell>
          <table:table-cell office:value-type="float" office:value="-3.6">
            <text:p>-3.6</text:p>
          </table:table-cell>
          <table:table-cell office:value-type="float" office:value="-6.2">
            <text:p>-6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11.0">
            <text:p>11.0</text:p>
          </table:table-cell>
        </table:table-row>
        <table:table-row>
          <table:table-cell office:value-type="string" office:string-value="2024-09-11">
            <text:p>2024-09-11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DL">
            <text:p>DL</text:p>
          </table:table-cell>
          <table:table-cell office:value-type="string" office:string-value="ORD">
            <text:p>ORD</text:p>
          </table:table-cell>
          <table:table-cell office:value-type="string" office:string-value="BOS">
            <text:p>BOS</text:p>
          </table:table-cell>
          <table:table-cell office:value-type="float" office:value="-25.5">
            <text:p>-25.5</text:p>
          </table:table-cell>
          <table:table-cell office:value-type="float" office:value="-25.6">
            <text:p>-25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7.2">
            <text:p>7.2</text:p>
          </table:table-cell>
        </table:table-row>
        <table:table-row>
          <table:table-cell office:value-type="string" office:string-value="2024-10-13">
            <text:p>2024-10-13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UA">
            <text:p>UA</text:p>
          </table:table-cell>
          <table:table-cell office:value-type="string" office:string-value="ATL">
            <text:p>ATL</text:p>
          </table:table-cell>
          <table:table-cell office:value-type="string" office:string-value="SEA">
            <text:p>SEA</text:p>
          </table:table-cell>
          <table:table-cell office:value-type="float" office:value="-22.2">
            <text:p>-22.2</text:p>
          </table:table-cell>
          <table:table-cell office:value-type="float" office:value="-26.5">
            <text:p>-26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5">
            <text:p>10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13">
            <text:p>2024-11-13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AS">
            <text:p>AS</text:p>
          </table:table-cell>
          <table:table-cell office:value-type="string" office:string-value="LAX">
            <text:p>LAX</text:p>
          </table:table-cell>
          <table:table-cell office:value-type="string" office:string-value="ORD">
            <text:p>ORD</text:p>
          </table:table-cell>
          <table:table-cell office:value-type="float" office:value="20.7">
            <text:p>20.7</text:p>
          </table:table-cell>
          <table:table-cell office:value-type="float" office:value="23.2">
            <text:p>23.2</text:p>
          </table:table-cell>
          <table:table-cell office:value-type="boolean" office:boolean-value="false">
            <text:p>FALSE</text:p>
          </table:table-cell>
          <table:table-cell office:value-type="float" office:value="13.1">
            <text:p>13.1</text:p>
          </table:table-cell>
          <table:table-cell office:value-type="float" office:value="3.4">
            <text:p>3.4</text:p>
          </table:table-cell>
          <table:table-cell office:value-type="float" office:value="2.8">
            <text:p>2.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15">
            <text:p>2024-05-15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AS">
            <text:p>AS</text:p>
          </table:table-cell>
          <table:table-cell office:value-type="string" office:string-value="ORD">
            <text:p>ORD</text:p>
          </table:table-cell>
          <table:table-cell office:value-type="string" office:string-value="JFK">
            <text:p>JFK</text:p>
          </table:table-cell>
          <table:table-cell office:value-type="float" office:value="7.0">
            <text:p>7.0</text:p>
          </table:table-cell>
          <table:table-cell office:value-type="float" office:value="7.3">
            <text:p>7.3</text:p>
          </table:table-cell>
          <table:table-cell office:value-type="boolean" office:boolean-value="false">
            <text:p>FALSE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0">
            <text:p/>
          </table:table-cell>
          <table:table-cell office:value-type="float" office:value="6.8">
            <text:p>6.8</text:p>
          </table:table-cell>
        </table:table-row>
        <table:table-row>
          <table:table-cell office:value-type="string" office:string-value="2024-09-03">
            <text:p>2024-09-03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B6">
            <text:p>B6</text:p>
          </table:table-cell>
          <table:table-cell office:value-type="string" office:string-value="SFO">
            <text:p>SFO</text:p>
          </table:table-cell>
          <table:table-cell office:value-type="string" office:string-value="RDU">
            <text:p>RDU</text:p>
          </table:table-cell>
          <table:table-cell office:value-type="float" office:value="11.5">
            <text:p>11.5</text:p>
          </table:table-cell>
          <table:table-cell office:value-type="float" office:value="10.3">
            <text:p>10.3</text:p>
          </table:table-cell>
          <table:table-cell office:value-type="boolean" office:boolean-value="false">
            <text:p>FALSE</text:p>
          </table:table-cell>
          <table:table-cell office:value-type="float" office:value="10.4">
            <text:p>10.4</text:p>
          </table:table-cell>
          <table:table-cell office:value-type="float" office:value="6.8">
            <text:p>6.8</text:p>
          </table:table-cell>
          <table:table-cell office:value-type="float" office:value="12.2">
            <text:p>12.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7-06">
            <text:p>2024-07-06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AS">
            <text:p>AS</text:p>
          </table:table-cell>
          <table:table-cell office:value-type="string" office:string-value="ATL">
            <text:p>ATL</text:p>
          </table:table-cell>
          <table:table-cell office:value-type="string" office:string-value="ATL">
            <text:p>ATL</text:p>
          </table:table-cell>
          <table:table-cell office:value-type="float" office:value="-8.7">
            <text:p>-8.7</text:p>
          </table:table-cell>
          <table:table-cell office:value-type="float" office:value="-10.0">
            <text:p>-10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6.9">
            <text:p>6.9</text:p>
          </table:table-cell>
          <table:table-cell office:value-type="float" office:value="4.7">
            <text:p>4.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2-12">
            <text:p>2024-02-12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WN">
            <text:p>WN</text:p>
          </table:table-cell>
          <table:table-cell office:value-type="string" office:string-value="SEA">
            <text:p>SEA</text:p>
          </table:table-cell>
          <table:table-cell office:value-type="string" office:string-value="MIA">
            <text:p>MIA</text:p>
          </table:table-cell>
          <table:table-cell office:value-type="float" office:value="18.7">
            <text:p>18.7</text:p>
          </table:table-cell>
          <table:table-cell office:value-type="float" office:value="14.6">
            <text:p>14.6</text:p>
          </table:table-cell>
          <table:table-cell office:value-type="boolean" office:boolean-value="false">
            <text:p>FALSE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3.4">
            <text:p>13.4</text:p>
          </table:table-cell>
        </table:table-row>
        <table:table-row>
          <table:table-cell office:value-type="string" office:string-value="2024-08-11">
            <text:p>2024-08-11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DL">
            <text:p>DL</text:p>
          </table:table-cell>
          <table:table-cell office:value-type="string" office:string-value="ATL">
            <text:p>ATL</text:p>
          </table:table-cell>
          <table:table-cell office:value-type="string" office:string-value="DFW">
            <text:p>DFW</text:p>
          </table:table-cell>
          <table:table-cell office:value-type="float" office:value="-31.3">
            <text:p>-31.3</text:p>
          </table:table-cell>
          <table:table-cell office:value-type="float" office:value="-24.4">
            <text:p>-24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7.5">
            <text:p>7.5</text:p>
          </table:table-cell>
        </table:table-row>
        <table:table-row>
          <table:table-cell office:value-type="string" office:string-value="2024-06-10">
            <text:p>2024-06-10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NK">
            <text:p>NK</text:p>
          </table:table-cell>
          <table:table-cell office:value-type="string" office:string-value="MIA">
            <text:p>MIA</text:p>
          </table:table-cell>
          <table:table-cell office:value-type="string" office:string-value="LAX">
            <text:p>LAX</text:p>
          </table:table-cell>
          <table:table-cell office:value-type="float" office:value="27.6">
            <text:p>27.6</text:p>
          </table:table-cell>
          <table:table-cell office:value-type="float" office:value="25.8">
            <text:p>25.8</text:p>
          </table:table-cell>
          <table:table-cell office:value-type="boolean" office:boolean-value="false">
            <text:p>FALSE</text:p>
          </table:table-cell>
          <table:table-cell office:value-type="float" office:value="10.1">
            <text:p>10.1</text:p>
          </table:table-cell>
          <table:table-cell office:value-type="float" office:value="5.6">
            <text:p>5.6</text:p>
          </table:table-cell>
          <table:table-cell office:value-type="float" office:value="5.4">
            <text:p>5.4</text:p>
          </table:table-cell>
          <table:table-cell office:value-type="float" office:value="0">
            <text:p/>
          </table:table-cell>
          <table:table-cell office:value-type="float" office:value="1.8">
            <text:p>1.8</text:p>
          </table:table-cell>
        </table:table-row>
        <table:table-row>
          <table:table-cell office:value-type="string" office:string-value="2024-09-01">
            <text:p>2024-09-01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NK">
            <text:p>NK</text:p>
          </table:table-cell>
          <table:table-cell office:value-type="string" office:string-value="LAX">
            <text:p>LAX</text:p>
          </table:table-cell>
          <table:table-cell office:value-type="string" office:string-value="SEA">
            <text:p>SEA</text:p>
          </table:table-cell>
          <table:table-cell office:value-type="float" office:value="20.7">
            <text:p>20.7</text:p>
          </table:table-cell>
          <table:table-cell office:value-type="float" office:value="20.7">
            <text:p>20.7</text:p>
          </table:table-cell>
          <table:table-cell office:value-type="boolean" office:boolean-value="false">
            <text:p>FALSE</text:p>
          </table:table-cell>
          <table:table-cell office:value-type="float" office:value="17.2">
            <text:p>17.2</text:p>
          </table:table-cell>
          <table:table-cell office:value-type="float" office:value="10.8">
            <text:p>10.8</text:p>
          </table:table-cell>
          <table:table-cell office:value-type="float" office:value="6.3">
            <text:p>6.3</text:p>
          </table:table-cell>
          <table:table-cell office:value-type="float" office:value="0">
            <text:p/>
          </table:table-cell>
          <table:table-cell office:value-type="float" office:value="7.3">
            <text:p>7.3</text:p>
          </table:table-cell>
        </table:table-row>
        <table:table-row>
          <table:table-cell office:value-type="string" office:string-value="2024-03-21">
            <text:p>2024-03-21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WN">
            <text:p>WN</text:p>
          </table:table-cell>
          <table:table-cell office:value-type="string" office:string-value="ATL">
            <text:p>ATL</text:p>
          </table:table-cell>
          <table:table-cell office:value-type="string" office:string-value="JFK">
            <text:p>JFK</text:p>
          </table:table-cell>
          <table:table-cell office:value-type="float" office:value="-30.9">
            <text:p>-30.9</text:p>
          </table:table-cell>
          <table:table-cell office:value-type="float" office:value="-32.8">
            <text:p>-32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6">
            <text:p>7.6</text:p>
          </table:table-cell>
          <table:table-cell office:value-type="float" office:value="0">
            <text:p/>
          </table:table-cell>
          <table:table-cell office:value-type="float" office:value="3.5">
            <text:p>3.5</text:p>
          </table:table-cell>
        </table:table-row>
        <table:table-row>
          <table:table-cell office:value-type="string" office:string-value="2024-12-14">
            <text:p>2024-12-14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UA">
            <text:p>UA</text:p>
          </table:table-cell>
          <table:table-cell office:value-type="string" office:string-value="DFW">
            <text:p>DFW</text:p>
          </table:table-cell>
          <table:table-cell office:value-type="string" office:string-value="BOS">
            <text:p>BOS</text:p>
          </table:table-cell>
          <table:table-cell office:value-type="float" office:value="-19.1">
            <text:p>-19.1</text:p>
          </table:table-cell>
          <table:table-cell office:value-type="float" office:value="-15.7">
            <text:p>-15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2.0">
            <text:p>2.0</text:p>
          </table:table-cell>
          <table:table-cell office:value-type="float" office:value="0">
            <text:p/>
          </table:table-cell>
          <table:table-cell office:value-type="float" office:value="4.1">
            <text:p>4.1</text:p>
          </table:table-cell>
        </table:table-row>
        <table:table-row>
          <table:table-cell office:value-type="string" office:string-value="2024-03-21">
            <text:p>2024-03-21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UA">
            <text:p>UA</text:p>
          </table:table-cell>
          <table:table-cell office:value-type="string" office:string-value="MIA">
            <text:p>MIA</text:p>
          </table:table-cell>
          <table:table-cell office:value-type="string" office:string-value="SFO">
            <text:p>SFO</text:p>
          </table:table-cell>
          <table:table-cell office:value-type="float" office:value="42.0">
            <text:p>42.0</text:p>
          </table:table-cell>
          <table:table-cell office:value-type="float" office:value="46.3">
            <text:p>46.3</text:p>
          </table:table-cell>
          <table:table-cell office:value-type="boolean" office:boolean-value="false">
            <text:p>FALSE</text:p>
          </table:table-cell>
          <table:table-cell office:value-type="float" office:value="4.4">
            <text:p>4.4</text:p>
          </table:table-cell>
          <table:table-cell office:value-type="float" office:value="1.1">
            <text:p>1.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7.3">
            <text:p>7.3</text:p>
          </table:table-cell>
        </table:table-row>
        <table:table-row>
          <table:table-cell office:value-type="string" office:string-value="2024-12-19">
            <text:p>2024-12-19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NK">
            <text:p>NK</text:p>
          </table:table-cell>
          <table:table-cell office:value-type="string" office:string-value="DFW">
            <text:p>DFW</text:p>
          </table:table-cell>
          <table:table-cell office:value-type="string" office:string-value="SFO">
            <text:p>SFO</text:p>
          </table:table-cell>
          <table:table-cell office:value-type="float" office:value="4.4">
            <text:p>4.4</text:p>
          </table:table-cell>
          <table:table-cell office:value-type="float" office:value="-2.0">
            <text:p>-2.0</text:p>
          </table:table-cell>
          <table:table-cell office:value-type="boolean" office:boolean-value="false">
            <text:p>FALSE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13.2">
            <text:p>13.2</text:p>
          </table:table-cell>
        </table:table-row>
        <table:table-row>
          <table:table-cell office:value-type="string" office:string-value="2024-05-14">
            <text:p>2024-05-14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AA">
            <text:p>AA</text:p>
          </table:table-cell>
          <table:table-cell office:value-type="string" office:string-value="JFK">
            <text:p>JFK</text:p>
          </table:table-cell>
          <table:table-cell office:value-type="string" office:string-value="DFW">
            <text:p>DFW</text:p>
          </table:table-cell>
          <table:table-cell office:value-type="float" office:value="4.6">
            <text:p>4.6</text:p>
          </table:table-cell>
          <table:table-cell office:value-type="float" office:value="2.5">
            <text:p>2.5</text:p>
          </table:table-cell>
          <table:table-cell office:value-type="boolean" office:boolean-value="false">
            <text:p>FALSE</text:p>
          </table:table-cell>
          <table:table-cell office:value-type="float" office:value="2.2">
            <text:p>2.2</text:p>
          </table:table-cell>
          <table:table-cell office:value-type="float" office:value="7.1">
            <text:p>7.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5.3">
            <text:p>5.3</text:p>
          </table:table-cell>
        </table:table-row>
        <table:table-row>
          <table:table-cell office:value-type="string" office:string-value="2024-05-02">
            <text:p>2024-05-02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A">
            <text:p>AA</text:p>
          </table:table-cell>
          <table:table-cell office:value-type="string" office:string-value="RDU">
            <text:p>RDU</text:p>
          </table:table-cell>
          <table:table-cell office:value-type="string" office:string-value="DFW">
            <text:p>DFW</text:p>
          </table:table-cell>
          <table:table-cell office:value-type="float" office:value="-2.2">
            <text:p>-2.2</text:p>
          </table:table-cell>
          <table:table-cell office:value-type="float" office:value="-6.3">
            <text:p>-6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</table:table-row>
        <table:table-row>
          <table:table-cell office:value-type="string" office:string-value="2024-03-18">
            <text:p>2024-03-18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B6">
            <text:p>B6</text:p>
          </table:table-cell>
          <table:table-cell office:value-type="string" office:string-value="BOS">
            <text:p>BOS</text:p>
          </table:table-cell>
          <table:table-cell office:value-type="string" office:string-value="SFO">
            <text:p>SFO</text:p>
          </table:table-cell>
          <table:table-cell office:value-type="float" office:value="3.1">
            <text:p>3.1</text:p>
          </table:table-cell>
          <table:table-cell office:value-type="float" office:value="6.6">
            <text:p>6.6</text:p>
          </table:table-cell>
          <table:table-cell office:value-type="boolean" office:boolean-value="false">
            <text:p>FALSE</text:p>
          </table:table-cell>
          <table:table-cell office:value-type="float" office:value="0.6">
            <text:p>0.6</text:p>
          </table:table-cell>
          <table:table-cell office:value-type="float" office:value="1.1">
            <text:p>1.1</text:p>
          </table:table-cell>
          <table:table-cell office:value-type="float" office:value="0.3">
            <text:p>0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15">
            <text:p>2024-04-15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F9">
            <text:p>F9</text:p>
          </table:table-cell>
          <table:table-cell office:value-type="string" office:string-value="SFO">
            <text:p>SFO</text:p>
          </table:table-cell>
          <table:table-cell office:value-type="string" office:string-value="RDU">
            <text:p>RDU</text:p>
          </table:table-cell>
          <table:table-cell office:value-type="float" office:value="38.9">
            <text:p>38.9</text:p>
          </table:table-cell>
          <table:table-cell office:value-type="float" office:value="40.2">
            <text:p>40.2</text:p>
          </table:table-cell>
          <table:table-cell office:value-type="boolean" office:boolean-value="false">
            <text:p>FALSE</text:p>
          </table:table-cell>
          <table:table-cell office:value-type="float" office:value="8.0">
            <text:p>8.0</text:p>
          </table:table-cell>
          <table:table-cell office:value-type="float" office:value="2.1">
            <text:p>2.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7.4">
            <text:p>7.4</text:p>
          </table:table-cell>
        </table:table-row>
        <table:table-row>
          <table:table-cell office:value-type="string" office:string-value="2024-09-06">
            <text:p>2024-09-06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B6">
            <text:p>B6</text:p>
          </table:table-cell>
          <table:table-cell office:value-type="string" office:string-value="LAX">
            <text:p>LAX</text:p>
          </table:table-cell>
          <table:table-cell office:value-type="string" office:string-value="SEA">
            <text:p>SEA</text:p>
          </table:table-cell>
          <table:table-cell office:value-type="float" office:value="9.4">
            <text:p>9.4</text:p>
          </table:table-cell>
          <table:table-cell office:value-type="float" office:value="15.1">
            <text:p>15.1</text:p>
          </table:table-cell>
          <table:table-cell office:value-type="boolean" office:boolean-value="false">
            <text:p>FALSE</text:p>
          </table:table-cell>
          <table:table-cell office:value-type="float" office:value="9.1">
            <text:p>9.1</text:p>
          </table:table-cell>
          <table:table-cell office:value-type="float" office:value="6.9">
            <text:p>6.9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11.3">
            <text:p>11.3</text:p>
          </table:table-cell>
        </table:table-row>
        <table:table-row>
          <table:table-cell office:value-type="string" office:string-value="2024-06-28">
            <text:p>2024-06-28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DL">
            <text:p>DL</text:p>
          </table:table-cell>
          <table:table-cell office:value-type="string" office:string-value="ATL">
            <text:p>ATL</text:p>
          </table:table-cell>
          <table:table-cell office:value-type="string" office:string-value="MIA">
            <text:p>MIA</text:p>
          </table:table-cell>
          <table:table-cell office:value-type="float" office:value="-4.6">
            <text:p>-4.6</text:p>
          </table:table-cell>
          <table:table-cell office:value-type="float" office:value="-3.1">
            <text:p>-3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4.3">
            <text:p>4.3</text:p>
          </table:table-cell>
        </table:table-row>
        <table:table-row>
          <table:table-cell office:value-type="string" office:string-value="2024-06-23">
            <text:p>2024-06-23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F9">
            <text:p>F9</text:p>
          </table:table-cell>
          <table:table-cell office:value-type="string" office:string-value="SFO">
            <text:p>SFO</text:p>
          </table:table-cell>
          <table:table-cell office:value-type="string" office:string-value="MIA">
            <text:p>MIA</text:p>
          </table:table-cell>
          <table:table-cell office:value-type="float" office:value="17.4">
            <text:p>17.4</text:p>
          </table:table-cell>
          <table:table-cell office:value-type="float" office:value="20.6">
            <text:p>20.6</text:p>
          </table:table-cell>
          <table:table-cell office:value-type="boolean" office:boolean-value="false">
            <text:p>FALSE</text:p>
          </table:table-cell>
          <table:table-cell office:value-type="float" office:value="11.1">
            <text:p>11.1</text:p>
          </table:table-cell>
          <table:table-cell office:value-type="float" office:value="5.7">
            <text:p>5.7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8-10">
            <text:p>2024-08-10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DL">
            <text:p>DL</text:p>
          </table:table-cell>
          <table:table-cell office:value-type="string" office:string-value="DFW">
            <text:p>DFW</text:p>
          </table:table-cell>
          <table:table-cell office:value-type="string" office:string-value="SEA">
            <text:p>SEA</text:p>
          </table:table-cell>
          <table:table-cell office:value-type="float" office:value="36.8">
            <text:p>36.8</text:p>
          </table:table-cell>
          <table:table-cell office:value-type="float" office:value="36.8">
            <text:p>36.8</text:p>
          </table:table-cell>
          <table:table-cell office:value-type="boolean" office:boolean-value="false">
            <text:p>FALSE</text:p>
          </table:table-cell>
          <table:table-cell office:value-type="float" office:value="31.9">
            <text:p>31.9</text:p>
          </table:table-cell>
          <table:table-cell office:value-type="float" office:value="7.5">
            <text:p>7.5</text:p>
          </table:table-cell>
          <table:table-cell office:value-type="float" office:value="1.6">
            <text:p>1.6</text:p>
          </table:table-cell>
          <table:table-cell office:value-type="float" office:value="0">
            <text:p/>
          </table:table-cell>
          <table:table-cell office:value-type="float" office:value="6.7">
            <text:p>6.7</text:p>
          </table:table-cell>
        </table:table-row>
        <table:table-row>
          <table:table-cell office:value-type="string" office:string-value="2024-09-17">
            <text:p>2024-09-17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NK">
            <text:p>NK</text:p>
          </table:table-cell>
          <table:table-cell office:value-type="string" office:string-value="SFO">
            <text:p>SFO</text:p>
          </table:table-cell>
          <table:table-cell office:value-type="string" office:string-value="SEA">
            <text:p>SEA</text:p>
          </table:table-cell>
          <table:table-cell office:value-type="float" office:value="28.2">
            <text:p>28.2</text:p>
          </table:table-cell>
          <table:table-cell office:value-type="float" office:value="19.9">
            <text:p>19.9</text:p>
          </table:table-cell>
          <table:table-cell office:value-type="boolean" office:boolean-value="false">
            <text:p>FALSE</text:p>
          </table:table-cell>
          <table:table-cell office:value-type="float" office:value="2.3">
            <text:p>2.3</text:p>
          </table:table-cell>
          <table:table-cell office:value-type="float" office:value="6.8">
            <text:p>6.8</text:p>
          </table:table-cell>
          <table:table-cell office:value-type="float" office:value="9.6">
            <text:p>9.6</text:p>
          </table:table-cell>
          <table:table-cell office:value-type="float" office:value="0">
            <text:p/>
          </table:table-cell>
          <table:table-cell office:value-type="float" office:value="6.6">
            <text:p>6.6</text:p>
          </table:table-cell>
        </table:table-row>
        <table:table-row>
          <table:table-cell office:value-type="string" office:string-value="2024-09-10">
            <text:p>2024-09-10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NK">
            <text:p>NK</text:p>
          </table:table-cell>
          <table:table-cell office:value-type="string" office:string-value="MIA">
            <text:p>MIA</text:p>
          </table:table-cell>
          <table:table-cell office:value-type="string" office:string-value="SEA">
            <text:p>SEA</text:p>
          </table:table-cell>
          <table:table-cell office:value-type="float" office:value="-0.2">
            <text:p>-0.2</text:p>
          </table:table-cell>
          <table:table-cell office:value-type="float" office:value="3.6">
            <text:p>3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4.3">
            <text:p>4.3</text:p>
          </table:table-cell>
          <table:table-cell office:value-type="float" office:value="0">
            <text:p/>
          </table:table-cell>
          <table:table-cell office:value-type="float" office:value="6.3">
            <text:p>6.3</text:p>
          </table:table-cell>
        </table:table-row>
        <table:table-row>
          <table:table-cell office:value-type="string" office:string-value="2024-06-18">
            <text:p>2024-06-18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NK">
            <text:p>NK</text:p>
          </table:table-cell>
          <table:table-cell office:value-type="string" office:string-value="BOS">
            <text:p>BOS</text:p>
          </table:table-cell>
          <table:table-cell office:value-type="string" office:string-value="LAX">
            <text:p>LAX</text:p>
          </table:table-cell>
          <table:table-cell office:value-type="float" office:value="-41.0">
            <text:p>-41.0</text:p>
          </table:table-cell>
          <table:table-cell office:value-type="float" office:value="-38.6">
            <text:p>-38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3.0">
            <text:p>3.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6-28">
            <text:p>2024-06-28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NK">
            <text:p>NK</text:p>
          </table:table-cell>
          <table:table-cell office:value-type="string" office:string-value="ORD">
            <text:p>ORD</text:p>
          </table:table-cell>
          <table:table-cell office:value-type="string" office:string-value="LAX">
            <text:p>LAX</text:p>
          </table:table-cell>
          <table:table-cell office:value-type="float" office:value="32.3">
            <text:p>32.3</text:p>
          </table:table-cell>
          <table:table-cell office:value-type="float" office:value="32.3">
            <text:p>32.3</text:p>
          </table:table-cell>
          <table:table-cell office:value-type="boolean" office:boolean-value="false">
            <text:p>FALSE</text:p>
          </table:table-cell>
          <table:table-cell office:value-type="float" office:value="23.8">
            <text:p>23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05">
            <text:p>2024-10-05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WN">
            <text:p>WN</text:p>
          </table:table-cell>
          <table:table-cell office:value-type="string" office:string-value="RDU">
            <text:p>RDU</text:p>
          </table:table-cell>
          <table:table-cell office:value-type="string" office:string-value="MIA">
            <text:p>MIA</text:p>
          </table:table-cell>
          <table:table-cell office:value-type="float" office:value="-11.9">
            <text:p>-11.9</text:p>
          </table:table-cell>
          <table:table-cell office:value-type="float" office:value="-14.3">
            <text:p>-14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5.3">
            <text:p>5.3</text:p>
          </table:table-cell>
          <table:table-cell office:value-type="float" office:value="0.2">
            <text:p>0.2</text:p>
          </table:table-cell>
          <table:table-cell office:value-type="float" office:value="0">
            <text:p/>
          </table:table-cell>
          <table:table-cell office:value-type="float" office:value="15.2">
            <text:p>15.2</text:p>
          </table:table-cell>
        </table:table-row>
        <table:table-row>
          <table:table-cell office:value-type="string" office:string-value="2024-09-22">
            <text:p>2024-09-22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DL">
            <text:p>DL</text:p>
          </table:table-cell>
          <table:table-cell office:value-type="string" office:string-value="SFO">
            <text:p>SFO</text:p>
          </table:table-cell>
          <table:table-cell office:value-type="string" office:string-value="RDU">
            <text:p>RDU</text:p>
          </table:table-cell>
          <table:table-cell office:value-type="float" office:value="0.2">
            <text:p>0.2</text:p>
          </table:table-cell>
          <table:table-cell office:value-type="float" office:value="4.0">
            <text:p>4.0</text:p>
          </table:table-cell>
          <table:table-cell office:value-type="boolean" office:boolean-value="false">
            <text:p>FALSE</text:p>
          </table:table-cell>
          <table:table-cell office:value-type="float" office:value="0.2">
            <text:p>0.2</text:p>
          </table:table-cell>
          <table:table-cell office:value-type="float" office:value="9.0">
            <text:p>9.0</text:p>
          </table:table-cell>
          <table:table-cell office:value-type="float" office:value="8.7">
            <text:p>8.7</text:p>
          </table:table-cell>
          <table:table-cell office:value-type="float" office:value="0">
            <text:p/>
          </table:table-cell>
          <table:table-cell office:value-type="float" office:value="4.0">
            <text:p>4.0</text:p>
          </table:table-cell>
        </table:table-row>
        <table:table-row>
          <table:table-cell office:value-type="string" office:string-value="2024-04-25">
            <text:p>2024-04-25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F9">
            <text:p>F9</text:p>
          </table:table-cell>
          <table:table-cell office:value-type="string" office:string-value="SEA">
            <text:p>SEA</text:p>
          </table:table-cell>
          <table:table-cell office:value-type="string" office:string-value="JFK">
            <text:p>JFK</text:p>
          </table:table-cell>
          <table:table-cell office:value-type="float" office:value="44.4">
            <text:p>44.4</text:p>
          </table:table-cell>
          <table:table-cell office:value-type="float" office:value="40.9">
            <text:p>40.9</text:p>
          </table:table-cell>
          <table:table-cell office:value-type="boolean" office:boolean-value="false">
            <text:p>FALSE</text:p>
          </table:table-cell>
          <table:table-cell office:value-type="float" office:value="20.1">
            <text:p>20.1</text:p>
          </table:table-cell>
          <table:table-cell office:value-type="float" office:value="0.2">
            <text:p>0.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23">
            <text:p>2024-05-23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NK">
            <text:p>NK</text:p>
          </table:table-cell>
          <table:table-cell office:value-type="string" office:string-value="SEA">
            <text:p>SEA</text:p>
          </table:table-cell>
          <table:table-cell office:value-type="string" office:string-value="DFW">
            <text:p>DFW</text:p>
          </table:table-cell>
          <table:table-cell office:value-type="float" office:value="30.1">
            <text:p>30.1</text:p>
          </table:table-cell>
          <table:table-cell office:value-type="float" office:value="33.4">
            <text:p>33.4</text:p>
          </table:table-cell>
          <table:table-cell office:value-type="boolean" office:boolean-value="false">
            <text:p>FALSE</text:p>
          </table:table-cell>
          <table:table-cell office:value-type="float" office:value="26.2">
            <text:p>26.2</text:p>
          </table:table-cell>
          <table:table-cell office:value-type="float" office:value="3.3">
            <text:p>3.3</text:p>
          </table:table-cell>
          <table:table-cell office:value-type="float" office:value="1.6">
            <text:p>1.6</text:p>
          </table:table-cell>
          <table:table-cell office:value-type="float" office:value="0">
            <text:p/>
          </table:table-cell>
          <table:table-cell office:value-type="float" office:value="15.2">
            <text:p>15.2</text:p>
          </table:table-cell>
        </table:table-row>
        <table:table-row>
          <table:table-cell office:value-type="string" office:string-value="2024-12-12">
            <text:p>2024-12-12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F9">
            <text:p>F9</text:p>
          </table:table-cell>
          <table:table-cell office:value-type="string" office:string-value="LAX">
            <text:p>LAX</text:p>
          </table:table-cell>
          <table:table-cell office:value-type="string" office:string-value="SFO">
            <text:p>SFO</text:p>
          </table:table-cell>
          <table:table-cell office:value-type="float" office:value="-1.2">
            <text:p>-1.2</text:p>
          </table:table-cell>
          <table:table-cell office:value-type="float" office:value="1.5">
            <text:p>1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0">
            <text:p/>
          </table:table-cell>
          <table:table-cell office:value-type="float" office:value="13.8">
            <text:p>13.8</text:p>
          </table:table-cell>
        </table:table-row>
        <table:table-row>
          <table:table-cell office:value-type="string" office:string-value="2024-06-22">
            <text:p>2024-06-22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UA">
            <text:p>UA</text:p>
          </table:table-cell>
          <table:table-cell office:value-type="string" office:string-value="ORD">
            <text:p>ORD</text:p>
          </table:table-cell>
          <table:table-cell office:value-type="string" office:string-value="SEA">
            <text:p>SEA</text:p>
          </table:table-cell>
          <table:table-cell office:value-type="float" office:value="38.3">
            <text:p>38.3</text:p>
          </table:table-cell>
          <table:table-cell office:value-type="float" office:value="45.5">
            <text:p>45.5</text:p>
          </table:table-cell>
          <table:table-cell office:value-type="boolean" office:boolean-value="true">
            <text:p>TRUE</text:p>
          </table:table-cell>
          <table:table-cell office:value-type="float" office:value="35.6">
            <text:p>35.6</text:p>
          </table:table-cell>
          <table:table-cell office:value-type="float" office:value="5.0">
            <text:p>5.0</text:p>
          </table:table-cell>
          <table:table-cell office:value-type="float" office:value="6.7">
            <text:p>6.7</text:p>
          </table:table-cell>
          <table:table-cell office:value-type="float" office:value="0">
            <text:p/>
          </table:table-cell>
          <table:table-cell office:value-type="float" office:value="12.4">
            <text:p>12.4</text:p>
          </table:table-cell>
        </table:table-row>
        <table:table-row>
          <table:table-cell office:value-type="string" office:string-value="2024-12-05">
            <text:p>2024-12-05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AS">
            <text:p>AS</text:p>
          </table:table-cell>
          <table:table-cell office:value-type="string" office:string-value="JFK">
            <text:p>JFK</text:p>
          </table:table-cell>
          <table:table-cell office:value-type="string" office:string-value="ATL">
            <text:p>ATL</text:p>
          </table:table-cell>
          <table:table-cell office:value-type="float" office:value="3.6">
            <text:p>3.6</text:p>
          </table:table-cell>
          <table:table-cell office:value-type="float" office:value="7.6">
            <text:p>7.6</text:p>
          </table:table-cell>
          <table:table-cell office:value-type="boolean" office:boolean-value="false">
            <text:p>FALSE</text:p>
          </table:table-cell>
          <table:table-cell office:value-type="float" office:value="2.4">
            <text:p>2.4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">
            <text:p/>
          </table:table-cell>
          <table:table-cell office:value-type="float" office:value="1.9">
            <text:p>1.9</text:p>
          </table:table-cell>
        </table:table-row>
        <table:table-row>
          <table:table-cell office:value-type="string" office:string-value="2024-04-14">
            <text:p>2024-04-14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AA">
            <text:p>AA</text:p>
          </table:table-cell>
          <table:table-cell office:value-type="string" office:string-value="ORD">
            <text:p>ORD</text:p>
          </table:table-cell>
          <table:table-cell office:value-type="string" office:string-value="RDU">
            <text:p>RDU</text:p>
          </table:table-cell>
          <table:table-cell office:value-type="float" office:value="-23.3">
            <text:p>-23.3</text:p>
          </table:table-cell>
          <table:table-cell office:value-type="float" office:value="-29.0">
            <text:p>-29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5.5">
            <text:p>5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1-23">
            <text:p>2024-01-23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AA">
            <text:p>AA</text:p>
          </table:table-cell>
          <table:table-cell office:value-type="string" office:string-value="SFO">
            <text:p>SFO</text:p>
          </table:table-cell>
          <table:table-cell office:value-type="string" office:string-value="JFK">
            <text:p>JFK</text:p>
          </table:table-cell>
          <table:table-cell office:value-type="float" office:value="1.7">
            <text:p>1.7</text:p>
          </table:table-cell>
          <table:table-cell office:value-type="float" office:value="-1.9">
            <text:p>-1.9</text:p>
          </table:table-cell>
          <table:table-cell office:value-type="boolean" office:boolean-value="false">
            <text:p>FALSE</text:p>
          </table:table-cell>
          <table:table-cell office:value-type="float" office:value="1.4">
            <text:p>1.4</text:p>
          </table:table-cell>
          <table:table-cell office:value-type="float" office:value="2.5">
            <text:p>2.5</text:p>
          </table:table-cell>
          <table:table-cell office:value-type="float" office:value="6.1">
            <text:p>6.1</text:p>
          </table:table-cell>
          <table:table-cell office:value-type="float" office:value="0">
            <text:p/>
          </table:table-cell>
          <table:table-cell office:value-type="float" office:value="8.6">
            <text:p>8.6</text:p>
          </table:table-cell>
        </table:table-row>
        <table:table-row>
          <table:table-cell office:value-type="string" office:string-value="2024-03-21">
            <text:p>2024-03-21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DL">
            <text:p>DL</text:p>
          </table:table-cell>
          <table:table-cell office:value-type="string" office:string-value="ORD">
            <text:p>ORD</text:p>
          </table:table-cell>
          <table:table-cell office:value-type="string" office:string-value="BOS">
            <text:p>BOS</text:p>
          </table:table-cell>
          <table:table-cell office:value-type="float" office:value="-2.5">
            <text:p>-2.5</text:p>
          </table:table-cell>
          <table:table-cell office:value-type="float" office:value="2.2">
            <text:p>2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.7">
            <text:p>0.7</text:p>
          </table:table-cell>
        </table:table-row>
        <table:table-row>
          <table:table-cell office:value-type="string" office:string-value="2024-12-05">
            <text:p>2024-12-05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NK">
            <text:p>NK</text:p>
          </table:table-cell>
          <table:table-cell office:value-type="string" office:string-value="LAX">
            <text:p>LAX</text:p>
          </table:table-cell>
          <table:table-cell office:value-type="string" office:string-value="ORD">
            <text:p>ORD</text:p>
          </table:table-cell>
          <table:table-cell office:value-type="float" office:value="18.9">
            <text:p>18.9</text:p>
          </table:table-cell>
          <table:table-cell office:value-type="float" office:value="21.1">
            <text:p>21.1</text:p>
          </table:table-cell>
          <table:table-cell office:value-type="boolean" office:boolean-value="false">
            <text:p>FALSE</text:p>
          </table:table-cell>
          <table:table-cell office:value-type="float" office:value="13.8">
            <text:p>13.8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0.8">
            <text:p>10.8</text:p>
          </table:table-cell>
        </table:table-row>
        <table:table-row>
          <table:table-cell office:value-type="string" office:string-value="2024-11-03">
            <text:p>2024-11-03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AS">
            <text:p>AS</text:p>
          </table:table-cell>
          <table:table-cell office:value-type="string" office:string-value="RDU">
            <text:p>RDU</text:p>
          </table:table-cell>
          <table:table-cell office:value-type="string" office:string-value="ATL">
            <text:p>ATL</text:p>
          </table:table-cell>
          <table:table-cell office:value-type="float" office:value="9.8">
            <text:p>9.8</text:p>
          </table:table-cell>
          <table:table-cell office:value-type="float" office:value="6.2">
            <text:p>6.2</text:p>
          </table:table-cell>
          <table:table-cell office:value-type="boolean" office:boolean-value="false">
            <text:p>FALSE</text:p>
          </table:table-cell>
          <table:table-cell office:value-type="float" office:value="6.0">
            <text:p>6.0</text:p>
          </table:table-cell>
          <table:table-cell office:value-type="float" office:value="3.9">
            <text:p>3.9</text:p>
          </table:table-cell>
          <table:table-cell office:value-type="float" office:value="6.7">
            <text:p>6.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16">
            <text:p>2024-04-16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AA">
            <text:p>AA</text:p>
          </table:table-cell>
          <table:table-cell office:value-type="string" office:string-value="LAX">
            <text:p>LAX</text:p>
          </table:table-cell>
          <table:table-cell office:value-type="string" office:string-value="SEA">
            <text:p>SEA</text:p>
          </table:table-cell>
          <table:table-cell office:value-type="float" office:value="-29.8">
            <text:p>-29.8</text:p>
          </table:table-cell>
          <table:table-cell office:value-type="float" office:value="-31.0">
            <text:p>-31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6.8">
            <text:p>6.8</text:p>
          </table:table-cell>
          <table:table-cell office:value-type="float" office:value="0">
            <text:p/>
          </table:table-cell>
          <table:table-cell office:value-type="float" office:value="4.6">
            <text:p>4.6</text:p>
          </table:table-cell>
        </table:table-row>
        <table:table-row>
          <table:table-cell office:value-type="string" office:string-value="2024-10-14">
            <text:p>2024-10-14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DL">
            <text:p>DL</text:p>
          </table:table-cell>
          <table:table-cell office:value-type="string" office:string-value="SEA">
            <text:p>SEA</text:p>
          </table:table-cell>
          <table:table-cell office:value-type="string" office:string-value="ORD">
            <text:p>ORD</text:p>
          </table:table-cell>
          <table:table-cell office:value-type="float" office:value="-5.0">
            <text:p>-5.0</text:p>
          </table:table-cell>
          <table:table-cell office:value-type="float" office:value="-0.5">
            <text:p>-0.5</text:p>
          </table:table-cell>
          <table:table-cell office:value-type="boolean" office:boolean-value="true">
            <text:p>TRUE</text:p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4.3">
            <text:p>4.3</text:p>
          </table:table-cell>
          <table:table-cell office:value-type="float" office:value="0">
            <text:p/>
          </table:table-cell>
          <table:table-cell office:value-type="float" office:value="6.7">
            <text:p>6.7</text:p>
          </table:table-cell>
        </table:table-row>
        <table:table-row>
          <table:table-cell office:value-type="string" office:string-value="2024-07-17">
            <text:p>2024-07-17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F9">
            <text:p>F9</text:p>
          </table:table-cell>
          <table:table-cell office:value-type="string" office:string-value="SFO">
            <text:p>SFO</text:p>
          </table:table-cell>
          <table:table-cell office:value-type="string" office:string-value="SFO">
            <text:p>SFO</text:p>
          </table:table-cell>
          <table:table-cell office:value-type="float" office:value="7.2">
            <text:p>7.2</text:p>
          </table:table-cell>
          <table:table-cell office:value-type="float" office:value="12.6">
            <text:p>12.6</text:p>
          </table:table-cell>
          <table:table-cell office:value-type="boolean" office:boolean-value="false">
            <text:p>FALSE</text:p>
          </table:table-cell>
          <table:table-cell office:value-type="float" office:value="2.0">
            <text:p>2.0</text:p>
          </table:table-cell>
          <table:table-cell office:value-type="float" office:value="5.1">
            <text:p>5.1</text:p>
          </table:table-cell>
          <table:table-cell office:value-type="float" office:value="1.2">
            <text:p>1.2</text:p>
          </table:table-cell>
          <table:table-cell office:value-type="float" office:value="0">
            <text:p/>
          </table:table-cell>
          <table:table-cell office:value-type="float" office:value="12.9">
            <text:p>12.9</text:p>
          </table:table-cell>
        </table:table-row>
        <table:table-row>
          <table:table-cell office:value-type="string" office:string-value="2024-09-11">
            <text:p>2024-09-11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AA">
            <text:p>AA</text:p>
          </table:table-cell>
          <table:table-cell office:value-type="string" office:string-value="ATL">
            <text:p>ATL</text:p>
          </table:table-cell>
          <table:table-cell office:value-type="string" office:string-value="SFO">
            <text:p>SFO</text:p>
          </table:table-cell>
          <table:table-cell office:value-type="float" office:value="18.2">
            <text:p>18.2</text:p>
          </table:table-cell>
          <table:table-cell office:value-type="float" office:value="26.9">
            <text:p>26.9</text:p>
          </table:table-cell>
          <table:table-cell office:value-type="boolean" office:boolean-value="false">
            <text:p>FALSE</text:p>
          </table:table-cell>
          <table:table-cell office:value-type="float" office:value="15.4">
            <text:p>15.4</text:p>
          </table:table-cell>
          <table:table-cell office:value-type="float" office:value="4.0">
            <text:p>4.0</text:p>
          </table:table-cell>
          <table:table-cell office:value-type="float" office:value="3.6">
            <text:p>3.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02">
            <text:p>2024-10-02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DL">
            <text:p>DL</text:p>
          </table:table-cell>
          <table:table-cell office:value-type="string" office:string-value="ORD">
            <text:p>ORD</text:p>
          </table:table-cell>
          <table:table-cell office:value-type="string" office:string-value="RDU">
            <text:p>RDU</text:p>
          </table:table-cell>
          <table:table-cell office:value-type="float" office:value="16.0">
            <text:p>16.0</text:p>
          </table:table-cell>
          <table:table-cell office:value-type="float" office:value="14.0">
            <text:p>14.0</text:p>
          </table:table-cell>
          <table:table-cell office:value-type="boolean" office:boolean-value="false">
            <text:p>FALSE</text:p>
          </table:table-cell>
          <table:table-cell office:value-type="float" office:value="15.2">
            <text:p>15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2.0">
            <text:p>2.0</text:p>
          </table:table-cell>
        </table:table-row>
        <table:table-row>
          <table:table-cell office:value-type="string" office:string-value="2024-03-24">
            <text:p>2024-03-24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AA">
            <text:p>AA</text:p>
          </table:table-cell>
          <table:table-cell office:value-type="string" office:string-value="RDU">
            <text:p>RDU</text:p>
          </table:table-cell>
          <table:table-cell office:value-type="string" office:string-value="DFW">
            <text:p>DFW</text:p>
          </table:table-cell>
          <table:table-cell office:value-type="float" office:value="2.2">
            <text:p>2.2</text:p>
          </table:table-cell>
          <table:table-cell office:value-type="float" office:value="-0.7">
            <text:p>-0.7</text:p>
          </table:table-cell>
          <table:table-cell office:value-type="boolean" office:boolean-value="false">
            <text:p>FALSE</text:p>
          </table:table-cell>
          <table:table-cell office:value-type="float" office:value="0.6">
            <text:p>0.6</text:p>
          </table:table-cell>
          <table:table-cell office:value-type="float" office:value="9.3">
            <text:p>9.3</text:p>
          </table:table-cell>
          <table:table-cell office:value-type="float" office:value="5.5">
            <text:p>5.5</text:p>
          </table:table-cell>
          <table:table-cell office:value-type="float" office:value="0">
            <text:p/>
          </table:table-cell>
          <table:table-cell office:value-type="float" office:value="1.2">
            <text:p>1.2</text:p>
          </table:table-cell>
        </table:table-row>
        <table:table-row>
          <table:table-cell office:value-type="string" office:string-value="2024-08-17">
            <text:p>2024-08-17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UA">
            <text:p>UA</text:p>
          </table:table-cell>
          <table:table-cell office:value-type="string" office:string-value="SEA">
            <text:p>SEA</text:p>
          </table:table-cell>
          <table:table-cell office:value-type="string" office:string-value="MIA">
            <text:p>MIA</text:p>
          </table:table-cell>
          <table:table-cell office:value-type="float" office:value="0.4">
            <text:p>0.4</text:p>
          </table:table-cell>
          <table:table-cell office:value-type="float" office:value="1.8">
            <text:p>1.8</text:p>
          </table:table-cell>
          <table:table-cell office:value-type="boolean" office:boolean-value="false">
            <text:p>FALSE</text:p>
          </table:table-cell>
          <table:table-cell office:value-type="float" office:value="0.3">
            <text:p>0.3</text:p>
          </table:table-cell>
          <table:table-cell office:value-type="float" office:value="4.5">
            <text:p>4.5</text:p>
          </table:table-cell>
          <table:table-cell office:value-type="float" office:value="2.1">
            <text:p>2.1</text:p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2024-01-08">
            <text:p>2024-01-08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NK">
            <text:p>NK</text:p>
          </table:table-cell>
          <table:table-cell office:value-type="string" office:string-value="DFW">
            <text:p>DFW</text:p>
          </table:table-cell>
          <table:table-cell office:value-type="string" office:string-value="SFO">
            <text:p>SFO</text:p>
          </table:table-cell>
          <table:table-cell office:value-type="float" office:value="4.9">
            <text:p>4.9</text:p>
          </table:table-cell>
          <table:table-cell office:value-type="float" office:value="4.5">
            <text:p>4.5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office:value-type="float" office:value="3.3">
            <text:p>3.3</text:p>
          </table:table-cell>
          <table:table-cell office:value-type="float" office:value="2.7">
            <text:p>2.7</text:p>
          </table:table-cell>
          <table:table-cell office:value-type="float" office:value="0">
            <text:p/>
          </table:table-cell>
          <table:table-cell office:value-type="float" office:value="8.1">
            <text:p>8.1</text:p>
          </table:table-cell>
        </table:table-row>
        <table:table-row>
          <table:table-cell office:value-type="string" office:string-value="2024-11-14">
            <text:p>2024-11-14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B6">
            <text:p>B6</text:p>
          </table:table-cell>
          <table:table-cell office:value-type="string" office:string-value="LAX">
            <text:p>LAX</text:p>
          </table:table-cell>
          <table:table-cell office:value-type="string" office:string-value="SFO">
            <text:p>SFO</text:p>
          </table:table-cell>
          <table:table-cell office:value-type="float" office:value="-32.4">
            <text:p>-32.4</text:p>
          </table:table-cell>
          <table:table-cell office:value-type="float" office:value="-28.6">
            <text:p>-28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</table:table-row>
        <table:table-row>
          <table:table-cell office:value-type="string" office:string-value="2024-04-26">
            <text:p>2024-04-26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UA">
            <text:p>UA</text:p>
          </table:table-cell>
          <table:table-cell office:value-type="string" office:string-value="SFO">
            <text:p>SFO</text:p>
          </table:table-cell>
          <table:table-cell office:value-type="string" office:string-value="ORD">
            <text:p>ORD</text:p>
          </table:table-cell>
          <table:table-cell office:value-type="float" office:value="1.2">
            <text:p>1.2</text:p>
          </table:table-cell>
          <table:table-cell office:value-type="float" office:value="-0.3">
            <text:p>-0.3</text:p>
          </table:table-cell>
          <table:table-cell office:value-type="boolean" office:boolean-value="false">
            <text:p>FALSE</text:p>
          </table:table-cell>
          <table:table-cell office:value-type="float" office:value="1.0">
            <text:p>1.0</text:p>
          </table:table-cell>
          <table:table-cell office:value-type="float" office:value="2.6">
            <text:p>2.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1.6">
            <text:p>11.6</text:p>
          </table:table-cell>
        </table:table-row>
        <table:table-row>
          <table:table-cell office:value-type="string" office:string-value="2024-06-07">
            <text:p>2024-06-07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AS">
            <text:p>AS</text:p>
          </table:table-cell>
          <table:table-cell office:value-type="string" office:string-value="MIA">
            <text:p>MIA</text:p>
          </table:table-cell>
          <table:table-cell office:value-type="string" office:string-value="LAX">
            <text:p>LAX</text:p>
          </table:table-cell>
          <table:table-cell office:value-type="float" office:value="19.3">
            <text:p>19.3</text:p>
          </table:table-cell>
          <table:table-cell office:value-type="float" office:value="12.7">
            <text:p>12.7</text:p>
          </table:table-cell>
          <table:table-cell office:value-type="boolean" office:boolean-value="false">
            <text:p>FALSE</text:p>
          </table:table-cell>
          <table:table-cell office:value-type="float" office:value="14.9">
            <text:p>14.9</text:p>
          </table:table-cell>
          <table:table-cell office:value-type="float" office:value="3.5">
            <text:p>3.5</text:p>
          </table:table-cell>
          <table:table-cell office:value-type="float" office:value="5.9">
            <text:p>5.9</text:p>
          </table:table-cell>
          <table:table-cell office:value-type="float" office:value="0">
            <text:p/>
          </table:table-cell>
          <table:table-cell office:value-type="float" office:value="20.2">
            <text:p>20.2</text:p>
          </table:table-cell>
        </table:table-row>
        <table:table-row>
          <table:table-cell office:value-type="string" office:string-value="2024-01-14">
            <text:p>2024-01-14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WN">
            <text:p>WN</text:p>
          </table:table-cell>
          <table:table-cell office:value-type="string" office:string-value="BOS">
            <text:p>BOS</text:p>
          </table:table-cell>
          <table:table-cell office:value-type="string" office:string-value="DFW">
            <text:p>DFW</text:p>
          </table:table-cell>
          <table:table-cell office:value-type="float" office:value="6.2">
            <text:p>6.2</text:p>
          </table:table-cell>
          <table:table-cell office:value-type="float" office:value="2.5">
            <text:p>2.5</text:p>
          </table:table-cell>
          <table:table-cell office:value-type="boolean" office:boolean-value="false">
            <text:p>FALSE</text:p>
          </table:table-cell>
          <table:table-cell office:value-type="float" office:value="4.3">
            <text:p>4.3</text:p>
          </table:table-cell>
          <table:table-cell office:value-type="float" office:value="6.5">
            <text:p>6.5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4.4">
            <text:p>4.4</text:p>
          </table:table-cell>
        </table:table-row>
        <table:table-row>
          <table:table-cell office:value-type="string" office:string-value="2024-12-24">
            <text:p>2024-12-24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AA">
            <text:p>AA</text:p>
          </table:table-cell>
          <table:table-cell office:value-type="string" office:string-value="LAX">
            <text:p>LAX</text:p>
          </table:table-cell>
          <table:table-cell office:value-type="string" office:string-value="BOS">
            <text:p>BOS</text:p>
          </table:table-cell>
          <table:table-cell office:value-type="float" office:value="-19.3">
            <text:p>-19.3</text:p>
          </table:table-cell>
          <table:table-cell office:value-type="float" office:value="-14.1">
            <text:p>-14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5.2">
            <text:p>5.2</text:p>
          </table:table-cell>
          <table:table-cell office:value-type="float" office:value="0">
            <text:p/>
          </table:table-cell>
          <table:table-cell office:value-type="float" office:value="3.2">
            <text:p>3.2</text:p>
          </table:table-cell>
        </table:table-row>
        <table:table-row>
          <table:table-cell office:value-type="string" office:string-value="2024-04-28">
            <text:p>2024-04-28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F9">
            <text:p>F9</text:p>
          </table:table-cell>
          <table:table-cell office:value-type="string" office:string-value="DFW">
            <text:p>DFW</text:p>
          </table:table-cell>
          <table:table-cell office:value-type="string" office:string-value="SEA">
            <text:p>SEA</text:p>
          </table:table-cell>
          <table:table-cell office:value-type="float" office:value="3.6">
            <text:p>3.6</text:p>
          </table:table-cell>
          <table:table-cell office:value-type="float" office:value="5.1">
            <text:p>5.1</text:p>
          </table:table-cell>
          <table:table-cell office:value-type="boolean" office:boolean-value="false">
            <text:p>FALSE</text:p>
          </table:table-cell>
          <table:table-cell office:value-type="float" office:value="0.3">
            <text:p>0.3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float" office:value="0">
            <text:p/>
          </table:table-cell>
          <table:table-cell office:value-type="float" office:value="5.3">
            <text:p>5.3</text:p>
          </table:table-cell>
        </table:table-row>
        <table:table-row>
          <table:table-cell office:value-type="string" office:string-value="2024-10-02">
            <text:p>2024-10-02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DL">
            <text:p>DL</text:p>
          </table:table-cell>
          <table:table-cell office:value-type="string" office:string-value="LAX">
            <text:p>LAX</text:p>
          </table:table-cell>
          <table:table-cell office:value-type="string" office:string-value="ATL">
            <text:p>ATL</text:p>
          </table:table-cell>
          <table:table-cell office:value-type="float" office:value="-3.9">
            <text:p>-3.9</text:p>
          </table:table-cell>
          <table:table-cell office:value-type="float" office:value="-4.2">
            <text:p>-4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6.3">
            <text:p>6.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2-07">
            <text:p>2024-02-07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AA">
            <text:p>AA</text:p>
          </table:table-cell>
          <table:table-cell office:value-type="string" office:string-value="JFK">
            <text:p>JFK</text:p>
          </table:table-cell>
          <table:table-cell office:value-type="string" office:string-value="ORD">
            <text:p>ORD</text:p>
          </table:table-cell>
          <table:table-cell office:value-type="float" office:value="-3.3">
            <text:p>-3.3</text:p>
          </table:table-cell>
          <table:table-cell office:value-type="float" office:value="0.4">
            <text:p>0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15">
            <text:p>2024-04-15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NK">
            <text:p>NK</text:p>
          </table:table-cell>
          <table:table-cell office:value-type="string" office:string-value="ATL">
            <text:p>ATL</text:p>
          </table:table-cell>
          <table:table-cell office:value-type="string" office:string-value="ORD">
            <text:p>ORD</text:p>
          </table:table-cell>
          <table:table-cell office:value-type="float" office:value="-9.5">
            <text:p>-9.5</text:p>
          </table:table-cell>
          <table:table-cell office:value-type="float" office:value="-1.8">
            <text:p>-1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6.9">
            <text:p>6.9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03">
            <text:p>2024-03-03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WN">
            <text:p>WN</text:p>
          </table:table-cell>
          <table:table-cell office:value-type="string" office:string-value="DFW">
            <text:p>DFW</text:p>
          </table:table-cell>
          <table:table-cell office:value-type="string" office:string-value="SFO">
            <text:p>SFO</text:p>
          </table:table-cell>
          <table:table-cell office:value-type="float" office:value="15.7">
            <text:p>15.7</text:p>
          </table:table-cell>
          <table:table-cell office:value-type="float" office:value="25.4">
            <text:p>25.4</text:p>
          </table:table-cell>
          <table:table-cell office:value-type="boolean" office:boolean-value="false">
            <text:p>FALSE</text:p>
          </table:table-cell>
          <table:table-cell office:value-type="float" office:value="10.7">
            <text:p>10.7</text:p>
          </table:table-cell>
          <table:table-cell office:value-type="float" office:value="1.0">
            <text:p>1.0</text:p>
          </table:table-cell>
          <table:table-cell office:value-type="float" office:value="15.2">
            <text:p>15.2</text:p>
          </table:table-cell>
          <table:table-cell office:value-type="float" office:value="0">
            <text:p/>
          </table:table-cell>
          <table:table-cell office:value-type="float" office:value="12.0">
            <text:p>12.0</text:p>
          </table:table-cell>
        </table:table-row>
        <table:table-row>
          <table:table-cell office:value-type="string" office:string-value="2024-08-18">
            <text:p>2024-08-18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WN">
            <text:p>WN</text:p>
          </table:table-cell>
          <table:table-cell office:value-type="string" office:string-value="ORD">
            <text:p>ORD</text:p>
          </table:table-cell>
          <table:table-cell office:value-type="string" office:string-value="SEA">
            <text:p>SEA</text:p>
          </table:table-cell>
          <table:table-cell office:value-type="float" office:value="9.9">
            <text:p>9.9</text:p>
          </table:table-cell>
          <table:table-cell office:value-type="float" office:value="17.1">
            <text:p>17.1</text:p>
          </table:table-cell>
          <table:table-cell office:value-type="boolean" office:boolean-value="false">
            <text:p>FALSE</text:p>
          </table:table-cell>
          <table:table-cell office:value-type="float" office:value="0.6">
            <text:p>0.6</text:p>
          </table:table-cell>
          <table:table-cell office:value-type="float" office:value="7.3">
            <text:p>7.3</text:p>
          </table:table-cell>
          <table:table-cell office:value-type="float" office:value="3.5">
            <text:p>3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21">
            <text:p>2024-11-21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AA">
            <text:p>AA</text:p>
          </table:table-cell>
          <table:table-cell office:value-type="string" office:string-value="MIA">
            <text:p>MIA</text:p>
          </table:table-cell>
          <table:table-cell office:value-type="string" office:string-value="MIA">
            <text:p>MIA</text:p>
          </table:table-cell>
          <table:table-cell office:value-type="float" office:value="13.1">
            <text:p>13.1</text:p>
          </table:table-cell>
          <table:table-cell office:value-type="float" office:value="17.9">
            <text:p>17.9</text:p>
          </table:table-cell>
          <table:table-cell office:value-type="boolean" office:boolean-value="false">
            <text:p>FALSE</text:p>
          </table:table-cell>
          <table:table-cell office:value-type="float" office:value="10.6">
            <text:p>10.6</text:p>
          </table:table-cell>
          <table:table-cell office:value-type="float" office:value="3.8">
            <text:p>3.8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11.1">
            <text:p>11.1</text:p>
          </table:table-cell>
        </table:table-row>
        <table:table-row>
          <table:table-cell office:value-type="string" office:string-value="2024-03-03">
            <text:p>2024-03-03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AA">
            <text:p>AA</text:p>
          </table:table-cell>
          <table:table-cell office:value-type="string" office:string-value="RDU">
            <text:p>RDU</text:p>
          </table:table-cell>
          <table:table-cell office:value-type="string" office:string-value="SEA">
            <text:p>SEA</text:p>
          </table:table-cell>
          <table:table-cell office:value-type="float" office:value="-10.6">
            <text:p>-10.6</text:p>
          </table:table-cell>
          <table:table-cell office:value-type="float" office:value="0.2">
            <text:p>0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2.3">
            <text:p>2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6-07">
            <text:p>2024-06-07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AS">
            <text:p>AS</text:p>
          </table:table-cell>
          <table:table-cell office:value-type="string" office:string-value="ATL">
            <text:p>ATL</text:p>
          </table:table-cell>
          <table:table-cell office:value-type="string" office:string-value="SEA">
            <text:p>SEA</text:p>
          </table:table-cell>
          <table:table-cell office:value-type="float" office:value="-14.5">
            <text:p>-14.5</text:p>
          </table:table-cell>
          <table:table-cell office:value-type="float" office:value="-11.0">
            <text:p>-11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8.8">
            <text:p>8.8</text:p>
          </table:table-cell>
          <table:table-cell office:value-type="float" office:value="4.2">
            <text:p>4.2</text:p>
          </table:table-cell>
          <table:table-cell office:value-type="float" office:value="0">
            <text:p/>
          </table:table-cell>
          <table:table-cell office:value-type="float" office:value="4.2">
            <text:p>4.2</text:p>
          </table:table-cell>
        </table:table-row>
        <table:table-row>
          <table:table-cell office:value-type="string" office:string-value="2024-07-18">
            <text:p>2024-07-18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UA">
            <text:p>UA</text:p>
          </table:table-cell>
          <table:table-cell office:value-type="string" office:string-value="ORD">
            <text:p>ORD</text:p>
          </table:table-cell>
          <table:table-cell office:value-type="string" office:string-value="ATL">
            <text:p>ATL</text:p>
          </table:table-cell>
          <table:table-cell office:value-type="float" office:value="25.9">
            <text:p>25.9</text:p>
          </table:table-cell>
          <table:table-cell office:value-type="float" office:value="22.0">
            <text:p>22.0</text:p>
          </table:table-cell>
          <table:table-cell office:value-type="boolean" office:boolean-value="false">
            <text:p>FALSE</text:p>
          </table:table-cell>
          <table:table-cell office:value-type="float" office:value="20.6">
            <text:p>20.6</text:p>
          </table:table-cell>
          <table:table-cell office:value-type="float" office:value="5.5">
            <text:p>5.5</text:p>
          </table:table-cell>
          <table:table-cell office:value-type="float" office:value="3.1">
            <text:p>3.1</text:p>
          </table:table-cell>
          <table:table-cell office:value-type="float" office:value="0">
            <text:p/>
          </table:table-cell>
          <table:table-cell office:value-type="float" office:value="29.6">
            <text:p>29.6</text:p>
          </table:table-cell>
        </table:table-row>
        <table:table-row>
          <table:table-cell office:value-type="string" office:string-value="2024-07-26">
            <text:p>2024-07-26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B6">
            <text:p>B6</text:p>
          </table:table-cell>
          <table:table-cell office:value-type="string" office:string-value="SEA">
            <text:p>SEA</text:p>
          </table:table-cell>
          <table:table-cell office:value-type="string" office:string-value="BOS">
            <text:p>BOS</text:p>
          </table:table-cell>
          <table:table-cell office:value-type="float" office:value="0.2">
            <text:p>0.2</text:p>
          </table:table-cell>
          <table:table-cell office:value-type="float" office:value="-0.0">
            <text:p/>
          </table:table-cell>
          <table:table-cell office:value-type="boolean" office:boolean-value="false">
            <text:p>FALSE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">
            <text:p/>
          </table:table-cell>
          <table:table-cell office:value-type="float" office:value="3.8">
            <text:p>3.8</text:p>
          </table:table-cell>
        </table:table-row>
        <table:table-row>
          <table:table-cell office:value-type="string" office:string-value="2024-10-08">
            <text:p>2024-10-08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S">
            <text:p>AS</text:p>
          </table:table-cell>
          <table:table-cell office:value-type="string" office:string-value="RDU">
            <text:p>RDU</text:p>
          </table:table-cell>
          <table:table-cell office:value-type="string" office:string-value="SEA">
            <text:p>SEA</text:p>
          </table:table-cell>
          <table:table-cell office:value-type="float" office:value="10.7">
            <text:p>10.7</text:p>
          </table:table-cell>
          <table:table-cell office:value-type="float" office:value="2.3">
            <text:p>2.3</text:p>
          </table:table-cell>
          <table:table-cell office:value-type="boolean" office:boolean-value="false">
            <text:p>FALSE</text:p>
          </table:table-cell>
          <table:table-cell office:value-type="float" office:value="10.4">
            <text:p>10.4</text:p>
          </table:table-cell>
          <table:table-cell office:value-type="float" office:value="0.4">
            <text:p>0.4</text:p>
          </table:table-cell>
          <table:table-cell office:value-type="float" office:value="7.7">
            <text:p>7.7</text:p>
          </table:table-cell>
          <table:table-cell office:value-type="float" office:value="0">
            <text:p/>
          </table:table-cell>
          <table:table-cell office:value-type="float" office:value="10.9">
            <text:p>10.9</text:p>
          </table:table-cell>
        </table:table-row>
        <table:table-row>
          <table:table-cell office:value-type="string" office:string-value="2024-12-02">
            <text:p>2024-12-02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F9">
            <text:p>F9</text:p>
          </table:table-cell>
          <table:table-cell office:value-type="string" office:string-value="DFW">
            <text:p>DFW</text:p>
          </table:table-cell>
          <table:table-cell office:value-type="string" office:string-value="JFK">
            <text:p>JFK</text:p>
          </table:table-cell>
          <table:table-cell office:value-type="float" office:value="0.2">
            <text:p>0.2</text:p>
          </table:table-cell>
          <table:table-cell office:value-type="float" office:value="9.4">
            <text:p>9.4</text:p>
          </table:table-cell>
          <table:table-cell office:value-type="boolean" office:boolean-value="false">
            <text:p>FALSE</text:p>
          </table:table-cell>
          <table:table-cell office:value-type="float" office:value="0.1">
            <text:p>0.1</text:p>
          </table:table-cell>
          <table:table-cell office:value-type="float" office:value="4.7">
            <text:p>4.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5.6">
            <text:p>5.6</text:p>
          </table:table-cell>
        </table:table-row>
        <table:table-row>
          <table:table-cell office:value-type="string" office:string-value="2024-12-12">
            <text:p>2024-12-12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DL">
            <text:p>DL</text:p>
          </table:table-cell>
          <table:table-cell office:value-type="string" office:string-value="MIA">
            <text:p>MIA</text:p>
          </table:table-cell>
          <table:table-cell office:value-type="string" office:string-value="LAX">
            <text:p>LAX</text:p>
          </table:table-cell>
          <table:table-cell office:value-type="float" office:value="1.9">
            <text:p>1.9</text:p>
          </table:table-cell>
          <table:table-cell office:value-type="float" office:value="6.6">
            <text:p>6.6</text:p>
          </table:table-cell>
          <table:table-cell office:value-type="boolean" office:boolean-value="false">
            <text:p>FALS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0">
            <text:p/>
          </table:table-cell>
          <table:table-cell office:value-type="float" office:value="6.0">
            <text:p>6.0</text:p>
          </table:table-cell>
        </table:table-row>
        <table:table-row>
          <table:table-cell office:value-type="string" office:string-value="2024-01-17">
            <text:p>2024-01-17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UA">
            <text:p>UA</text:p>
          </table:table-cell>
          <table:table-cell office:value-type="string" office:string-value="DFW">
            <text:p>DFW</text:p>
          </table:table-cell>
          <table:table-cell office:value-type="string" office:string-value="MIA">
            <text:p>MIA</text:p>
          </table:table-cell>
          <table:table-cell office:value-type="float" office:value="36.8">
            <text:p>36.8</text:p>
          </table:table-cell>
          <table:table-cell office:value-type="float" office:value="39.2">
            <text:p>39.2</text:p>
          </table:table-cell>
          <table:table-cell office:value-type="boolean" office:boolean-value="false">
            <text:p>FALSE</text:p>
          </table:table-cell>
          <table:table-cell office:value-type="float" office:value="4.8">
            <text:p>4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7.9">
            <text:p>7.9</text:p>
          </table:table-cell>
        </table:table-row>
        <table:table-row>
          <table:table-cell office:value-type="string" office:string-value="2024-01-05">
            <text:p>2024-01-05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DL">
            <text:p>DL</text:p>
          </table:table-cell>
          <table:table-cell office:value-type="string" office:string-value="ORD">
            <text:p>ORD</text:p>
          </table:table-cell>
          <table:table-cell office:value-type="string" office:string-value="BOS">
            <text:p>BOS</text:p>
          </table:table-cell>
          <table:table-cell office:value-type="float" office:value="-13.3">
            <text:p>-13.3</text:p>
          </table:table-cell>
          <table:table-cell office:value-type="float" office:value="-5.2">
            <text:p>-5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7">
            <text:p>6.7</text:p>
          </table:table-cell>
          <table:table-cell office:value-type="float" office:value="0">
            <text:p/>
          </table:table-cell>
          <table:table-cell office:value-type="float" office:value="1.1">
            <text:p>1.1</text:p>
          </table:table-cell>
        </table:table-row>
        <table:table-row>
          <table:table-cell office:value-type="string" office:string-value="2024-03-06">
            <text:p>2024-03-06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F9">
            <text:p>F9</text:p>
          </table:table-cell>
          <table:table-cell office:value-type="string" office:string-value="SEA">
            <text:p>SEA</text:p>
          </table:table-cell>
          <table:table-cell office:value-type="string" office:string-value="DFW">
            <text:p>DFW</text:p>
          </table:table-cell>
          <table:table-cell office:value-type="float" office:value="22.1">
            <text:p>22.1</text:p>
          </table:table-cell>
          <table:table-cell office:value-type="float" office:value="24.6">
            <text:p>24.6</text:p>
          </table:table-cell>
          <table:table-cell office:value-type="boolean" office:boolean-value="false">
            <text:p>FALSE</text:p>
          </table:table-cell>
          <table:table-cell office:value-type="float" office:value="21.4">
            <text:p>21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5.3">
            <text:p>5.3</text:p>
          </table:table-cell>
        </table:table-row>
        <table:table-row>
          <table:table-cell office:value-type="string" office:string-value="2024-10-27">
            <text:p>2024-10-27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F9">
            <text:p>F9</text:p>
          </table:table-cell>
          <table:table-cell office:value-type="string" office:string-value="ATL">
            <text:p>ATL</text:p>
          </table:table-cell>
          <table:table-cell office:value-type="string" office:string-value="ATL">
            <text:p>ATL</text:p>
          </table:table-cell>
          <table:table-cell office:value-type="float" office:value="-12.3">
            <text:p>-12.3</text:p>
          </table:table-cell>
          <table:table-cell office:value-type="float" office:value="-6.7">
            <text:p>-6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7.8">
            <text:p>7.8</text:p>
          </table:table-cell>
          <table:table-cell office:value-type="float" office:value="6.8">
            <text:p>6.8</text:p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 office:string-value="2024-01-06">
            <text:p>2024-01-06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B6">
            <text:p>B6</text:p>
          </table:table-cell>
          <table:table-cell office:value-type="string" office:string-value="MIA">
            <text:p>MIA</text:p>
          </table:table-cell>
          <table:table-cell office:value-type="string" office:string-value="LAX">
            <text:p>LAX</text:p>
          </table:table-cell>
          <table:table-cell office:value-type="float" office:value="69.7">
            <text:p>69.7</text:p>
          </table:table-cell>
          <table:table-cell office:value-type="float" office:value="69.3">
            <text:p>69.3</text:p>
          </table:table-cell>
          <table:table-cell office:value-type="boolean" office:boolean-value="false">
            <text:p>FALSE</text:p>
          </table:table-cell>
          <table:table-cell office:value-type="float" office:value="7.3">
            <text:p>7.3</text:p>
          </table:table-cell>
          <table:table-cell office:value-type="float" office:value="0.0">
            <text:p/>
          </table:table-cell>
          <table:table-cell office:value-type="float" office:value="3.1">
            <text:p>3.1</text:p>
          </table:table-cell>
          <table:table-cell office:value-type="float" office:value="0">
            <text:p/>
          </table:table-cell>
          <table:table-cell office:value-type="float" office:value="10.5">
            <text:p>10.5</text:p>
          </table:table-cell>
        </table:table-row>
        <table:table-row>
          <table:table-cell office:value-type="string" office:string-value="2024-06-06">
            <text:p>2024-06-06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AA">
            <text:p>AA</text:p>
          </table:table-cell>
          <table:table-cell office:value-type="string" office:string-value="DFW">
            <text:p>DFW</text:p>
          </table:table-cell>
          <table:table-cell office:value-type="string" office:string-value="SEA">
            <text:p>SEA</text:p>
          </table:table-cell>
          <table:table-cell office:value-type="float" office:value="15.8">
            <text:p>15.8</text:p>
          </table:table-cell>
          <table:table-cell office:value-type="float" office:value="19.3">
            <text:p>19.3</text:p>
          </table:table-cell>
          <table:table-cell office:value-type="boolean" office:boolean-value="false">
            <text:p>FALSE</text:p>
          </table:table-cell>
          <table:table-cell office:value-type="float" office:value="5.6">
            <text:p>5.6</text:p>
          </table:table-cell>
          <table:table-cell office:value-type="float" office:value="2.2">
            <text:p>2.2</text:p>
          </table:table-cell>
          <table:table-cell office:value-type="float" office:value="4.5">
            <text:p>4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7-06">
            <text:p>2024-07-06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NK">
            <text:p>NK</text:p>
          </table:table-cell>
          <table:table-cell office:value-type="string" office:string-value="SFO">
            <text:p>SFO</text:p>
          </table:table-cell>
          <table:table-cell office:value-type="string" office:string-value="DFW">
            <text:p>DFW</text:p>
          </table:table-cell>
          <table:table-cell office:value-type="float" office:value="30.6">
            <text:p>30.6</text:p>
          </table:table-cell>
          <table:table-cell office:value-type="float" office:value="32.2">
            <text:p>32.2</text:p>
          </table:table-cell>
          <table:table-cell office:value-type="boolean" office:boolean-value="false">
            <text:p>FALSE</text:p>
          </table:table-cell>
          <table:table-cell office:value-type="float" office:value="3.1">
            <text:p>3.1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15">
            <text:p>2024-03-15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UA">
            <text:p>UA</text:p>
          </table:table-cell>
          <table:table-cell office:value-type="string" office:string-value="ATL">
            <text:p>ATL</text:p>
          </table:table-cell>
          <table:table-cell office:value-type="string" office:string-value="RDU">
            <text:p>RDU</text:p>
          </table:table-cell>
          <table:table-cell office:value-type="float" office:value="-26.0">
            <text:p>-26.0</text:p>
          </table:table-cell>
          <table:table-cell office:value-type="float" office:value="-31.1">
            <text:p>-31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3.2">
            <text:p>13.2</text:p>
          </table:table-cell>
          <table:table-cell office:value-type="float" office:value="4.9">
            <text:p>4.9</text:p>
          </table:table-cell>
          <table:table-cell office:value-type="float" office:value="0">
            <text:p/>
          </table:table-cell>
          <table:table-cell office:value-type="float" office:value="10.8">
            <text:p>10.8</text:p>
          </table:table-cell>
        </table:table-row>
        <table:table-row>
          <table:table-cell office:value-type="string" office:string-value="2024-02-11">
            <text:p>2024-02-11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NK">
            <text:p>NK</text:p>
          </table:table-cell>
          <table:table-cell office:value-type="string" office:string-value="RDU">
            <text:p>RDU</text:p>
          </table:table-cell>
          <table:table-cell office:value-type="string" office:string-value="SFO">
            <text:p>SFO</text:p>
          </table:table-cell>
          <table:table-cell office:value-type="float" office:value="1.4">
            <text:p>1.4</text:p>
          </table:table-cell>
          <table:table-cell office:value-type="float" office:value="-4.8">
            <text:p>-4.8</text:p>
          </table:table-cell>
          <table:table-cell office:value-type="boolean" office:boolean-value="false">
            <text:p>FALSE</text:p>
          </table:table-cell>
          <table:table-cell office:value-type="float" office:value="0.2">
            <text:p>0.2</text:p>
          </table:table-cell>
          <table:table-cell office:value-type="float" office:value="4.2">
            <text:p>4.2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8.4">
            <text:p>8.4</text:p>
          </table:table-cell>
        </table:table-row>
        <table:table-row>
          <table:table-cell office:value-type="string" office:string-value="2024-04-14">
            <text:p>2024-04-14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S">
            <text:p>AS</text:p>
          </table:table-cell>
          <table:table-cell office:value-type="string" office:string-value="ATL">
            <text:p>ATL</text:p>
          </table:table-cell>
          <table:table-cell office:value-type="string" office:string-value="ATL">
            <text:p>ATL</text:p>
          </table:table-cell>
          <table:table-cell office:value-type="float" office:value="15.1">
            <text:p>15.1</text:p>
          </table:table-cell>
          <table:table-cell office:value-type="float" office:value="15.2">
            <text:p>15.2</text:p>
          </table:table-cell>
          <table:table-cell office:value-type="boolean" office:boolean-value="false">
            <text:p>FALSE</text:p>
          </table:table-cell>
          <table:table-cell office:value-type="float" office:value="12.7">
            <text:p>12.7</text:p>
          </table:table-cell>
          <table:table-cell office:value-type="float" office:value="3.6">
            <text:p>3.6</text:p>
          </table:table-cell>
          <table:table-cell office:value-type="float" office:value="5.2">
            <text:p>5.2</text:p>
          </table:table-cell>
          <table:table-cell office:value-type="float" office:value="0">
            <text:p/>
          </table:table-cell>
          <table:table-cell office:value-type="float" office:value="10.2">
            <text:p>10.2</text:p>
          </table:table-cell>
        </table:table-row>
        <table:table-row>
          <table:table-cell office:value-type="string" office:string-value="2024-11-21">
            <text:p>2024-11-21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NK">
            <text:p>NK</text:p>
          </table:table-cell>
          <table:table-cell office:value-type="string" office:string-value="LAX">
            <text:p>LAX</text:p>
          </table:table-cell>
          <table:table-cell office:value-type="string" office:string-value="ORD">
            <text:p>ORD</text:p>
          </table:table-cell>
          <table:table-cell office:value-type="float" office:value="-13.8">
            <text:p>-13.8</text:p>
          </table:table-cell>
          <table:table-cell office:value-type="float" office:value="-11.9">
            <text:p>-11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5.9">
            <text:p>5.9</text:p>
          </table:table-cell>
          <table:table-cell office:value-type="float" office:value="0">
            <text:p/>
          </table:table-cell>
          <table:table-cell office:value-type="float" office:value="17.4">
            <text:p>17.4</text:p>
          </table:table-cell>
        </table:table-row>
        <table:table-row>
          <table:table-cell office:value-type="string" office:string-value="2024-05-26">
            <text:p>2024-05-26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NK">
            <text:p>NK</text:p>
          </table:table-cell>
          <table:table-cell office:value-type="string" office:string-value="SEA">
            <text:p>SEA</text:p>
          </table:table-cell>
          <table:table-cell office:value-type="string" office:string-value="ATL">
            <text:p>ATL</text:p>
          </table:table-cell>
          <table:table-cell office:value-type="float" office:value="28.7">
            <text:p>28.7</text:p>
          </table:table-cell>
          <table:table-cell office:value-type="float" office:value="34.0">
            <text:p>34.0</text:p>
          </table:table-cell>
          <table:table-cell office:value-type="boolean" office:boolean-value="false">
            <text:p>FALSE</text:p>
          </table:table-cell>
          <table:table-cell office:value-type="float" office:value="25.4">
            <text:p>25.4</text:p>
          </table:table-cell>
          <table:table-cell office:value-type="float" office:value="5.4">
            <text:p>5.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0.4">
            <text:p>10.4</text:p>
          </table:table-cell>
        </table:table-row>
        <table:table-row>
          <table:table-cell office:value-type="string" office:string-value="2024-04-27">
            <text:p>2024-04-27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UA">
            <text:p>UA</text:p>
          </table:table-cell>
          <table:table-cell office:value-type="string" office:string-value="JFK">
            <text:p>JFK</text:p>
          </table:table-cell>
          <table:table-cell office:value-type="string" office:string-value="ORD">
            <text:p>ORD</text:p>
          </table:table-cell>
          <table:table-cell office:value-type="float" office:value="2.7">
            <text:p>2.7</text:p>
          </table:table-cell>
          <table:table-cell office:value-type="float" office:value="8.2">
            <text:p>8.2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7-27">
            <text:p>2024-07-27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F9">
            <text:p>F9</text:p>
          </table:table-cell>
          <table:table-cell office:value-type="string" office:string-value="BOS">
            <text:p>BOS</text:p>
          </table:table-cell>
          <table:table-cell office:value-type="string" office:string-value="SEA">
            <text:p>SEA</text:p>
          </table:table-cell>
          <table:table-cell office:value-type="float" office:value="-12.0">
            <text:p>-12.0</text:p>
          </table:table-cell>
          <table:table-cell office:value-type="float" office:value="-15.3">
            <text:p>-15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3.6">
            <text:p>13.6</text:p>
          </table:table-cell>
        </table:table-row>
        <table:table-row>
          <table:table-cell office:value-type="string" office:string-value="2024-09-26">
            <text:p>2024-09-26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DL">
            <text:p>DL</text:p>
          </table:table-cell>
          <table:table-cell office:value-type="string" office:string-value="ORD">
            <text:p>ORD</text:p>
          </table:table-cell>
          <table:table-cell office:value-type="string" office:string-value="SEA">
            <text:p>SEA</text:p>
          </table:table-cell>
          <table:table-cell office:value-type="float" office:value="36.8">
            <text:p>36.8</text:p>
          </table:table-cell>
          <table:table-cell office:value-type="float" office:value="38.2">
            <text:p>38.2</text:p>
          </table:table-cell>
          <table:table-cell office:value-type="boolean" office:boolean-value="false">
            <text:p>FALSE</text:p>
          </table:table-cell>
          <table:table-cell office:value-type="float" office:value="36.2">
            <text:p>36.2</text:p>
          </table:table-cell>
          <table:table-cell office:value-type="float" office:value="11.0">
            <text:p>11.0</text:p>
          </table:table-cell>
          <table:table-cell office:value-type="float" office:value="1.7">
            <text:p>1.7</text:p>
          </table:table-cell>
          <table:table-cell office:value-type="float" office:value="0">
            <text:p/>
          </table:table-cell>
          <table:table-cell office:value-type="float" office:value="9.9">
            <text:p>9.9</text:p>
          </table:table-cell>
        </table:table-row>
        <table:table-row>
          <table:table-cell office:value-type="string" office:string-value="2024-11-14">
            <text:p>2024-11-14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DL">
            <text:p>DL</text:p>
          </table:table-cell>
          <table:table-cell office:value-type="string" office:string-value="MIA">
            <text:p>MIA</text:p>
          </table:table-cell>
          <table:table-cell office:value-type="string" office:string-value="ATL">
            <text:p>ATL</text:p>
          </table:table-cell>
          <table:table-cell office:value-type="float" office:value="23.7">
            <text:p>23.7</text:p>
          </table:table-cell>
          <table:table-cell office:value-type="float" office:value="20.3">
            <text:p>20.3</text:p>
          </table:table-cell>
          <table:table-cell office:value-type="boolean" office:boolean-value="false">
            <text:p>FALSE</text:p>
          </table:table-cell>
          <table:table-cell office:value-type="float" office:value="2.1">
            <text:p>2.1</text:p>
          </table:table-cell>
          <table:table-cell office:value-type="float" office:value="9.3">
            <text:p>9.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2024-01-26">
            <text:p>2024-01-26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F9">
            <text:p>F9</text:p>
          </table:table-cell>
          <table:table-cell office:value-type="string" office:string-value="ORD">
            <text:p>ORD</text:p>
          </table:table-cell>
          <table:table-cell office:value-type="string" office:string-value="SFO">
            <text:p>SFO</text:p>
          </table:table-cell>
          <table:table-cell office:value-type="float" office:value="23.8">
            <text:p>23.8</text:p>
          </table:table-cell>
          <table:table-cell office:value-type="float" office:value="19.1">
            <text:p>19.1</text:p>
          </table:table-cell>
          <table:table-cell office:value-type="boolean" office:boolean-value="false">
            <text:p>FALSE</text:p>
          </table:table-cell>
          <table:table-cell office:value-type="float" office:value="13.5">
            <text:p>13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7.1">
            <text:p>7.1</text:p>
          </table:table-cell>
        </table:table-row>
        <table:table-row>
          <table:table-cell office:value-type="string" office:string-value="2024-02-26">
            <text:p>2024-02-26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B6">
            <text:p>B6</text:p>
          </table:table-cell>
          <table:table-cell office:value-type="string" office:string-value="SFO">
            <text:p>SFO</text:p>
          </table:table-cell>
          <table:table-cell office:value-type="string" office:string-value="ATL">
            <text:p>ATL</text:p>
          </table:table-cell>
          <table:table-cell office:value-type="float" office:value="12.0">
            <text:p>12.0</text:p>
          </table:table-cell>
          <table:table-cell office:value-type="float" office:value="7.7">
            <text:p>7.7</text:p>
          </table:table-cell>
          <table:table-cell office:value-type="boolean" office:boolean-value="false">
            <text:p>FALSE</text:p>
          </table:table-cell>
          <table:table-cell office:value-type="float" office:value="0.4">
            <text:p>0.4</text:p>
          </table:table-cell>
          <table:table-cell office:value-type="float" office:value="5.9">
            <text:p>5.9</text:p>
          </table:table-cell>
          <table:table-cell office:value-type="float" office:value="2.6">
            <text:p>2.6</text:p>
          </table:table-cell>
          <table:table-cell office:value-type="float" office:value="0">
            <text:p/>
          </table:table-cell>
          <table:table-cell office:value-type="float" office:value="8.4">
            <text:p>8.4</text:p>
          </table:table-cell>
        </table:table-row>
        <table:table-row>
          <table:table-cell office:value-type="string" office:string-value="2024-01-13">
            <text:p>2024-01-13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WN">
            <text:p>WN</text:p>
          </table:table-cell>
          <table:table-cell office:value-type="string" office:string-value="RDU">
            <text:p>RDU</text:p>
          </table:table-cell>
          <table:table-cell office:value-type="string" office:string-value="SEA">
            <text:p>SEA</text:p>
          </table:table-cell>
          <table:table-cell office:value-type="float" office:value="-24.8">
            <text:p>-24.8</text:p>
          </table:table-cell>
          <table:table-cell office:value-type="float" office:value="-29.7">
            <text:p>-29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0">
            <text:p/>
          </table:table-cell>
          <table:table-cell office:value-type="float" office:value="6.8">
            <text:p>6.8</text:p>
          </table:table-cell>
        </table:table-row>
        <table:table-row>
          <table:table-cell office:value-type="string" office:string-value="2024-05-27">
            <text:p>2024-05-27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AA">
            <text:p>AA</text:p>
          </table:table-cell>
          <table:table-cell office:value-type="string" office:string-value="LAX">
            <text:p>LAX</text:p>
          </table:table-cell>
          <table:table-cell office:value-type="string" office:string-value="JFK">
            <text:p>JFK</text:p>
          </table:table-cell>
          <table:table-cell office:value-type="float" office:value="-14.4">
            <text:p>-14.4</text:p>
          </table:table-cell>
          <table:table-cell office:value-type="float" office:value="-16.9">
            <text:p>-16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9.8">
            <text:p>9.8</text:p>
          </table:table-cell>
          <table:table-cell office:value-type="float" office:value="0.2">
            <text:p>0.2</text:p>
          </table:table-cell>
          <table:table-cell office:value-type="float" office:value="0">
            <text:p/>
          </table:table-cell>
          <table:table-cell office:value-type="float" office:value="15.7">
            <text:p>15.7</text:p>
          </table:table-cell>
        </table:table-row>
        <table:table-row>
          <table:table-cell office:value-type="string" office:string-value="2024-08-07">
            <text:p>2024-08-07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NK">
            <text:p>NK</text:p>
          </table:table-cell>
          <table:table-cell office:value-type="string" office:string-value="BOS">
            <text:p>BOS</text:p>
          </table:table-cell>
          <table:table-cell office:value-type="string" office:string-value="DFW">
            <text:p>DFW</text:p>
          </table:table-cell>
          <table:table-cell office:value-type="float" office:value="-3.5">
            <text:p>-3.5</text:p>
          </table:table-cell>
          <table:table-cell office:value-type="float" office:value="-4.9">
            <text:p>-4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0">
            <text:p/>
          </table:table-cell>
          <table:table-cell office:value-type="float" office:value="0.4">
            <text:p>0.4</text:p>
          </table:table-cell>
        </table:table-row>
        <table:table-row>
          <table:table-cell office:value-type="string" office:string-value="2024-03-25">
            <text:p>2024-03-25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UA">
            <text:p>UA</text:p>
          </table:table-cell>
          <table:table-cell office:value-type="string" office:string-value="JFK">
            <text:p>JFK</text:p>
          </table:table-cell>
          <table:table-cell office:value-type="string" office:string-value="LAX">
            <text:p>LAX</text:p>
          </table:table-cell>
          <table:table-cell office:value-type="float" office:value="32.6">
            <text:p>32.6</text:p>
          </table:table-cell>
          <table:table-cell office:value-type="float" office:value="34.9">
            <text:p>34.9</text:p>
          </table:table-cell>
          <table:table-cell office:value-type="boolean" office:boolean-value="false">
            <text:p>FALSE</text:p>
          </table:table-cell>
          <table:table-cell office:value-type="float" office:value="1.1">
            <text:p>1.1</text:p>
          </table:table-cell>
          <table:table-cell office:value-type="float" office:value="0.0">
            <text:p/>
          </table:table-cell>
          <table:table-cell office:value-type="float" office:value="6.6">
            <text:p>6.6</text:p>
          </table:table-cell>
          <table:table-cell office:value-type="float" office:value="0">
            <text:p/>
          </table:table-cell>
          <table:table-cell office:value-type="float" office:value="6.4">
            <text:p>6.4</text:p>
          </table:table-cell>
        </table:table-row>
        <table:table-row>
          <table:table-cell office:value-type="string" office:string-value="2024-08-17">
            <text:p>2024-08-17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AA">
            <text:p>AA</text:p>
          </table:table-cell>
          <table:table-cell office:value-type="string" office:string-value="RDU">
            <text:p>RDU</text:p>
          </table:table-cell>
          <table:table-cell office:value-type="string" office:string-value="LAX">
            <text:p>LAX</text:p>
          </table:table-cell>
          <table:table-cell office:value-type="float" office:value="12.5">
            <text:p>12.5</text:p>
          </table:table-cell>
          <table:table-cell office:value-type="float" office:value="17.1">
            <text:p>17.1</text:p>
          </table:table-cell>
          <table:table-cell office:value-type="boolean" office:boolean-value="false">
            <text:p>FALSE</text:p>
          </table:table-cell>
          <table:table-cell office:value-type="float" office:value="7.4">
            <text:p>7.4</text:p>
          </table:table-cell>
          <table:table-cell office:value-type="float" office:value="6.4">
            <text:p>6.4</text:p>
          </table:table-cell>
          <table:table-cell office:value-type="float" office:value="10.3">
            <text:p>10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27">
            <text:p>2024-03-27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AA">
            <text:p>AA</text:p>
          </table:table-cell>
          <table:table-cell office:value-type="string" office:string-value="ATL">
            <text:p>ATL</text:p>
          </table:table-cell>
          <table:table-cell office:value-type="string" office:string-value="RDU">
            <text:p>RDU</text:p>
          </table:table-cell>
          <table:table-cell office:value-type="float" office:value="-7.0">
            <text:p>-7.0</text:p>
          </table:table-cell>
          <table:table-cell office:value-type="float" office:value="-9.3">
            <text:p>-9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0.7">
            <text:p>10.7</text:p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2024-05-21">
            <text:p>2024-05-21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UA">
            <text:p>UA</text:p>
          </table:table-cell>
          <table:table-cell office:value-type="string" office:string-value="RDU">
            <text:p>RDU</text:p>
          </table:table-cell>
          <table:table-cell office:value-type="string" office:string-value="SEA">
            <text:p>SEA</text:p>
          </table:table-cell>
          <table:table-cell office:value-type="float" office:value="-17.6">
            <text:p>-17.6</text:p>
          </table:table-cell>
          <table:table-cell office:value-type="float" office:value="-23.6">
            <text:p>-23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0.1">
            <text:p>10.1</text:p>
          </table:table-cell>
        </table:table-row>
        <table:table-row>
          <table:table-cell office:value-type="string" office:string-value="2024-05-23">
            <text:p>2024-05-23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S">
            <text:p>AS</text:p>
          </table:table-cell>
          <table:table-cell office:value-type="string" office:string-value="SFO">
            <text:p>SFO</text:p>
          </table:table-cell>
          <table:table-cell office:value-type="string" office:string-value="SFO">
            <text:p>SFO</text:p>
          </table:table-cell>
          <table:table-cell office:value-type="float" office:value="6.0">
            <text:p>6.0</text:p>
          </table:table-cell>
          <table:table-cell office:value-type="float" office:value="9.3">
            <text:p>9.3</text:p>
          </table:table-cell>
          <table:table-cell office:value-type="boolean" office:boolean-value="false">
            <text:p>FALSE</text:p>
          </table:table-cell>
          <table:table-cell office:value-type="float" office:value="1.8">
            <text:p>1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</table:table-row>
        <table:table-row>
          <table:table-cell office:value-type="string" office:string-value="2024-11-27">
            <text:p>2024-11-27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AS">
            <text:p>AS</text:p>
          </table:table-cell>
          <table:table-cell office:value-type="string" office:string-value="ATL">
            <text:p>ATL</text:p>
          </table:table-cell>
          <table:table-cell office:value-type="string" office:string-value="ORD">
            <text:p>ORD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boolean" office:boolean-value="false">
            <text:p>FALSE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office:value-type="float" office:value="6.5">
            <text:p>6.5</text:p>
          </table:table-cell>
          <table:table-cell office:value-type="float" office:value="0">
            <text:p/>
          </table:table-cell>
          <table:table-cell office:value-type="float" office:value="2.0">
            <text:p>2.0</text:p>
          </table:table-cell>
        </table:table-row>
        <table:table-row>
          <table:table-cell office:value-type="string" office:string-value="2024-11-10">
            <text:p>2024-11-10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DL">
            <text:p>DL</text:p>
          </table:table-cell>
          <table:table-cell office:value-type="string" office:string-value="BOS">
            <text:p>BOS</text:p>
          </table:table-cell>
          <table:table-cell office:value-type="string" office:string-value="LAX">
            <text:p>LAX</text:p>
          </table:table-cell>
          <table:table-cell office:value-type="float" office:value="41.0">
            <text:p>41.0</text:p>
          </table:table-cell>
          <table:table-cell office:value-type="float" office:value="48.3">
            <text:p>48.3</text:p>
          </table:table-cell>
          <table:table-cell office:value-type="boolean" office:boolean-value="false">
            <text:p>FALSE</text:p>
          </table:table-cell>
          <table:table-cell office:value-type="float" office:value="24.6">
            <text:p>24.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09">
            <text:p>2024-05-09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F9">
            <text:p>F9</text:p>
          </table:table-cell>
          <table:table-cell office:value-type="string" office:string-value="SFO">
            <text:p>SFO</text:p>
          </table:table-cell>
          <table:table-cell office:value-type="string" office:string-value="RDU">
            <text:p>RDU</text:p>
          </table:table-cell>
          <table:table-cell office:value-type="float" office:value="-1.5">
            <text:p>-1.5</text:p>
          </table:table-cell>
          <table:table-cell office:value-type="float" office:value="-8.7">
            <text:p>-8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1.2">
            <text:p>11.2</text:p>
          </table:table-cell>
          <table:table-cell office:value-type="float" office:value="2.8">
            <text:p>2.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18">
            <text:p>2024-11-18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NK">
            <text:p>NK</text:p>
          </table:table-cell>
          <table:table-cell office:value-type="string" office:string-value="DFW">
            <text:p>DFW</text:p>
          </table:table-cell>
          <table:table-cell office:value-type="string" office:string-value="BOS">
            <text:p>BOS</text:p>
          </table:table-cell>
          <table:table-cell office:value-type="float" office:value="37.9">
            <text:p>37.9</text:p>
          </table:table-cell>
          <table:table-cell office:value-type="float" office:value="37.0">
            <text:p>37.0</text:p>
          </table:table-cell>
          <table:table-cell office:value-type="boolean" office:boolean-value="false">
            <text:p>FALSE</text:p>
          </table:table-cell>
          <table:table-cell office:value-type="float" office:value="21.2">
            <text:p>21.2</text:p>
          </table:table-cell>
          <table:table-cell office:value-type="float" office:value="4.9">
            <text:p>4.9</text:p>
          </table:table-cell>
          <table:table-cell office:value-type="float" office:value="1.8">
            <text:p>1.8</text:p>
          </table:table-cell>
          <table:table-cell office:value-type="float" office:value="0">
            <text:p/>
          </table:table-cell>
          <table:table-cell office:value-type="float" office:value="12.7">
            <text:p>12.7</text:p>
          </table:table-cell>
        </table:table-row>
        <table:table-row>
          <table:table-cell office:value-type="string" office:string-value="2024-09-25">
            <text:p>2024-09-25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B6">
            <text:p>B6</text:p>
          </table:table-cell>
          <table:table-cell office:value-type="string" office:string-value="ORD">
            <text:p>ORD</text:p>
          </table:table-cell>
          <table:table-cell office:value-type="string" office:string-value="LAX">
            <text:p>LAX</text:p>
          </table:table-cell>
          <table:table-cell office:value-type="float" office:value="2.7">
            <text:p>2.7</text:p>
          </table:table-cell>
          <table:table-cell office:value-type="float" office:value="-5.3">
            <text:p>-5.3</text:p>
          </table:table-cell>
          <table:table-cell office:value-type="boolean" office:boolean-value="false">
            <text:p>FALS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9.6">
            <text:p>9.6</text:p>
          </table:table-cell>
          <table:table-cell office:value-type="float" office:value="0">
            <text:p/>
          </table:table-cell>
          <table:table-cell office:value-type="float" office:value="1.0">
            <text:p>1.0</text:p>
          </table:table-cell>
        </table:table-row>
        <table:table-row>
          <table:table-cell office:value-type="string" office:string-value="2024-05-15">
            <text:p>2024-05-15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NK">
            <text:p>NK</text:p>
          </table:table-cell>
          <table:table-cell office:value-type="string" office:string-value="RDU">
            <text:p>RDU</text:p>
          </table:table-cell>
          <table:table-cell office:value-type="string" office:string-value="MIA">
            <text:p>MIA</text:p>
          </table:table-cell>
          <table:table-cell office:value-type="float" office:value="21.9">
            <text:p>21.9</text:p>
          </table:table-cell>
          <table:table-cell office:value-type="float" office:value="15.9">
            <text:p>15.9</text:p>
          </table:table-cell>
          <table:table-cell office:value-type="boolean" office:boolean-value="false">
            <text:p>FALSE</text:p>
          </table:table-cell>
          <table:table-cell office:value-type="float" office:value="4.3">
            <text:p>4.3</text:p>
          </table:table-cell>
          <table:table-cell office:value-type="float" office:value="0.0">
            <text:p/>
          </table:table-cell>
          <table:table-cell office:value-type="float" office:value="7.4">
            <text:p>7.4</text:p>
          </table:table-cell>
          <table:table-cell office:value-type="float" office:value="0">
            <text:p/>
          </table:table-cell>
          <table:table-cell office:value-type="float" office:value="12.3">
            <text:p>12.3</text:p>
          </table:table-cell>
        </table:table-row>
        <table:table-row>
          <table:table-cell office:value-type="string" office:string-value="2024-03-05">
            <text:p>2024-03-05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B6">
            <text:p>B6</text:p>
          </table:table-cell>
          <table:table-cell office:value-type="string" office:string-value="SFO">
            <text:p>SFO</text:p>
          </table:table-cell>
          <table:table-cell office:value-type="string" office:string-value="MIA">
            <text:p>MIA</text:p>
          </table:table-cell>
          <table:table-cell office:value-type="float" office:value="-20.4">
            <text:p>-20.4</text:p>
          </table:table-cell>
          <table:table-cell office:value-type="float" office:value="-21.3">
            <text:p>-21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4.8">
            <text:p>4.8</text:p>
          </table:table-cell>
          <table:table-cell office:value-type="float" office:value="2.8">
            <text:p>2.8</text:p>
          </table:table-cell>
          <table:table-cell office:value-type="float" office:value="0">
            <text:p/>
          </table:table-cell>
          <table:table-cell office:value-type="float" office:value="7.3">
            <text:p>7.3</text:p>
          </table:table-cell>
        </table:table-row>
        <table:table-row>
          <table:table-cell office:value-type="string" office:string-value="2024-02-16">
            <text:p>2024-02-16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DL">
            <text:p>DL</text:p>
          </table:table-cell>
          <table:table-cell office:value-type="string" office:string-value="DFW">
            <text:p>DFW</text:p>
          </table:table-cell>
          <table:table-cell office:value-type="string" office:string-value="RDU">
            <text:p>RDU</text:p>
          </table:table-cell>
          <table:table-cell office:value-type="float" office:value="-7.0">
            <text:p>-7.0</text:p>
          </table:table-cell>
          <table:table-cell office:value-type="float" office:value="-3.0">
            <text:p>-3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6.3">
            <text:p>6.3</text:p>
          </table:table-cell>
          <table:table-cell office:value-type="float" office:value="0">
            <text:p/>
          </table:table-cell>
          <table:table-cell office:value-type="float" office:value="15.9">
            <text:p>15.9</text:p>
          </table:table-cell>
        </table:table-row>
        <table:table-row>
          <table:table-cell office:value-type="string" office:string-value="2024-02-05">
            <text:p>2024-02-05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F9">
            <text:p>F9</text:p>
          </table:table-cell>
          <table:table-cell office:value-type="string" office:string-value="SFO">
            <text:p>SFO</text:p>
          </table:table-cell>
          <table:table-cell office:value-type="string" office:string-value="SFO">
            <text:p>SFO</text:p>
          </table:table-cell>
          <table:table-cell office:value-type="float" office:value="-37.4">
            <text:p>-37.4</text:p>
          </table:table-cell>
          <table:table-cell office:value-type="float" office:value="-36.8">
            <text:p>-36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3.1">
            <text:p>3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1-11">
            <text:p>2024-01-11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WN">
            <text:p>WN</text:p>
          </table:table-cell>
          <table:table-cell office:value-type="string" office:string-value="RDU">
            <text:p>RDU</text:p>
          </table:table-cell>
          <table:table-cell office:value-type="string" office:string-value="RDU">
            <text:p>RDU</text:p>
          </table:table-cell>
          <table:table-cell office:value-type="float" office:value="-3.5">
            <text:p>-3.5</text:p>
          </table:table-cell>
          <table:table-cell office:value-type="float" office:value="-6.2">
            <text:p>-6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">
            <text:p/>
          </table:table-cell>
          <table:table-cell office:value-type="float" office:value="7.5">
            <text:p>7.5</text:p>
          </table:table-cell>
        </table:table-row>
        <table:table-row>
          <table:table-cell office:value-type="string" office:string-value="2024-03-03">
            <text:p>2024-03-03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S">
            <text:p>AS</text:p>
          </table:table-cell>
          <table:table-cell office:value-type="string" office:string-value="ATL">
            <text:p>ATL</text:p>
          </table:table-cell>
          <table:table-cell office:value-type="string" office:string-value="SEA">
            <text:p>SEA</text:p>
          </table:table-cell>
          <table:table-cell office:value-type="float" office:value="-19.8">
            <text:p>-19.8</text:p>
          </table:table-cell>
          <table:table-cell office:value-type="float" office:value="-15.3">
            <text:p>-15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24.0">
            <text:p>24.0</text:p>
          </table:table-cell>
        </table:table-row>
        <table:table-row>
          <table:table-cell office:value-type="string" office:string-value="2024-06-16">
            <text:p>2024-06-16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WN">
            <text:p>WN</text:p>
          </table:table-cell>
          <table:table-cell office:value-type="string" office:string-value="JFK">
            <text:p>JFK</text:p>
          </table:table-cell>
          <table:table-cell office:value-type="string" office:string-value="SFO">
            <text:p>SFO</text:p>
          </table:table-cell>
          <table:table-cell office:value-type="float" office:value="-48.2">
            <text:p>-48.2</text:p>
          </table:table-cell>
          <table:table-cell office:value-type="float" office:value="-44.6">
            <text:p>-44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4">
            <text:p>2.4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5.6">
            <text:p>5.6</text:p>
          </table:table-cell>
        </table:table-row>
        <table:table-row>
          <table:table-cell office:value-type="string" office:string-value="2024-12-21">
            <text:p>2024-12-21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F9">
            <text:p>F9</text:p>
          </table:table-cell>
          <table:table-cell office:value-type="string" office:string-value="ATL">
            <text:p>ATL</text:p>
          </table:table-cell>
          <table:table-cell office:value-type="string" office:string-value="BOS">
            <text:p>BOS</text:p>
          </table:table-cell>
          <table:table-cell office:value-type="float" office:value="-7.8">
            <text:p>-7.8</text:p>
          </table:table-cell>
          <table:table-cell office:value-type="float" office:value="-7.9">
            <text:p>-7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2.3">
            <text:p>2.3</text:p>
          </table:table-cell>
          <table:table-cell office:value-type="float" office:value="0">
            <text:p/>
          </table:table-cell>
          <table:table-cell office:value-type="float" office:value="15.8">
            <text:p>15.8</text:p>
          </table:table-cell>
        </table:table-row>
        <table:table-row>
          <table:table-cell office:value-type="string" office:string-value="2024-01-23">
            <text:p>2024-01-23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F9">
            <text:p>F9</text:p>
          </table:table-cell>
          <table:table-cell office:value-type="string" office:string-value="SEA">
            <text:p>SEA</text:p>
          </table:table-cell>
          <table:table-cell office:value-type="string" office:string-value="SFO">
            <text:p>SFO</text:p>
          </table:table-cell>
          <table:table-cell office:value-type="float" office:value="34.9">
            <text:p>34.9</text:p>
          </table:table-cell>
          <table:table-cell office:value-type="float" office:value="37.6">
            <text:p>37.6</text:p>
          </table:table-cell>
          <table:table-cell office:value-type="boolean" office:boolean-value="false">
            <text:p>FALSE</text:p>
          </table:table-cell>
          <table:table-cell office:value-type="float" office:value="7.2">
            <text:p>7.2</text:p>
          </table:table-cell>
          <table:table-cell office:value-type="float" office:value="4.7">
            <text:p>4.7</text:p>
          </table:table-cell>
          <table:table-cell office:value-type="float" office:value="2.8">
            <text:p>2.8</text:p>
          </table:table-cell>
          <table:table-cell office:value-type="float" office:value="0">
            <text:p/>
          </table:table-cell>
          <table:table-cell office:value-type="float" office:value="3.0">
            <text:p>3.0</text:p>
          </table:table-cell>
        </table:table-row>
        <table:table-row>
          <table:table-cell office:value-type="string" office:string-value="2024-09-09">
            <text:p>2024-09-09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DL">
            <text:p>DL</text:p>
          </table:table-cell>
          <table:table-cell office:value-type="string" office:string-value="SFO">
            <text:p>SFO</text:p>
          </table:table-cell>
          <table:table-cell office:value-type="string" office:string-value="ORD">
            <text:p>ORD</text:p>
          </table:table-cell>
          <table:table-cell office:value-type="float" office:value="-5.1">
            <text:p>-5.1</text:p>
          </table:table-cell>
          <table:table-cell office:value-type="float" office:value="-4.0">
            <text:p>-4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">
            <text:p/>
          </table:table-cell>
          <table:table-cell office:value-type="float" office:value="6.0">
            <text:p>6.0</text:p>
          </table:table-cell>
        </table:table-row>
        <table:table-row>
          <table:table-cell office:value-type="string" office:string-value="2024-10-07">
            <text:p>2024-10-07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WN">
            <text:p>WN</text:p>
          </table:table-cell>
          <table:table-cell office:value-type="string" office:string-value="DFW">
            <text:p>DFW</text:p>
          </table:table-cell>
          <table:table-cell office:value-type="string" office:string-value="SFO">
            <text:p>SFO</text:p>
          </table:table-cell>
          <table:table-cell office:value-type="float" office:value="-23.6">
            <text:p>-23.6</text:p>
          </table:table-cell>
          <table:table-cell office:value-type="float" office:value="-24.0">
            <text:p>-24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4">
            <text:p>3.4</text:p>
          </table:table-cell>
          <table:table-cell office:value-type="float" office:value="5.4">
            <text:p>5.4</text:p>
          </table:table-cell>
          <table:table-cell office:value-type="float" office:value="0">
            <text:p/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2024-11-03">
            <text:p>2024-11-03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NK">
            <text:p>NK</text:p>
          </table:table-cell>
          <table:table-cell office:value-type="string" office:string-value="JFK">
            <text:p>JFK</text:p>
          </table:table-cell>
          <table:table-cell office:value-type="string" office:string-value="ORD">
            <text:p>ORD</text:p>
          </table:table-cell>
          <table:table-cell office:value-type="float" office:value="4.1">
            <text:p>4.1</text:p>
          </table:table-cell>
          <table:table-cell office:value-type="float" office:value="4.4">
            <text:p>4.4</text:p>
          </table:table-cell>
          <table:table-cell office:value-type="boolean" office:boolean-value="false">
            <text:p>FALSE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09">
            <text:p>2024-05-09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UA">
            <text:p>UA</text:p>
          </table:table-cell>
          <table:table-cell office:value-type="string" office:string-value="ORD">
            <text:p>ORD</text:p>
          </table:table-cell>
          <table:table-cell office:value-type="string" office:string-value="JFK">
            <text:p>JFK</text:p>
          </table:table-cell>
          <table:table-cell office:value-type="float" office:value="-16.8">
            <text:p>-16.8</text:p>
          </table:table-cell>
          <table:table-cell office:value-type="float" office:value="-9.9">
            <text:p>-9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1-01">
            <text:p>2024-01-01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DL">
            <text:p>DL</text:p>
          </table:table-cell>
          <table:table-cell office:value-type="string" office:string-value="DFW">
            <text:p>DFW</text:p>
          </table:table-cell>
          <table:table-cell office:value-type="string" office:string-value="DFW">
            <text:p>DFW</text:p>
          </table:table-cell>
          <table:table-cell office:value-type="float" office:value="41.4">
            <text:p>41.4</text:p>
          </table:table-cell>
          <table:table-cell office:value-type="float" office:value="47.9">
            <text:p>47.9</text:p>
          </table:table-cell>
          <table:table-cell office:value-type="boolean" office:boolean-value="false">
            <text:p>FALSE</text:p>
          </table:table-cell>
          <table:table-cell office:value-type="float" office:value="39.6">
            <text:p>39.6</text:p>
          </table:table-cell>
          <table:table-cell office:value-type="float" office:value="1.1">
            <text:p>1.1</text:p>
          </table:table-cell>
          <table:table-cell office:value-type="float" office:value="9.5">
            <text:p>9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2-13">
            <text:p>2024-02-13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NK">
            <text:p>NK</text:p>
          </table:table-cell>
          <table:table-cell office:value-type="string" office:string-value="ATL">
            <text:p>ATL</text:p>
          </table:table-cell>
          <table:table-cell office:value-type="string" office:string-value="SFO">
            <text:p>SFO</text:p>
          </table:table-cell>
          <table:table-cell office:value-type="float" office:value="21.4">
            <text:p>21.4</text:p>
          </table:table-cell>
          <table:table-cell office:value-type="float" office:value="19.3">
            <text:p>19.3</text:p>
          </table:table-cell>
          <table:table-cell office:value-type="boolean" office:boolean-value="false">
            <text:p>FALSE</text:p>
          </table:table-cell>
          <table:table-cell office:value-type="float" office:value="19.0">
            <text:p>19.0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0">
            <text:p/>
          </table:table-cell>
          <table:table-cell office:value-type="float" office:value="7.7">
            <text:p>7.7</text:p>
          </table:table-cell>
        </table:table-row>
        <table:table-row>
          <table:table-cell office:value-type="string" office:string-value="2024-03-04">
            <text:p>2024-03-04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NK">
            <text:p>NK</text:p>
          </table:table-cell>
          <table:table-cell office:value-type="string" office:string-value="MIA">
            <text:p>MIA</text:p>
          </table:table-cell>
          <table:table-cell office:value-type="string" office:string-value="SEA">
            <text:p>SEA</text:p>
          </table:table-cell>
          <table:table-cell office:value-type="float" office:value="-5.4">
            <text:p>-5.4</text:p>
          </table:table-cell>
          <table:table-cell office:value-type="float" office:value="-19.4">
            <text:p>-19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0">
            <text:p/>
          </table:table-cell>
          <table:table-cell office:value-type="float" office:value="16.0">
            <text:p>16.0</text:p>
          </table:table-cell>
        </table:table-row>
        <table:table-row>
          <table:table-cell office:value-type="string" office:string-value="2024-12-05">
            <text:p>2024-12-05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NK">
            <text:p>NK</text:p>
          </table:table-cell>
          <table:table-cell office:value-type="string" office:string-value="ORD">
            <text:p>ORD</text:p>
          </table:table-cell>
          <table:table-cell office:value-type="string" office:string-value="SFO">
            <text:p>SFO</text:p>
          </table:table-cell>
          <table:table-cell office:value-type="float" office:value="11.8">
            <text:p>11.8</text:p>
          </table:table-cell>
          <table:table-cell office:value-type="float" office:value="10.2">
            <text:p>10.2</text:p>
          </table:table-cell>
          <table:table-cell office:value-type="boolean" office:boolean-value="false">
            <text:p>FALSE</text:p>
          </table:table-cell>
          <table:table-cell office:value-type="float" office:value="0.1">
            <text:p>0.1</text:p>
          </table:table-cell>
          <table:table-cell office:value-type="float" office:value="2.7">
            <text:p>2.7</text:p>
          </table:table-cell>
          <table:table-cell office:value-type="float" office:value="6.3">
            <text:p>6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22">
            <text:p>2024-04-22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AA">
            <text:p>AA</text:p>
          </table:table-cell>
          <table:table-cell office:value-type="string" office:string-value="SFO">
            <text:p>SFO</text:p>
          </table:table-cell>
          <table:table-cell office:value-type="string" office:string-value="LAX">
            <text:p>LAX</text:p>
          </table:table-cell>
          <table:table-cell office:value-type="float" office:value="3.4">
            <text:p>3.4</text:p>
          </table:table-cell>
          <table:table-cell office:value-type="float" office:value="-4.6">
            <text:p>-4.6</text:p>
          </table:table-cell>
          <table:table-cell office:value-type="boolean" office:boolean-value="false">
            <text:p>FALSE</text:p>
          </table:table-cell>
          <table:table-cell office:value-type="float" office:value="2.3">
            <text:p>2.3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">
            <text:p/>
          </table:table-cell>
          <table:table-cell office:value-type="float" office:value="11.8">
            <text:p>11.8</text:p>
          </table:table-cell>
        </table:table-row>
        <table:table-row>
          <table:table-cell office:value-type="string" office:string-value="2024-10-02">
            <text:p>2024-10-02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DL">
            <text:p>DL</text:p>
          </table:table-cell>
          <table:table-cell office:value-type="string" office:string-value="BOS">
            <text:p>BOS</text:p>
          </table:table-cell>
          <table:table-cell office:value-type="string" office:string-value="SEA">
            <text:p>SEA</text:p>
          </table:table-cell>
          <table:table-cell office:value-type="float" office:value="-41.8">
            <text:p>-41.8</text:p>
          </table:table-cell>
          <table:table-cell office:value-type="float" office:value="-35.8">
            <text:p>-35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4.3">
            <text:p>4.3</text:p>
          </table:table-cell>
        </table:table-row>
        <table:table-row>
          <table:table-cell office:value-type="string" office:string-value="2024-04-18">
            <text:p>2024-04-18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F9">
            <text:p>F9</text:p>
          </table:table-cell>
          <table:table-cell office:value-type="string" office:string-value="SFO">
            <text:p>SFO</text:p>
          </table:table-cell>
          <table:table-cell office:value-type="string" office:string-value="LAX">
            <text:p>LAX</text:p>
          </table:table-cell>
          <table:table-cell office:value-type="float" office:value="12.9">
            <text:p>12.9</text:p>
          </table:table-cell>
          <table:table-cell office:value-type="float" office:value="12.6">
            <text:p>12.6</text:p>
          </table:table-cell>
          <table:table-cell office:value-type="boolean" office:boolean-value="false">
            <text:p>FALSE</text:p>
          </table:table-cell>
          <table:table-cell office:value-type="float" office:value="5.7">
            <text:p>5.7</text:p>
          </table:table-cell>
          <table:table-cell office:value-type="float" office:value="0.1">
            <text:p>0.1</text:p>
          </table:table-cell>
          <table:table-cell office:value-type="float" office:value="2.2">
            <text:p>2.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8-24">
            <text:p>2024-08-24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UA">
            <text:p>UA</text:p>
          </table:table-cell>
          <table:table-cell office:value-type="string" office:string-value="ORD">
            <text:p>ORD</text:p>
          </table:table-cell>
          <table:table-cell office:value-type="string" office:string-value="SFO">
            <text:p>SFO</text:p>
          </table:table-cell>
          <table:table-cell office:value-type="float" office:value="5.2">
            <text:p>5.2</text:p>
          </table:table-cell>
          <table:table-cell office:value-type="float" office:value="-0.2">
            <text:p>-0.2</text:p>
          </table:table-cell>
          <table:table-cell office:value-type="boolean" office:boolean-value="true">
            <text:p>TRUE</text:p>
          </table:table-cell>
          <table:table-cell office:value-type="float" office:value="0.5">
            <text:p>0.5</text:p>
          </table:table-cell>
          <table:table-cell office:value-type="float" office:value="5.3">
            <text:p>5.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21">
            <text:p>2024-04-21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NK">
            <text:p>NK</text:p>
          </table:table-cell>
          <table:table-cell office:value-type="string" office:string-value="DFW">
            <text:p>DFW</text:p>
          </table:table-cell>
          <table:table-cell office:value-type="string" office:string-value="DFW">
            <text:p>DFW</text:p>
          </table:table-cell>
          <table:table-cell office:value-type="float" office:value="-5.0">
            <text:p>-5.0</text:p>
          </table:table-cell>
          <table:table-cell office:value-type="float" office:value="0.6">
            <text:p>0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5.9">
            <text:p>5.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16">
            <text:p>2024-10-16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B6">
            <text:p>B6</text:p>
          </table:table-cell>
          <table:table-cell office:value-type="string" office:string-value="SEA">
            <text:p>SEA</text:p>
          </table:table-cell>
          <table:table-cell office:value-type="string" office:string-value="ORD">
            <text:p>ORD</text:p>
          </table:table-cell>
          <table:table-cell office:value-type="float" office:value="42.2">
            <text:p>42.2</text:p>
          </table:table-cell>
          <table:table-cell office:value-type="float" office:value="48.2">
            <text:p>48.2</text:p>
          </table:table-cell>
          <table:table-cell office:value-type="boolean" office:boolean-value="true">
            <text:p>TRUE</text:p>
          </table:table-cell>
          <table:table-cell office:value-type="float" office:value="15.0">
            <text:p>15.0</text:p>
          </table:table-cell>
          <table:table-cell office:value-type="float" office:value="6.2">
            <text:p>6.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2-02">
            <text:p>2024-02-02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NK">
            <text:p>NK</text:p>
          </table:table-cell>
          <table:table-cell office:value-type="string" office:string-value="JFK">
            <text:p>JFK</text:p>
          </table:table-cell>
          <table:table-cell office:value-type="string" office:string-value="SFO">
            <text:p>SFO</text:p>
          </table:table-cell>
          <table:table-cell office:value-type="float" office:value="-18.1">
            <text:p>-18.1</text:p>
          </table:table-cell>
          <table:table-cell office:value-type="float" office:value="-19.5">
            <text:p>-19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0">
            <text:p/>
          </table:table-cell>
          <table:table-cell office:value-type="float" office:value="11.2">
            <text:p>11.2</text:p>
          </table:table-cell>
        </table:table-row>
        <table:table-row>
          <table:table-cell office:value-type="string" office:string-value="2024-08-27">
            <text:p>2024-08-27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B6">
            <text:p>B6</text:p>
          </table:table-cell>
          <table:table-cell office:value-type="string" office:string-value="ORD">
            <text:p>ORD</text:p>
          </table:table-cell>
          <table:table-cell office:value-type="string" office:string-value="SFO">
            <text:p>SFO</text:p>
          </table:table-cell>
          <table:table-cell office:value-type="float" office:value="-5.6">
            <text:p>-5.6</text:p>
          </table:table-cell>
          <table:table-cell office:value-type="float" office:value="1.2">
            <text:p>1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  <table:table-cell office:value-type="float" office:value="0">
            <text:p/>
          </table:table-cell>
          <table:table-cell office:value-type="float" office:value="15.8">
            <text:p>15.8</text:p>
          </table:table-cell>
        </table:table-row>
        <table:table-row>
          <table:table-cell office:value-type="string" office:string-value="2024-09-05">
            <text:p>2024-09-05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UA">
            <text:p>UA</text:p>
          </table:table-cell>
          <table:table-cell office:value-type="string" office:string-value="BOS">
            <text:p>BOS</text:p>
          </table:table-cell>
          <table:table-cell office:value-type="string" office:string-value="RDU">
            <text:p>RDU</text:p>
          </table:table-cell>
          <table:table-cell office:value-type="float" office:value="-27.2">
            <text:p>-27.2</text:p>
          </table:table-cell>
          <table:table-cell office:value-type="float" office:value="-25.4">
            <text:p>-25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2">
            <text:p>5.2</text:p>
          </table:table-cell>
          <table:table-cell office:value-type="float" office:value="0">
            <text:p/>
          </table:table-cell>
          <table:table-cell office:value-type="float" office:value="16.4">
            <text:p>16.4</text:p>
          </table:table-cell>
        </table:table-row>
        <table:table-row>
          <table:table-cell office:value-type="string" office:string-value="2024-03-23">
            <text:p>2024-03-23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DL">
            <text:p>DL</text:p>
          </table:table-cell>
          <table:table-cell office:value-type="string" office:string-value="JFK">
            <text:p>JFK</text:p>
          </table:table-cell>
          <table:table-cell office:value-type="string" office:string-value="ORD">
            <text:p>ORD</text:p>
          </table:table-cell>
          <table:table-cell office:value-type="float" office:value="-14.9">
            <text:p>-14.9</text:p>
          </table:table-cell>
          <table:table-cell office:value-type="float" office:value="-20.1">
            <text:p>-20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6.4">
            <text:p>6.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3.8">
            <text:p>3.8</text:p>
          </table:table-cell>
        </table:table-row>
        <table:table-row>
          <table:table-cell office:value-type="string" office:string-value="2024-04-09">
            <text:p>2024-04-09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B6">
            <text:p>B6</text:p>
          </table:table-cell>
          <table:table-cell office:value-type="string" office:string-value="ATL">
            <text:p>ATL</text:p>
          </table:table-cell>
          <table:table-cell office:value-type="string" office:string-value="SEA">
            <text:p>SEA</text:p>
          </table:table-cell>
          <table:table-cell office:value-type="float" office:value="60.2">
            <text:p>60.2</text:p>
          </table:table-cell>
          <table:table-cell office:value-type="float" office:value="58.7">
            <text:p>58.7</text:p>
          </table:table-cell>
          <table:table-cell office:value-type="boolean" office:boolean-value="false">
            <text:p>FALSE</text:p>
          </table:table-cell>
          <table:table-cell office:value-type="float" office:value="8.3">
            <text:p>8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9-28">
            <text:p>2024-09-28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WN">
            <text:p>WN</text:p>
          </table:table-cell>
          <table:table-cell office:value-type="string" office:string-value="LAX">
            <text:p>LAX</text:p>
          </table:table-cell>
          <table:table-cell office:value-type="string" office:string-value="LAX">
            <text:p>LAX</text:p>
          </table:table-cell>
          <table:table-cell office:value-type="float" office:value="1.3">
            <text:p>1.3</text:p>
          </table:table-cell>
          <table:table-cell office:value-type="float" office:value="-1.7">
            <text:p>-1.7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8.8">
            <text:p>8.8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</table:table-row>
        <table:table-row>
          <table:table-cell office:value-type="string" office:string-value="2024-12-21">
            <text:p>2024-12-21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AA">
            <text:p>AA</text:p>
          </table:table-cell>
          <table:table-cell office:value-type="string" office:string-value="DFW">
            <text:p>DFW</text:p>
          </table:table-cell>
          <table:table-cell office:value-type="string" office:string-value="BOS">
            <text:p>BOS</text:p>
          </table:table-cell>
          <table:table-cell office:value-type="float" office:value="33.6">
            <text:p>33.6</text:p>
          </table:table-cell>
          <table:table-cell office:value-type="float" office:value="32.1">
            <text:p>32.1</text:p>
          </table:table-cell>
          <table:table-cell office:value-type="boolean" office:boolean-value="false">
            <text:p>FALSE</text:p>
          </table:table-cell>
          <table:table-cell office:value-type="float" office:value="19.2">
            <text:p>19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3.8">
            <text:p>3.8</text:p>
          </table:table-cell>
        </table:table-row>
        <table:table-row>
          <table:table-cell office:value-type="string" office:string-value="2024-05-28">
            <text:p>2024-05-28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UA">
            <text:p>UA</text:p>
          </table:table-cell>
          <table:table-cell office:value-type="string" office:string-value="BOS">
            <text:p>BOS</text:p>
          </table:table-cell>
          <table:table-cell office:value-type="string" office:string-value="ORD">
            <text:p>ORD</text:p>
          </table:table-cell>
          <table:table-cell office:value-type="float" office:value="-43.0">
            <text:p>-43.0</text:p>
          </table:table-cell>
          <table:table-cell office:value-type="float" office:value="-40.2">
            <text:p>-40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4">
            <text:p>2.4</text:p>
          </table:table-cell>
          <table:table-cell office:value-type="float" office:value="5.1">
            <text:p>5.1</text:p>
          </table:table-cell>
          <table:table-cell office:value-type="float" office:value="0">
            <text:p/>
          </table:table-cell>
          <table:table-cell office:value-type="float" office:value="16.7">
            <text:p>16.7</text:p>
          </table:table-cell>
        </table:table-row>
        <table:table-row>
          <table:table-cell office:value-type="string" office:string-value="2024-05-05">
            <text:p>2024-05-05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S">
            <text:p>AS</text:p>
          </table:table-cell>
          <table:table-cell office:value-type="string" office:string-value="LAX">
            <text:p>LAX</text:p>
          </table:table-cell>
          <table:table-cell office:value-type="string" office:string-value="BOS">
            <text:p>BOS</text:p>
          </table:table-cell>
          <table:table-cell office:value-type="float" office:value="15.9">
            <text:p>15.9</text:p>
          </table:table-cell>
          <table:table-cell office:value-type="float" office:value="19.4">
            <text:p>19.4</text:p>
          </table:table-cell>
          <table:table-cell office:value-type="boolean" office:boolean-value="false">
            <text:p>FALSE</text:p>
          </table:table-cell>
          <table:table-cell office:value-type="float" office:value="12.9">
            <text:p>12.9</text:p>
          </table:table-cell>
          <table:table-cell office:value-type="float" office:value="10.0">
            <text:p>10.0</text:p>
          </table:table-cell>
          <table:table-cell office:value-type="float" office:value="7.8">
            <text:p>7.8</text:p>
          </table:table-cell>
          <table:table-cell office:value-type="float" office:value="0">
            <text:p/>
          </table:table-cell>
          <table:table-cell office:value-type="float" office:value="2.9">
            <text:p>2.9</text:p>
          </table:table-cell>
        </table:table-row>
        <table:table-row>
          <table:table-cell office:value-type="string" office:string-value="2024-12-21">
            <text:p>2024-12-21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F9">
            <text:p>F9</text:p>
          </table:table-cell>
          <table:table-cell office:value-type="string" office:string-value="LAX">
            <text:p>LAX</text:p>
          </table:table-cell>
          <table:table-cell office:value-type="string" office:string-value="BOS">
            <text:p>BOS</text:p>
          </table:table-cell>
          <table:table-cell office:value-type="float" office:value="-44.9">
            <text:p>-44.9</text:p>
          </table:table-cell>
          <table:table-cell office:value-type="float" office:value="-43.0">
            <text:p>-43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11">
            <text:p>2024-11-11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UA">
            <text:p>UA</text:p>
          </table:table-cell>
          <table:table-cell office:value-type="string" office:string-value="RDU">
            <text:p>RDU</text:p>
          </table:table-cell>
          <table:table-cell office:value-type="string" office:string-value="ATL">
            <text:p>ATL</text:p>
          </table:table-cell>
          <table:table-cell office:value-type="float" office:value="-42.7">
            <text:p>-42.7</text:p>
          </table:table-cell>
          <table:table-cell office:value-type="float" office:value="-34.5">
            <text:p>-34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8.7">
            <text:p>8.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23">
            <text:p>2024-11-23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B6">
            <text:p>B6</text:p>
          </table:table-cell>
          <table:table-cell office:value-type="string" office:string-value="MIA">
            <text:p>MIA</text:p>
          </table:table-cell>
          <table:table-cell office:value-type="string" office:string-value="BOS">
            <text:p>BOS</text:p>
          </table:table-cell>
          <table:table-cell office:value-type="float" office:value="11.3">
            <text:p>11.3</text:p>
          </table:table-cell>
          <table:table-cell office:value-type="float" office:value="11.0">
            <text:p>11.0</text:p>
          </table:table-cell>
          <table:table-cell office:value-type="boolean" office:boolean-value="false">
            <text:p>FALSE</text:p>
          </table:table-cell>
          <table:table-cell office:value-type="float" office:value="2.2">
            <text:p>2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1.2">
            <text:p>11.2</text:p>
          </table:table-cell>
        </table:table-row>
        <table:table-row>
          <table:table-cell office:value-type="string" office:string-value="2024-12-17">
            <text:p>2024-12-17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F9">
            <text:p>F9</text:p>
          </table:table-cell>
          <table:table-cell office:value-type="string" office:string-value="RDU">
            <text:p>RDU</text:p>
          </table:table-cell>
          <table:table-cell office:value-type="string" office:string-value="SFO">
            <text:p>SFO</text:p>
          </table:table-cell>
          <table:table-cell office:value-type="float" office:value="62.2">
            <text:p>62.2</text:p>
          </table:table-cell>
          <table:table-cell office:value-type="float" office:value="68.0">
            <text:p>68.0</text:p>
          </table:table-cell>
          <table:table-cell office:value-type="boolean" office:boolean-value="false">
            <text:p>FALSE</text:p>
          </table:table-cell>
          <table:table-cell office:value-type="float" office:value="16.4">
            <text:p>16.4</text:p>
          </table:table-cell>
          <table:table-cell office:value-type="float" office:value="7.1">
            <text:p>7.1</text:p>
          </table:table-cell>
          <table:table-cell office:value-type="float" office:value="9.6">
            <text:p>9.6</text:p>
          </table:table-cell>
          <table:table-cell office:value-type="float" office:value="0">
            <text:p/>
          </table:table-cell>
          <table:table-cell office:value-type="float" office:value="13.0">
            <text:p>13.0</text:p>
          </table:table-cell>
        </table:table-row>
        <table:table-row>
          <table:table-cell office:value-type="string" office:string-value="2024-03-02">
            <text:p>2024-03-02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B6">
            <text:p>B6</text:p>
          </table:table-cell>
          <table:table-cell office:value-type="string" office:string-value="MIA">
            <text:p>MIA</text:p>
          </table:table-cell>
          <table:table-cell office:value-type="string" office:string-value="RDU">
            <text:p>RDU</text:p>
          </table:table-cell>
          <table:table-cell office:value-type="float" office:value="6.0">
            <text:p>6.0</text:p>
          </table:table-cell>
          <table:table-cell office:value-type="float" office:value="7.0">
            <text:p>7.0</text:p>
          </table:table-cell>
          <table:table-cell office:value-type="boolean" office:boolean-value="false">
            <text:p>FALSE</text:p>
          </table:table-cell>
          <table:table-cell office:value-type="float" office:value="1.8">
            <text:p>1.8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9-08">
            <text:p>2024-09-08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AA">
            <text:p>AA</text:p>
          </table:table-cell>
          <table:table-cell office:value-type="string" office:string-value="BOS">
            <text:p>BOS</text:p>
          </table:table-cell>
          <table:table-cell office:value-type="string" office:string-value="JFK">
            <text:p>JFK</text:p>
          </table:table-cell>
          <table:table-cell office:value-type="float" office:value="40.2">
            <text:p>40.2</text:p>
          </table:table-cell>
          <table:table-cell office:value-type="float" office:value="43.6">
            <text:p>43.6</text:p>
          </table:table-cell>
          <table:table-cell office:value-type="boolean" office:boolean-value="false">
            <text:p>FALSE</text:p>
          </table:table-cell>
          <table:table-cell office:value-type="float" office:value="21.6">
            <text:p>21.6</text:p>
          </table:table-cell>
          <table:table-cell office:value-type="float" office:value="5.0">
            <text:p>5.0</text:p>
          </table:table-cell>
          <table:table-cell office:value-type="float" office:value="4.5">
            <text:p>4.5</text:p>
          </table:table-cell>
          <table:table-cell office:value-type="float" office:value="0">
            <text:p/>
          </table:table-cell>
          <table:table-cell office:value-type="float" office:value="5.6">
            <text:p>5.6</text:p>
          </table:table-cell>
        </table:table-row>
        <table:table-row>
          <table:table-cell office:value-type="string" office:string-value="2024-06-10">
            <text:p>2024-06-10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NK">
            <text:p>NK</text:p>
          </table:table-cell>
          <table:table-cell office:value-type="string" office:string-value="BOS">
            <text:p>BOS</text:p>
          </table:table-cell>
          <table:table-cell office:value-type="string" office:string-value="RDU">
            <text:p>RDU</text:p>
          </table:table-cell>
          <table:table-cell office:value-type="float" office:value="26.9">
            <text:p>26.9</text:p>
          </table:table-cell>
          <table:table-cell office:value-type="float" office:value="30.3">
            <text:p>30.3</text:p>
          </table:table-cell>
          <table:table-cell office:value-type="boolean" office:boolean-value="false">
            <text:p>FALSE</text:p>
          </table:table-cell>
          <table:table-cell office:value-type="float" office:value="17.3">
            <text:p>17.3</text:p>
          </table:table-cell>
          <table:table-cell office:value-type="float" office:value="5.0">
            <text:p>5.0</text:p>
          </table:table-cell>
          <table:table-cell office:value-type="float" office:value="5.6">
            <text:p>5.6</text:p>
          </table:table-cell>
          <table:table-cell office:value-type="float" office:value="0">
            <text:p/>
          </table:table-cell>
          <table:table-cell office:value-type="float" office:value="1.1">
            <text:p>1.1</text:p>
          </table:table-cell>
        </table:table-row>
        <table:table-row>
          <table:table-cell office:value-type="string" office:string-value="2024-07-26">
            <text:p>2024-07-26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F9">
            <text:p>F9</text:p>
          </table:table-cell>
          <table:table-cell office:value-type="string" office:string-value="ATL">
            <text:p>ATL</text:p>
          </table:table-cell>
          <table:table-cell office:value-type="string" office:string-value="BOS">
            <text:p>BOS</text:p>
          </table:table-cell>
          <table:table-cell office:value-type="float" office:value="55.4">
            <text:p>55.4</text:p>
          </table:table-cell>
          <table:table-cell office:value-type="float" office:value="58.0">
            <text:p>58.0</text:p>
          </table:table-cell>
          <table:table-cell office:value-type="boolean" office:boolean-value="false">
            <text:p>FALSE</text:p>
          </table:table-cell>
          <table:table-cell office:value-type="float" office:value="1.4">
            <text:p>1.4</text:p>
          </table:table-cell>
          <table:table-cell office:value-type="float" office:value="0.0">
            <text:p/>
          </table:table-cell>
          <table:table-cell office:value-type="float" office:value="2.3">
            <text:p>2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8-02">
            <text:p>2024-08-02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WN">
            <text:p>WN</text:p>
          </table:table-cell>
          <table:table-cell office:value-type="string" office:string-value="DFW">
            <text:p>DFW</text:p>
          </table:table-cell>
          <table:table-cell office:value-type="string" office:string-value="BOS">
            <text:p>BOS</text:p>
          </table:table-cell>
          <table:table-cell office:value-type="float" office:value="2.3">
            <text:p>2.3</text:p>
          </table:table-cell>
          <table:table-cell office:value-type="float" office:value="4.3">
            <text:p>4.3</text:p>
          </table:table-cell>
          <table:table-cell office:value-type="boolean" office:boolean-value="false">
            <text:p>FALSE</text:p>
          </table:table-cell>
          <table:table-cell office:value-type="float" office:value="1.8">
            <text:p>1.8</text:p>
          </table:table-cell>
          <table:table-cell office:value-type="float" office:value="3.1">
            <text:p>3.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.7">
            <text:p>1.7</text:p>
          </table:table-cell>
        </table:table-row>
        <table:table-row>
          <table:table-cell office:value-type="string" office:string-value="2024-04-28">
            <text:p>2024-04-28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F9">
            <text:p>F9</text:p>
          </table:table-cell>
          <table:table-cell office:value-type="string" office:string-value="ORD">
            <text:p>ORD</text:p>
          </table:table-cell>
          <table:table-cell office:value-type="string" office:string-value="LAX">
            <text:p>LAX</text:p>
          </table:table-cell>
          <table:table-cell office:value-type="float" office:value="13.6">
            <text:p>13.6</text:p>
          </table:table-cell>
          <table:table-cell office:value-type="float" office:value="20.4">
            <text:p>20.4</text:p>
          </table:table-cell>
          <table:table-cell office:value-type="boolean" office:boolean-value="false">
            <text:p>FALSE</text:p>
          </table:table-cell>
          <table:table-cell office:value-type="float" office:value="9.6">
            <text:p>9.6</text:p>
          </table:table-cell>
          <table:table-cell office:value-type="float" office:value="10.5">
            <text:p>10.5</text:p>
          </table:table-cell>
          <table:table-cell office:value-type="float" office:value="2.0">
            <text:p>2.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2-22">
            <text:p>2024-12-22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UA">
            <text:p>UA</text:p>
          </table:table-cell>
          <table:table-cell office:value-type="string" office:string-value="SEA">
            <text:p>SEA</text:p>
          </table:table-cell>
          <table:table-cell office:value-type="string" office:string-value="DFW">
            <text:p>DFW</text:p>
          </table:table-cell>
          <table:table-cell office:value-type="float" office:value="-42.2">
            <text:p>-42.2</text:p>
          </table:table-cell>
          <table:table-cell office:value-type="float" office:value="-40.3">
            <text:p>-40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0">
            <text:p/>
          </table:table-cell>
          <table:table-cell office:value-type="float" office:value="7.1">
            <text:p>7.1</text:p>
          </table:table-cell>
        </table:table-row>
        <table:table-row>
          <table:table-cell office:value-type="string" office:string-value="2024-07-13">
            <text:p>2024-07-13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F9">
            <text:p>F9</text:p>
          </table:table-cell>
          <table:table-cell office:value-type="string" office:string-value="SFO">
            <text:p>SFO</text:p>
          </table:table-cell>
          <table:table-cell office:value-type="string" office:string-value="DFW">
            <text:p>DFW</text:p>
          </table:table-cell>
          <table:table-cell office:value-type="float" office:value="28.9">
            <text:p>28.9</text:p>
          </table:table-cell>
          <table:table-cell office:value-type="float" office:value="19.0">
            <text:p>19.0</text:p>
          </table:table-cell>
          <table:table-cell office:value-type="boolean" office:boolean-value="true">
            <text:p>TRUE</text:p>
          </table:table-cell>
          <table:table-cell office:value-type="float" office:value="19.5">
            <text:p>19.5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02">
            <text:p>2024-10-02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A">
            <text:p>AA</text:p>
          </table:table-cell>
          <table:table-cell office:value-type="string" office:string-value="DFW">
            <text:p>DFW</text:p>
          </table:table-cell>
          <table:table-cell office:value-type="string" office:string-value="BOS">
            <text:p>BOS</text:p>
          </table:table-cell>
          <table:table-cell office:value-type="float" office:value="-23.4">
            <text:p>-23.4</text:p>
          </table:table-cell>
          <table:table-cell office:value-type="float" office:value="-16.5">
            <text:p>-16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7.4">
            <text:p>7.4</text:p>
          </table:table-cell>
          <table:table-cell office:value-type="float" office:value="8.8">
            <text:p>8.8</text:p>
          </table:table-cell>
          <table:table-cell office:value-type="float" office:value="0">
            <text:p/>
          </table:table-cell>
          <table:table-cell office:value-type="float" office:value="11.0">
            <text:p>11.0</text:p>
          </table:table-cell>
        </table:table-row>
        <table:table-row>
          <table:table-cell office:value-type="string" office:string-value="2024-11-01">
            <text:p>2024-11-01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DL">
            <text:p>DL</text:p>
          </table:table-cell>
          <table:table-cell office:value-type="string" office:string-value="BOS">
            <text:p>BOS</text:p>
          </table:table-cell>
          <table:table-cell office:value-type="string" office:string-value="LAX">
            <text:p>LAX</text:p>
          </table:table-cell>
          <table:table-cell office:value-type="float" office:value="-18.2">
            <text:p>-18.2</text:p>
          </table:table-cell>
          <table:table-cell office:value-type="float" office:value="-16.3">
            <text:p>-16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5">
            <text:p>7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10">
            <text:p>2024-03-10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B6">
            <text:p>B6</text:p>
          </table:table-cell>
          <table:table-cell office:value-type="string" office:string-value="RDU">
            <text:p>RDU</text:p>
          </table:table-cell>
          <table:table-cell office:value-type="string" office:string-value="BOS">
            <text:p>BOS</text:p>
          </table:table-cell>
          <table:table-cell office:value-type="float" office:value="-13.0">
            <text:p>-13.0</text:p>
          </table:table-cell>
          <table:table-cell office:value-type="float" office:value="-11.0">
            <text:p>-11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2024-04-24">
            <text:p>2024-04-24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B6">
            <text:p>B6</text:p>
          </table:table-cell>
          <table:table-cell office:value-type="string" office:string-value="LAX">
            <text:p>LAX</text:p>
          </table:table-cell>
          <table:table-cell office:value-type="string" office:string-value="SFO">
            <text:p>SFO</text:p>
          </table:table-cell>
          <table:table-cell office:value-type="float" office:value="-5.1">
            <text:p>-5.1</text:p>
          </table:table-cell>
          <table:table-cell office:value-type="float" office:value="-5.7">
            <text:p>-5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6">
            <text:p>3.6</text:p>
          </table:table-cell>
          <table:table-cell office:value-type="float" office:value="1.2">
            <text:p>1.2</text:p>
          </table:table-cell>
          <table:table-cell office:value-type="float" office:value="0">
            <text:p/>
          </table:table-cell>
          <table:table-cell office:value-type="float" office:value="8.5">
            <text:p>8.5</text:p>
          </table:table-cell>
        </table:table-row>
        <table:table-row>
          <table:table-cell office:value-type="string" office:string-value="2024-05-07">
            <text:p>2024-05-07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DL">
            <text:p>DL</text:p>
          </table:table-cell>
          <table:table-cell office:value-type="string" office:string-value="MIA">
            <text:p>MIA</text:p>
          </table:table-cell>
          <table:table-cell office:value-type="string" office:string-value="RDU">
            <text:p>RDU</text:p>
          </table:table-cell>
          <table:table-cell office:value-type="float" office:value="36.7">
            <text:p>36.7</text:p>
          </table:table-cell>
          <table:table-cell office:value-type="float" office:value="43.6">
            <text:p>43.6</text:p>
          </table:table-cell>
          <table:table-cell office:value-type="boolean" office:boolean-value="false">
            <text:p>FALSE</text:p>
          </table:table-cell>
          <table:table-cell office:value-type="float" office:value="16.9">
            <text:p>16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2.0">
            <text:p>2.0</text:p>
          </table:table-cell>
        </table:table-row>
        <table:table-row>
          <table:table-cell office:value-type="string" office:string-value="2024-12-19">
            <text:p>2024-12-19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B6">
            <text:p>B6</text:p>
          </table:table-cell>
          <table:table-cell office:value-type="string" office:string-value="DFW">
            <text:p>DFW</text:p>
          </table:table-cell>
          <table:table-cell office:value-type="string" office:string-value="JFK">
            <text:p>JFK</text:p>
          </table:table-cell>
          <table:table-cell office:value-type="float" office:value="15.4">
            <text:p>15.4</text:p>
          </table:table-cell>
          <table:table-cell office:value-type="float" office:value="16.3">
            <text:p>16.3</text:p>
          </table:table-cell>
          <table:table-cell office:value-type="boolean" office:boolean-value="false">
            <text:p>FALSE</text:p>
          </table:table-cell>
          <table:table-cell office:value-type="float" office:value="3.6">
            <text:p>3.6</text:p>
          </table:table-cell>
          <table:table-cell office:value-type="float" office:value="1.6">
            <text:p>1.6</text:p>
          </table:table-cell>
          <table:table-cell office:value-type="float" office:value="4.5">
            <text:p>4.5</text:p>
          </table:table-cell>
          <table:table-cell office:value-type="float" office:value="0">
            <text:p/>
          </table:table-cell>
          <table:table-cell office:value-type="float" office:value="7.2">
            <text:p>7.2</text:p>
          </table:table-cell>
        </table:table-row>
        <table:table-row>
          <table:table-cell office:value-type="string" office:string-value="2024-06-20">
            <text:p>2024-06-20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AS">
            <text:p>AS</text:p>
          </table:table-cell>
          <table:table-cell office:value-type="string" office:string-value="MIA">
            <text:p>MIA</text:p>
          </table:table-cell>
          <table:table-cell office:value-type="string" office:string-value="JFK">
            <text:p>JFK</text:p>
          </table:table-cell>
          <table:table-cell office:value-type="float" office:value="32.0">
            <text:p>32.0</text:p>
          </table:table-cell>
          <table:table-cell office:value-type="float" office:value="27.7">
            <text:p>27.7</text:p>
          </table:table-cell>
          <table:table-cell office:value-type="boolean" office:boolean-value="false">
            <text:p>FALSE</text:p>
          </table:table-cell>
          <table:table-cell office:value-type="float" office:value="13.7">
            <text:p>13.7</text:p>
          </table:table-cell>
          <table:table-cell office:value-type="float" office:value="0.1">
            <text:p>0.1</text:p>
          </table:table-cell>
          <table:table-cell office:value-type="float" office:value="6.0">
            <text:p>6.0</text:p>
          </table:table-cell>
          <table:table-cell office:value-type="float" office:value="0">
            <text:p/>
          </table:table-cell>
          <table:table-cell office:value-type="float" office:value="4.2">
            <text:p>4.2</text:p>
          </table:table-cell>
        </table:table-row>
        <table:table-row>
          <table:table-cell office:value-type="string" office:string-value="2024-07-09">
            <text:p>2024-07-09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DL">
            <text:p>DL</text:p>
          </table:table-cell>
          <table:table-cell office:value-type="string" office:string-value="DFW">
            <text:p>DFW</text:p>
          </table:table-cell>
          <table:table-cell office:value-type="string" office:string-value="SEA">
            <text:p>SEA</text:p>
          </table:table-cell>
          <table:table-cell office:value-type="float" office:value="12.3">
            <text:p>12.3</text:p>
          </table:table-cell>
          <table:table-cell office:value-type="float" office:value="20.4">
            <text:p>20.4</text:p>
          </table:table-cell>
          <table:table-cell office:value-type="boolean" office:boolean-value="false">
            <text:p>FALSE</text:p>
          </table:table-cell>
          <table:table-cell office:value-type="float" office:value="4.4">
            <text:p>4.4</text:p>
          </table:table-cell>
          <table:table-cell office:value-type="float" office:value="0.0">
            <text:p/>
          </table:table-cell>
          <table:table-cell office:value-type="float" office:value="7.8">
            <text:p>7.8</text:p>
          </table:table-cell>
          <table:table-cell office:value-type="float" office:value="0">
            <text:p/>
          </table:table-cell>
          <table:table-cell office:value-type="float" office:value="8.9">
            <text:p>8.9</text:p>
          </table:table-cell>
        </table:table-row>
        <table:table-row>
          <table:table-cell office:value-type="string" office:string-value="2024-05-28">
            <text:p>2024-05-28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WN">
            <text:p>WN</text:p>
          </table:table-cell>
          <table:table-cell office:value-type="string" office:string-value="ATL">
            <text:p>ATL</text:p>
          </table:table-cell>
          <table:table-cell office:value-type="string" office:string-value="ORD">
            <text:p>ORD</text:p>
          </table:table-cell>
          <table:table-cell office:value-type="float" office:value="35.5">
            <text:p>35.5</text:p>
          </table:table-cell>
          <table:table-cell office:value-type="float" office:value="34.0">
            <text:p>34.0</text:p>
          </table:table-cell>
          <table:table-cell office:value-type="boolean" office:boolean-value="false">
            <text:p>FALSE</text:p>
          </table:table-cell>
          <table:table-cell office:value-type="float" office:value="22.4">
            <text:p>22.4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1-18">
            <text:p>2024-01-18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NK">
            <text:p>NK</text:p>
          </table:table-cell>
          <table:table-cell office:value-type="string" office:string-value="JFK">
            <text:p>JFK</text:p>
          </table:table-cell>
          <table:table-cell office:value-type="string" office:string-value="DFW">
            <text:p>DFW</text:p>
          </table:table-cell>
          <table:table-cell office:value-type="float" office:value="7.1">
            <text:p>7.1</text:p>
          </table:table-cell>
          <table:table-cell office:value-type="float" office:value="3.6">
            <text:p>3.6</text:p>
          </table:table-cell>
          <table:table-cell office:value-type="boolean" office:boolean-value="false">
            <text:p>FALSE</text:p>
          </table:table-cell>
          <table:table-cell office:value-type="float" office:value="6.3">
            <text:p>6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0.3">
            <text:p>10.3</text:p>
          </table:table-cell>
        </table:table-row>
        <table:table-row>
          <table:table-cell office:value-type="string" office:string-value="2024-02-13">
            <text:p>2024-02-13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UA">
            <text:p>UA</text:p>
          </table:table-cell>
          <table:table-cell office:value-type="string" office:string-value="LAX">
            <text:p>LAX</text:p>
          </table:table-cell>
          <table:table-cell office:value-type="string" office:string-value="MIA">
            <text:p>MIA</text:p>
          </table:table-cell>
          <table:table-cell office:value-type="float" office:value="27.0">
            <text:p>27.0</text:p>
          </table:table-cell>
          <table:table-cell office:value-type="float" office:value="23.6">
            <text:p>23.6</text:p>
          </table:table-cell>
          <table:table-cell office:value-type="boolean" office:boolean-value="false">
            <text:p>FALSE</text:p>
          </table:table-cell>
          <table:table-cell office:value-type="float" office:value="4.3">
            <text:p>4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2-16">
            <text:p>2024-12-16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UA">
            <text:p>UA</text:p>
          </table:table-cell>
          <table:table-cell office:value-type="string" office:string-value="LAX">
            <text:p>LAX</text:p>
          </table:table-cell>
          <table:table-cell office:value-type="string" office:string-value="SEA">
            <text:p>SEA</text:p>
          </table:table-cell>
          <table:table-cell office:value-type="float" office:value="14.8">
            <text:p>14.8</text:p>
          </table:table-cell>
          <table:table-cell office:value-type="float" office:value="12.7">
            <text:p>12.7</text:p>
          </table:table-cell>
          <table:table-cell office:value-type="boolean" office:boolean-value="false">
            <text:p>FALSE</text:p>
          </table:table-cell>
          <table:table-cell office:value-type="float" office:value="3.9">
            <text:p>3.9</text:p>
          </table:table-cell>
          <table:table-cell office:value-type="float" office:value="2.7">
            <text:p>2.7</text:p>
          </table:table-cell>
          <table:table-cell office:value-type="float" office:value="8.9">
            <text:p>8.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7-16">
            <text:p>2024-07-16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UA">
            <text:p>UA</text:p>
          </table:table-cell>
          <table:table-cell office:value-type="string" office:string-value="RDU">
            <text:p>RDU</text:p>
          </table:table-cell>
          <table:table-cell office:value-type="string" office:string-value="DFW">
            <text:p>DFW</text:p>
          </table:table-cell>
          <table:table-cell office:value-type="float" office:value="0.0">
            <text:p/>
          </table:table-cell>
          <table:table-cell office:value-type="float" office:value="10.5">
            <text:p>10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9.9">
            <text:p>9.9</text:p>
          </table:table-cell>
          <table:table-cell office:value-type="float" office:value="2.7">
            <text:p>2.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7-12">
            <text:p>2024-07-12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AA">
            <text:p>AA</text:p>
          </table:table-cell>
          <table:table-cell office:value-type="string" office:string-value="BOS">
            <text:p>BOS</text:p>
          </table:table-cell>
          <table:table-cell office:value-type="string" office:string-value="ATL">
            <text:p>ATL</text:p>
          </table:table-cell>
          <table:table-cell office:value-type="float" office:value="-17.0">
            <text:p>-17.0</text:p>
          </table:table-cell>
          <table:table-cell office:value-type="float" office:value="-19.1">
            <text:p>-19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0.3">
            <text:p>0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8-26">
            <text:p>2024-08-26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UA">
            <text:p>UA</text:p>
          </table:table-cell>
          <table:table-cell office:value-type="string" office:string-value="BOS">
            <text:p>BOS</text:p>
          </table:table-cell>
          <table:table-cell office:value-type="string" office:string-value="JFK">
            <text:p>JFK</text:p>
          </table:table-cell>
          <table:table-cell office:value-type="float" office:value="45.1">
            <text:p>45.1</text:p>
          </table:table-cell>
          <table:table-cell office:value-type="float" office:value="41.8">
            <text:p>41.8</text:p>
          </table:table-cell>
          <table:table-cell office:value-type="boolean" office:boolean-value="false">
            <text:p>FALSE</text:p>
          </table:table-cell>
          <table:table-cell office:value-type="float" office:value="12.7">
            <text:p>12.7</text:p>
          </table:table-cell>
          <table:table-cell office:value-type="float" office:value="3.3">
            <text:p>3.3</text:p>
          </table:table-cell>
          <table:table-cell office:value-type="float" office:value="4.4">
            <text:p>4.4</text:p>
          </table:table-cell>
          <table:table-cell office:value-type="float" office:value="0">
            <text:p/>
          </table:table-cell>
          <table:table-cell office:value-type="float" office:value="7.8">
            <text:p>7.8</text:p>
          </table:table-cell>
        </table:table-row>
        <table:table-row>
          <table:table-cell office:value-type="string" office:string-value="2024-11-08">
            <text:p>2024-11-08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B6">
            <text:p>B6</text:p>
          </table:table-cell>
          <table:table-cell office:value-type="string" office:string-value="ORD">
            <text:p>ORD</text:p>
          </table:table-cell>
          <table:table-cell office:value-type="string" office:string-value="SEA">
            <text:p>SEA</text:p>
          </table:table-cell>
          <table:table-cell office:value-type="float" office:value="-31.9">
            <text:p>-31.9</text:p>
          </table:table-cell>
          <table:table-cell office:value-type="float" office:value="-37.4">
            <text:p>-37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7">
            <text:p>3.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02">
            <text:p>2024-04-02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DL">
            <text:p>DL</text:p>
          </table:table-cell>
          <table:table-cell office:value-type="string" office:string-value="JFK">
            <text:p>JFK</text:p>
          </table:table-cell>
          <table:table-cell office:value-type="string" office:string-value="BOS">
            <text:p>BOS</text:p>
          </table:table-cell>
          <table:table-cell office:value-type="float" office:value="-15.5">
            <text:p>-15.5</text:p>
          </table:table-cell>
          <table:table-cell office:value-type="float" office:value="-9.2">
            <text:p>-9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6">
            <text:p>3.6</text:p>
          </table:table-cell>
          <table:table-cell office:value-type="float" office:value="2.9">
            <text:p>2.9</text:p>
          </table:table-cell>
          <table:table-cell office:value-type="float" office:value="0">
            <text:p/>
          </table:table-cell>
          <table:table-cell office:value-type="float" office:value="9.0">
            <text:p>9.0</text:p>
          </table:table-cell>
        </table:table-row>
        <table:table-row>
          <table:table-cell office:value-type="string" office:string-value="2024-10-21">
            <text:p>2024-10-21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S">
            <text:p>AS</text:p>
          </table:table-cell>
          <table:table-cell office:value-type="string" office:string-value="ORD">
            <text:p>ORD</text:p>
          </table:table-cell>
          <table:table-cell office:value-type="string" office:string-value="LAX">
            <text:p>LAX</text:p>
          </table:table-cell>
          <table:table-cell office:value-type="float" office:value="37.7">
            <text:p>37.7</text:p>
          </table:table-cell>
          <table:table-cell office:value-type="float" office:value="35.9">
            <text:p>35.9</text:p>
          </table:table-cell>
          <table:table-cell office:value-type="boolean" office:boolean-value="false">
            <text:p>FALSE</text:p>
          </table:table-cell>
          <table:table-cell office:value-type="float" office:value="37.4">
            <text:p>37.4</text:p>
          </table:table-cell>
          <table:table-cell office:value-type="float" office:value="4.1">
            <text:p>4.1</text:p>
          </table:table-cell>
          <table:table-cell office:value-type="float" office:value="1.2">
            <text:p>1.2</text:p>
          </table:table-cell>
          <table:table-cell office:value-type="float" office:value="0">
            <text:p/>
          </table:table-cell>
          <table:table-cell office:value-type="float" office:value="9.2">
            <text:p>9.2</text:p>
          </table:table-cell>
        </table:table-row>
        <table:table-row>
          <table:table-cell office:value-type="string" office:string-value="2024-10-27">
            <text:p>2024-10-27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AS">
            <text:p>AS</text:p>
          </table:table-cell>
          <table:table-cell office:value-type="string" office:string-value="JFK">
            <text:p>JFK</text:p>
          </table:table-cell>
          <table:table-cell office:value-type="string" office:string-value="DFW">
            <text:p>DFW</text:p>
          </table:table-cell>
          <table:table-cell office:value-type="float" office:value="-24.7">
            <text:p>-24.7</text:p>
          </table:table-cell>
          <table:table-cell office:value-type="float" office:value="-18.7">
            <text:p>-18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7.0">
            <text:p>7.0</text:p>
          </table:table-cell>
        </table:table-row>
        <table:table-row>
          <table:table-cell office:value-type="string" office:string-value="2024-09-22">
            <text:p>2024-09-22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DL">
            <text:p>DL</text:p>
          </table:table-cell>
          <table:table-cell office:value-type="string" office:string-value="MIA">
            <text:p>MIA</text:p>
          </table:table-cell>
          <table:table-cell office:value-type="string" office:string-value="ORD">
            <text:p>ORD</text:p>
          </table:table-cell>
          <table:table-cell office:value-type="float" office:value="35.2">
            <text:p>35.2</text:p>
          </table:table-cell>
          <table:table-cell office:value-type="float" office:value="35.9">
            <text:p>35.9</text:p>
          </table:table-cell>
          <table:table-cell office:value-type="boolean" office:boolean-value="false">
            <text:p>FALSE</text:p>
          </table:table-cell>
          <table:table-cell office:value-type="float" office:value="31.8">
            <text:p>31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2-16">
            <text:p>2024-02-16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DL">
            <text:p>DL</text:p>
          </table:table-cell>
          <table:table-cell office:value-type="string" office:string-value="MIA">
            <text:p>MIA</text:p>
          </table:table-cell>
          <table:table-cell office:value-type="string" office:string-value="BOS">
            <text:p>BOS</text:p>
          </table:table-cell>
          <table:table-cell office:value-type="float" office:value="-3.2">
            <text:p>-3.2</text:p>
          </table:table-cell>
          <table:table-cell office:value-type="float" office:value="1.8">
            <text:p>1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9-14">
            <text:p>2024-09-14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NK">
            <text:p>NK</text:p>
          </table:table-cell>
          <table:table-cell office:value-type="string" office:string-value="SFO">
            <text:p>SFO</text:p>
          </table:table-cell>
          <table:table-cell office:value-type="string" office:string-value="DFW">
            <text:p>DFW</text:p>
          </table:table-cell>
          <table:table-cell office:value-type="float" office:value="-0.1">
            <text:p>-0.1</text:p>
          </table:table-cell>
          <table:table-cell office:value-type="float" office:value="1.0">
            <text:p>1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2.8">
            <text:p>2.8</text:p>
          </table:table-cell>
        </table:table-row>
        <table:table-row>
          <table:table-cell office:value-type="string" office:string-value="2024-03-09">
            <text:p>2024-03-09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WN">
            <text:p>WN</text:p>
          </table:table-cell>
          <table:table-cell office:value-type="string" office:string-value="ORD">
            <text:p>ORD</text:p>
          </table:table-cell>
          <table:table-cell office:value-type="string" office:string-value="ATL">
            <text:p>ATL</text:p>
          </table:table-cell>
          <table:table-cell office:value-type="float" office:value="-5.7">
            <text:p>-5.7</text:p>
          </table:table-cell>
          <table:table-cell office:value-type="float" office:value="-10.8">
            <text:p>-10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6">
            <text:p>9.6</text:p>
          </table:table-cell>
          <table:table-cell office:value-type="float" office:value="0">
            <text:p/>
          </table:table-cell>
          <table:table-cell office:value-type="float" office:value="4.5">
            <text:p>4.5</text:p>
          </table:table-cell>
        </table:table-row>
        <table:table-row>
          <table:table-cell office:value-type="string" office:string-value="2024-09-01">
            <text:p>2024-09-01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WN">
            <text:p>WN</text:p>
          </table:table-cell>
          <table:table-cell office:value-type="string" office:string-value="DFW">
            <text:p>DFW</text:p>
          </table:table-cell>
          <table:table-cell office:value-type="string" office:string-value="SFO">
            <text:p>SFO</text:p>
          </table:table-cell>
          <table:table-cell office:value-type="float" office:value="35.4">
            <text:p>35.4</text:p>
          </table:table-cell>
          <table:table-cell office:value-type="float" office:value="35.6">
            <text:p>35.6</text:p>
          </table:table-cell>
          <table:table-cell office:value-type="boolean" office:boolean-value="false">
            <text:p>FALSE</text:p>
          </table:table-cell>
          <table:table-cell office:value-type="float" office:value="5.5">
            <text:p>5.5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9.1">
            <text:p>9.1</text:p>
          </table:table-cell>
        </table:table-row>
        <table:table-row>
          <table:table-cell office:value-type="string" office:string-value="2024-06-20">
            <text:p>2024-06-20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F9">
            <text:p>F9</text:p>
          </table:table-cell>
          <table:table-cell office:value-type="string" office:string-value="LAX">
            <text:p>LAX</text:p>
          </table:table-cell>
          <table:table-cell office:value-type="string" office:string-value="SFO">
            <text:p>SFO</text:p>
          </table:table-cell>
          <table:table-cell office:value-type="float" office:value="-15.7">
            <text:p>-15.7</text:p>
          </table:table-cell>
          <table:table-cell office:value-type="float" office:value="-21.8">
            <text:p>-21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7">
            <text:p>0.7</text:p>
          </table:table-cell>
        </table:table-row>
        <table:table-row>
          <table:table-cell office:value-type="string" office:string-value="2024-12-13">
            <text:p>2024-12-13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DL">
            <text:p>DL</text:p>
          </table:table-cell>
          <table:table-cell office:value-type="string" office:string-value="ORD">
            <text:p>ORD</text:p>
          </table:table-cell>
          <table:table-cell office:value-type="string" office:string-value="LAX">
            <text:p>LAX</text:p>
          </table:table-cell>
          <table:table-cell office:value-type="float" office:value="37.7">
            <text:p>37.7</text:p>
          </table:table-cell>
          <table:table-cell office:value-type="float" office:value="37.3">
            <text:p>37.3</text:p>
          </table:table-cell>
          <table:table-cell office:value-type="boolean" office:boolean-value="false">
            <text:p>FALSE</text:p>
          </table:table-cell>
          <table:table-cell office:value-type="float" office:value="26.4">
            <text:p>26.4</text:p>
          </table:table-cell>
          <table:table-cell office:value-type="float" office:value="3.8">
            <text:p>3.8</text:p>
          </table:table-cell>
          <table:table-cell office:value-type="float" office:value="5.4">
            <text:p>5.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9-20">
            <text:p>2024-09-20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UA">
            <text:p>UA</text:p>
          </table:table-cell>
          <table:table-cell office:value-type="string" office:string-value="JFK">
            <text:p>JFK</text:p>
          </table:table-cell>
          <table:table-cell office:value-type="string" office:string-value="SFO">
            <text:p>SFO</text:p>
          </table:table-cell>
          <table:table-cell office:value-type="float" office:value="18.3">
            <text:p>18.3</text:p>
          </table:table-cell>
          <table:table-cell office:value-type="float" office:value="18.8">
            <text:p>18.8</text:p>
          </table:table-cell>
          <table:table-cell office:value-type="boolean" office:boolean-value="false">
            <text:p>FALSE</text:p>
          </table:table-cell>
          <table:table-cell office:value-type="float" office:value="2.7">
            <text:p>2.7</text:p>
          </table:table-cell>
          <table:table-cell office:value-type="float" office:value="1.9">
            <text:p>1.9</text:p>
          </table:table-cell>
          <table:table-cell office:value-type="float" office:value="6.8">
            <text:p>6.8</text:p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</table:table-row>
        <table:table-row>
          <table:table-cell office:value-type="string" office:string-value="2024-02-20">
            <text:p>2024-02-20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F9">
            <text:p>F9</text:p>
          </table:table-cell>
          <table:table-cell office:value-type="string" office:string-value="SFO">
            <text:p>SFO</text:p>
          </table:table-cell>
          <table:table-cell office:value-type="string" office:string-value="MIA">
            <text:p>MIA</text:p>
          </table:table-cell>
          <table:table-cell office:value-type="float" office:value="21.3">
            <text:p>21.3</text:p>
          </table:table-cell>
          <table:table-cell office:value-type="float" office:value="22.7">
            <text:p>22.7</text:p>
          </table:table-cell>
          <table:table-cell office:value-type="boolean" office:boolean-value="false">
            <text:p>FALSE</text:p>
          </table:table-cell>
          <table:table-cell office:value-type="float" office:value="6.1">
            <text:p>6.1</text:p>
          </table:table-cell>
          <table:table-cell office:value-type="float" office:value="3.7">
            <text:p>3.7</text:p>
          </table:table-cell>
          <table:table-cell office:value-type="float" office:value="2.7">
            <text:p>2.7</text:p>
          </table:table-cell>
          <table:table-cell office:value-type="float" office:value="0">
            <text:p/>
          </table:table-cell>
          <table:table-cell office:value-type="float" office:value="4.7">
            <text:p>4.7</text:p>
          </table:table-cell>
        </table:table-row>
        <table:table-row>
          <table:table-cell office:value-type="string" office:string-value="2024-08-15">
            <text:p>2024-08-15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WN">
            <text:p>WN</text:p>
          </table:table-cell>
          <table:table-cell office:value-type="string" office:string-value="BOS">
            <text:p>BOS</text:p>
          </table:table-cell>
          <table:table-cell office:value-type="string" office:string-value="ATL">
            <text:p>ATL</text:p>
          </table:table-cell>
          <table:table-cell office:value-type="float" office:value="-10.3">
            <text:p>-10.3</text:p>
          </table:table-cell>
          <table:table-cell office:value-type="float" office:value="-7.4">
            <text:p>-7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0.2">
            <text:p>10.2</text:p>
          </table:table-cell>
          <table:table-cell office:value-type="float" office:value="1.2">
            <text:p>1.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01">
            <text:p>2024-11-01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AA">
            <text:p>AA</text:p>
          </table:table-cell>
          <table:table-cell office:value-type="string" office:string-value="ATL">
            <text:p>ATL</text:p>
          </table:table-cell>
          <table:table-cell office:value-type="string" office:string-value="SFO">
            <text:p>SFO</text:p>
          </table:table-cell>
          <table:table-cell office:value-type="float" office:value="-5.8">
            <text:p>-5.8</text:p>
          </table:table-cell>
          <table:table-cell office:value-type="float" office:value="-10.0">
            <text:p>-10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3">
            <text:p>6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2-03">
            <text:p>2024-02-03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AS">
            <text:p>AS</text:p>
          </table:table-cell>
          <table:table-cell office:value-type="string" office:string-value="BOS">
            <text:p>BOS</text:p>
          </table:table-cell>
          <table:table-cell office:value-type="string" office:string-value="MIA">
            <text:p>MIA</text:p>
          </table:table-cell>
          <table:table-cell office:value-type="float" office:value="0.5">
            <text:p>0.5</text:p>
          </table:table-cell>
          <table:table-cell office:value-type="float" office:value="-7.0">
            <text:p>-7.0</text:p>
          </table:table-cell>
          <table:table-cell office:value-type="boolean" office:boolean-value="false">
            <text:p>FALSE</text:p>
          </table:table-cell>
          <table:table-cell office:value-type="float" office:value="0.3">
            <text:p>0.3</text:p>
          </table:table-cell>
          <table:table-cell office:value-type="float" office:value="12.5">
            <text:p>12.5</text:p>
          </table:table-cell>
          <table:table-cell office:value-type="float" office:value="6.1">
            <text:p>6.1</text:p>
          </table:table-cell>
          <table:table-cell office:value-type="float" office:value="0">
            <text:p/>
          </table:table-cell>
          <table:table-cell office:value-type="float" office:value="21.3">
            <text:p>21.3</text:p>
          </table:table-cell>
        </table:table-row>
        <table:table-row>
          <table:table-cell office:value-type="string" office:string-value="2024-07-17">
            <text:p>2024-07-17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AA">
            <text:p>AA</text:p>
          </table:table-cell>
          <table:table-cell office:value-type="string" office:string-value="BOS">
            <text:p>BOS</text:p>
          </table:table-cell>
          <table:table-cell office:value-type="string" office:string-value="ATL">
            <text:p>ATL</text:p>
          </table:table-cell>
          <table:table-cell office:value-type="float" office:value="-12.3">
            <text:p>-12.3</text:p>
          </table:table-cell>
          <table:table-cell office:value-type="float" office:value="-14.1">
            <text:p>-14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6.2">
            <text:p>6.2</text:p>
          </table:table-cell>
          <table:table-cell office:value-type="float" office:value="0">
            <text:p/>
          </table:table-cell>
          <table:table-cell office:value-type="float" office:value="3.5">
            <text:p>3.5</text:p>
          </table:table-cell>
        </table:table-row>
        <table:table-row>
          <table:table-cell office:value-type="string" office:string-value="2024-10-09">
            <text:p>2024-10-09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NK">
            <text:p>NK</text:p>
          </table:table-cell>
          <table:table-cell office:value-type="string" office:string-value="SFO">
            <text:p>SFO</text:p>
          </table:table-cell>
          <table:table-cell office:value-type="string" office:string-value="MIA">
            <text:p>MIA</text:p>
          </table:table-cell>
          <table:table-cell office:value-type="float" office:value="36.0">
            <text:p>36.0</text:p>
          </table:table-cell>
          <table:table-cell office:value-type="float" office:value="32.3">
            <text:p>32.3</text:p>
          </table:table-cell>
          <table:table-cell office:value-type="boolean" office:boolean-value="false">
            <text:p>FALSE</text:p>
          </table:table-cell>
          <table:table-cell office:value-type="float" office:value="27.9">
            <text:p>27.9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03">
            <text:p>2024-05-03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WN">
            <text:p>WN</text:p>
          </table:table-cell>
          <table:table-cell office:value-type="string" office:string-value="LAX">
            <text:p>LAX</text:p>
          </table:table-cell>
          <table:table-cell office:value-type="string" office:string-value="DFW">
            <text:p>DFW</text:p>
          </table:table-cell>
          <table:table-cell office:value-type="float" office:value="23.6">
            <text:p>23.6</text:p>
          </table:table-cell>
          <table:table-cell office:value-type="float" office:value="19.2">
            <text:p>19.2</text:p>
          </table:table-cell>
          <table:table-cell office:value-type="boolean" office:boolean-value="false">
            <text:p>FALSE</text:p>
          </table:table-cell>
          <table:table-cell office:value-type="float" office:value="8.3">
            <text:p>8.3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">
            <text:p/>
          </table:table-cell>
          <table:table-cell office:value-type="float" office:value="3.4">
            <text:p>3.4</text:p>
          </table:table-cell>
        </table:table-row>
        <table:table-row>
          <table:table-cell office:value-type="string" office:string-value="2024-07-22">
            <text:p>2024-07-22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B6">
            <text:p>B6</text:p>
          </table:table-cell>
          <table:table-cell office:value-type="string" office:string-value="ORD">
            <text:p>ORD</text:p>
          </table:table-cell>
          <table:table-cell office:value-type="string" office:string-value="BOS">
            <text:p>BOS</text:p>
          </table:table-cell>
          <table:table-cell office:value-type="float" office:value="25.5">
            <text:p>25.5</text:p>
          </table:table-cell>
          <table:table-cell office:value-type="float" office:value="30.7">
            <text:p>30.7</text:p>
          </table:table-cell>
          <table:table-cell office:value-type="boolean" office:boolean-value="false">
            <text:p>FALSE</text:p>
          </table:table-cell>
          <table:table-cell office:value-type="float" office:value="22.8">
            <text:p>22.8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">
            <text:p/>
          </table:table-cell>
          <table:table-cell office:value-type="float" office:value="23.3">
            <text:p>23.3</text:p>
          </table:table-cell>
        </table:table-row>
        <table:table-row>
          <table:table-cell office:value-type="string" office:string-value="2024-08-24">
            <text:p>2024-08-24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WN">
            <text:p>WN</text:p>
          </table:table-cell>
          <table:table-cell office:value-type="string" office:string-value="LAX">
            <text:p>LAX</text:p>
          </table:table-cell>
          <table:table-cell office:value-type="string" office:string-value="ATL">
            <text:p>ATL</text:p>
          </table:table-cell>
          <table:table-cell office:value-type="float" office:value="-17.4">
            <text:p>-17.4</text:p>
          </table:table-cell>
          <table:table-cell office:value-type="float" office:value="-27.4">
            <text:p>-27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1">
            <text:p>3.1</text:p>
          </table:table-cell>
          <table:table-cell office:value-type="float" office:value="5.9">
            <text:p>5.9</text:p>
          </table:table-cell>
          <table:table-cell office:value-type="float" office:value="0">
            <text:p/>
          </table:table-cell>
          <table:table-cell office:value-type="float" office:value="0.6">
            <text:p>0.6</text:p>
          </table:table-cell>
        </table:table-row>
        <table:table-row>
          <table:table-cell office:value-type="string" office:string-value="2024-02-04">
            <text:p>2024-02-04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NK">
            <text:p>NK</text:p>
          </table:table-cell>
          <table:table-cell office:value-type="string" office:string-value="MIA">
            <text:p>MIA</text:p>
          </table:table-cell>
          <table:table-cell office:value-type="string" office:string-value="RDU">
            <text:p>RDU</text:p>
          </table:table-cell>
          <table:table-cell office:value-type="float" office:value="-4.9">
            <text:p>-4.9</text:p>
          </table:table-cell>
          <table:table-cell office:value-type="float" office:value="-4.3">
            <text:p>-4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5.2">
            <text:p>5.2</text:p>
          </table:table-cell>
        </table:table-row>
        <table:table-row>
          <table:table-cell office:value-type="string" office:string-value="2024-10-28">
            <text:p>2024-10-28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NK">
            <text:p>NK</text:p>
          </table:table-cell>
          <table:table-cell office:value-type="string" office:string-value="JFK">
            <text:p>JFK</text:p>
          </table:table-cell>
          <table:table-cell office:value-type="string" office:string-value="BOS">
            <text:p>BOS</text:p>
          </table:table-cell>
          <table:table-cell office:value-type="float" office:value="-67.6">
            <text:p>-67.6</text:p>
          </table:table-cell>
          <table:table-cell office:value-type="float" office:value="-66.9">
            <text:p>-66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1">
            <text:p>3.1</text:p>
          </table:table-cell>
          <table:table-cell office:value-type="float" office:value="8.2">
            <text:p>8.2</text:p>
          </table:table-cell>
          <table:table-cell office:value-type="float" office:value="0">
            <text:p/>
          </table:table-cell>
          <table:table-cell office:value-type="float" office:value="17.5">
            <text:p>17.5</text:p>
          </table:table-cell>
        </table:table-row>
        <table:table-row>
          <table:table-cell office:value-type="string" office:string-value="2024-08-18">
            <text:p>2024-08-18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B6">
            <text:p>B6</text:p>
          </table:table-cell>
          <table:table-cell office:value-type="string" office:string-value="SFO">
            <text:p>SFO</text:p>
          </table:table-cell>
          <table:table-cell office:value-type="string" office:string-value="JFK">
            <text:p>JFK</text:p>
          </table:table-cell>
          <table:table-cell office:value-type="float" office:value="20.0">
            <text:p>20.0</text:p>
          </table:table-cell>
          <table:table-cell office:value-type="float" office:value="17.5">
            <text:p>17.5</text:p>
          </table:table-cell>
          <table:table-cell office:value-type="boolean" office:boolean-value="false">
            <text:p>FALSE</text:p>
          </table:table-cell>
          <table:table-cell office:value-type="float" office:value="6.3">
            <text:p>6.3</text:p>
          </table:table-cell>
          <table:table-cell office:value-type="float" office:value="2.7">
            <text:p>2.7</text:p>
          </table:table-cell>
          <table:table-cell office:value-type="float" office:value="9.0">
            <text:p>9.0</text:p>
          </table:table-cell>
          <table:table-cell office:value-type="float" office:value="0">
            <text:p/>
          </table:table-cell>
          <table:table-cell office:value-type="float" office:value="4.6">
            <text:p>4.6</text:p>
          </table:table-cell>
        </table:table-row>
        <table:table-row>
          <table:table-cell office:value-type="string" office:string-value="2024-06-20">
            <text:p>2024-06-20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DL">
            <text:p>DL</text:p>
          </table:table-cell>
          <table:table-cell office:value-type="string" office:string-value="BOS">
            <text:p>BOS</text:p>
          </table:table-cell>
          <table:table-cell office:value-type="string" office:string-value="ATL">
            <text:p>ATL</text:p>
          </table:table-cell>
          <table:table-cell office:value-type="float" office:value="-3.4">
            <text:p>-3.4</text:p>
          </table:table-cell>
          <table:table-cell office:value-type="float" office:value="-1.8">
            <text:p>-1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14">
            <text:p>2024-04-14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B6">
            <text:p>B6</text:p>
          </table:table-cell>
          <table:table-cell office:value-type="string" office:string-value="DFW">
            <text:p>DFW</text:p>
          </table:table-cell>
          <table:table-cell office:value-type="string" office:string-value="SFO">
            <text:p>SFO</text:p>
          </table:table-cell>
          <table:table-cell office:value-type="float" office:value="26.9">
            <text:p>26.9</text:p>
          </table:table-cell>
          <table:table-cell office:value-type="float" office:value="26.3">
            <text:p>26.3</text:p>
          </table:table-cell>
          <table:table-cell office:value-type="boolean" office:boolean-value="false">
            <text:p>FALSE</text:p>
          </table:table-cell>
          <table:table-cell office:value-type="float" office:value="15.5">
            <text:p>15.5</text:p>
          </table:table-cell>
          <table:table-cell office:value-type="float" office:value="5.1">
            <text:p>5.1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7.6">
            <text:p>7.6</text:p>
          </table:table-cell>
        </table:table-row>
        <table:table-row>
          <table:table-cell office:value-type="string" office:string-value="2024-07-28">
            <text:p>2024-07-28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WN">
            <text:p>WN</text:p>
          </table:table-cell>
          <table:table-cell office:value-type="string" office:string-value="JFK">
            <text:p>JFK</text:p>
          </table:table-cell>
          <table:table-cell office:value-type="string" office:string-value="JFK">
            <text:p>JFK</text:p>
          </table:table-cell>
          <table:table-cell office:value-type="float" office:value="2.7">
            <text:p>2.7</text:p>
          </table:table-cell>
          <table:table-cell office:value-type="float" office:value="6.3">
            <text:p>6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">
            <text:p/>
          </table:table-cell>
          <table:table-cell office:value-type="float" office:value="12.8">
            <text:p>12.8</text:p>
          </table:table-cell>
        </table:table-row>
        <table:table-row>
          <table:table-cell office:value-type="string" office:string-value="2024-09-24">
            <text:p>2024-09-24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NK">
            <text:p>NK</text:p>
          </table:table-cell>
          <table:table-cell office:value-type="string" office:string-value="ATL">
            <text:p>ATL</text:p>
          </table:table-cell>
          <table:table-cell office:value-type="string" office:string-value="ATL">
            <text:p>ATL</text:p>
          </table:table-cell>
          <table:table-cell office:value-type="float" office:value="-16.9">
            <text:p>-16.9</text:p>
          </table:table-cell>
          <table:table-cell office:value-type="float" office:value="-22.9">
            <text:p>-22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</table:table-row>
        <table:table-row>
          <table:table-cell office:value-type="string" office:string-value="2024-11-04">
            <text:p>2024-11-04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B6">
            <text:p>B6</text:p>
          </table:table-cell>
          <table:table-cell office:value-type="string" office:string-value="ATL">
            <text:p>ATL</text:p>
          </table:table-cell>
          <table:table-cell office:value-type="string" office:string-value="DFW">
            <text:p>DFW</text:p>
          </table:table-cell>
          <table:table-cell office:value-type="float" office:value="16.1">
            <text:p>16.1</text:p>
          </table:table-cell>
          <table:table-cell office:value-type="float" office:value="10.9">
            <text:p>10.9</text:p>
          </table:table-cell>
          <table:table-cell office:value-type="boolean" office:boolean-value="false">
            <text:p>FALSE</text:p>
          </table:table-cell>
          <table:table-cell office:value-type="float" office:value="9.0">
            <text:p>9.0</text:p>
          </table:table-cell>
          <table:table-cell office:value-type="float" office:value="3.7">
            <text:p>3.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20">
            <text:p>2024-11-20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DL">
            <text:p>DL</text:p>
          </table:table-cell>
          <table:table-cell office:value-type="string" office:string-value="ATL">
            <text:p>ATL</text:p>
          </table:table-cell>
          <table:table-cell office:value-type="string" office:string-value="DFW">
            <text:p>DFW</text:p>
          </table:table-cell>
          <table:table-cell office:value-type="float" office:value="17.2">
            <text:p>17.2</text:p>
          </table:table-cell>
          <table:table-cell office:value-type="float" office:value="14.5">
            <text:p>14.5</text:p>
          </table:table-cell>
          <table:table-cell office:value-type="boolean" office:boolean-value="false">
            <text:p>FALSE</text:p>
          </table:table-cell>
          <table:table-cell office:value-type="float" office:value="7.7">
            <text:p>7.7</text:p>
          </table:table-cell>
          <table:table-cell office:value-type="float" office:value="7.3">
            <text:p>7.3</text:p>
          </table:table-cell>
          <table:table-cell office:value-type="float" office:value="7.9">
            <text:p>7.9</text:p>
          </table:table-cell>
          <table:table-cell office:value-type="float" office:value="0">
            <text:p/>
          </table:table-cell>
          <table:table-cell office:value-type="float" office:value="9.2">
            <text:p>9.2</text:p>
          </table:table-cell>
        </table:table-row>
        <table:table-row>
          <table:table-cell office:value-type="string" office:string-value="2024-03-21">
            <text:p>2024-03-21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F9">
            <text:p>F9</text:p>
          </table:table-cell>
          <table:table-cell office:value-type="string" office:string-value="MIA">
            <text:p>MIA</text:p>
          </table:table-cell>
          <table:table-cell office:value-type="string" office:string-value="MIA">
            <text:p>MIA</text:p>
          </table:table-cell>
          <table:table-cell office:value-type="float" office:value="-56.0">
            <text:p>-56.0</text:p>
          </table:table-cell>
          <table:table-cell office:value-type="float" office:value="-53.2">
            <text:p>-53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7">
            <text:p>3.7</text:p>
          </table:table-cell>
          <table:table-cell office:value-type="float" office:value="2.1">
            <text:p>2.1</text:p>
          </table:table-cell>
          <table:table-cell office:value-type="float" office:value="0">
            <text:p/>
          </table:table-cell>
          <table:table-cell office:value-type="float" office:value="0.1">
            <text:p>0.1</text:p>
          </table:table-cell>
        </table:table-row>
        <table:table-row>
          <table:table-cell office:value-type="string" office:string-value="2024-11-10">
            <text:p>2024-11-10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S">
            <text:p>AS</text:p>
          </table:table-cell>
          <table:table-cell office:value-type="string" office:string-value="MIA">
            <text:p>MIA</text:p>
          </table:table-cell>
          <table:table-cell office:value-type="string" office:string-value="SFO">
            <text:p>SFO</text:p>
          </table:table-cell>
          <table:table-cell office:value-type="float" office:value="23.0">
            <text:p>23.0</text:p>
          </table:table-cell>
          <table:table-cell office:value-type="float" office:value="22.3">
            <text:p>22.3</text:p>
          </table:table-cell>
          <table:table-cell office:value-type="boolean" office:boolean-value="false">
            <text:p>FALSE</text:p>
          </table:table-cell>
          <table:table-cell office:value-type="float" office:value="8.4">
            <text:p>8.4</text:p>
          </table:table-cell>
          <table:table-cell office:value-type="float" office:value="7.4">
            <text:p>7.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1-05">
            <text:p>2024-01-05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WN">
            <text:p>WN</text:p>
          </table:table-cell>
          <table:table-cell office:value-type="string" office:string-value="ATL">
            <text:p>ATL</text:p>
          </table:table-cell>
          <table:table-cell office:value-type="string" office:string-value="ORD">
            <text:p>ORD</text:p>
          </table:table-cell>
          <table:table-cell office:value-type="float" office:value="-8.7">
            <text:p>-8.7</text:p>
          </table:table-cell>
          <table:table-cell office:value-type="float" office:value="-7.0">
            <text:p>-7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4.1">
            <text:p>4.1</text:p>
          </table:table-cell>
          <table:table-cell office:value-type="float" office:value="0">
            <text:p/>
          </table:table-cell>
          <table:table-cell office:value-type="float" office:value="12.4">
            <text:p>12.4</text:p>
          </table:table-cell>
        </table:table-row>
        <table:table-row>
          <table:table-cell office:value-type="string" office:string-value="2024-01-01">
            <text:p>2024-01-01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AA">
            <text:p>AA</text:p>
          </table:table-cell>
          <table:table-cell office:value-type="string" office:string-value="ORD">
            <text:p>ORD</text:p>
          </table:table-cell>
          <table:table-cell office:value-type="string" office:string-value="ATL">
            <text:p>ATL</text:p>
          </table:table-cell>
          <table:table-cell office:value-type="float" office:value="-5.9">
            <text:p>-5.9</text:p>
          </table:table-cell>
          <table:table-cell office:value-type="float" office:value="-7.5">
            <text:p>-7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">
            <text:p/>
          </table:table-cell>
          <table:table-cell office:value-type="float" office:value="7.7">
            <text:p>7.7</text:p>
          </table:table-cell>
        </table:table-row>
        <table:table-row>
          <table:table-cell office:value-type="string" office:string-value="2024-03-05">
            <text:p>2024-03-05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DL">
            <text:p>DL</text:p>
          </table:table-cell>
          <table:table-cell office:value-type="string" office:string-value="RDU">
            <text:p>RDU</text:p>
          </table:table-cell>
          <table:table-cell office:value-type="string" office:string-value="RDU">
            <text:p>RDU</text:p>
          </table:table-cell>
          <table:table-cell office:value-type="float" office:value="2.9">
            <text:p>2.9</text:p>
          </table:table-cell>
          <table:table-cell office:value-type="float" office:value="-2.5">
            <text:p>-2.5</text:p>
          </table:table-cell>
          <table:table-cell office:value-type="boolean" office:boolean-value="false">
            <text:p>FALSE</text:p>
          </table:table-cell>
          <table:table-cell office:value-type="float" office:value="2.5">
            <text:p>2.5</text:p>
          </table:table-cell>
          <table:table-cell office:value-type="float" office:value="0.0">
            <text:p/>
          </table:table-cell>
          <table:table-cell office:value-type="float" office:value="7.1">
            <text:p>7.1</text:p>
          </table:table-cell>
          <table:table-cell office:value-type="float" office:value="0">
            <text:p/>
          </table:table-cell>
          <table:table-cell office:value-type="float" office:value="13.9">
            <text:p>13.9</text:p>
          </table:table-cell>
        </table:table-row>
        <table:table-row>
          <table:table-cell office:value-type="string" office:string-value="2024-05-18">
            <text:p>2024-05-18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DL">
            <text:p>DL</text:p>
          </table:table-cell>
          <table:table-cell office:value-type="string" office:string-value="BOS">
            <text:p>BOS</text:p>
          </table:table-cell>
          <table:table-cell office:value-type="string" office:string-value="JFK">
            <text:p>JFK</text:p>
          </table:table-cell>
          <table:table-cell office:value-type="float" office:value="0.1">
            <text:p>0.1</text:p>
          </table:table-cell>
          <table:table-cell office:value-type="float" office:value="-4.5">
            <text:p>-4.5</text:p>
          </table:table-cell>
          <table:table-cell office:value-type="boolean" office:boolean-value="false">
            <text:p>FALSE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8.5">
            <text:p>8.5</text:p>
          </table:table-cell>
        </table:table-row>
        <table:table-row>
          <table:table-cell office:value-type="string" office:string-value="2024-08-18">
            <text:p>2024-08-18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AA">
            <text:p>AA</text:p>
          </table:table-cell>
          <table:table-cell office:value-type="string" office:string-value="SEA">
            <text:p>SEA</text:p>
          </table:table-cell>
          <table:table-cell office:value-type="string" office:string-value="ATL">
            <text:p>ATL</text:p>
          </table:table-cell>
          <table:table-cell office:value-type="float" office:value="-48.5">
            <text:p>-48.5</text:p>
          </table:table-cell>
          <table:table-cell office:value-type="float" office:value="-50.8">
            <text:p>-50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6.4">
            <text:p>6.4</text:p>
          </table:table-cell>
          <table:table-cell office:value-type="float" office:value="0">
            <text:p/>
          </table:table-cell>
          <table:table-cell office:value-type="float" office:value="18.7">
            <text:p>18.7</text:p>
          </table:table-cell>
        </table:table-row>
        <table:table-row>
          <table:table-cell office:value-type="string" office:string-value="2024-03-12">
            <text:p>2024-03-12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NK">
            <text:p>NK</text:p>
          </table:table-cell>
          <table:table-cell office:value-type="string" office:string-value="BOS">
            <text:p>BOS</text:p>
          </table:table-cell>
          <table:table-cell office:value-type="string" office:string-value="RDU">
            <text:p>RDU</text:p>
          </table:table-cell>
          <table:table-cell office:value-type="float" office:value="5.0">
            <text:p>5.0</text:p>
          </table:table-cell>
          <table:table-cell office:value-type="float" office:value="2.8">
            <text:p>2.8</text:p>
          </table:table-cell>
          <table:table-cell office:value-type="boolean" office:boolean-value="false">
            <text:p>FALSE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3.7">
            <text:p>3.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9-12">
            <text:p>2024-09-12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F9">
            <text:p>F9</text:p>
          </table:table-cell>
          <table:table-cell office:value-type="string" office:string-value="BOS">
            <text:p>BOS</text:p>
          </table:table-cell>
          <table:table-cell office:value-type="string" office:string-value="SFO">
            <text:p>SFO</text:p>
          </table:table-cell>
          <table:table-cell office:value-type="float" office:value="-31.6">
            <text:p>-31.6</text:p>
          </table:table-cell>
          <table:table-cell office:value-type="float" office:value="-36.7">
            <text:p>-36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6.2">
            <text:p>6.2</text:p>
          </table:table-cell>
          <table:table-cell office:value-type="float" office:value="8.6">
            <text:p>8.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03">
            <text:p>2024-05-03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WN">
            <text:p>WN</text:p>
          </table:table-cell>
          <table:table-cell office:value-type="string" office:string-value="BOS">
            <text:p>BOS</text:p>
          </table:table-cell>
          <table:table-cell office:value-type="string" office:string-value="MIA">
            <text:p>MIA</text:p>
          </table:table-cell>
          <table:table-cell office:value-type="float" office:value="20.6">
            <text:p>20.6</text:p>
          </table:table-cell>
          <table:table-cell office:value-type="float" office:value="23.3">
            <text:p>23.3</text:p>
          </table:table-cell>
          <table:table-cell office:value-type="boolean" office:boolean-value="false">
            <text:p>FALSE</text:p>
          </table:table-cell>
          <table:table-cell office:value-type="float" office:value="15.3">
            <text:p>15.3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04">
            <text:p>2024-05-04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NK">
            <text:p>NK</text:p>
          </table:table-cell>
          <table:table-cell office:value-type="string" office:string-value="MIA">
            <text:p>MIA</text:p>
          </table:table-cell>
          <table:table-cell office:value-type="string" office:string-value="SEA">
            <text:p>SEA</text:p>
          </table:table-cell>
          <table:table-cell office:value-type="float" office:value="14.6">
            <text:p>14.6</text:p>
          </table:table-cell>
          <table:table-cell office:value-type="float" office:value="12.1">
            <text:p>12.1</text:p>
          </table:table-cell>
          <table:table-cell office:value-type="boolean" office:boolean-value="false">
            <text:p>FALSE</text:p>
          </table:table-cell>
          <table:table-cell office:value-type="float" office:value="9.1">
            <text:p>9.1</text:p>
          </table:table-cell>
          <table:table-cell office:value-type="float" office:value="2.4">
            <text:p>2.4</text:p>
          </table:table-cell>
          <table:table-cell office:value-type="float" office:value="3.7">
            <text:p>3.7</text:p>
          </table:table-cell>
          <table:table-cell office:value-type="float" office:value="0">
            <text:p/>
          </table:table-cell>
          <table:table-cell office:value-type="float" office:value="13.4">
            <text:p>13.4</text:p>
          </table:table-cell>
        </table:table-row>
        <table:table-row>
          <table:table-cell office:value-type="string" office:string-value="2024-03-04">
            <text:p>2024-03-04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AS">
            <text:p>AS</text:p>
          </table:table-cell>
          <table:table-cell office:value-type="string" office:string-value="JFK">
            <text:p>JFK</text:p>
          </table:table-cell>
          <table:table-cell office:value-type="string" office:string-value="SEA">
            <text:p>SEA</text:p>
          </table:table-cell>
          <table:table-cell office:value-type="float" office:value="14.5">
            <text:p>14.5</text:p>
          </table:table-cell>
          <table:table-cell office:value-type="float" office:value="14.0">
            <text:p>14.0</text:p>
          </table:table-cell>
          <table:table-cell office:value-type="boolean" office:boolean-value="false">
            <text:p>FALSE</text:p>
          </table:table-cell>
          <table:table-cell office:value-type="float" office:value="7.2">
            <text:p>7.2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">
            <text:p/>
          </table:table-cell>
          <table:table-cell office:value-type="float" office:value="9.8">
            <text:p>9.8</text:p>
          </table:table-cell>
        </table:table-row>
        <table:table-row>
          <table:table-cell office:value-type="string" office:string-value="2024-08-23">
            <text:p>2024-08-23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B6">
            <text:p>B6</text:p>
          </table:table-cell>
          <table:table-cell office:value-type="string" office:string-value="ORD">
            <text:p>ORD</text:p>
          </table:table-cell>
          <table:table-cell office:value-type="string" office:string-value="JFK">
            <text:p>JFK</text:p>
          </table:table-cell>
          <table:table-cell office:value-type="float" office:value="31.9">
            <text:p>31.9</text:p>
          </table:table-cell>
          <table:table-cell office:value-type="float" office:value="15.2">
            <text:p>15.2</text:p>
          </table:table-cell>
          <table:table-cell office:value-type="boolean" office:boolean-value="false">
            <text:p>FALSE</text:p>
          </table:table-cell>
          <table:table-cell office:value-type="float" office:value="24.8">
            <text:p>24.8</text:p>
          </table:table-cell>
          <table:table-cell office:value-type="float" office:value="7.1">
            <text:p>7.1</text:p>
          </table:table-cell>
          <table:table-cell office:value-type="float" office:value="5.0">
            <text:p>5.0</text:p>
          </table:table-cell>
          <table:table-cell office:value-type="float" office:value="0">
            <text:p/>
          </table:table-cell>
          <table:table-cell office:value-type="float" office:value="9.5">
            <text:p>9.5</text:p>
          </table:table-cell>
        </table:table-row>
        <table:table-row>
          <table:table-cell office:value-type="string" office:string-value="2024-07-27">
            <text:p>2024-07-27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A">
            <text:p>AA</text:p>
          </table:table-cell>
          <table:table-cell office:value-type="string" office:string-value="LAX">
            <text:p>LAX</text:p>
          </table:table-cell>
          <table:table-cell office:value-type="string" office:string-value="SFO">
            <text:p>SFO</text:p>
          </table:table-cell>
          <table:table-cell office:value-type="float" office:value="49.9">
            <text:p>49.9</text:p>
          </table:table-cell>
          <table:table-cell office:value-type="float" office:value="50.6">
            <text:p>50.6</text:p>
          </table:table-cell>
          <table:table-cell office:value-type="boolean" office:boolean-value="false">
            <text:p>FALSE</text:p>
          </table:table-cell>
          <table:table-cell office:value-type="float" office:value="1.7">
            <text:p>1.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7.3">
            <text:p>7.3</text:p>
          </table:table-cell>
        </table:table-row>
        <table:table-row>
          <table:table-cell office:value-type="string" office:string-value="2024-08-13">
            <text:p>2024-08-13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AS">
            <text:p>AS</text:p>
          </table:table-cell>
          <table:table-cell office:value-type="string" office:string-value="DFW">
            <text:p>DFW</text:p>
          </table:table-cell>
          <table:table-cell office:value-type="string" office:string-value="JFK">
            <text:p>JFK</text:p>
          </table:table-cell>
          <table:table-cell office:value-type="float" office:value="-65.3">
            <text:p>-65.3</text:p>
          </table:table-cell>
          <table:table-cell office:value-type="float" office:value="-67.2">
            <text:p>-67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3.4">
            <text:p>13.4</text:p>
          </table:table-cell>
          <table:table-cell office:value-type="float" office:value="5.5">
            <text:p>5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10">
            <text:p>2024-11-10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B6">
            <text:p>B6</text:p>
          </table:table-cell>
          <table:table-cell office:value-type="string" office:string-value="RDU">
            <text:p>RDU</text:p>
          </table:table-cell>
          <table:table-cell office:value-type="string" office:string-value="LAX">
            <text:p>LAX</text:p>
          </table:table-cell>
          <table:table-cell office:value-type="float" office:value="2.5">
            <text:p>2.5</text:p>
          </table:table-cell>
          <table:table-cell office:value-type="float" office:value="6.1">
            <text:p>6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4.5">
            <text:p>4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1-19">
            <text:p>2024-01-19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NK">
            <text:p>NK</text:p>
          </table:table-cell>
          <table:table-cell office:value-type="string" office:string-value="MIA">
            <text:p>MIA</text:p>
          </table:table-cell>
          <table:table-cell office:value-type="string" office:string-value="JFK">
            <text:p>JFK</text:p>
          </table:table-cell>
          <table:table-cell office:value-type="float" office:value="-9.8">
            <text:p>-9.8</text:p>
          </table:table-cell>
          <table:table-cell office:value-type="float" office:value="-7.5">
            <text:p>-7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4.2">
            <text:p>4.2</text:p>
          </table:table-cell>
          <table:table-cell office:value-type="float" office:value="0">
            <text:p/>
          </table:table-cell>
          <table:table-cell office:value-type="float" office:value="13.3">
            <text:p>13.3</text:p>
          </table:table-cell>
        </table:table-row>
        <table:table-row>
          <table:table-cell office:value-type="string" office:string-value="2024-11-02">
            <text:p>2024-11-02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B6">
            <text:p>B6</text:p>
          </table:table-cell>
          <table:table-cell office:value-type="string" office:string-value="JFK">
            <text:p>JFK</text:p>
          </table:table-cell>
          <table:table-cell office:value-type="string" office:string-value="BOS">
            <text:p>BOS</text:p>
          </table:table-cell>
          <table:table-cell office:value-type="float" office:value="23.9">
            <text:p>23.9</text:p>
          </table:table-cell>
          <table:table-cell office:value-type="float" office:value="24.5">
            <text:p>24.5</text:p>
          </table:table-cell>
          <table:table-cell office:value-type="boolean" office:boolean-value="false">
            <text:p>FALSE</text:p>
          </table:table-cell>
          <table:table-cell office:value-type="float" office:value="23.4">
            <text:p>23.4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01">
            <text:p>2024-04-01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F9">
            <text:p>F9</text:p>
          </table:table-cell>
          <table:table-cell office:value-type="string" office:string-value="DFW">
            <text:p>DFW</text:p>
          </table:table-cell>
          <table:table-cell office:value-type="string" office:string-value="JFK">
            <text:p>JFK</text:p>
          </table:table-cell>
          <table:table-cell office:value-type="float" office:value="14.2">
            <text:p>14.2</text:p>
          </table:table-cell>
          <table:table-cell office:value-type="float" office:value="9.1">
            <text:p>9.1</text:p>
          </table:table-cell>
          <table:table-cell office:value-type="boolean" office:boolean-value="false">
            <text:p>FALSE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06">
            <text:p>2024-10-06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B6">
            <text:p>B6</text:p>
          </table:table-cell>
          <table:table-cell office:value-type="string" office:string-value="DFW">
            <text:p>DFW</text:p>
          </table:table-cell>
          <table:table-cell office:value-type="string" office:string-value="SEA">
            <text:p>SEA</text:p>
          </table:table-cell>
          <table:table-cell office:value-type="float" office:value="-2.7">
            <text:p>-2.7</text:p>
          </table:table-cell>
          <table:table-cell office:value-type="float" office:value="-4.2">
            <text:p>-4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1.3">
            <text:p>11.3</text:p>
          </table:table-cell>
          <table:table-cell office:value-type="float" office:value="1.6">
            <text:p>1.6</text:p>
          </table:table-cell>
          <table:table-cell office:value-type="float" office:value="0">
            <text:p/>
          </table:table-cell>
          <table:table-cell office:value-type="float" office:value="3.0">
            <text:p>3.0</text:p>
          </table:table-cell>
        </table:table-row>
        <table:table-row>
          <table:table-cell office:value-type="string" office:string-value="2024-05-18">
            <text:p>2024-05-18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NK">
            <text:p>NK</text:p>
          </table:table-cell>
          <table:table-cell office:value-type="string" office:string-value="RDU">
            <text:p>RDU</text:p>
          </table:table-cell>
          <table:table-cell office:value-type="string" office:string-value="BOS">
            <text:p>BOS</text:p>
          </table:table-cell>
          <table:table-cell office:value-type="float" office:value="16.8">
            <text:p>16.8</text:p>
          </table:table-cell>
          <table:table-cell office:value-type="float" office:value="20.2">
            <text:p>20.2</text:p>
          </table:table-cell>
          <table:table-cell office:value-type="boolean" office:boolean-value="false">
            <text:p>FALSE</text:p>
          </table:table-cell>
          <table:table-cell office:value-type="float" office:value="3.1">
            <text:p>3.1</text:p>
          </table:table-cell>
          <table:table-cell office:value-type="float" office:value="11.8">
            <text:p>11.8</text:p>
          </table:table-cell>
          <table:table-cell office:value-type="float" office:value="3.9">
            <text:p>3.9</text:p>
          </table:table-cell>
          <table:table-cell office:value-type="float" office:value="0">
            <text:p/>
          </table:table-cell>
          <table:table-cell office:value-type="float" office:value="5.0">
            <text:p>5.0</text:p>
          </table:table-cell>
        </table:table-row>
        <table:table-row>
          <table:table-cell office:value-type="string" office:string-value="2024-12-03">
            <text:p>2024-12-03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F9">
            <text:p>F9</text:p>
          </table:table-cell>
          <table:table-cell office:value-type="string" office:string-value="LAX">
            <text:p>LAX</text:p>
          </table:table-cell>
          <table:table-cell office:value-type="string" office:string-value="BOS">
            <text:p>BOS</text:p>
          </table:table-cell>
          <table:table-cell office:value-type="float" office:value="-13.2">
            <text:p>-13.2</text:p>
          </table:table-cell>
          <table:table-cell office:value-type="float" office:value="-16.7">
            <text:p>-16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2">
            <text:p>2.2</text:p>
          </table:table-cell>
          <table:table-cell office:value-type="float" office:value="0">
            <text:p/>
          </table:table-cell>
          <table:table-cell office:value-type="float" office:value="12.0">
            <text:p>12.0</text:p>
          </table:table-cell>
        </table:table-row>
        <table:table-row>
          <table:table-cell office:value-type="string" office:string-value="2024-11-03">
            <text:p>2024-11-03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DL">
            <text:p>DL</text:p>
          </table:table-cell>
          <table:table-cell office:value-type="string" office:string-value="JFK">
            <text:p>JFK</text:p>
          </table:table-cell>
          <table:table-cell office:value-type="string" office:string-value="RDU">
            <text:p>RDU</text:p>
          </table:table-cell>
          <table:table-cell office:value-type="float" office:value="0.1">
            <text:p>0.1</text:p>
          </table:table-cell>
          <table:table-cell office:value-type="float" office:value="2.1">
            <text:p>2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7.3">
            <text:p>7.3</text:p>
          </table:table-cell>
          <table:table-cell office:value-type="float" office:value="6.0">
            <text:p>6.0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</table:table-row>
        <table:table-row>
          <table:table-cell office:value-type="string" office:string-value="2024-09-20">
            <text:p>2024-09-20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S">
            <text:p>AS</text:p>
          </table:table-cell>
          <table:table-cell office:value-type="string" office:string-value="RDU">
            <text:p>RDU</text:p>
          </table:table-cell>
          <table:table-cell office:value-type="string" office:string-value="DFW">
            <text:p>DFW</text:p>
          </table:table-cell>
          <table:table-cell office:value-type="float" office:value="-26.4">
            <text:p>-26.4</text:p>
          </table:table-cell>
          <table:table-cell office:value-type="float" office:value="-24.9">
            <text:p>-24.9</text:p>
          </table:table-cell>
          <table:table-cell office:value-type="boolean" office:boolean-value="true">
            <text:p>TRUE</text:p>
          </table:table-cell>
          <table:table-cell office:value-type="float" office:value="0.0">
            <text:p/>
          </table:table-cell>
          <table:table-cell office:value-type="float" office:value="9.8">
            <text:p>9.8</text:p>
          </table:table-cell>
          <table:table-cell office:value-type="float" office:value="8.1">
            <text:p>8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8-26">
            <text:p>2024-08-26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UA">
            <text:p>UA</text:p>
          </table:table-cell>
          <table:table-cell office:value-type="string" office:string-value="DFW">
            <text:p>DFW</text:p>
          </table:table-cell>
          <table:table-cell office:value-type="string" office:string-value="BOS">
            <text:p>BOS</text:p>
          </table:table-cell>
          <table:table-cell office:value-type="float" office:value="47.5">
            <text:p>47.5</text:p>
          </table:table-cell>
          <table:table-cell office:value-type="float" office:value="43.4">
            <text:p>43.4</text:p>
          </table:table-cell>
          <table:table-cell office:value-type="boolean" office:boolean-value="false">
            <text:p>FALSE</text:p>
          </table:table-cell>
          <table:table-cell office:value-type="float" office:value="42.3">
            <text:p>42.3</text:p>
          </table:table-cell>
          <table:table-cell office:value-type="float" office:value="5.9">
            <text:p>5.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4.3">
            <text:p>14.3</text:p>
          </table:table-cell>
        </table:table-row>
        <table:table-row>
          <table:table-cell office:value-type="string" office:string-value="2024-09-02">
            <text:p>2024-09-02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A">
            <text:p>AA</text:p>
          </table:table-cell>
          <table:table-cell office:value-type="string" office:string-value="ATL">
            <text:p>ATL</text:p>
          </table:table-cell>
          <table:table-cell office:value-type="string" office:string-value="ORD">
            <text:p>ORD</text:p>
          </table:table-cell>
          <table:table-cell office:value-type="float" office:value="17.4">
            <text:p>17.4</text:p>
          </table:table-cell>
          <table:table-cell office:value-type="float" office:value="29.4">
            <text:p>29.4</text:p>
          </table:table-cell>
          <table:table-cell office:value-type="boolean" office:boolean-value="false">
            <text:p>FALSE</text:p>
          </table:table-cell>
          <table:table-cell office:value-type="float" office:value="12.6">
            <text:p>12.6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3.0">
            <text:p>3.0</text:p>
          </table:table-cell>
        </table:table-row>
        <table:table-row>
          <table:table-cell office:value-type="string" office:string-value="2024-11-06">
            <text:p>2024-11-06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F9">
            <text:p>F9</text:p>
          </table:table-cell>
          <table:table-cell office:value-type="string" office:string-value="ORD">
            <text:p>ORD</text:p>
          </table:table-cell>
          <table:table-cell office:value-type="string" office:string-value="MIA">
            <text:p>MIA</text:p>
          </table:table-cell>
          <table:table-cell office:value-type="float" office:value="-13.7">
            <text:p>-13.7</text:p>
          </table:table-cell>
          <table:table-cell office:value-type="float" office:value="-14.3">
            <text:p>-14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">
            <text:p/>
          </table:table-cell>
          <table:table-cell office:value-type="float" office:value="7.6">
            <text:p>7.6</text:p>
          </table:table-cell>
        </table:table-row>
        <table:table-row>
          <table:table-cell office:value-type="string" office:string-value="2024-03-18">
            <text:p>2024-03-18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B6">
            <text:p>B6</text:p>
          </table:table-cell>
          <table:table-cell office:value-type="string" office:string-value="JFK">
            <text:p>JFK</text:p>
          </table:table-cell>
          <table:table-cell office:value-type="string" office:string-value="BOS">
            <text:p>BOS</text:p>
          </table:table-cell>
          <table:table-cell office:value-type="float" office:value="-5.1">
            <text:p>-5.1</text:p>
          </table:table-cell>
          <table:table-cell office:value-type="float" office:value="0.3">
            <text:p>0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26.7">
            <text:p>26.7</text:p>
          </table:table-cell>
        </table:table-row>
        <table:table-row>
          <table:table-cell office:value-type="string" office:string-value="2024-11-14">
            <text:p>2024-11-14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B6">
            <text:p>B6</text:p>
          </table:table-cell>
          <table:table-cell office:value-type="string" office:string-value="MIA">
            <text:p>MIA</text:p>
          </table:table-cell>
          <table:table-cell office:value-type="string" office:string-value="LAX">
            <text:p>LAX</text:p>
          </table:table-cell>
          <table:table-cell office:value-type="float" office:value="-5.9">
            <text:p>-5.9</text:p>
          </table:table-cell>
          <table:table-cell office:value-type="float" office:value="-1.6">
            <text:p>-1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9.6">
            <text:p>9.6</text:p>
          </table:table-cell>
          <table:table-cell office:value-type="float" office:value="0">
            <text:p/>
          </table:table-cell>
          <table:table-cell office:value-type="float" office:value="9.5">
            <text:p>9.5</text:p>
          </table:table-cell>
        </table:table-row>
        <table:table-row>
          <table:table-cell office:value-type="string" office:string-value="2024-08-15">
            <text:p>2024-08-15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UA">
            <text:p>UA</text:p>
          </table:table-cell>
          <table:table-cell office:value-type="string" office:string-value="RDU">
            <text:p>RDU</text:p>
          </table:table-cell>
          <table:table-cell office:value-type="string" office:string-value="ATL">
            <text:p>ATL</text:p>
          </table:table-cell>
          <table:table-cell office:value-type="float" office:value="-3.6">
            <text:p>-3.6</text:p>
          </table:table-cell>
          <table:table-cell office:value-type="float" office:value="-8.5">
            <text:p>-8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0">
            <text:p/>
          </table:table-cell>
          <table:table-cell office:value-type="float" office:value="10.4">
            <text:p>10.4</text:p>
          </table:table-cell>
        </table:table-row>
        <table:table-row>
          <table:table-cell office:value-type="string" office:string-value="2024-01-25">
            <text:p>2024-01-25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S">
            <text:p>AS</text:p>
          </table:table-cell>
          <table:table-cell office:value-type="string" office:string-value="BOS">
            <text:p>BOS</text:p>
          </table:table-cell>
          <table:table-cell office:value-type="string" office:string-value="BOS">
            <text:p>BOS</text:p>
          </table:table-cell>
          <table:table-cell office:value-type="float" office:value="13.6">
            <text:p>13.6</text:p>
          </table:table-cell>
          <table:table-cell office:value-type="float" office:value="23.3">
            <text:p>23.3</text:p>
          </table:table-cell>
          <table:table-cell office:value-type="boolean" office:boolean-value="false">
            <text:p>FALSE</text:p>
          </table:table-cell>
          <table:table-cell office:value-type="float" office:value="12.6">
            <text:p>12.6</text:p>
          </table:table-cell>
          <table:table-cell office:value-type="float" office:value="2.8">
            <text:p>2.8</text:p>
          </table:table-cell>
          <table:table-cell office:value-type="float" office:value="3.9">
            <text:p>3.9</text:p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</table:table-row>
        <table:table-row>
          <table:table-cell office:value-type="string" office:string-value="2024-06-19">
            <text:p>2024-06-19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WN">
            <text:p>WN</text:p>
          </table:table-cell>
          <table:table-cell office:value-type="string" office:string-value="ATL">
            <text:p>ATL</text:p>
          </table:table-cell>
          <table:table-cell office:value-type="string" office:string-value="ATL">
            <text:p>ATL</text:p>
          </table:table-cell>
          <table:table-cell office:value-type="float" office:value="15.7">
            <text:p>15.7</text:p>
          </table:table-cell>
          <table:table-cell office:value-type="float" office:value="20.0">
            <text:p>20.0</text:p>
          </table:table-cell>
          <table:table-cell office:value-type="boolean" office:boolean-value="false">
            <text:p>FALSE</text:p>
          </table:table-cell>
          <table:table-cell office:value-type="float" office:value="11.6">
            <text:p>11.6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2-23">
            <text:p>2024-12-23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AA">
            <text:p>AA</text:p>
          </table:table-cell>
          <table:table-cell office:value-type="string" office:string-value="MIA">
            <text:p>MIA</text:p>
          </table:table-cell>
          <table:table-cell office:value-type="string" office:string-value="ATL">
            <text:p>ATL</text:p>
          </table:table-cell>
          <table:table-cell office:value-type="float" office:value="26.8">
            <text:p>26.8</text:p>
          </table:table-cell>
          <table:table-cell office:value-type="float" office:value="35.0">
            <text:p>35.0</text:p>
          </table:table-cell>
          <table:table-cell office:value-type="boolean" office:boolean-value="false">
            <text:p>FALSE</text:p>
          </table:table-cell>
          <table:table-cell office:value-type="float" office:value="21.6">
            <text:p>21.6</text:p>
          </table:table-cell>
          <table:table-cell office:value-type="float" office:value="0.0">
            <text:p/>
          </table:table-cell>
          <table:table-cell office:value-type="float" office:value="7.7">
            <text:p>7.7</text:p>
          </table:table-cell>
          <table:table-cell office:value-type="float" office:value="0">
            <text:p/>
          </table:table-cell>
          <table:table-cell office:value-type="float" office:value="10.4">
            <text:p>10.4</text:p>
          </table:table-cell>
        </table:table-row>
        <table:table-row>
          <table:table-cell office:value-type="string" office:string-value="2024-07-14">
            <text:p>2024-07-14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WN">
            <text:p>WN</text:p>
          </table:table-cell>
          <table:table-cell office:value-type="string" office:string-value="MIA">
            <text:p>MIA</text:p>
          </table:table-cell>
          <table:table-cell office:value-type="string" office:string-value="RDU">
            <text:p>RDU</text:p>
          </table:table-cell>
          <table:table-cell office:value-type="float" office:value="-5.6">
            <text:p>-5.6</text:p>
          </table:table-cell>
          <table:table-cell office:value-type="float" office:value="-10.3">
            <text:p>-10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2.9">
            <text:p>2.9</text:p>
          </table:table-cell>
        </table:table-row>
        <table:table-row>
          <table:table-cell office:value-type="string" office:string-value="2024-12-08">
            <text:p>2024-12-08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UA">
            <text:p>UA</text:p>
          </table:table-cell>
          <table:table-cell office:value-type="string" office:string-value="SFO">
            <text:p>SFO</text:p>
          </table:table-cell>
          <table:table-cell office:value-type="string" office:string-value="SEA">
            <text:p>SEA</text:p>
          </table:table-cell>
          <table:table-cell office:value-type="float" office:value="-15.4">
            <text:p>-15.4</text:p>
          </table:table-cell>
          <table:table-cell office:value-type="float" office:value="-17.2">
            <text:p>-17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2.2">
            <text:p>2.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05">
            <text:p>2024-03-05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AA">
            <text:p>AA</text:p>
          </table:table-cell>
          <table:table-cell office:value-type="string" office:string-value="SEA">
            <text:p>SEA</text:p>
          </table:table-cell>
          <table:table-cell office:value-type="string" office:string-value="MIA">
            <text:p>MIA</text:p>
          </table:table-cell>
          <table:table-cell office:value-type="float" office:value="23.2">
            <text:p>23.2</text:p>
          </table:table-cell>
          <table:table-cell office:value-type="float" office:value="23.0">
            <text:p>23.0</text:p>
          </table:table-cell>
          <table:table-cell office:value-type="boolean" office:boolean-value="false">
            <text:p>FALSE</text:p>
          </table:table-cell>
          <table:table-cell office:value-type="float" office:value="9.3">
            <text:p>9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9.0">
            <text:p>9.0</text:p>
          </table:table-cell>
        </table:table-row>
        <table:table-row>
          <table:table-cell office:value-type="string" office:string-value="2024-04-16">
            <text:p>2024-04-16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WN">
            <text:p>WN</text:p>
          </table:table-cell>
          <table:table-cell office:value-type="string" office:string-value="BOS">
            <text:p>BOS</text:p>
          </table:table-cell>
          <table:table-cell office:value-type="string" office:string-value="MIA">
            <text:p>MIA</text:p>
          </table:table-cell>
          <table:table-cell office:value-type="float" office:value="7.2">
            <text:p>7.2</text:p>
          </table:table-cell>
          <table:table-cell office:value-type="float" office:value="1.5">
            <text:p>1.5</text:p>
          </table:table-cell>
          <table:table-cell office:value-type="boolean" office:boolean-value="false">
            <text:p>FALSE</text:p>
          </table:table-cell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  <table:table-cell office:value-type="float" office:value="6.1">
            <text:p>6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03">
            <text:p>2024-10-03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F9">
            <text:p>F9</text:p>
          </table:table-cell>
          <table:table-cell office:value-type="string" office:string-value="SFO">
            <text:p>SFO</text:p>
          </table:table-cell>
          <table:table-cell office:value-type="string" office:string-value="DFW">
            <text:p>DFW</text:p>
          </table:table-cell>
          <table:table-cell office:value-type="float" office:value="21.2">
            <text:p>21.2</text:p>
          </table:table-cell>
          <table:table-cell office:value-type="float" office:value="18.6">
            <text:p>18.6</text:p>
          </table:table-cell>
          <table:table-cell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office:value-type="float" office:value="5.6">
            <text:p>5.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26.3">
            <text:p>26.3</text:p>
          </table:table-cell>
        </table:table-row>
        <table:table-row>
          <table:table-cell office:value-type="string" office:string-value="2024-08-20">
            <text:p>2024-08-20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NK">
            <text:p>NK</text:p>
          </table:table-cell>
          <table:table-cell office:value-type="string" office:string-value="RDU">
            <text:p>RDU</text:p>
          </table:table-cell>
          <table:table-cell office:value-type="string" office:string-value="LAX">
            <text:p>LAX</text:p>
          </table:table-cell>
          <table:table-cell office:value-type="float" office:value="-51.6">
            <text:p>-51.6</text:p>
          </table:table-cell>
          <table:table-cell office:value-type="float" office:value="-61.8">
            <text:p>-61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8">
            <text:p>7.8</text:p>
          </table:table-cell>
          <table:table-cell office:value-type="float" office:value="0">
            <text:p/>
          </table:table-cell>
          <table:table-cell office:value-type="float" office:value="6.4">
            <text:p>6.4</text:p>
          </table:table-cell>
        </table:table-row>
        <table:table-row>
          <table:table-cell office:value-type="string" office:string-value="2024-01-08">
            <text:p>2024-01-08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DL">
            <text:p>DL</text:p>
          </table:table-cell>
          <table:table-cell office:value-type="string" office:string-value="ATL">
            <text:p>ATL</text:p>
          </table:table-cell>
          <table:table-cell office:value-type="string" office:string-value="RDU">
            <text:p>RDU</text:p>
          </table:table-cell>
          <table:table-cell office:value-type="float" office:value="-4.7">
            <text:p>-4.7</text:p>
          </table:table-cell>
          <table:table-cell office:value-type="float" office:value="-9.7">
            <text:p>-9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9.5">
            <text:p>9.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5.3">
            <text:p>5.3</text:p>
          </table:table-cell>
        </table:table-row>
        <table:table-row>
          <table:table-cell office:value-type="string" office:string-value="2024-09-17">
            <text:p>2024-09-17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NK">
            <text:p>NK</text:p>
          </table:table-cell>
          <table:table-cell office:value-type="string" office:string-value="MIA">
            <text:p>MIA</text:p>
          </table:table-cell>
          <table:table-cell office:value-type="string" office:string-value="JFK">
            <text:p>JFK</text:p>
          </table:table-cell>
          <table:table-cell office:value-type="float" office:value="3.9">
            <text:p>3.9</text:p>
          </table:table-cell>
          <table:table-cell office:value-type="float" office:value="0.5">
            <text:p>0.5</text:p>
          </table:table-cell>
          <table:table-cell office:value-type="boolean" office:boolean-value="false">
            <text:p>FALSE</text:p>
          </table:table-cell>
          <table:table-cell office:value-type="float" office:value="2.6">
            <text:p>2.6</text:p>
          </table:table-cell>
          <table:table-cell office:value-type="float" office:value="0.0">
            <text:p/>
          </table:table-cell>
          <table:table-cell office:value-type="float" office:value="9.1">
            <text:p>9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1-10">
            <text:p>2024-01-10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AS">
            <text:p>AS</text:p>
          </table:table-cell>
          <table:table-cell office:value-type="string" office:string-value="RDU">
            <text:p>RDU</text:p>
          </table:table-cell>
          <table:table-cell office:value-type="string" office:string-value="SEA">
            <text:p>SEA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6.5">
            <text:p>6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13">
            <text:p>2024-11-13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F9">
            <text:p>F9</text:p>
          </table:table-cell>
          <table:table-cell office:value-type="string" office:string-value="BOS">
            <text:p>BOS</text:p>
          </table:table-cell>
          <table:table-cell office:value-type="string" office:string-value="ORD">
            <text:p>ORD</text:p>
          </table:table-cell>
          <table:table-cell office:value-type="float" office:value="8.2">
            <text:p>8.2</text:p>
          </table:table-cell>
          <table:table-cell office:value-type="float" office:value="7.5">
            <text:p>7.5</text:p>
          </table:table-cell>
          <table:table-cell office:value-type="boolean" office:boolean-value="false">
            <text:p>FALSE</text:p>
          </table:table-cell>
          <table:table-cell office:value-type="float" office:value="4.0">
            <text:p>4.0</text:p>
          </table:table-cell>
          <table:table-cell office:value-type="float" office:value="0.2">
            <text:p>0.2</text:p>
          </table:table-cell>
          <table:table-cell office:value-type="float" office:value="2.0">
            <text:p>2.0</text:p>
          </table:table-cell>
          <table:table-cell office:value-type="float" office:value="0">
            <text:p/>
          </table:table-cell>
          <table:table-cell office:value-type="float" office:value="10.6">
            <text:p>10.6</text:p>
          </table:table-cell>
        </table:table-row>
        <table:table-row>
          <table:table-cell office:value-type="string" office:string-value="2024-09-23">
            <text:p>2024-09-23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UA">
            <text:p>UA</text:p>
          </table:table-cell>
          <table:table-cell office:value-type="string" office:string-value="LAX">
            <text:p>LAX</text:p>
          </table:table-cell>
          <table:table-cell office:value-type="string" office:string-value="BOS">
            <text:p>BOS</text:p>
          </table:table-cell>
          <table:table-cell office:value-type="float" office:value="66.9">
            <text:p>66.9</text:p>
          </table:table-cell>
          <table:table-cell office:value-type="float" office:value="64.9">
            <text:p>64.9</text:p>
          </table:table-cell>
          <table:table-cell office:value-type="boolean" office:boolean-value="false">
            <text:p>FALSE</text:p>
          </table:table-cell>
          <table:table-cell office:value-type="float" office:value="1.2">
            <text:p>1.2</text:p>
          </table:table-cell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9-09">
            <text:p>2024-09-09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S">
            <text:p>AS</text:p>
          </table:table-cell>
          <table:table-cell office:value-type="string" office:string-value="SFO">
            <text:p>SFO</text:p>
          </table:table-cell>
          <table:table-cell office:value-type="string" office:string-value="RDU">
            <text:p>RDU</text:p>
          </table:table-cell>
          <table:table-cell office:value-type="float" office:value="-21.8">
            <text:p>-21.8</text:p>
          </table:table-cell>
          <table:table-cell office:value-type="float" office:value="-6.1">
            <text:p>-6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5.4">
            <text:p>5.4</text:p>
          </table:table-cell>
          <table:table-cell office:value-type="float" office:value="2.1">
            <text:p>2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03">
            <text:p>2024-03-03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F9">
            <text:p>F9</text:p>
          </table:table-cell>
          <table:table-cell office:value-type="string" office:string-value="BOS">
            <text:p>BOS</text:p>
          </table:table-cell>
          <table:table-cell office:value-type="string" office:string-value="MIA">
            <text:p>MIA</text:p>
          </table:table-cell>
          <table:table-cell office:value-type="float" office:value="25.9">
            <text:p>25.9</text:p>
          </table:table-cell>
          <table:table-cell office:value-type="float" office:value="31.2">
            <text:p>31.2</text:p>
          </table:table-cell>
          <table:table-cell office:value-type="boolean" office:boolean-value="false">
            <text:p>FALSE</text:p>
          </table:table-cell>
          <table:table-cell office:value-type="float" office:value="14.9">
            <text:p>14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7.1">
            <text:p>7.1</text:p>
          </table:table-cell>
        </table:table-row>
        <table:table-row>
          <table:table-cell office:value-type="string" office:string-value="2024-03-07">
            <text:p>2024-03-07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DL">
            <text:p>DL</text:p>
          </table:table-cell>
          <table:table-cell office:value-type="string" office:string-value="MIA">
            <text:p>MIA</text:p>
          </table:table-cell>
          <table:table-cell office:value-type="string" office:string-value="BOS">
            <text:p>BOS</text:p>
          </table:table-cell>
          <table:table-cell office:value-type="float" office:value="-16.5">
            <text:p>-16.5</text:p>
          </table:table-cell>
          <table:table-cell office:value-type="float" office:value="-19.9">
            <text:p>-19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5.1">
            <text:p>5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14">
            <text:p>2024-03-14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DL">
            <text:p>DL</text:p>
          </table:table-cell>
          <table:table-cell office:value-type="string" office:string-value="DFW">
            <text:p>DFW</text:p>
          </table:table-cell>
          <table:table-cell office:value-type="string" office:string-value="ORD">
            <text:p>ORD</text:p>
          </table:table-cell>
          <table:table-cell office:value-type="float" office:value="-44.6">
            <text:p>-44.6</text:p>
          </table:table-cell>
          <table:table-cell office:value-type="float" office:value="-56.0">
            <text:p>-56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9.0">
            <text:p>19.0</text:p>
          </table:table-cell>
        </table:table-row>
        <table:table-row>
          <table:table-cell office:value-type="string" office:string-value="2024-07-14">
            <text:p>2024-07-14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NK">
            <text:p>NK</text:p>
          </table:table-cell>
          <table:table-cell office:value-type="string" office:string-value="ATL">
            <text:p>ATL</text:p>
          </table:table-cell>
          <table:table-cell office:value-type="string" office:string-value="JFK">
            <text:p>JFK</text:p>
          </table:table-cell>
          <table:table-cell office:value-type="float" office:value="-1.1">
            <text:p>-1.1</text:p>
          </table:table-cell>
          <table:table-cell office:value-type="float" office:value="-9.5">
            <text:p>-9.5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4.6">
            <text:p>4.6</text:p>
          </table:table-cell>
          <table:table-cell office:value-type="float" office:value="0">
            <text:p/>
          </table:table-cell>
          <table:table-cell office:value-type="float" office:value="4.9">
            <text:p>4.9</text:p>
          </table:table-cell>
        </table:table-row>
        <table:table-row>
          <table:table-cell office:value-type="string" office:string-value="2024-05-20">
            <text:p>2024-05-20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WN">
            <text:p>WN</text:p>
          </table:table-cell>
          <table:table-cell office:value-type="string" office:string-value="MIA">
            <text:p>MIA</text:p>
          </table:table-cell>
          <table:table-cell office:value-type="string" office:string-value="LAX">
            <text:p>LAX</text:p>
          </table:table-cell>
          <table:table-cell office:value-type="float" office:value="-29.3">
            <text:p>-29.3</text:p>
          </table:table-cell>
          <table:table-cell office:value-type="float" office:value="-29.2">
            <text:p>-29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3.1">
            <text:p>3.1</text:p>
          </table:table-cell>
          <table:table-cell office:value-type="float" office:value="3.4">
            <text:p>3.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1-12">
            <text:p>2024-11-12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F9">
            <text:p>F9</text:p>
          </table:table-cell>
          <table:table-cell office:value-type="string" office:string-value="SEA">
            <text:p>SEA</text:p>
          </table:table-cell>
          <table:table-cell office:value-type="string" office:string-value="SEA">
            <text:p>SEA</text:p>
          </table:table-cell>
          <table:table-cell office:value-type="float" office:value="21.0">
            <text:p>21.0</text:p>
          </table:table-cell>
          <table:table-cell office:value-type="float" office:value="16.3">
            <text:p>16.3</text:p>
          </table:table-cell>
          <table:table-cell office:value-type="boolean" office:boolean-value="false">
            <text:p>FALSE</text:p>
          </table:table-cell>
          <table:table-cell office:value-type="float" office:value="4.1">
            <text:p>4.1</text:p>
          </table:table-cell>
          <table:table-cell office:value-type="float" office:value="10.3">
            <text:p>10.3</text:p>
          </table:table-cell>
          <table:table-cell office:value-type="float" office:value="4.4">
            <text:p>4.4</text:p>
          </table:table-cell>
          <table:table-cell office:value-type="float" office:value="0">
            <text:p/>
          </table:table-cell>
          <table:table-cell office:value-type="float" office:value="10.3">
            <text:p>10.3</text:p>
          </table:table-cell>
        </table:table-row>
        <table:table-row>
          <table:table-cell office:value-type="string" office:string-value="2024-07-08">
            <text:p>2024-07-08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WN">
            <text:p>WN</text:p>
          </table:table-cell>
          <table:table-cell office:value-type="string" office:string-value="LAX">
            <text:p>LAX</text:p>
          </table:table-cell>
          <table:table-cell office:value-type="string" office:string-value="ORD">
            <text:p>ORD</text:p>
          </table:table-cell>
          <table:table-cell office:value-type="float" office:value="6.9">
            <text:p>6.9</text:p>
          </table:table-cell>
          <table:table-cell office:value-type="float" office:value="12.4">
            <text:p>12.4</text:p>
          </table:table-cell>
          <table:table-cell office:value-type="boolean" office:boolean-value="false">
            <text:p>FALSE</text:p>
          </table:table-cell>
          <table:table-cell office:value-type="float" office:value="4.2">
            <text:p>4.2</text:p>
          </table:table-cell>
          <table:table-cell office:value-type="float" office:value="13.2">
            <text:p>13.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1-20">
            <text:p>2024-01-20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F9">
            <text:p>F9</text:p>
          </table:table-cell>
          <table:table-cell office:value-type="string" office:string-value="DFW">
            <text:p>DFW</text:p>
          </table:table-cell>
          <table:table-cell office:value-type="string" office:string-value="SFO">
            <text:p>SFO</text:p>
          </table:table-cell>
          <table:table-cell office:value-type="float" office:value="25.1">
            <text:p>25.1</text:p>
          </table:table-cell>
          <table:table-cell office:value-type="float" office:value="21.7">
            <text:p>21.7</text:p>
          </table:table-cell>
          <table:table-cell office:value-type="boolean" office:boolean-value="false">
            <text:p>FALSE</text:p>
          </table:table-cell>
          <table:table-cell office:value-type="float" office:value="18.6">
            <text:p>18.6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">
            <text:p/>
          </table:table-cell>
          <table:table-cell office:value-type="float" office:value="14.0">
            <text:p>14.0</text:p>
          </table:table-cell>
        </table:table-row>
        <table:table-row>
          <table:table-cell office:value-type="string" office:string-value="2024-09-04">
            <text:p>2024-09-04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NK">
            <text:p>NK</text:p>
          </table:table-cell>
          <table:table-cell office:value-type="string" office:string-value="RDU">
            <text:p>RDU</text:p>
          </table:table-cell>
          <table:table-cell office:value-type="string" office:string-value="LAX">
            <text:p>LAX</text:p>
          </table:table-cell>
          <table:table-cell office:value-type="float" office:value="-25.9">
            <text:p>-25.9</text:p>
          </table:table-cell>
          <table:table-cell office:value-type="float" office:value="-30.9">
            <text:p>-30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6">
            <text:p>0.6</text:p>
          </table:table-cell>
        </table:table-row>
        <table:table-row>
          <table:table-cell office:value-type="string" office:string-value="2024-05-15">
            <text:p>2024-05-15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AS">
            <text:p>AS</text:p>
          </table:table-cell>
          <table:table-cell office:value-type="string" office:string-value="ATL">
            <text:p>ATL</text:p>
          </table:table-cell>
          <table:table-cell office:value-type="string" office:string-value="SEA">
            <text:p>SEA</text:p>
          </table:table-cell>
          <table:table-cell office:value-type="float" office:value="-0.4">
            <text:p>-0.4</text:p>
          </table:table-cell>
          <table:table-cell office:value-type="float" office:value="-1.6">
            <text:p>-1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.6">
            <text:p>11.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8-27">
            <text:p>2024-08-27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NK">
            <text:p>NK</text:p>
          </table:table-cell>
          <table:table-cell office:value-type="string" office:string-value="ORD">
            <text:p>ORD</text:p>
          </table:table-cell>
          <table:table-cell office:value-type="string" office:string-value="BOS">
            <text:p>BOS</text:p>
          </table:table-cell>
          <table:table-cell office:value-type="float" office:value="-45.3">
            <text:p>-45.3</text:p>
          </table:table-cell>
          <table:table-cell office:value-type="float" office:value="-38.7">
            <text:p>-38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7.7">
            <text:p>7.7</text:p>
          </table:table-cell>
          <table:table-cell office:value-type="float" office:value="2.3">
            <text:p>2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15">
            <text:p>2024-03-15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WN">
            <text:p>WN</text:p>
          </table:table-cell>
          <table:table-cell office:value-type="string" office:string-value="SEA">
            <text:p>SEA</text:p>
          </table:table-cell>
          <table:table-cell office:value-type="string" office:string-value="ORD">
            <text:p>ORD</text:p>
          </table:table-cell>
          <table:table-cell office:value-type="float" office:value="-18.4">
            <text:p>-18.4</text:p>
          </table:table-cell>
          <table:table-cell office:value-type="float" office:value="-15.6">
            <text:p>-15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7.7">
            <text:p>7.7</text:p>
          </table:table-cell>
        </table:table-row>
        <table:table-row>
          <table:table-cell office:value-type="string" office:string-value="2024-02-03">
            <text:p>2024-02-03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NK">
            <text:p>NK</text:p>
          </table:table-cell>
          <table:table-cell office:value-type="string" office:string-value="DFW">
            <text:p>DFW</text:p>
          </table:table-cell>
          <table:table-cell office:value-type="string" office:string-value="ORD">
            <text:p>ORD</text:p>
          </table:table-cell>
          <table:table-cell office:value-type="float" office:value="-33.1">
            <text:p>-33.1</text:p>
          </table:table-cell>
          <table:table-cell office:value-type="float" office:value="-38.0">
            <text:p>-38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</table:table-row>
        <table:table-row>
          <table:table-cell office:value-type="string" office:string-value="2024-03-11">
            <text:p>2024-03-11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DL">
            <text:p>DL</text:p>
          </table:table-cell>
          <table:table-cell office:value-type="string" office:string-value="JFK">
            <text:p>JFK</text:p>
          </table:table-cell>
          <table:table-cell office:value-type="string" office:string-value="JFK">
            <text:p>JFK</text:p>
          </table:table-cell>
          <table:table-cell office:value-type="float" office:value="-12.7">
            <text:p>-12.7</text:p>
          </table:table-cell>
          <table:table-cell office:value-type="float" office:value="-9.3">
            <text:p>-9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8-10">
            <text:p>2024-08-10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DL">
            <text:p>DL</text:p>
          </table:table-cell>
          <table:table-cell office:value-type="string" office:string-value="ORD">
            <text:p>ORD</text:p>
          </table:table-cell>
          <table:table-cell office:value-type="string" office:string-value="JFK">
            <text:p>JFK</text:p>
          </table:table-cell>
          <table:table-cell office:value-type="float" office:value="44.8">
            <text:p>44.8</text:p>
          </table:table-cell>
          <table:table-cell office:value-type="float" office:value="45.2">
            <text:p>45.2</text:p>
          </table:table-cell>
          <table:table-cell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4.1">
            <text:p>4.1</text:p>
          </table:table-cell>
        </table:table-row>
        <table:table-row>
          <table:table-cell office:value-type="string" office:string-value="2024-08-08">
            <text:p>2024-08-08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NK">
            <text:p>NK</text:p>
          </table:table-cell>
          <table:table-cell office:value-type="string" office:string-value="SEA">
            <text:p>SEA</text:p>
          </table:table-cell>
          <table:table-cell office:value-type="string" office:string-value="SFO">
            <text:p>SFO</text:p>
          </table:table-cell>
          <table:table-cell office:value-type="float" office:value="17.1">
            <text:p>17.1</text:p>
          </table:table-cell>
          <table:table-cell office:value-type="float" office:value="10.7">
            <text:p>10.7</text:p>
          </table:table-cell>
          <table:table-cell office:value-type="boolean" office:boolean-value="false">
            <text:p>FALSE</text:p>
          </table:table-cell>
          <table:table-cell office:value-type="float" office:value="10.3">
            <text:p>10.3</text:p>
          </table:table-cell>
          <table:table-cell office:value-type="float" office:value="12.3">
            <text:p>12.3</text:p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2.0">
            <text:p>2.0</text:p>
          </table:table-cell>
        </table:table-row>
        <table:table-row>
          <table:table-cell office:value-type="string" office:string-value="2024-04-02">
            <text:p>2024-04-02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DL">
            <text:p>DL</text:p>
          </table:table-cell>
          <table:table-cell office:value-type="string" office:string-value="RDU">
            <text:p>RDU</text:p>
          </table:table-cell>
          <table:table-cell office:value-type="string" office:string-value="DFW">
            <text:p>DFW</text:p>
          </table:table-cell>
          <table:table-cell office:value-type="float" office:value="39.6">
            <text:p>39.6</text:p>
          </table:table-cell>
          <table:table-cell office:value-type="float" office:value="49.2">
            <text:p>49.2</text:p>
          </table:table-cell>
          <table:table-cell office:value-type="boolean" office:boolean-value="false">
            <text:p>FALSE</text:p>
          </table:table-cell>
          <table:table-cell office:value-type="float" office:value="33.2">
            <text:p>33.2</text:p>
          </table:table-cell>
          <table:table-cell office:value-type="float" office:value="4.2">
            <text:p>4.2</text:p>
          </table:table-cell>
          <table:table-cell office:value-type="float" office:value="0.3">
            <text:p>0.3</text:p>
          </table:table-cell>
          <table:table-cell office:value-type="float" office:value="0">
            <text:p/>
          </table:table-cell>
          <table:table-cell office:value-type="float" office:value="21.2">
            <text:p>21.2</text:p>
          </table:table-cell>
        </table:table-row>
        <table:table-row>
          <table:table-cell office:value-type="string" office:string-value="2024-03-06">
            <text:p>2024-03-06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AS">
            <text:p>AS</text:p>
          </table:table-cell>
          <table:table-cell office:value-type="string" office:string-value="MIA">
            <text:p>MIA</text:p>
          </table:table-cell>
          <table:table-cell office:value-type="string" office:string-value="MIA">
            <text:p>MIA</text:p>
          </table:table-cell>
          <table:table-cell office:value-type="float" office:value="29.7">
            <text:p>29.7</text:p>
          </table:table-cell>
          <table:table-cell office:value-type="float" office:value="31.3">
            <text:p>31.3</text:p>
          </table:table-cell>
          <table:table-cell office:value-type="boolean" office:boolean-value="false">
            <text:p>FALSE</text:p>
          </table:table-cell>
          <table:table-cell office:value-type="float" office:value="16.7">
            <text:p>16.7</text:p>
          </table:table-cell>
          <table:table-cell office:value-type="float" office:value="10.1">
            <text:p>10.1</text:p>
          </table:table-cell>
          <table:table-cell office:value-type="float" office:value="1.6">
            <text:p>1.6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</table:table-row>
        <table:table-row>
          <table:table-cell office:value-type="string" office:string-value="2024-05-11">
            <text:p>2024-05-11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F9">
            <text:p>F9</text:p>
          </table:table-cell>
          <table:table-cell office:value-type="string" office:string-value="ORD">
            <text:p>ORD</text:p>
          </table:table-cell>
          <table:table-cell office:value-type="string" office:string-value="SFO">
            <text:p>SFO</text:p>
          </table:table-cell>
          <table:table-cell office:value-type="float" office:value="10.2">
            <text:p>10.2</text:p>
          </table:table-cell>
          <table:table-cell office:value-type="float" office:value="11.2">
            <text:p>11.2</text:p>
          </table:table-cell>
          <table:table-cell office:value-type="boolean" office:boolean-value="false">
            <text:p>FALSE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4-20">
            <text:p>2024-04-20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A">
            <text:p>AA</text:p>
          </table:table-cell>
          <table:table-cell office:value-type="string" office:string-value="MIA">
            <text:p>MIA</text:p>
          </table:table-cell>
          <table:table-cell office:value-type="string" office:string-value="BOS">
            <text:p>BOS</text:p>
          </table:table-cell>
          <table:table-cell office:value-type="float" office:value="-9.7">
            <text:p>-9.7</text:p>
          </table:table-cell>
          <table:table-cell office:value-type="float" office:value="-7.9">
            <text:p>-7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6">
            <text:p>3.6</text:p>
          </table:table-cell>
          <table:table-cell office:value-type="float" office:value="0">
            <text:p/>
          </table:table-cell>
          <table:table-cell office:value-type="float" office:value="25.4">
            <text:p>25.4</text:p>
          </table:table-cell>
        </table:table-row>
        <table:table-row>
          <table:table-cell office:value-type="string" office:string-value="2024-05-14">
            <text:p>2024-05-14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B6">
            <text:p>B6</text:p>
          </table:table-cell>
          <table:table-cell office:value-type="string" office:string-value="ATL">
            <text:p>ATL</text:p>
          </table:table-cell>
          <table:table-cell office:value-type="string" office:string-value="BOS">
            <text:p>BOS</text:p>
          </table:table-cell>
          <table:table-cell office:value-type="float" office:value="-24.5">
            <text:p>-24.5</text:p>
          </table:table-cell>
          <table:table-cell office:value-type="float" office:value="-30.8">
            <text:p>-30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20">
            <text:p>2024-03-20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AS">
            <text:p>AS</text:p>
          </table:table-cell>
          <table:table-cell office:value-type="string" office:string-value="LAX">
            <text:p>LAX</text:p>
          </table:table-cell>
          <table:table-cell office:value-type="string" office:string-value="RDU">
            <text:p>RDU</text:p>
          </table:table-cell>
          <table:table-cell office:value-type="float" office:value="1.2">
            <text:p>1.2</text:p>
          </table:table-cell>
          <table:table-cell office:value-type="float" office:value="-4.6">
            <text:p>-4.6</text:p>
          </table:table-cell>
          <table:table-cell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office:value-type="float" office:value="4.4">
            <text:p>4.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6.9">
            <text:p>6.9</text:p>
          </table:table-cell>
        </table:table-row>
        <table:table-row>
          <table:table-cell office:value-type="string" office:string-value="2024-07-14">
            <text:p>2024-07-14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B6">
            <text:p>B6</text:p>
          </table:table-cell>
          <table:table-cell office:value-type="string" office:string-value="DFW">
            <text:p>DFW</text:p>
          </table:table-cell>
          <table:table-cell office:value-type="string" office:string-value="BOS">
            <text:p>BOS</text:p>
          </table:table-cell>
          <table:table-cell office:value-type="float" office:value="38.3">
            <text:p>38.3</text:p>
          </table:table-cell>
          <table:table-cell office:value-type="float" office:value="39.5">
            <text:p>39.5</text:p>
          </table:table-cell>
          <table:table-cell office:value-type="boolean" office:boolean-value="false">
            <text:p>FALSE</text:p>
          </table:table-cell>
          <table:table-cell office:value-type="float" office:value="26.4">
            <text:p>26.4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0">
            <text:p/>
          </table:table-cell>
          <table:table-cell office:value-type="float" office:value="7.0">
            <text:p>7.0</text:p>
          </table:table-cell>
        </table:table-row>
        <table:table-row>
          <table:table-cell office:value-type="string" office:string-value="2024-01-04">
            <text:p>2024-01-04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B6">
            <text:p>B6</text:p>
          </table:table-cell>
          <table:table-cell office:value-type="string" office:string-value="DFW">
            <text:p>DFW</text:p>
          </table:table-cell>
          <table:table-cell office:value-type="string" office:string-value="SFO">
            <text:p>SFO</text:p>
          </table:table-cell>
          <table:table-cell office:value-type="float" office:value="-4.8">
            <text:p>-4.8</text:p>
          </table:table-cell>
          <table:table-cell office:value-type="float" office:value="1.2">
            <text:p>1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2.4">
            <text:p>2.4</text:p>
          </table:table-cell>
          <table:table-cell office:value-type="float" office:value="0">
            <text:p/>
          </table:table-cell>
          <table:table-cell office:value-type="float" office:value="7.2">
            <text:p>7.2</text:p>
          </table:table-cell>
        </table:table-row>
        <table:table-row>
          <table:table-cell office:value-type="string" office:string-value="2024-06-22">
            <text:p>2024-06-22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NK">
            <text:p>NK</text:p>
          </table:table-cell>
          <table:table-cell office:value-type="string" office:string-value="RDU">
            <text:p>RDU</text:p>
          </table:table-cell>
          <table:table-cell office:value-type="string" office:string-value="JFK">
            <text:p>JFK</text:p>
          </table:table-cell>
          <table:table-cell office:value-type="float" office:value="25.0">
            <text:p>25.0</text:p>
          </table:table-cell>
          <table:table-cell office:value-type="float" office:value="18.0">
            <text:p>18.0</text:p>
          </table:table-cell>
          <table:table-cell office:value-type="boolean" office:boolean-value="false">
            <text:p>FALSE</text:p>
          </table:table-cell>
          <table:table-cell office:value-type="float" office:value="13.4">
            <text:p>13.4</text:p>
          </table:table-cell>
          <table:table-cell office:value-type="float" office:value="2.8">
            <text:p>2.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6.1">
            <text:p>16.1</text:p>
          </table:table-cell>
        </table:table-row>
        <table:table-row>
          <table:table-cell office:value-type="string" office:string-value="2024-09-10">
            <text:p>2024-09-10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B6">
            <text:p>B6</text:p>
          </table:table-cell>
          <table:table-cell office:value-type="string" office:string-value="BOS">
            <text:p>BOS</text:p>
          </table:table-cell>
          <table:table-cell office:value-type="string" office:string-value="BOS">
            <text:p>BOS</text:p>
          </table:table-cell>
          <table:table-cell office:value-type="float" office:value="-30.3">
            <text:p>-30.3</text:p>
          </table:table-cell>
          <table:table-cell office:value-type="float" office:value="-26.1">
            <text:p>-26.1</text:p>
          </table:table-cell>
          <table:table-cell office:value-type="boolean" office:boolean-value="true">
            <text:p>TRU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0">
            <text:p/>
          </table:table-cell>
          <table:table-cell office:value-type="float" office:value="16.3">
            <text:p>16.3</text:p>
          </table:table-cell>
        </table:table-row>
        <table:table-row>
          <table:table-cell office:value-type="string" office:string-value="2024-02-05">
            <text:p>2024-02-05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UA">
            <text:p>UA</text:p>
          </table:table-cell>
          <table:table-cell office:value-type="string" office:string-value="DFW">
            <text:p>DFW</text:p>
          </table:table-cell>
          <table:table-cell office:value-type="string" office:string-value="SFO">
            <text:p>SFO</text:p>
          </table:table-cell>
          <table:table-cell office:value-type="float" office:value="-17.4">
            <text:p>-17.4</text:p>
          </table:table-cell>
          <table:table-cell office:value-type="float" office:value="-24.1">
            <text:p>-24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0.9">
            <text:p>10.9</text:p>
          </table:table-cell>
        </table:table-row>
        <table:table-row>
          <table:table-cell office:value-type="string" office:string-value="2024-12-28">
            <text:p>2024-12-28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UA">
            <text:p>UA</text:p>
          </table:table-cell>
          <table:table-cell office:value-type="string" office:string-value="ATL">
            <text:p>ATL</text:p>
          </table:table-cell>
          <table:table-cell office:value-type="string" office:string-value="SFO">
            <text:p>SFO</text:p>
          </table:table-cell>
          <table:table-cell office:value-type="float" office:value="32.5">
            <text:p>32.5</text:p>
          </table:table-cell>
          <table:table-cell office:value-type="float" office:value="26.2">
            <text:p>26.2</text:p>
          </table:table-cell>
          <table:table-cell office:value-type="boolean" office:boolean-value="false">
            <text:p>FALSE</text:p>
          </table:table-cell>
          <table:table-cell office:value-type="float" office:value="28.5">
            <text:p>28.5</text:p>
          </table:table-cell>
          <table:table-cell office:value-type="float" office:value="0.0">
            <text:p/>
          </table:table-cell>
          <table:table-cell office:value-type="float" office:value="8.4">
            <text:p>8.4</text:p>
          </table:table-cell>
          <table:table-cell office:value-type="float" office:value="0">
            <text:p/>
          </table:table-cell>
          <table:table-cell office:value-type="float" office:value="0.8">
            <text:p>0.8</text:p>
          </table:table-cell>
        </table:table-row>
        <table:table-row>
          <table:table-cell office:value-type="string" office:string-value="2024-03-04">
            <text:p>2024-03-04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UA">
            <text:p>UA</text:p>
          </table:table-cell>
          <table:table-cell office:value-type="string" office:string-value="LAX">
            <text:p>LAX</text:p>
          </table:table-cell>
          <table:table-cell office:value-type="string" office:string-value="ORD">
            <text:p>ORD</text:p>
          </table:table-cell>
          <table:table-cell office:value-type="float" office:value="33.9">
            <text:p>33.9</text:p>
          </table:table-cell>
          <table:table-cell office:value-type="float" office:value="32.8">
            <text:p>32.8</text:p>
          </table:table-cell>
          <table:table-cell office:value-type="boolean" office:boolean-value="false">
            <text:p>FALSE</text:p>
          </table:table-cell>
          <table:table-cell office:value-type="float" office:value="16.9">
            <text:p>16.9</text:p>
          </table:table-cell>
          <table:table-cell office:value-type="float" office:value="2.4">
            <text:p>2.4</text:p>
          </table:table-cell>
          <table:table-cell office:value-type="float" office:value="6.3">
            <text:p>6.3</text:p>
          </table:table-cell>
          <table:table-cell office:value-type="float" office:value="0">
            <text:p/>
          </table:table-cell>
          <table:table-cell office:value-type="float" office:value="20.9">
            <text:p>20.9</text:p>
          </table:table-cell>
        </table:table-row>
        <table:table-row>
          <table:table-cell office:value-type="string" office:string-value="2024-06-05">
            <text:p>2024-06-05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DL">
            <text:p>DL</text:p>
          </table:table-cell>
          <table:table-cell office:value-type="string" office:string-value="LAX">
            <text:p>LAX</text:p>
          </table:table-cell>
          <table:table-cell office:value-type="string" office:string-value="RDU">
            <text:p>RDU</text:p>
          </table:table-cell>
          <table:table-cell office:value-type="float" office:value="1.6">
            <text:p>1.6</text:p>
          </table:table-cell>
          <table:table-cell office:value-type="float" office:value="-4.4">
            <text:p>-4.4</text:p>
          </table:table-cell>
          <table:table-cell office:value-type="boolean" office:boolean-value="false">
            <text:p>FALSE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2.9">
            <text:p>2.9</text:p>
          </table:table-cell>
          <table:table-cell office:value-type="float" office:value="0">
            <text:p/>
          </table:table-cell>
          <table:table-cell office:value-type="float" office:value="15.1">
            <text:p>15.1</text:p>
          </table:table-cell>
        </table:table-row>
        <table:table-row>
          <table:table-cell office:value-type="string" office:string-value="2024-10-28">
            <text:p>2024-10-28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B6">
            <text:p>B6</text:p>
          </table:table-cell>
          <table:table-cell office:value-type="string" office:string-value="SEA">
            <text:p>SEA</text:p>
          </table:table-cell>
          <table:table-cell office:value-type="string" office:string-value="RDU">
            <text:p>RDU</text:p>
          </table:table-cell>
          <table:table-cell office:value-type="float" office:value="-10.7">
            <text:p>-10.7</text:p>
          </table:table-cell>
          <table:table-cell office:value-type="float" office:value="-3.9">
            <text:p>-3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7.1">
            <text:p>7.1</text:p>
          </table:table-cell>
          <table:table-cell office:value-type="float" office:value="9.7">
            <text:p>9.7</text:p>
          </table:table-cell>
          <table:table-cell office:value-type="float" office:value="0">
            <text:p/>
          </table:table-cell>
          <table:table-cell office:value-type="float" office:value="5.9">
            <text:p>5.9</text:p>
          </table:table-cell>
        </table:table-row>
        <table:table-row>
          <table:table-cell office:value-type="string" office:string-value="2024-04-07">
            <text:p>2024-04-07</text:p>
          </table:table-cell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string" office:string-value="AS">
            <text:p>AS</text:p>
          </table:table-cell>
          <table:table-cell office:value-type="string" office:string-value="BOS">
            <text:p>BOS</text:p>
          </table:table-cell>
          <table:table-cell office:value-type="string" office:string-value="DFW">
            <text:p>DFW</text:p>
          </table:table-cell>
          <table:table-cell office:value-type="float" office:value="-6.0">
            <text:p>-6.0</text:p>
          </table:table-cell>
          <table:table-cell office:value-type="float" office:value="-8.7">
            <text:p>-8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/>
          </table:table-cell>
          <table:table-cell office:value-type="float" office:value="6.2">
            <text:p>6.2</text:p>
          </table:table-cell>
        </table:table-row>
        <table:table-row>
          <table:table-cell office:value-type="string" office:string-value="2024-10-18">
            <text:p>2024-10-18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AA">
            <text:p>AA</text:p>
          </table:table-cell>
          <table:table-cell office:value-type="string" office:string-value="LAX">
            <text:p>LAX</text:p>
          </table:table-cell>
          <table:table-cell office:value-type="string" office:string-value="BOS">
            <text:p>BOS</text:p>
          </table:table-cell>
          <table:table-cell office:value-type="float" office:value="15.3">
            <text:p>15.3</text:p>
          </table:table-cell>
          <table:table-cell office:value-type="float" office:value="12.7">
            <text:p>12.7</text:p>
          </table:table-cell>
          <table:table-cell office:value-type="boolean" office:boolean-value="false">
            <text:p>FALSE</text:p>
          </table:table-cell>
          <table:table-cell office:value-type="float" office:value="10.8">
            <text:p>10.8</text:p>
          </table:table-cell>
          <table:table-cell office:value-type="float" office:value="5.5">
            <text:p>5.5</text:p>
          </table:table-cell>
          <table:table-cell office:value-type="float" office:value="2.4">
            <text:p>2.4</text:p>
          </table:table-cell>
          <table:table-cell office:value-type="float" office:value="0">
            <text:p/>
          </table:table-cell>
          <table:table-cell office:value-type="float" office:value="9.9">
            <text:p>9.9</text:p>
          </table:table-cell>
        </table:table-row>
        <table:table-row>
          <table:table-cell office:value-type="string" office:string-value="2024-06-18">
            <text:p>2024-06-18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UA">
            <text:p>UA</text:p>
          </table:table-cell>
          <table:table-cell office:value-type="string" office:string-value="JFK">
            <text:p>JFK</text:p>
          </table:table-cell>
          <table:table-cell office:value-type="string" office:string-value="RDU">
            <text:p>RDU</text:p>
          </table:table-cell>
          <table:table-cell office:value-type="float" office:value="36.1">
            <text:p>36.1</text:p>
          </table:table-cell>
          <table:table-cell office:value-type="float" office:value="39.0">
            <text:p>39.0</text:p>
          </table:table-cell>
          <table:table-cell office:value-type="boolean" office:boolean-value="false">
            <text:p>FALSE</text:p>
          </table:table-cell>
          <table:table-cell office:value-type="float" office:value="24.4">
            <text:p>24.4</text:p>
          </table:table-cell>
          <table:table-cell office:value-type="float" office:value="3.3">
            <text:p>3.3</text:p>
          </table:table-cell>
          <table:table-cell office:value-type="float" office:value="3.8">
            <text:p>3.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19">
            <text:p>2024-10-19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NK">
            <text:p>NK</text:p>
          </table:table-cell>
          <table:table-cell office:value-type="string" office:string-value="MIA">
            <text:p>MIA</text:p>
          </table:table-cell>
          <table:table-cell office:value-type="string" office:string-value="DFW">
            <text:p>DFW</text:p>
          </table:table-cell>
          <table:table-cell office:value-type="float" office:value="12.0">
            <text:p>12.0</text:p>
          </table:table-cell>
          <table:table-cell office:value-type="float" office:value="8.5">
            <text:p>8.5</text:p>
          </table:table-cell>
          <table:table-cell office:value-type="boolean" office:boolean-value="false">
            <text:p>FALSE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03">
            <text:p>2024-03-03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NK">
            <text:p>NK</text:p>
          </table:table-cell>
          <table:table-cell office:value-type="string" office:string-value="ORD">
            <text:p>ORD</text:p>
          </table:table-cell>
          <table:table-cell office:value-type="string" office:string-value="SEA">
            <text:p>SEA</text:p>
          </table:table-cell>
          <table:table-cell office:value-type="float" office:value="6.0">
            <text:p>6.0</text:p>
          </table:table-cell>
          <table:table-cell office:value-type="float" office:value="0.4">
            <text:p>0.4</text:p>
          </table:table-cell>
          <table:table-cell office:value-type="boolean" office:boolean-value="false">
            <text:p>FALSE</text:p>
          </table:table-cell>
          <table:table-cell office:value-type="float" office:value="3.9">
            <text:p>3.9</text:p>
          </table:table-cell>
          <table:table-cell office:value-type="float" office:value="2.6">
            <text:p>2.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8.2">
            <text:p>8.2</text:p>
          </table:table-cell>
        </table:table-row>
        <table:table-row>
          <table:table-cell office:value-type="string" office:string-value="2024-10-09">
            <text:p>2024-10-09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F9">
            <text:p>F9</text:p>
          </table:table-cell>
          <table:table-cell office:value-type="string" office:string-value="JFK">
            <text:p>JFK</text:p>
          </table:table-cell>
          <table:table-cell office:value-type="string" office:string-value="DFW">
            <text:p>DFW</text:p>
          </table:table-cell>
          <table:table-cell office:value-type="float" office:value="0.5">
            <text:p>0.5</text:p>
          </table:table-cell>
          <table:table-cell office:value-type="float" office:value="3.0">
            <text:p>3.0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5.1">
            <text:p>5.1</text:p>
          </table:table-cell>
        </table:table-row>
        <table:table-row>
          <table:table-cell office:value-type="string" office:string-value="2024-06-20">
            <text:p>2024-06-20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DL">
            <text:p>DL</text:p>
          </table:table-cell>
          <table:table-cell office:value-type="string" office:string-value="BOS">
            <text:p>BOS</text:p>
          </table:table-cell>
          <table:table-cell office:value-type="string" office:string-value="ORD">
            <text:p>ORD</text:p>
          </table:table-cell>
          <table:table-cell office:value-type="float" office:value="-9.8">
            <text:p>-9.8</text:p>
          </table:table-cell>
          <table:table-cell office:value-type="float" office:value="-9.1">
            <text:p>-9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0">
            <text:p/>
          </table:table-cell>
          <table:table-cell office:value-type="float" office:value="1.1">
            <text:p>1.1</text:p>
          </table:table-cell>
        </table:table-row>
        <table:table-row>
          <table:table-cell office:value-type="string" office:string-value="2024-05-18">
            <text:p>2024-05-18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F9">
            <text:p>F9</text:p>
          </table:table-cell>
          <table:table-cell office:value-type="string" office:string-value="MIA">
            <text:p>MIA</text:p>
          </table:table-cell>
          <table:table-cell office:value-type="string" office:string-value="SFO">
            <text:p>SFO</text:p>
          </table:table-cell>
          <table:table-cell office:value-type="float" office:value="1.7">
            <text:p>1.7</text:p>
          </table:table-cell>
          <table:table-cell office:value-type="float" office:value="2.0">
            <text:p>2.0</text:p>
          </table:table-cell>
          <table:table-cell office:value-type="boolean" office:boolean-value="false">
            <text:p>FALSE</text:p>
          </table:table-cell>
          <table:table-cell office:value-type="float" office:value="0.8">
            <text:p>0.8</text:p>
          </table:table-cell>
          <table:table-cell office:value-type="float" office:value="5.7">
            <text:p>5.7</text:p>
          </table:table-cell>
          <table:table-cell office:value-type="float" office:value="5.5">
            <text:p>5.5</text:p>
          </table:table-cell>
          <table:table-cell office:value-type="float" office:value="0">
            <text:p/>
          </table:table-cell>
          <table:table-cell office:value-type="float" office:value="6.2">
            <text:p>6.2</text:p>
          </table:table-cell>
        </table:table-row>
        <table:table-row>
          <table:table-cell office:value-type="string" office:string-value="2024-07-19">
            <text:p>2024-07-19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WN">
            <text:p>WN</text:p>
          </table:table-cell>
          <table:table-cell office:value-type="string" office:string-value="JFK">
            <text:p>JFK</text:p>
          </table:table-cell>
          <table:table-cell office:value-type="string" office:string-value="ORD">
            <text:p>ORD</text:p>
          </table:table-cell>
          <table:table-cell office:value-type="float" office:value="-4.1">
            <text:p>-4.1</text:p>
          </table:table-cell>
          <table:table-cell office:value-type="float" office:value="-9.1">
            <text:p>-9.1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2.1">
            <text:p>12.1</text:p>
          </table:table-cell>
        </table:table-row>
        <table:table-row>
          <table:table-cell office:value-type="string" office:string-value="2024-06-18">
            <text:p>2024-06-18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NK">
            <text:p>NK</text:p>
          </table:table-cell>
          <table:table-cell office:value-type="string" office:string-value="JFK">
            <text:p>JFK</text:p>
          </table:table-cell>
          <table:table-cell office:value-type="string" office:string-value="ATL">
            <text:p>ATL</text:p>
          </table:table-cell>
          <table:table-cell office:value-type="float" office:value="27.2">
            <text:p>27.2</text:p>
          </table:table-cell>
          <table:table-cell office:value-type="float" office:value="29.0">
            <text:p>29.0</text:p>
          </table:table-cell>
          <table:table-cell office:value-type="boolean" office:boolean-value="false">
            <text:p>FALSE</text:p>
          </table:table-cell>
          <table:table-cell office:value-type="float" office:value="22.1">
            <text:p>22.1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2-07">
            <text:p>2024-02-07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UA">
            <text:p>UA</text:p>
          </table:table-cell>
          <table:table-cell office:value-type="string" office:string-value="JFK">
            <text:p>JFK</text:p>
          </table:table-cell>
          <table:table-cell office:value-type="string" office:string-value="JFK">
            <text:p>JFK</text:p>
          </table:table-cell>
          <table:table-cell office:value-type="float" office:value="-31.7">
            <text:p>-31.7</text:p>
          </table:table-cell>
          <table:table-cell office:value-type="float" office:value="-31.4">
            <text:p>-31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8.3">
            <text:p>8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6-10">
            <text:p>2024-06-10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AS">
            <text:p>AS</text:p>
          </table:table-cell>
          <table:table-cell office:value-type="string" office:string-value="SFO">
            <text:p>SFO</text:p>
          </table:table-cell>
          <table:table-cell office:value-type="string" office:string-value="DFW">
            <text:p>DFW</text:p>
          </table:table-cell>
          <table:table-cell office:value-type="float" office:value="10.5">
            <text:p>10.5</text:p>
          </table:table-cell>
          <table:table-cell office:value-type="float" office:value="17.1">
            <text:p>17.1</text:p>
          </table:table-cell>
          <table:table-cell office:value-type="boolean" office:boolean-value="false">
            <text:p>FALSE</text:p>
          </table:table-cell>
          <table:table-cell office:value-type="float" office:value="5.4">
            <text:p>5.4</text:p>
          </table:table-cell>
          <table:table-cell office:value-type="float" office:value="1.6">
            <text:p>1.6</text:p>
          </table:table-cell>
          <table:table-cell office:value-type="float" office:value="7.5">
            <text:p>7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1-01">
            <text:p>2024-01-01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B6">
            <text:p>B6</text:p>
          </table:table-cell>
          <table:table-cell office:value-type="string" office:string-value="ORD">
            <text:p>ORD</text:p>
          </table:table-cell>
          <table:table-cell office:value-type="string" office:string-value="ATL">
            <text:p>ATL</text:p>
          </table:table-cell>
          <table:table-cell office:value-type="float" office:value="54.7">
            <text:p>54.7</text:p>
          </table:table-cell>
          <table:table-cell office:value-type="float" office:value="58.8">
            <text:p>58.8</text:p>
          </table:table-cell>
          <table:table-cell office:value-type="boolean" office:boolean-value="false">
            <text:p>FALSE</text:p>
          </table:table-cell>
          <table:table-cell office:value-type="float" office:value="12.9">
            <text:p>12.9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7">
            <text:p>0.7</text:p>
          </table:table-cell>
        </table:table-row>
        <table:table-row>
          <table:table-cell office:value-type="string" office:string-value="2024-07-14">
            <text:p>2024-07-14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WN">
            <text:p>WN</text:p>
          </table:table-cell>
          <table:table-cell office:value-type="string" office:string-value="JFK">
            <text:p>JFK</text:p>
          </table:table-cell>
          <table:table-cell office:value-type="string" office:string-value="SEA">
            <text:p>SEA</text:p>
          </table:table-cell>
          <table:table-cell office:value-type="float" office:value="27.3">
            <text:p>27.3</text:p>
          </table:table-cell>
          <table:table-cell office:value-type="float" office:value="31.4">
            <text:p>31.4</text:p>
          </table:table-cell>
          <table:table-cell office:value-type="boolean" office:boolean-value="false">
            <text:p>FALSE</text:p>
          </table:table-cell>
          <table:table-cell office:value-type="float" office:value="9.9">
            <text:p>9.9</text:p>
          </table:table-cell>
          <table:table-cell office:value-type="float" office:value="6.9">
            <text:p>6.9</text:p>
          </table:table-cell>
          <table:table-cell office:value-type="float" office:value="0.1">
            <text:p>0.1</text:p>
          </table:table-cell>
          <table:table-cell office:value-type="float" office:value="0">
            <text:p/>
          </table:table-cell>
          <table:table-cell office:value-type="float" office:value="7.3">
            <text:p>7.3</text:p>
          </table:table-cell>
        </table:table-row>
        <table:table-row>
          <table:table-cell office:value-type="string" office:string-value="2024-01-03">
            <text:p>2024-01-03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UA">
            <text:p>UA</text:p>
          </table:table-cell>
          <table:table-cell office:value-type="string" office:string-value="JFK">
            <text:p>JFK</text:p>
          </table:table-cell>
          <table:table-cell office:value-type="string" office:string-value="SEA">
            <text:p>SEA</text:p>
          </table:table-cell>
          <table:table-cell office:value-type="float" office:value="14.0">
            <text:p>14.0</text:p>
          </table:table-cell>
          <table:table-cell office:value-type="float" office:value="12.2">
            <text:p>12.2</text:p>
          </table:table-cell>
          <table:table-cell office:value-type="boolean" office:boolean-value="false">
            <text:p>FALSE</text:p>
          </table:table-cell>
          <table:table-cell office:value-type="float" office:value="13.7">
            <text:p>13.7</text:p>
          </table:table-cell>
          <table:table-cell office:value-type="float" office:value="3.8">
            <text:p>3.8</text:p>
          </table:table-cell>
          <table:table-cell office:value-type="float" office:value="4.6">
            <text:p>4.6</text:p>
          </table:table-cell>
          <table:table-cell office:value-type="float" office:value="0">
            <text:p/>
          </table:table-cell>
          <table:table-cell office:value-type="float" office:value="9.5">
            <text:p>9.5</text:p>
          </table:table-cell>
        </table:table-row>
        <table:table-row>
          <table:table-cell office:value-type="string" office:string-value="2024-12-20">
            <text:p>2024-12-20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DL">
            <text:p>DL</text:p>
          </table:table-cell>
          <table:table-cell office:value-type="string" office:string-value="SEA">
            <text:p>SEA</text:p>
          </table:table-cell>
          <table:table-cell office:value-type="string" office:string-value="BOS">
            <text:p>BOS</text:p>
          </table:table-cell>
          <table:table-cell office:value-type="float" office:value="-41.6">
            <text:p>-41.6</text:p>
          </table:table-cell>
          <table:table-cell office:value-type="float" office:value="-49.8">
            <text:p>-49.8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6.2">
            <text:p>6.2</text:p>
          </table:table-cell>
          <table:table-cell office:value-type="float" office:value="3.6">
            <text:p>3.6</text:p>
          </table:table-cell>
          <table:table-cell office:value-type="float" office:value="0">
            <text:p/>
          </table:table-cell>
          <table:table-cell office:value-type="float" office:value="12.3">
            <text:p>12.3</text:p>
          </table:table-cell>
        </table:table-row>
        <table:table-row>
          <table:table-cell office:value-type="string" office:string-value="2024-12-08">
            <text:p>2024-12-08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S">
            <text:p>AS</text:p>
          </table:table-cell>
          <table:table-cell office:value-type="string" office:string-value="SFO">
            <text:p>SFO</text:p>
          </table:table-cell>
          <table:table-cell office:value-type="string" office:string-value="BOS">
            <text:p>BOS</text:p>
          </table:table-cell>
          <table:table-cell office:value-type="float" office:value="34.3">
            <text:p>34.3</text:p>
          </table:table-cell>
          <table:table-cell office:value-type="float" office:value="34.6">
            <text:p>34.6</text:p>
          </table:table-cell>
          <table:table-cell office:value-type="boolean" office:boolean-value="false">
            <text:p>FALSE</text:p>
          </table:table-cell>
          <table:table-cell office:value-type="float" office:value="1.1">
            <text:p>1.1</text:p>
          </table:table-cell>
          <table:table-cell office:value-type="float" office:value="7.6">
            <text:p>7.6</text:p>
          </table:table-cell>
          <table:table-cell office:value-type="float" office:value="4.1">
            <text:p>4.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2-03">
            <text:p>2024-12-03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AS">
            <text:p>AS</text:p>
          </table:table-cell>
          <table:table-cell office:value-type="string" office:string-value="SEA">
            <text:p>SEA</text:p>
          </table:table-cell>
          <table:table-cell office:value-type="string" office:string-value="BOS">
            <text:p>BOS</text:p>
          </table:table-cell>
          <table:table-cell office:value-type="float" office:value="29.2">
            <text:p>29.2</text:p>
          </table:table-cell>
          <table:table-cell office:value-type="float" office:value="38.5">
            <text:p>38.5</text:p>
          </table:table-cell>
          <table:table-cell office:value-type="boolean" office:boolean-value="false">
            <text:p>FALSE</text:p>
          </table:table-cell>
          <table:table-cell office:value-type="float" office:value="13.8">
            <text:p>13.8</text:p>
          </table:table-cell>
          <table:table-cell office:value-type="float" office:value="7.0">
            <text:p>7.0</text:p>
          </table:table-cell>
          <table:table-cell office:value-type="float" office:value="2.5">
            <text:p>2.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10">
            <text:p>2024-10-10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UA">
            <text:p>UA</text:p>
          </table:table-cell>
          <table:table-cell office:value-type="string" office:string-value="DFW">
            <text:p>DFW</text:p>
          </table:table-cell>
          <table:table-cell office:value-type="string" office:string-value="BOS">
            <text:p>BOS</text:p>
          </table:table-cell>
          <table:table-cell office:value-type="float" office:value="36.3">
            <text:p>36.3</text:p>
          </table:table-cell>
          <table:table-cell office:value-type="float" office:value="39.6">
            <text:p>39.6</text:p>
          </table:table-cell>
          <table:table-cell office:value-type="boolean" office:boolean-value="false">
            <text:p>FALSE</text:p>
          </table:table-cell>
          <table:table-cell office:value-type="float" office:value="17.0">
            <text:p>17.0</text:p>
          </table:table-cell>
          <table:table-cell office:value-type="float" office:value="0.0">
            <text:p/>
          </table:table-cell>
          <table:table-cell office:value-type="float" office:value="2.6">
            <text:p>2.6</text:p>
          </table:table-cell>
          <table:table-cell office:value-type="float" office:value="0">
            <text:p/>
          </table:table-cell>
          <table:table-cell office:value-type="float" office:value="3.2">
            <text:p>3.2</text:p>
          </table:table-cell>
        </table:table-row>
        <table:table-row>
          <table:table-cell office:value-type="string" office:string-value="2024-05-10">
            <text:p>2024-05-10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UA">
            <text:p>UA</text:p>
          </table:table-cell>
          <table:table-cell office:value-type="string" office:string-value="MIA">
            <text:p>MIA</text:p>
          </table:table-cell>
          <table:table-cell office:value-type="string" office:string-value="ATL">
            <text:p>ATL</text:p>
          </table:table-cell>
          <table:table-cell office:value-type="float" office:value="-21.0">
            <text:p>-21.0</text:p>
          </table:table-cell>
          <table:table-cell office:value-type="float" office:value="-21.9">
            <text:p>-21.9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">
            <text:p/>
          </table:table-cell>
          <table:table-cell office:value-type="float" office:value="4.8">
            <text:p>4.8</text:p>
          </table:table-cell>
        </table:table-row>
        <table:table-row>
          <table:table-cell office:value-type="string" office:string-value="2024-12-20">
            <text:p>2024-12-20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S">
            <text:p>AS</text:p>
          </table:table-cell>
          <table:table-cell office:value-type="string" office:string-value="SEA">
            <text:p>SEA</text:p>
          </table:table-cell>
          <table:table-cell office:value-type="string" office:string-value="ORD">
            <text:p>ORD</text:p>
          </table:table-cell>
          <table:table-cell office:value-type="float" office:value="77.2">
            <text:p>77.2</text:p>
          </table:table-cell>
          <table:table-cell office:value-type="float" office:value="82.1">
            <text:p>82.1</text:p>
          </table:table-cell>
          <table:table-cell office:value-type="boolean" office:boolean-value="false">
            <text:p>FALSE</text:p>
          </table:table-cell>
          <table:table-cell office:value-type="float" office:value="5.9">
            <text:p>5.9</text:p>
          </table:table-cell>
          <table:table-cell office:value-type="float" office:value="2.8">
            <text:p>2.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5-01">
            <text:p>2024-05-01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AA">
            <text:p>AA</text:p>
          </table:table-cell>
          <table:table-cell office:value-type="string" office:string-value="MIA">
            <text:p>MIA</text:p>
          </table:table-cell>
          <table:table-cell office:value-type="string" office:string-value="JFK">
            <text:p>JFK</text:p>
          </table:table-cell>
          <table:table-cell office:value-type="float" office:value="-8.3">
            <text:p>-8.3</text:p>
          </table:table-cell>
          <table:table-cell office:value-type="float" office:value="-1.4">
            <text:p>-1.4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0">
            <text:p/>
          </table:table-cell>
          <table:table-cell office:value-type="float" office:value="7.6">
            <text:p>7.6</text:p>
          </table:table-cell>
        </table:table-row>
        <table:table-row>
          <table:table-cell office:value-type="string" office:string-value="2024-03-26">
            <text:p>2024-03-26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UA">
            <text:p>UA</text:p>
          </table:table-cell>
          <table:table-cell office:value-type="string" office:string-value="DFW">
            <text:p>DFW</text:p>
          </table:table-cell>
          <table:table-cell office:value-type="string" office:string-value="ORD">
            <text:p>ORD</text:p>
          </table:table-cell>
          <table:table-cell office:value-type="float" office:value="8.7">
            <text:p>8.7</text:p>
          </table:table-cell>
          <table:table-cell office:value-type="float" office:value="5.1">
            <text:p>5.1</text:p>
          </table:table-cell>
          <table:table-cell office:value-type="boolean" office:boolean-value="false">
            <text:p>FALSE</text:p>
          </table:table-cell>
          <table:table-cell office:value-type="float" office:value="5.2">
            <text:p>5.2</text:p>
          </table:table-cell>
          <table:table-cell office:value-type="float" office:value="6.2">
            <text:p>6.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4.1">
            <text:p>4.1</text:p>
          </table:table-cell>
        </table:table-row>
        <table:table-row>
          <table:table-cell office:value-type="string" office:string-value="2024-07-08">
            <text:p>2024-07-08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NK">
            <text:p>NK</text:p>
          </table:table-cell>
          <table:table-cell office:value-type="string" office:string-value="JFK">
            <text:p>JFK</text:p>
          </table:table-cell>
          <table:table-cell office:value-type="string" office:string-value="LAX">
            <text:p>LAX</text:p>
          </table:table-cell>
          <table:table-cell office:value-type="float" office:value="-20.8">
            <text:p>-20.8</text:p>
          </table:table-cell>
          <table:table-cell office:value-type="float" office:value="-29.3">
            <text:p>-29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">
            <text:p>2.3</text:p>
          </table:table-cell>
          <table:table-cell office:value-type="float" office:value="0">
            <text:p/>
          </table:table-cell>
          <table:table-cell office:value-type="float" office:value="18.7">
            <text:p>18.7</text:p>
          </table:table-cell>
        </table:table-row>
        <table:table-row>
          <table:table-cell office:value-type="string" office:string-value="2024-08-10">
            <text:p>2024-08-10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WN">
            <text:p>WN</text:p>
          </table:table-cell>
          <table:table-cell office:value-type="string" office:string-value="SFO">
            <text:p>SFO</text:p>
          </table:table-cell>
          <table:table-cell office:value-type="string" office:string-value="SFO">
            <text:p>SFO</text:p>
          </table:table-cell>
          <table:table-cell office:value-type="float" office:value="31.4">
            <text:p>31.4</text:p>
          </table:table-cell>
          <table:table-cell office:value-type="float" office:value="33.2">
            <text:p>33.2</text:p>
          </table:table-cell>
          <table:table-cell office:value-type="boolean" office:boolean-value="false">
            <text:p>FALSE</text:p>
          </table:table-cell>
          <table:table-cell office:value-type="float" office:value="4.6">
            <text:p>4.6</text:p>
          </table:table-cell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office:value-type="float" office:value="0">
            <text:p/>
          </table:table-cell>
          <table:table-cell office:value-type="float" office:value="11.8">
            <text:p>11.8</text:p>
          </table:table-cell>
        </table:table-row>
        <table:table-row>
          <table:table-cell office:value-type="string" office:string-value="2024-11-11">
            <text:p>2024-11-11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UA">
            <text:p>UA</text:p>
          </table:table-cell>
          <table:table-cell office:value-type="string" office:string-value="ORD">
            <text:p>ORD</text:p>
          </table:table-cell>
          <table:table-cell office:value-type="string" office:string-value="BOS">
            <text:p>BOS</text:p>
          </table:table-cell>
          <table:table-cell office:value-type="float" office:value="-7.0">
            <text:p>-7.0</text:p>
          </table:table-cell>
          <table:table-cell office:value-type="float" office:value="-15.2">
            <text:p>-15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9">
            <text:p>9.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2-09">
            <text:p>2024-02-09</text:p>
          </table:table-cell>
          <table:table-cell office:value-type="float" office:value="2024">
            <text:p>2024</text:p>
          </table:table-cell>
          <table:table-cell office:value-type="float" office:value="11">
            <text:p>11</text:p>
          </table:table-cell>
          <table:table-cell office:value-type="string" office:string-value="F9">
            <text:p>F9</text:p>
          </table:table-cell>
          <table:table-cell office:value-type="string" office:string-value="SEA">
            <text:p>SEA</text:p>
          </table:table-cell>
          <table:table-cell office:value-type="string" office:string-value="LAX">
            <text:p>LAX</text:p>
          </table:table-cell>
          <table:table-cell office:value-type="float" office:value="-5.0">
            <text:p>-5.0</text:p>
          </table:table-cell>
          <table:table-cell office:value-type="float" office:value="-1.6">
            <text:p>-1.6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3-11">
            <text:p>2024-03-11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string" office:string-value="UA">
            <text:p>UA</text:p>
          </table:table-cell>
          <table:table-cell office:value-type="string" office:string-value="RDU">
            <text:p>RDU</text:p>
          </table:table-cell>
          <table:table-cell office:value-type="string" office:string-value="ORD">
            <text:p>ORD</text:p>
          </table:table-cell>
          <table:table-cell office:value-type="float" office:value="37.6">
            <text:p>37.6</text:p>
          </table:table-cell>
          <table:table-cell office:value-type="float" office:value="39.9">
            <text:p>39.9</text:p>
          </table:table-cell>
          <table:table-cell office:value-type="boolean" office:boolean-value="false">
            <text:p>FALSE</text:p>
          </table:table-cell>
          <table:table-cell office:value-type="float" office:value="16.8">
            <text:p>16.8</text:p>
          </table:table-cell>
          <table:table-cell office:value-type="float" office:value="2.2">
            <text:p>2.2</text:p>
          </table:table-cell>
          <table:table-cell office:value-type="float" office:value="3.6">
            <text:p>3.6</text:p>
          </table:table-cell>
          <table:table-cell office:value-type="float" office:value="0">
            <text:p/>
          </table:table-cell>
          <table:table-cell office:value-type="float" office:value="10.4">
            <text:p>10.4</text:p>
          </table:table-cell>
        </table:table-row>
        <table:table-row>
          <table:table-cell office:value-type="string" office:string-value="2024-02-02">
            <text:p>2024-02-02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WN">
            <text:p>WN</text:p>
          </table:table-cell>
          <table:table-cell office:value-type="string" office:string-value="MIA">
            <text:p>MIA</text:p>
          </table:table-cell>
          <table:table-cell office:value-type="string" office:string-value="ORD">
            <text:p>ORD</text:p>
          </table:table-cell>
          <table:table-cell office:value-type="float" office:value="6.9">
            <text:p>6.9</text:p>
          </table:table-cell>
          <table:table-cell office:value-type="float" office:value="7.9">
            <text:p>7.9</text:p>
          </table:table-cell>
          <table:table-cell office:value-type="boolean" office:boolean-value="false">
            <text:p>FALSE</text:p>
          </table:table-cell>
          <table:table-cell office:value-type="float" office:value="0.8">
            <text:p>0.8</text:p>
          </table:table-cell>
          <table:table-cell office:value-type="float" office:value="3.6">
            <text:p>3.6</text:p>
          </table:table-cell>
          <table:table-cell office:value-type="float" office:value="1.3">
            <text:p>1.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10-26">
            <text:p>2024-10-26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AA">
            <text:p>AA</text:p>
          </table:table-cell>
          <table:table-cell office:value-type="string" office:string-value="JFK">
            <text:p>JFK</text:p>
          </table:table-cell>
          <table:table-cell office:value-type="string" office:string-value="ATL">
            <text:p>ATL</text:p>
          </table:table-cell>
          <table:table-cell office:value-type="float" office:value="-39.6">
            <text:p>-39.6</text:p>
          </table:table-cell>
          <table:table-cell office:value-type="float" office:value="-41.7">
            <text:p>-41.7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9.1">
            <text:p>9.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1.5">
            <text:p>11.5</text:p>
          </table:table-cell>
        </table:table-row>
        <table:table-row>
          <table:table-cell office:value-type="string" office:string-value="2024-11-25">
            <text:p>2024-11-25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AS">
            <text:p>AS</text:p>
          </table:table-cell>
          <table:table-cell office:value-type="string" office:string-value="JFK">
            <text:p>JFK</text:p>
          </table:table-cell>
          <table:table-cell office:value-type="string" office:string-value="ORD">
            <text:p>ORD</text:p>
          </table:table-cell>
          <table:table-cell office:value-type="float" office:value="9.7">
            <text:p>9.7</text:p>
          </table:table-cell>
          <table:table-cell office:value-type="float" office:value="2.0">
            <text:p>2.0</text:p>
          </table:table-cell>
          <table:table-cell office:value-type="boolean" office:boolean-value="false">
            <text:p>FALSE</text:p>
          </table:table-cell>
          <table:table-cell office:value-type="float" office:value="0.6">
            <text:p>0.6</text:p>
          </table:table-cell>
          <table:table-cell office:value-type="float" office:value="0.0">
            <text:p/>
          </table:table-cell>
          <table:table-cell office:value-type="float" office:value="11.6">
            <text:p>11.6</text:p>
          </table:table-cell>
          <table:table-cell office:value-type="float" office:value="0">
            <text:p/>
          </table:table-cell>
          <table:table-cell office:value-type="float" office:value="3.2">
            <text:p>3.2</text:p>
          </table:table-cell>
        </table:table-row>
        <table:table-row>
          <table:table-cell office:value-type="string" office:string-value="2024-03-15">
            <text:p>2024-03-15</text:p>
          </table:table-cell>
          <table:table-cell office:value-type="float" office:value="2024">
            <text:p>2024</text:p>
          </table:table-cell>
          <table:table-cell office:value-type="float" office:value="2">
            <text:p>2</text:p>
          </table:table-cell>
          <table:table-cell office:value-type="string" office:string-value="NK">
            <text:p>NK</text:p>
          </table:table-cell>
          <table:table-cell office:value-type="string" office:string-value="LAX">
            <text:p>LAX</text:p>
          </table:table-cell>
          <table:table-cell office:value-type="string" office:string-value="MIA">
            <text:p>MIA</text:p>
          </table:table-cell>
          <table:table-cell office:value-type="float" office:value="50.7">
            <text:p>50.7</text:p>
          </table:table-cell>
          <table:table-cell office:value-type="float" office:value="45.1">
            <text:p>45.1</text:p>
          </table:table-cell>
          <table:table-cell office:value-type="boolean" office:boolean-value="false">
            <text:p>FALSE</text:p>
          </table:table-cell>
          <table:table-cell office:value-type="float" office:value="27.4">
            <text:p>27.4</text:p>
          </table:table-cell>
          <table:table-cell office:value-type="float" office:value="6.5">
            <text:p>6.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8.6">
            <text:p>8.6</text:p>
          </table:table-cell>
        </table:table-row>
        <table:table-row>
          <table:table-cell office:value-type="string" office:string-value="2024-05-04">
            <text:p>2024-05-04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string" office:string-value="AA">
            <text:p>AA</text:p>
          </table:table-cell>
          <table:table-cell office:value-type="string" office:string-value="ORD">
            <text:p>ORD</text:p>
          </table:table-cell>
          <table:table-cell office:value-type="string" office:string-value="MIA">
            <text:p>MIA</text:p>
          </table:table-cell>
          <table:table-cell office:value-type="float" office:value="26.2">
            <text:p>26.2</text:p>
          </table:table-cell>
          <table:table-cell office:value-type="float" office:value="29.5">
            <text:p>29.5</text:p>
          </table:table-cell>
          <table:table-cell office:value-type="boolean" office:boolean-value="false">
            <text:p>FALSE</text:p>
          </table:table-cell>
          <table:table-cell office:value-type="float" office:value="20.4">
            <text:p>20.4</text:p>
          </table:table-cell>
          <table:table-cell office:value-type="float" office:value="7.8">
            <text:p>7.8</text:p>
          </table:table-cell>
          <table:table-cell office:value-type="float" office:value="3.6">
            <text:p>3.6</text:p>
          </table:table-cell>
          <table:table-cell office:value-type="float" office:value="0">
            <text:p/>
          </table:table-cell>
          <table:table-cell office:value-type="float" office:value="3.8">
            <text:p>3.8</text:p>
          </table:table-cell>
        </table:table-row>
        <table:table-row>
          <table:table-cell office:value-type="string" office:string-value="2024-01-22">
            <text:p>2024-01-22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AS">
            <text:p>AS</text:p>
          </table:table-cell>
          <table:table-cell office:value-type="string" office:string-value="JFK">
            <text:p>JFK</text:p>
          </table:table-cell>
          <table:table-cell office:value-type="string" office:string-value="DFW">
            <text:p>DFW</text:p>
          </table:table-cell>
          <table:table-cell office:value-type="float" office:value="4.1">
            <text:p>4.1</text:p>
          </table:table-cell>
          <table:table-cell office:value-type="float" office:value="9.5">
            <text:p>9.5</text:p>
          </table:table-cell>
          <table:table-cell office:value-type="boolean" office:boolean-value="false">
            <text:p>FALS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4.5">
            <text:p>4.5</text:p>
          </table:table-cell>
        </table:table-row>
        <table:table-row>
          <table:table-cell office:value-type="string" office:string-value="2024-02-18">
            <text:p>2024-02-18</text:p>
          </table:table-cell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string" office:string-value="UA">
            <text:p>UA</text:p>
          </table:table-cell>
          <table:table-cell office:value-type="string" office:string-value="SFO">
            <text:p>SFO</text:p>
          </table:table-cell>
          <table:table-cell office:value-type="string" office:string-value="SEA">
            <text:p>SEA</text:p>
          </table:table-cell>
          <table:table-cell office:value-type="float" office:value="29.3">
            <text:p>29.3</text:p>
          </table:table-cell>
          <table:table-cell office:value-type="float" office:value="22.0">
            <text:p>22.0</text:p>
          </table:table-cell>
          <table:table-cell office:value-type="boolean" office:boolean-value="false">
            <text:p>FALSE</text:p>
          </table:table-cell>
          <table:table-cell office:value-type="float" office:value="15.7">
            <text:p>15.7</text:p>
          </table:table-cell>
          <table:table-cell office:value-type="float" office:value="6.5">
            <text:p>6.5</text:p>
          </table:table-cell>
          <table:table-cell office:value-type="float" office:value="2.8">
            <text:p>2.8</text:p>
          </table:table-cell>
          <table:table-cell office:value-type="float" office:value="0">
            <text:p/>
          </table:table-cell>
          <table:table-cell office:value-type="float" office:value="3.1">
            <text:p>3.1</text:p>
          </table:table-cell>
        </table:table-row>
        <table:table-row>
          <table:table-cell office:value-type="string" office:string-value="2024-11-03">
            <text:p>2024-11-03</text:p>
          </table:table-cell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string" office:string-value="B6">
            <text:p>B6</text:p>
          </table:table-cell>
          <table:table-cell office:value-type="string" office:string-value="ORD">
            <text:p>ORD</text:p>
          </table:table-cell>
          <table:table-cell office:value-type="string" office:string-value="SEA">
            <text:p>SEA</text:p>
          </table:table-cell>
          <table:table-cell office:value-type="float" office:value="13.0">
            <text:p>13.0</text:p>
          </table:table-cell>
          <table:table-cell office:value-type="float" office:value="13.2">
            <text:p>13.2</text:p>
          </table:table-cell>
          <table:table-cell office:value-type="boolean" office:boolean-value="false">
            <text:p>FALSE</text:p>
          </table:table-cell>
          <table:table-cell office:value-type="float" office:value="7.2">
            <text:p>7.2</text:p>
          </table:table-cell>
          <table:table-cell office:value-type="float" office:value="0.0">
            <text:p/>
          </table:table-cell>
          <table:table-cell office:value-type="float" office:value="8.8">
            <text:p>8.8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</table:table-row>
        <table:table-row>
          <table:table-cell office:value-type="string" office:string-value="2024-02-21">
            <text:p>2024-02-21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B6">
            <text:p>B6</text:p>
          </table:table-cell>
          <table:table-cell office:value-type="string" office:string-value="SEA">
            <text:p>SEA</text:p>
          </table:table-cell>
          <table:table-cell office:value-type="string" office:string-value="ORD">
            <text:p>ORD</text:p>
          </table:table-cell>
          <table:table-cell office:value-type="float" office:value="-2.5">
            <text:p>-2.5</text:p>
          </table:table-cell>
          <table:table-cell office:value-type="float" office:value="2.2">
            <text:p>2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">
            <text:p/>
          </table:table-cell>
          <table:table-cell office:value-type="float" office:value="5.8">
            <text:p>5.8</text:p>
          </table:table-cell>
        </table:table-row>
        <table:table-row>
          <table:table-cell office:value-type="string" office:string-value="2024-10-08">
            <text:p>2024-10-08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string" office:string-value="F9">
            <text:p>F9</text:p>
          </table:table-cell>
          <table:table-cell office:value-type="string" office:string-value="ORD">
            <text:p>ORD</text:p>
          </table:table-cell>
          <table:table-cell office:value-type="string" office:string-value="BOS">
            <text:p>BOS</text:p>
          </table:table-cell>
          <table:table-cell office:value-type="float" office:value="6.3">
            <text:p>6.3</text:p>
          </table:table-cell>
          <table:table-cell office:value-type="float" office:value="2.6">
            <text:p>2.6</text:p>
          </table:table-cell>
          <table:table-cell office:value-type="boolean" office:boolean-value="false">
            <text:p>FALSE</text:p>
          </table:table-cell>
          <table:table-cell office:value-type="float" office:value="5.1">
            <text:p>5.1</text:p>
          </table:table-cell>
          <table:table-cell office:value-type="float" office:value="0.0">
            <text:p/>
          </table:table-cell>
          <table:table-cell office:value-type="float" office:value="3.7">
            <text:p>3.7</text:p>
          </table:table-cell>
          <table:table-cell office:value-type="float" office:value="0">
            <text:p/>
          </table:table-cell>
          <table:table-cell office:value-type="float" office:value="3.7">
            <text:p>3.7</text:p>
          </table:table-cell>
        </table:table-row>
        <table:table-row>
          <table:table-cell office:value-type="string" office:string-value="2024-12-02">
            <text:p>2024-12-02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AA">
            <text:p>AA</text:p>
          </table:table-cell>
          <table:table-cell office:value-type="string" office:string-value="LAX">
            <text:p>LAX</text:p>
          </table:table-cell>
          <table:table-cell office:value-type="string" office:string-value="BOS">
            <text:p>BOS</text:p>
          </table:table-cell>
          <table:table-cell office:value-type="float" office:value="-7.1">
            <text:p>-7.1</text:p>
          </table:table-cell>
          <table:table-cell office:value-type="float" office:value="-3.2">
            <text:p>-3.2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0.2">
            <text:p>10.2</text:p>
          </table:table-cell>
        </table:table-row>
        <table:table-row>
          <table:table-cell office:value-type="string" office:string-value="2024-02-02">
            <text:p>2024-02-02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DL">
            <text:p>DL</text:p>
          </table:table-cell>
          <table:table-cell office:value-type="string" office:string-value="SEA">
            <text:p>SEA</text:p>
          </table:table-cell>
          <table:table-cell office:value-type="string" office:string-value="RDU">
            <text:p>RDU</text:p>
          </table:table-cell>
          <table:table-cell office:value-type="float" office:value="31.5">
            <text:p>31.5</text:p>
          </table:table-cell>
          <table:table-cell office:value-type="float" office:value="20.5">
            <text:p>20.5</text:p>
          </table:table-cell>
          <table:table-cell office:value-type="boolean" office:boolean-value="false">
            <text:p>FALSE</text:p>
          </table:table-cell>
          <table:table-cell office:value-type="float" office:value="22.1">
            <text:p>22.1</text:p>
          </table:table-cell>
          <table:table-cell office:value-type="float" office:value="4.0">
            <text:p>4.0</text:p>
          </table:table-cell>
          <table:table-cell office:value-type="float" office:value="4.7">
            <text:p>4.7</text:p>
          </table:table-cell>
          <table:table-cell office:value-type="float" office:value="0">
            <text:p/>
          </table:table-cell>
          <table:table-cell office:value-type="float" office:value="7.6">
            <text:p>7.6</text:p>
          </table:table-cell>
        </table:table-row>
        <table:table-row>
          <table:table-cell office:value-type="string" office:string-value="2024-02-15">
            <text:p>2024-02-15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string" office:string-value="DL">
            <text:p>DL</text:p>
          </table:table-cell>
          <table:table-cell office:value-type="string" office:string-value="MIA">
            <text:p>MIA</text:p>
          </table:table-cell>
          <table:table-cell office:value-type="string" office:string-value="ORD">
            <text:p>ORD</text:p>
          </table:table-cell>
          <table:table-cell office:value-type="float" office:value="25.4">
            <text:p>25.4</text:p>
          </table:table-cell>
          <table:table-cell office:value-type="float" office:value="26.7">
            <text:p>26.7</text:p>
          </table:table-cell>
          <table:table-cell office:value-type="boolean" office:boolean-value="false">
            <text:p>FALSE</text:p>
          </table:table-cell>
          <table:table-cell office:value-type="float" office:value="2.7">
            <text:p>2.7</text:p>
          </table:table-cell>
          <table:table-cell office:value-type="float" office:value="0.0">
            <text:p/>
          </table:table-cell>
          <table:table-cell office:value-type="float" office:value="3.1">
            <text:p>3.1</text:p>
          </table:table-cell>
          <table:table-cell office:value-type="float" office:value="0">
            <text:p/>
          </table:table-cell>
          <table:table-cell office:value-type="float" office:value="6.7">
            <text:p>6.7</text:p>
          </table:table-cell>
        </table:table-row>
        <table:table-row>
          <table:table-cell office:value-type="string" office:string-value="2024-07-11">
            <text:p>2024-07-11</text:p>
          </table:table-cell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string" office:string-value="F9">
            <text:p>F9</text:p>
          </table:table-cell>
          <table:table-cell office:value-type="string" office:string-value="DFW">
            <text:p>DFW</text:p>
          </table:table-cell>
          <table:table-cell office:value-type="string" office:string-value="ORD">
            <text:p>ORD</text:p>
          </table:table-cell>
          <table:table-cell office:value-type="float" office:value="49.4">
            <text:p>49.4</text:p>
          </table:table-cell>
          <table:table-cell office:value-type="float" office:value="55.9">
            <text:p>55.9</text:p>
          </table:table-cell>
          <table:table-cell office:value-type="boolean" office:boolean-value="false">
            <text:p>FALSE</text:p>
          </table:table-cell>
          <table:table-cell office:value-type="float" office:value="41.3">
            <text:p>41.3</text:p>
          </table:table-cell>
          <table:table-cell office:value-type="float" office:value="1.0">
            <text:p>1.0</text:p>
          </table:table-cell>
          <table:table-cell office:value-type="float" office:value="4.8">
            <text:p>4.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2024-02-09">
            <text:p>2024-02-09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 office:string-value="F9">
            <text:p>F9</text:p>
          </table:table-cell>
          <table:table-cell office:value-type="string" office:string-value="JFK">
            <text:p>JFK</text:p>
          </table:table-cell>
          <table:table-cell office:value-type="string" office:string-value="DFW">
            <text:p>DFW</text:p>
          </table:table-cell>
          <table:table-cell office:value-type="float" office:value="-13.8">
            <text:p>-13.8</text:p>
          </table:table-cell>
          <table:table-cell office:value-type="float" office:value="-16.3">
            <text:p>-16.3</text:p>
          </table:table-cell>
          <table:table-cell office:value-type="boolean" office:boolean-value="false">
            <text:p>FALS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4">
            <text:p>6.4</text:p>
          </table:table-cell>
          <table:table-cell office:value-type="float" office:value="0">
            <text:p/>
          </table:table-cell>
          <table:table-cell office:value-type="float" office:value="7.6">
            <text:p>7.6</text:p>
          </table:table-cell>
        </table:table-row>
        <table:table-row>
          <table:table-cell office:value-type="string" office:string-value="2024-11-20">
            <text:p>2024-11-20</text:p>
          </table:table-cell>
          <table:table-cell office:value-type="float" office:value="2024">
            <text:p>2024</text:p>
          </table:table-cell>
          <table:table-cell office:value-type="float" office:value="7">
            <text:p>7</text:p>
          </table:table-cell>
          <table:table-cell office:value-type="string" office:string-value="DL">
            <text:p>DL</text:p>
          </table:table-cell>
          <table:table-cell office:value-type="string" office:string-value="RDU">
            <text:p>RDU</text:p>
          </table:table-cell>
          <table:table-cell office:value-type="string" office:string-value="SEA">
            <text:p>SEA</text:p>
          </table:table-cell>
          <table:table-cell office:value-type="float" office:value="7.9">
            <text:p>7.9</text:p>
          </table:table-cell>
          <table:table-cell office:value-type="float" office:value="8.4">
            <text:p>8.4</text:p>
          </table:table-cell>
          <table:table-cell office:value-type="boolean" office:boolean-value="false">
            <text:p>FALSE</text:p>
          </table:table-cell>
          <table:table-cell office:value-type="float" office:value="5.6">
            <text:p>5.6</text:p>
          </table:table-cell>
          <table:table-cell office:value-type="float" office:value="2.3">
            <text:p>2.3</text:p>
          </table:table-cell>
          <table:table-cell office:value-type="float" office:value="0.3">
            <text:p>0.3</text:p>
          </table:table-cell>
          <table:table-cell office:value-type="float" office:value="0">
            <text:p/>
          </table:table-cell>
          <table:table-cell office:value-type="float" office:value="0.4">
            <text:p>0.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